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paragraph-properties fo:text-align="justify" style:justify-single-word="false"/>
      <style:text-properties officeooo:paragraph-rsid="07afed32"/>
    </style:style>
    <style:style style:name="P562" style:family="paragraph" style:parent-style-name="Standard">
      <style:paragraph-properties fo:text-align="justify" style:justify-single-word="false"/>
      <style:text-properties officeooo:paragraph-rsid="07b4b00f"/>
    </style:style>
    <style:style style:name="P563" style:family="paragraph" style:parent-style-name="Standard">
      <style:paragraph-properties fo:text-align="justify" style:justify-single-word="false"/>
      <style:text-properties officeooo:paragraph-rsid="07be4663"/>
    </style:style>
    <style:style style:name="P564" style:family="paragraph" style:parent-style-name="Standard">
      <style:paragraph-properties fo:text-align="justify" style:justify-single-word="false"/>
      <style:text-properties officeooo:paragraph-rsid="07d48835"/>
    </style:style>
    <style:style style:name="P565" style:family="paragraph" style:parent-style-name="Standard">
      <style:paragraph-properties fo:text-align="justify" style:justify-single-word="false"/>
      <style:text-properties officeooo:paragraph-rsid="07eddd08"/>
    </style:style>
    <style:style style:name="P566" style:family="paragraph" style:parent-style-name="Standard">
      <style:paragraph-properties fo:text-align="justify" style:justify-single-word="false"/>
      <style:text-properties officeooo:paragraph-rsid="07f00c32"/>
    </style:style>
    <style:style style:name="P567" style:family="paragraph" style:parent-style-name="Standard">
      <style:paragraph-properties fo:text-align="justify" style:justify-single-word="false"/>
      <style:text-properties officeooo:paragraph-rsid="080a06c7"/>
    </style:style>
    <style:style style:name="P568" style:family="paragraph" style:parent-style-name="Standard">
      <style:paragraph-properties fo:text-align="justify" style:justify-single-word="false"/>
      <style:text-properties officeooo:paragraph-rsid="081297a7"/>
    </style:style>
    <style:style style:name="P569" style:family="paragraph" style:parent-style-name="Standard">
      <style:paragraph-properties fo:text-align="justify" style:justify-single-word="false"/>
      <style:text-properties officeooo:paragraph-rsid="08266779"/>
    </style:style>
    <style:style style:name="P570" style:family="paragraph" style:parent-style-name="Standard">
      <style:paragraph-properties fo:text-align="justify" style:justify-single-word="false"/>
      <style:text-properties officeooo:paragraph-rsid="084a5b1d"/>
    </style:style>
    <style:style style:name="P571" style:family="paragraph" style:parent-style-name="Standard">
      <style:paragraph-properties fo:text-align="justify" style:justify-single-word="false"/>
      <style:text-properties officeooo:paragraph-rsid="084cb5d1"/>
    </style:style>
    <style:style style:name="P572" style:family="paragraph" style:parent-style-name="Standard">
      <style:paragraph-properties fo:text-align="justify" style:justify-single-word="false"/>
      <style:text-properties officeooo:paragraph-rsid="08507420"/>
    </style:style>
    <style:style style:name="P573" style:family="paragraph" style:parent-style-name="Standard">
      <style:paragraph-properties fo:text-align="justify" style:justify-single-word="false"/>
      <style:text-properties officeooo:paragraph-rsid="0853679b"/>
    </style:style>
    <style:style style:name="P574" style:family="paragraph" style:parent-style-name="Standard">
      <style:paragraph-properties fo:text-align="justify" style:justify-single-word="false"/>
      <style:text-properties officeooo:paragraph-rsid="085fecd8"/>
    </style:style>
    <style:style style:name="P575" style:family="paragraph" style:parent-style-name="Standard">
      <style:text-properties officeooo:paragraph-rsid="082cb598"/>
    </style:style>
    <style:style style:name="P576" style:family="paragraph" style:parent-style-name="Standard">
      <style:text-properties officeooo:rsid="08306330" officeooo:paragraph-rsid="08306330"/>
    </style:style>
    <style:style style:name="P577" style:family="paragraph" style:parent-style-name="Standard">
      <style:text-properties officeooo:rsid="08306330" officeooo:paragraph-rsid="0837c55b"/>
    </style:style>
    <style:style style:name="P578" style:family="paragraph" style:parent-style-name="Standard">
      <style:text-properties officeooo:rsid="083a105c" officeooo:paragraph-rsid="083ed088"/>
    </style:style>
    <style:style style:name="P579" style:family="paragraph" style:parent-style-name="Standard">
      <style:text-properties officeooo:rsid="08425878" officeooo:paragraph-rsid="08425878"/>
    </style:style>
    <style:style style:name="P580" style:family="paragraph" style:parent-style-name="Standard" style:master-page-name="">
      <style:paragraph-properties style:page-number="auto"/>
      <style:text-properties fo:language="ru" fo:country="RU" officeooo:rsid="01061190" officeooo:paragraph-rsid="01061190"/>
    </style:style>
    <style:style style:name="P581" style:family="paragraph" style:parent-style-name="indent-big">
      <style:text-properties officeooo:rsid="030b838f" officeooo:paragraph-rsid="030b838f"/>
    </style:style>
    <style:style style:name="P582" style:family="paragraph" style:parent-style-name="indent-big">
      <style:text-properties officeooo:rsid="031b36b3" officeooo:paragraph-rsid="031b36b3"/>
    </style:style>
    <style:style style:name="P583" style:family="paragraph" style:parent-style-name="big-left-indent">
      <style:text-properties officeooo:rsid="030b838f" officeooo:paragraph-rsid="030b838f"/>
    </style:style>
    <style:style style:name="P584" style:family="paragraph" style:parent-style-name="center">
      <style:text-properties officeooo:paragraph-rsid="039b20f6"/>
    </style:style>
    <style:style style:name="P585" style:family="paragraph" style:parent-style-name="center">
      <style:text-properties officeooo:paragraph-rsid="03c0abc5"/>
    </style:style>
    <style:style style:name="P586" style:family="paragraph" style:parent-style-name="center">
      <style:text-properties officeooo:rsid="03c0abc5" officeooo:paragraph-rsid="03c0abc5"/>
    </style:style>
    <style:style style:name="P587" style:family="paragraph" style:parent-style-name="center-norm">
      <style:text-properties officeooo:paragraph-rsid="0481af48"/>
    </style:style>
    <style:style style:name="P588" style:family="paragraph" style:parent-style-name="Standard">
      <style:paragraph-properties fo:margin-left="0in" fo:margin-right="0in" fo:text-align="justify" style:justify-single-word="false" fo:text-indent="0in" style:auto-text-indent="false"/>
      <style:text-properties officeooo:rsid="082ba5ca" officeooo:paragraph-rsid="082ba5ca"/>
    </style:style>
    <style:style style:name="P589" style:family="paragraph" style:parent-style-name="Standard">
      <style:paragraph-properties fo:text-align="justify" style:justify-single-word="false"/>
      <style:text-properties officeooo:paragraph-rsid="086c6a9e"/>
    </style:style>
    <style:style style:name="P590" style:family="paragraph" style:parent-style-name="Standard">
      <style:paragraph-properties fo:text-align="justify" style:justify-single-word="false"/>
      <style:text-properties officeooo:paragraph-rsid="08701fc4"/>
    </style:style>
    <style:style style:name="P591" style:family="paragraph" style:parent-style-name="Standard">
      <style:paragraph-properties fo:text-align="justify" style:justify-single-word="false"/>
      <style:text-properties officeooo:paragraph-rsid="08719cad"/>
    </style:style>
    <style:style style:name="P592" style:family="paragraph" style:parent-style-name="Standard">
      <style:paragraph-properties fo:text-align="justify" style:justify-single-word="false"/>
      <style:text-properties officeooo:paragraph-rsid="0871c354"/>
    </style:style>
    <style:style style:name="P593" style:family="paragraph" style:parent-style-name="Standard">
      <style:paragraph-properties fo:text-align="justify" style:justify-single-word="false"/>
      <style:text-properties officeooo:paragraph-rsid="0878cc93"/>
    </style:style>
    <style:style style:name="P594" style:family="paragraph" style:parent-style-name="Standard">
      <style:paragraph-properties fo:text-align="justify" style:justify-single-word="false"/>
      <style:text-properties officeooo:paragraph-rsid="087f6f69"/>
    </style:style>
    <style:style style:name="P595" style:family="paragraph" style:parent-style-name="Standard">
      <style:paragraph-properties fo:text-align="justify" style:justify-single-word="false"/>
      <style:text-properties officeooo:paragraph-rsid="0883d164"/>
    </style:style>
    <style:style style:name="P596" style:family="paragraph" style:parent-style-name="Standard">
      <style:paragraph-properties fo:text-align="justify" style:justify-single-word="false"/>
      <style:text-properties officeooo:paragraph-rsid="0885c3f8"/>
    </style:style>
    <style:style style:name="P597" style:family="paragraph" style:parent-style-name="Standard">
      <style:paragraph-properties fo:text-align="justify" style:justify-single-word="false"/>
      <style:text-properties officeooo:paragraph-rsid="089a9c0c"/>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officeooo:rsid="0837c55b" style:font-style-asian="italic" style:font-style-complex="italic"/>
    </style:style>
    <style:style style:name="T92" style:family="text">
      <style:text-properties fo:font-style="italic" officeooo:rsid="083d0927" style:font-style-asian="italic" style:font-style-complex="italic"/>
    </style:style>
    <style:style style:name="T93" style:family="text">
      <style:text-properties fo:font-style="italic" officeooo:rsid="0840114a" style:font-style-asian="italic" style:font-style-complex="italic"/>
    </style:style>
    <style:style style:name="T94" style:family="text">
      <style:text-properties fo:font-style="italic" officeooo:rsid="0842b74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officeooo:rsid="003058a2"/>
    </style:style>
    <style:style style:name="T97" style:family="text">
      <style:text-properties officeooo:rsid="003415f1"/>
    </style:style>
    <style:style style:name="T98" style:family="text">
      <style:text-properties officeooo:rsid="00363ab8"/>
    </style:style>
    <style:style style:name="T99" style:family="text">
      <style:text-properties officeooo:rsid="0038daec"/>
    </style:style>
    <style:style style:name="T100" style:family="text">
      <style:text-properties officeooo:rsid="003929d3"/>
    </style:style>
    <style:style style:name="T101" style:family="text">
      <style:text-properties officeooo:rsid="003b022f"/>
    </style:style>
    <style:style style:name="T102" style:family="text">
      <style:text-properties officeooo:rsid="003bd8eb"/>
    </style:style>
    <style:style style:name="T103" style:family="text">
      <style:text-properties officeooo:rsid="003d934b"/>
    </style:style>
    <style:style style:name="T104" style:family="text">
      <style:text-properties fo:font-style="normal" style:font-style-asian="normal" style:font-style-complex="normal"/>
    </style:style>
    <style:style style:name="T105" style:family="text">
      <style:text-properties fo:font-style="normal" officeooo:rsid="003d934b" style:font-style-asian="normal" style:font-style-complex="normal"/>
    </style:style>
    <style:style style:name="T106" style:family="text">
      <style:text-properties fo:font-style="normal" officeooo:rsid="003e4e43" style:font-style-asian="normal" style:font-style-complex="normal"/>
    </style:style>
    <style:style style:name="T107" style:family="text">
      <style:text-properties fo:font-style="normal" officeooo:rsid="003f3465" style:font-style-asian="normal" style:font-style-complex="normal"/>
    </style:style>
    <style:style style:name="T108" style:family="text">
      <style:text-properties fo:font-style="normal" officeooo:rsid="00406898" style:font-style-asian="normal" style:font-style-complex="normal"/>
    </style:style>
    <style:style style:name="T109" style:family="text">
      <style:text-properties fo:font-style="normal" officeooo:rsid="00419d67" style:font-style-asian="normal" style:font-style-complex="normal"/>
    </style:style>
    <style:style style:name="T110" style:family="text">
      <style:text-properties fo:font-style="normal" officeooo:rsid="0041f17d" style:font-style-asian="normal" style:font-style-complex="normal"/>
    </style:style>
    <style:style style:name="T111" style:family="text">
      <style:text-properties fo:font-style="normal" officeooo:rsid="0043d4c5" style:font-style-asian="normal" style:font-style-complex="normal"/>
    </style:style>
    <style:style style:name="T112" style:family="text">
      <style:text-properties fo:font-style="normal" officeooo:rsid="00454c66" style:font-style-asian="normal" style:font-style-complex="normal"/>
    </style:style>
    <style:style style:name="T113" style:family="text">
      <style:text-properties fo:font-style="normal" officeooo:rsid="0045673d" style:font-style-asian="normal" style:font-style-complex="normal"/>
    </style:style>
    <style:style style:name="T114" style:family="text">
      <style:text-properties fo:font-style="normal" officeooo:rsid="0045751f" style:font-style-asian="normal" style:font-style-complex="normal"/>
    </style:style>
    <style:style style:name="T115" style:family="text">
      <style:text-properties fo:font-style="normal" officeooo:rsid="0045a057" style:font-style-asian="normal" style:font-style-complex="normal"/>
    </style:style>
    <style:style style:name="T116" style:family="text">
      <style:text-properties fo:font-style="normal" officeooo:rsid="00476c5f" style:font-style-asian="normal" style:font-style-complex="normal"/>
    </style:style>
    <style:style style:name="T117" style:family="text">
      <style:text-properties fo:font-style="normal" officeooo:rsid="004bafc6" style:font-style-asian="normal" style:font-style-complex="normal"/>
    </style:style>
    <style:style style:name="T118" style:family="text">
      <style:text-properties fo:font-style="normal" officeooo:rsid="004c76d2" style:font-style-asian="normal" style:font-style-complex="normal"/>
    </style:style>
    <style:style style:name="T119" style:family="text">
      <style:text-properties fo:font-style="normal" officeooo:rsid="004df15c" style:font-style-asian="normal" style:font-style-complex="normal"/>
    </style:style>
    <style:style style:name="T120" style:family="text">
      <style:text-properties fo:font-style="normal" officeooo:rsid="004e7bda" style:font-style-asian="normal" style:font-style-complex="normal"/>
    </style:style>
    <style:style style:name="T121" style:family="text">
      <style:text-properties fo:font-style="normal" officeooo:rsid="004e8660" style:font-style-asian="normal" style:font-style-complex="normal"/>
    </style:style>
    <style:style style:name="T122" style:family="text">
      <style:text-properties fo:font-style="normal" officeooo:rsid="004efd4c" style:font-style-asian="normal" style:font-style-complex="normal"/>
    </style:style>
    <style:style style:name="T123" style:family="text">
      <style:text-properties fo:font-style="normal" officeooo:rsid="0050007e" style:font-style-asian="normal" style:font-style-complex="normal"/>
    </style:style>
    <style:style style:name="T124" style:family="text">
      <style:text-properties fo:font-style="normal" officeooo:rsid="00505d06" style:font-style-asian="normal" style:font-style-complex="normal"/>
    </style:style>
    <style:style style:name="T125" style:family="text">
      <style:text-properties fo:font-style="normal" officeooo:rsid="0051d955" style:font-style-asian="normal" style:font-style-complex="normal"/>
    </style:style>
    <style:style style:name="T126" style:family="text">
      <style:text-properties fo:font-style="normal" officeooo:rsid="0052ca59" style:font-style-asian="normal" style:font-style-complex="normal"/>
    </style:style>
    <style:style style:name="T127" style:family="text">
      <style:text-properties fo:font-style="normal" officeooo:rsid="0055d1bf" style:font-style-asian="normal" style:font-style-complex="normal"/>
    </style:style>
    <style:style style:name="T128" style:family="text">
      <style:text-properties fo:font-style="normal" officeooo:rsid="0056a681" style:font-style-asian="normal" style:font-style-complex="normal"/>
    </style:style>
    <style:style style:name="T129" style:family="text">
      <style:text-properties fo:font-style="normal" officeooo:rsid="00570cff" style:font-style-asian="normal" style:font-style-complex="normal"/>
    </style:style>
    <style:style style:name="T130" style:family="text">
      <style:text-properties fo:font-style="normal" officeooo:rsid="0057833b" style:font-style-asian="normal" style:font-style-complex="normal"/>
    </style:style>
    <style:style style:name="T131" style:family="text">
      <style:text-properties fo:font-style="normal" officeooo:rsid="0058939d" style:font-style-asian="normal" style:font-style-complex="normal"/>
    </style:style>
    <style:style style:name="T132" style:family="text">
      <style:text-properties fo:font-style="normal" officeooo:rsid="005ab894" style:font-style-asian="normal" style:font-style-complex="normal"/>
    </style:style>
    <style:style style:name="T133" style:family="text">
      <style:text-properties fo:font-style="normal" officeooo:rsid="005ab9d4" style:font-style-asian="normal" style:font-style-complex="normal"/>
    </style:style>
    <style:style style:name="T134" style:family="text">
      <style:text-properties fo:font-style="normal" officeooo:rsid="005c47e1" style:font-style-asian="normal" style:font-style-complex="normal"/>
    </style:style>
    <style:style style:name="T135" style:family="text">
      <style:text-properties fo:font-style="normal" officeooo:rsid="005e41dc" style:font-style-asian="normal" style:font-style-complex="normal"/>
    </style:style>
    <style:style style:name="T136" style:family="text">
      <style:text-properties fo:font-style="normal" officeooo:rsid="005f7340" style:font-style-asian="normal" style:font-style-complex="normal"/>
    </style:style>
    <style:style style:name="T137" style:family="text">
      <style:text-properties fo:font-style="normal" officeooo:rsid="005f7f84" style:font-style-asian="normal" style:font-style-complex="normal"/>
    </style:style>
    <style:style style:name="T138" style:family="text">
      <style:text-properties fo:font-style="normal" officeooo:rsid="005fa089" style:font-style-asian="normal" style:font-style-complex="normal"/>
    </style:style>
    <style:style style:name="T139" style:family="text">
      <style:text-properties fo:font-style="normal" officeooo:rsid="00613a24" style:font-style-asian="normal" style:font-style-complex="normal"/>
    </style:style>
    <style:style style:name="T140" style:family="text">
      <style:text-properties fo:font-style="normal" officeooo:rsid="00627b0b" style:font-style-asian="normal" style:font-style-complex="normal"/>
    </style:style>
    <style:style style:name="T141" style:family="text">
      <style:text-properties fo:font-style="normal" officeooo:rsid="006332a0" style:font-style-asian="normal" style:font-style-complex="normal"/>
    </style:style>
    <style:style style:name="T142" style:family="text">
      <style:text-properties fo:font-style="normal" officeooo:rsid="006479b3" style:font-style-asian="normal" style:font-style-complex="normal"/>
    </style:style>
    <style:style style:name="T143" style:family="text">
      <style:text-properties fo:font-style="normal" officeooo:rsid="00660c89" style:font-style-asian="normal" style:font-style-complex="normal"/>
    </style:style>
    <style:style style:name="T144" style:family="text">
      <style:text-properties fo:font-style="normal" officeooo:rsid="0067aaf9" style:font-style-asian="normal" style:font-style-complex="normal"/>
    </style:style>
    <style:style style:name="T145" style:family="text">
      <style:text-properties fo:font-style="normal" officeooo:rsid="0067cefb" style:font-style-asian="normal" style:font-style-complex="normal"/>
    </style:style>
    <style:style style:name="T146" style:family="text">
      <style:text-properties fo:font-style="normal" officeooo:rsid="006b4470" style:font-style-asian="normal" style:font-style-complex="normal"/>
    </style:style>
    <style:style style:name="T147" style:family="text">
      <style:text-properties fo:font-style="normal" officeooo:rsid="006c3a18" style:font-style-asian="normal" style:font-style-complex="normal"/>
    </style:style>
    <style:style style:name="T148" style:family="text">
      <style:text-properties fo:font-style="normal" officeooo:rsid="006cfea0" style:font-style-asian="normal" style:font-style-complex="normal"/>
    </style:style>
    <style:style style:name="T149" style:family="text">
      <style:text-properties fo:font-style="normal" officeooo:rsid="006f5a1d" style:font-style-asian="normal" style:font-style-complex="normal"/>
    </style:style>
    <style:style style:name="T150" style:family="text">
      <style:text-properties fo:font-style="normal" officeooo:rsid="025d2e95" style:font-style-asian="normal" style:font-style-complex="normal"/>
    </style:style>
    <style:style style:name="T151" style:family="text">
      <style:text-properties fo:font-style="normal" officeooo:rsid="02595af3" style:font-style-asian="normal" style:font-style-complex="normal"/>
    </style:style>
    <style:style style:name="T152" style:family="text">
      <style:text-properties fo:font-style="normal" officeooo:rsid="0259ca07" style:font-style-asian="normal" style:font-style-complex="normal"/>
    </style:style>
    <style:style style:name="T153" style:family="text">
      <style:text-properties fo:font-style="normal" officeooo:rsid="025e3220" style:font-style-asian="normal" style:font-style-complex="normal"/>
    </style:style>
    <style:style style:name="T154" style:family="text">
      <style:text-properties fo:font-style="normal" officeooo:rsid="0264f7aa" style:font-style-asian="normal" style:font-style-complex="normal"/>
    </style:style>
    <style:style style:name="T155" style:family="text">
      <style:text-properties fo:font-style="normal" officeooo:rsid="035acf84" style:font-style-asian="normal" style:font-style-complex="normal"/>
    </style:style>
    <style:style style:name="T156" style:family="text">
      <style:text-properties fo:font-style="normal" officeooo:rsid="038ef054" style:font-style-asian="normal" style:font-style-complex="normal"/>
    </style:style>
    <style:style style:name="T157" style:family="text">
      <style:text-properties fo:font-style="normal" officeooo:rsid="044602bb" style:font-style-asian="normal" style:font-style-complex="normal"/>
    </style:style>
    <style:style style:name="T158" style:family="text">
      <style:text-properties fo:font-style="normal" officeooo:rsid="04479aea" style:font-style-asian="normal" style:font-style-complex="normal"/>
    </style:style>
    <style:style style:name="T159" style:family="text">
      <style:text-properties fo:font-style="normal" officeooo:rsid="04489af3" style:font-style-asian="normal" style:font-style-complex="normal"/>
    </style:style>
    <style:style style:name="T160" style:family="text">
      <style:text-properties fo:font-style="normal" officeooo:rsid="04494599" style:font-style-asian="normal" style:font-style-complex="normal"/>
    </style:style>
    <style:style style:name="T161" style:family="text">
      <style:text-properties fo:font-style="normal" officeooo:rsid="0449bd92" style:font-style-asian="normal" style:font-style-complex="normal"/>
    </style:style>
    <style:style style:name="T162" style:family="text">
      <style:text-properties fo:font-style="normal" officeooo:rsid="044b8fd0" style:font-style-asian="normal" style:font-style-complex="normal"/>
    </style:style>
    <style:style style:name="T163" style:family="text">
      <style:text-properties fo:font-style="normal" officeooo:rsid="044c5f54" style:font-style-asian="normal" style:font-style-complex="normal"/>
    </style:style>
    <style:style style:name="T164" style:family="text">
      <style:text-properties fo:font-style="normal" officeooo:rsid="044cc0b6" style:font-style-asian="normal" style:font-style-complex="normal"/>
    </style:style>
    <style:style style:name="T165" style:family="text">
      <style:text-properties fo:font-style="normal" officeooo:rsid="044de190" style:font-style-asian="normal" style:font-style-complex="normal"/>
    </style:style>
    <style:style style:name="T166" style:family="text">
      <style:text-properties fo:font-style="normal" officeooo:rsid="044f1751" style:font-style-asian="normal" style:font-style-complex="normal"/>
    </style:style>
    <style:style style:name="T167" style:family="text">
      <style:text-properties fo:font-style="normal" officeooo:rsid="04508927" style:font-style-asian="normal" style:font-style-complex="normal"/>
    </style:style>
    <style:style style:name="T168" style:family="text">
      <style:text-properties fo:font-style="normal" officeooo:rsid="04510910" style:font-style-asian="normal" style:font-style-complex="normal"/>
    </style:style>
    <style:style style:name="T169" style:family="text">
      <style:text-properties fo:font-style="normal" officeooo:rsid="0452c621" style:font-style-asian="normal" style:font-style-complex="normal"/>
    </style:style>
    <style:style style:name="T170" style:family="text">
      <style:text-properties fo:font-style="normal" officeooo:rsid="04542d04" style:font-style-asian="normal" style:font-style-complex="normal"/>
    </style:style>
    <style:style style:name="T171" style:family="text">
      <style:text-properties fo:font-style="normal" officeooo:rsid="0455d0a3" style:font-style-asian="normal" style:font-style-complex="normal"/>
    </style:style>
    <style:style style:name="T172" style:family="text">
      <style:text-properties fo:font-style="normal" officeooo:rsid="04560cd1" style:font-style-asian="normal" style:font-style-complex="normal"/>
    </style:style>
    <style:style style:name="T173" style:family="text">
      <style:text-properties fo:font-style="normal" officeooo:rsid="0457b7ab" style:font-style-asian="normal" style:font-style-complex="normal"/>
    </style:style>
    <style:style style:name="T174" style:family="text">
      <style:text-properties fo:font-style="normal" officeooo:rsid="0458c65d" style:font-style-asian="normal" style:font-style-complex="normal"/>
    </style:style>
    <style:style style:name="T175" style:family="text">
      <style:text-properties fo:font-style="normal" officeooo:rsid="045a19cb" style:font-style-asian="normal" style:font-style-complex="normal"/>
    </style:style>
    <style:style style:name="T176" style:family="text">
      <style:text-properties fo:font-style="normal" officeooo:rsid="045c1067" style:font-style-asian="normal" style:font-style-complex="normal"/>
    </style:style>
    <style:style style:name="T177" style:family="text">
      <style:text-properties fo:font-style="normal" officeooo:rsid="045d76f7" style:font-style-asian="normal" style:font-style-complex="normal"/>
    </style:style>
    <style:style style:name="T178" style:family="text">
      <style:text-properties fo:font-style="normal" officeooo:rsid="045e2ab3" style:font-style-asian="normal" style:font-style-complex="normal"/>
    </style:style>
    <style:style style:name="T179" style:family="text">
      <style:text-properties fo:font-style="normal" officeooo:rsid="045f351b" style:font-style-asian="normal" style:font-style-complex="normal"/>
    </style:style>
    <style:style style:name="T180" style:family="text">
      <style:text-properties fo:font-style="normal" officeooo:rsid="0460536b" style:font-style-asian="normal" style:font-style-complex="normal"/>
    </style:style>
    <style:style style:name="T181" style:family="text">
      <style:text-properties fo:font-style="normal" officeooo:rsid="046136ae" style:font-style-asian="normal" style:font-style-complex="normal"/>
    </style:style>
    <style:style style:name="T182" style:family="text">
      <style:text-properties fo:font-style="normal" officeooo:rsid="04644523" style:font-style-asian="normal" style:font-style-complex="normal"/>
    </style:style>
    <style:style style:name="T183" style:family="text">
      <style:text-properties fo:font-style="normal" officeooo:rsid="0464c765" style:font-style-asian="normal" style:font-style-complex="normal"/>
    </style:style>
    <style:style style:name="T184" style:family="text">
      <style:text-properties fo:font-style="normal" officeooo:rsid="04656bf5" style:font-style-asian="normal" style:font-style-complex="normal"/>
    </style:style>
    <style:style style:name="T185" style:family="text">
      <style:text-properties fo:font-style="normal" officeooo:rsid="0466a931" style:font-style-asian="normal" style:font-style-complex="normal"/>
    </style:style>
    <style:style style:name="T186" style:family="text">
      <style:text-properties fo:font-style="normal" officeooo:rsid="04682baf" style:font-style-asian="normal" style:font-style-complex="normal"/>
    </style:style>
    <style:style style:name="T187" style:family="text">
      <style:text-properties fo:font-style="normal" officeooo:rsid="04694282" style:font-style-asian="normal" style:font-style-complex="normal"/>
    </style:style>
    <style:style style:name="T188" style:family="text">
      <style:text-properties fo:font-style="normal" officeooo:rsid="046a63f0" style:font-style-asian="normal" style:font-style-complex="normal"/>
    </style:style>
    <style:style style:name="T189" style:family="text">
      <style:text-properties fo:font-style="normal" officeooo:rsid="046b0733" style:font-style-asian="normal" style:font-style-complex="normal"/>
    </style:style>
    <style:style style:name="T190" style:family="text">
      <style:text-properties fo:font-style="normal" officeooo:rsid="046d0175" style:font-style-asian="normal" style:font-style-complex="normal"/>
    </style:style>
    <style:style style:name="T191" style:family="text">
      <style:text-properties fo:font-style="normal" officeooo:rsid="046e09bf" style:font-style-asian="normal" style:font-style-complex="normal"/>
    </style:style>
    <style:style style:name="T192" style:family="text">
      <style:text-properties fo:font-style="normal" officeooo:rsid="0470f4ea" style:font-style-asian="normal" style:font-style-complex="normal"/>
    </style:style>
    <style:style style:name="T193" style:family="text">
      <style:text-properties fo:font-style="normal" officeooo:rsid="047120dc" style:font-style-asian="normal" style:font-style-complex="normal"/>
    </style:style>
    <style:style style:name="T194" style:family="text">
      <style:text-properties fo:font-style="normal" officeooo:rsid="04754fea" style:font-style-asian="normal" style:font-style-complex="normal"/>
    </style:style>
    <style:style style:name="T195" style:family="text">
      <style:text-properties fo:font-style="normal" officeooo:rsid="0476750e" style:font-style-asian="normal" style:font-style-complex="normal"/>
    </style:style>
    <style:style style:name="T196" style:family="text">
      <style:text-properties fo:font-style="normal" officeooo:rsid="047695ed" style:font-style-asian="normal" style:font-style-complex="normal"/>
    </style:style>
    <style:style style:name="T197" style:family="text">
      <style:text-properties fo:font-style="normal" officeooo:rsid="04784c34" style:font-style-asian="normal" style:font-style-complex="normal"/>
    </style:style>
    <style:style style:name="T198" style:family="text">
      <style:text-properties fo:font-style="normal" officeooo:rsid="0481af48" style:font-style-asian="normal" style:font-style-complex="normal"/>
    </style:style>
    <style:style style:name="T199" style:family="text">
      <style:text-properties officeooo:rsid="00727f7f"/>
    </style:style>
    <style:style style:name="T200" style:family="text">
      <style:text-properties officeooo:rsid="0073c117"/>
    </style:style>
    <style:style style:name="T201" style:family="text">
      <style:text-properties officeooo:rsid="0073fd95"/>
    </style:style>
    <style:style style:name="T202" style:family="text">
      <style:text-properties officeooo:rsid="007685cc"/>
    </style:style>
    <style:style style:name="T203" style:family="text">
      <style:text-properties officeooo:rsid="0077986c"/>
    </style:style>
    <style:style style:name="T204" style:family="text">
      <style:text-properties officeooo:rsid="0078fa12"/>
    </style:style>
    <style:style style:name="T205" style:family="text">
      <style:text-properties officeooo:rsid="007bbeff"/>
    </style:style>
    <style:style style:name="T206" style:family="text">
      <style:text-properties officeooo:rsid="007bfd59"/>
    </style:style>
    <style:style style:name="T207" style:family="text">
      <style:text-properties officeooo:rsid="0080a39c"/>
    </style:style>
    <style:style style:name="T208" style:family="text">
      <style:text-properties officeooo:rsid="0083db86"/>
    </style:style>
    <style:style style:name="T209" style:family="text">
      <style:text-properties officeooo:rsid="009480a7"/>
    </style:style>
    <style:style style:name="T210" style:family="text">
      <style:text-properties officeooo:rsid="009aa109"/>
    </style:style>
    <style:style style:name="T211" style:family="text">
      <style:text-properties officeooo:rsid="009d3fd8"/>
    </style:style>
    <style:style style:name="T212" style:family="text">
      <style:text-properties officeooo:rsid="009ec2e1"/>
    </style:style>
    <style:style style:name="T213" style:family="text">
      <style:text-properties officeooo:rsid="00a273e6"/>
    </style:style>
    <style:style style:name="T214" style:family="text">
      <style:text-properties officeooo:rsid="00a41c24"/>
    </style:style>
    <style:style style:name="T215" style:family="text">
      <style:text-properties officeooo:rsid="00a4f3c4"/>
    </style:style>
    <style:style style:name="T216" style:family="text">
      <style:text-properties officeooo:rsid="00ab0f04"/>
    </style:style>
    <style:style style:name="T217" style:family="text">
      <style:text-properties officeooo:rsid="00ad85b9"/>
    </style:style>
    <style:style style:name="T218" style:family="text">
      <style:text-properties officeooo:rsid="00adc398"/>
    </style:style>
    <style:style style:name="T219" style:family="text">
      <style:text-properties officeooo:rsid="00ae5beb"/>
    </style:style>
    <style:style style:name="T220" style:family="text">
      <style:text-properties officeooo:rsid="00b05260"/>
    </style:style>
    <style:style style:name="T221" style:family="text">
      <style:text-properties officeooo:rsid="00b07f59"/>
    </style:style>
    <style:style style:name="T222" style:family="text">
      <style:text-properties officeooo:rsid="00b65346"/>
    </style:style>
    <style:style style:name="T223" style:family="text">
      <style:text-properties officeooo:rsid="00befcbb"/>
    </style:style>
    <style:style style:name="T224" style:family="text">
      <style:text-properties officeooo:rsid="00cc2cd0"/>
    </style:style>
    <style:style style:name="T225" style:family="text">
      <style:text-properties officeooo:rsid="00ce5f9f"/>
    </style:style>
    <style:style style:name="T226" style:family="text">
      <style:text-properties officeooo:rsid="00dc4584"/>
    </style:style>
    <style:style style:name="T2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8"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9" style:family="text">
      <style:text-properties officeooo:rsid="00e4bc85"/>
    </style:style>
    <style:style style:name="T230" style:family="text">
      <style:text-properties fo:language="ru" fo:country="RU" fo:font-style="normal" style:font-style-asian="normal" style:font-style-complex="normal"/>
    </style:style>
    <style:style style:name="T231" style:family="text">
      <style:text-properties fo:language="ru" fo:country="RU" fo:font-style="normal" officeooo:rsid="00fb6839" style:font-style-asian="normal" style:font-style-complex="normal"/>
    </style:style>
    <style:style style:name="T232" style:family="text">
      <style:text-properties fo:language="ru" fo:country="RU" fo:font-style="normal" officeooo:rsid="00f70918" style:font-style-asian="normal" style:font-style-complex="normal"/>
    </style:style>
    <style:style style:name="T233" style:family="text">
      <style:text-properties fo:language="ru" fo:country="RU" fo:font-style="normal" officeooo:rsid="00fec96f" style:font-style-asian="normal" style:font-style-complex="normal"/>
    </style:style>
    <style:style style:name="T234" style:family="text">
      <style:text-properties fo:language="ru" fo:country="RU" fo:font-style="normal" officeooo:rsid="00ff3848" style:font-style-asian="normal" style:font-style-complex="normal"/>
    </style:style>
    <style:style style:name="T235" style:family="text">
      <style:text-properties fo:language="ru" fo:country="RU" fo:font-style="normal" officeooo:rsid="0100e116" style:font-style-asian="normal" style:font-style-complex="normal"/>
    </style:style>
    <style:style style:name="T236" style:family="text">
      <style:text-properties fo:language="ru" fo:country="RU" fo:font-style="normal" officeooo:rsid="0103e94f" style:font-style-asian="normal" style:font-style-complex="normal"/>
    </style:style>
    <style:style style:name="T237" style:family="text">
      <style:text-properties fo:language="ru" fo:country="RU" fo:font-style="normal" officeooo:rsid="010c406e" style:font-style-asian="normal" style:font-style-complex="normal"/>
    </style:style>
    <style:style style:name="T238" style:family="text">
      <style:text-properties fo:language="ru" fo:country="RU" fo:font-style="normal" officeooo:rsid="010e61ed" style:font-style-asian="normal" style:font-style-complex="normal"/>
    </style:style>
    <style:style style:name="T239" style:family="text">
      <style:text-properties fo:language="ru" fo:country="RU" fo:font-style="normal" officeooo:rsid="010eb35a" style:font-style-asian="normal" style:font-style-complex="normal"/>
    </style:style>
    <style:style style:name="T240" style:family="text">
      <style:text-properties fo:language="ru" fo:country="RU" fo:font-style="normal" officeooo:rsid="010efa48" style:font-style-asian="normal" style:font-style-complex="normal"/>
    </style:style>
    <style:style style:name="T241" style:family="text">
      <style:text-properties fo:language="ru" fo:country="RU" fo:font-style="normal" officeooo:rsid="01104538" style:font-style-asian="normal" style:font-style-complex="normal"/>
    </style:style>
    <style:style style:name="T242" style:family="text">
      <style:text-properties fo:language="ru" fo:country="RU" fo:font-style="normal" officeooo:rsid="01115021" style:font-style-asian="normal" style:font-style-complex="normal"/>
    </style:style>
    <style:style style:name="T243" style:family="text">
      <style:text-properties fo:language="ru" fo:country="RU" fo:font-style="normal" officeooo:rsid="0114d215" style:font-style-asian="normal" style:font-style-complex="normal"/>
    </style:style>
    <style:style style:name="T244" style:family="text">
      <style:text-properties fo:language="ru" fo:country="RU" fo:font-style="normal" officeooo:rsid="01156f2f" style:font-style-asian="normal" style:font-style-complex="normal"/>
    </style:style>
    <style:style style:name="T245" style:family="text">
      <style:text-properties fo:language="ru" fo:country="RU" fo:font-style="normal" officeooo:rsid="0116e5bc" style:font-style-asian="normal" style:font-style-complex="normal"/>
    </style:style>
    <style:style style:name="T246" style:family="text">
      <style:text-properties fo:language="ru" fo:country="RU" fo:font-style="normal" officeooo:rsid="01176066" style:font-style-asian="normal" style:font-style-complex="normal"/>
    </style:style>
    <style:style style:name="T247" style:family="text">
      <style:text-properties fo:language="ru" fo:country="RU" fo:font-style="normal" officeooo:rsid="01193137" style:font-style-asian="normal" style:font-style-complex="normal"/>
    </style:style>
    <style:style style:name="T248" style:family="text">
      <style:text-properties fo:language="ru" fo:country="RU" fo:font-style="normal" officeooo:rsid="012a2dd4" style:font-style-asian="normal" style:font-style-complex="normal"/>
    </style:style>
    <style:style style:name="T249" style:family="text">
      <style:text-properties officeooo:rsid="00ea508c"/>
    </style:style>
    <style:style style:name="T250" style:family="text">
      <style:text-properties officeooo:rsid="00ec1d7b"/>
    </style:style>
    <style:style style:name="T251" style:family="text">
      <style:text-properties fo:font-weight="normal" style:font-weight-asian="normal" style:font-weight-complex="normal"/>
    </style:style>
    <style:style style:name="T252" style:family="text">
      <style:text-properties fo:font-weight="normal" officeooo:rsid="00ec1d7b" style:font-weight-asian="normal" style:font-weight-complex="normal"/>
    </style:style>
    <style:style style:name="T253" style:family="text">
      <style:text-properties fo:font-weight="normal" officeooo:rsid="025e6a9b" style:font-weight-asian="normal" style:font-weight-complex="normal"/>
    </style:style>
    <style:style style:name="T254" style:family="text">
      <style:text-properties fo:font-weight="normal" officeooo:rsid="02595af3" style:font-weight-asian="normal" style:font-weight-complex="normal"/>
    </style:style>
    <style:style style:name="T255" style:family="text">
      <style:text-properties officeooo:rsid="00f70918"/>
    </style:style>
    <style:style style:name="T256" style:family="text">
      <style:text-properties officeooo:rsid="00fcecca"/>
    </style:style>
    <style:style style:name="T257" style:family="text">
      <style:text-properties officeooo:rsid="0109c258"/>
    </style:style>
    <style:style style:name="T258" style:family="text">
      <style:text-properties style:font-name="Liberation Serif1" fo:language="ru" fo:country="RU" fo:font-style="normal" style:font-style-asian="normal" style:font-style-complex="normal"/>
    </style:style>
    <style:style style:name="T259" style:family="text">
      <style:text-properties style:font-name="Liberation Serif1" fo:language="ru" fo:country="RU" fo:font-style="normal" officeooo:rsid="01193137" style:font-style-asian="normal" style:font-style-complex="normal"/>
    </style:style>
    <style:style style:name="T260" style:family="text">
      <style:text-properties style:font-name="Liberation Serif1" fo:language="ru" fo:country="RU" fo:font-style="normal" officeooo:rsid="01193855" style:font-style-asian="normal" style:font-style-complex="normal"/>
    </style:style>
    <style:style style:name="T261" style:family="text">
      <style:text-properties style:font-name="Liberation Serif1" fo:language="ru" fo:country="RU" fo:font-style="normal" officeooo:rsid="0120a3a5" style:font-style-asian="normal" style:font-style-complex="normal"/>
    </style:style>
    <style:style style:name="T262" style:family="text">
      <style:text-properties style:font-name="Liberation Serif1" fo:language="ru" fo:country="RU" fo:font-style="normal" officeooo:rsid="0121cac0" style:font-style-asian="normal" style:font-style-complex="normal"/>
    </style:style>
    <style:style style:name="T263" style:family="text">
      <style:text-properties style:font-name="Liberation Serif1" fo:language="ru" fo:country="RU" fo:font-style="normal" officeooo:rsid="01221f78" style:font-style-asian="normal" style:font-style-complex="normal"/>
    </style:style>
    <style:style style:name="T264" style:family="text">
      <style:text-properties style:font-name="Liberation Serif1" fo:language="ru" fo:country="RU" fo:font-style="normal" officeooo:rsid="012299aa" style:font-style-asian="normal" style:font-style-complex="normal"/>
    </style:style>
    <style:style style:name="T265" style:family="text">
      <style:text-properties style:font-name="Liberation Serif1" fo:language="ru" fo:country="RU" fo:font-style="normal" officeooo:rsid="01231549" style:font-style-asian="normal" style:font-style-complex="normal"/>
    </style:style>
    <style:style style:name="T266" style:family="text">
      <style:text-properties style:font-name="Liberation Serif1" fo:language="ru" fo:country="RU" fo:font-style="normal" officeooo:rsid="0124bf0e" style:font-style-asian="normal" style:font-style-complex="normal"/>
    </style:style>
    <style:style style:name="T267" style:family="text">
      <style:text-properties style:font-name="Liberation Serif1" fo:language="ru" fo:country="RU" fo:font-style="normal" officeooo:rsid="01266a74" style:font-style-asian="normal" style:font-style-complex="normal"/>
    </style:style>
    <style:style style:name="T268" style:family="text">
      <style:text-properties style:font-name="Liberation Serif1" fo:language="ru" fo:country="RU" fo:font-style="normal" officeooo:rsid="01282f49" style:font-style-asian="normal" style:font-style-complex="normal"/>
    </style:style>
    <style:style style:name="T269" style:family="text">
      <style:text-properties style:font-name="Liberation Serif1" fo:language="ru" fo:country="RU" fo:font-style="normal" officeooo:rsid="012a2dd4" style:font-style-asian="normal" style:font-style-complex="normal"/>
    </style:style>
    <style:style style:name="T270" style:family="text">
      <style:text-properties style:font-name="Liberation Serif1" fo:language="ru" fo:country="RU" fo:font-style="normal" officeooo:rsid="0114d215" style:font-style-asian="normal" style:font-style-complex="normal"/>
    </style:style>
    <style:style style:name="T271" style:family="text">
      <style:text-properties style:font-name="Liberation Serif1" fo:language="ru" fo:country="RU" fo:font-style="normal" officeooo:rsid="00f70918" style:font-style-asian="normal" style:font-style-complex="normal"/>
    </style:style>
    <style:style style:name="T272" style:family="text">
      <style:text-properties style:font-name="Liberation Serif1" fo:language="ru" fo:country="RU" fo:font-style="normal" officeooo:rsid="012a79d9" style:font-style-asian="normal" style:font-style-complex="normal"/>
    </style:style>
    <style:style style:name="T273" style:family="text">
      <style:text-properties style:font-name="Liberation Serif1" fo:language="ru" fo:country="RU" fo:font-style="normal" officeooo:rsid="012c1fbf" style:font-style-asian="normal" style:font-style-complex="normal"/>
    </style:style>
    <style:style style:name="T274" style:family="text">
      <style:text-properties style:font-name="Liberation Serif1" fo:language="ru" fo:country="RU" fo:font-style="normal" officeooo:rsid="012d3fcc" style:font-style-asian="normal" style:font-style-complex="normal"/>
    </style:style>
    <style:style style:name="T275" style:family="text">
      <style:text-properties style:font-name="Liberation Serif1" fo:language="ru" fo:country="RU" fo:font-style="normal" officeooo:rsid="012f2009" style:font-style-asian="normal" style:font-style-complex="normal"/>
    </style:style>
    <style:style style:name="T276" style:family="text">
      <style:text-properties style:font-name="Liberation Serif1" fo:language="ru" fo:country="RU" fo:font-style="normal" officeooo:rsid="012fc6d6" style:font-style-asian="normal" style:font-style-complex="normal"/>
    </style:style>
    <style:style style:name="T277" style:family="text">
      <style:text-properties style:font-name="Liberation Serif1" fo:language="ru" fo:country="RU" fo:font-style="normal" officeooo:rsid="01302e2e" style:font-style-asian="normal" style:font-style-complex="normal"/>
    </style:style>
    <style:style style:name="T278" style:family="text">
      <style:text-properties style:font-name="Liberation Serif1" fo:language="ru" fo:country="RU" fo:font-style="normal" officeooo:rsid="01304ab2" style:font-style-asian="normal" style:font-style-complex="normal"/>
    </style:style>
    <style:style style:name="T279" style:family="text">
      <style:text-properties style:font-name="Liberation Serif1" fo:language="ru" fo:country="RU" fo:font-style="normal" officeooo:rsid="0131c2d9" style:font-style-asian="normal" style:font-style-complex="normal"/>
    </style:style>
    <style:style style:name="T280" style:family="text">
      <style:text-properties style:font-name="Liberation Serif1" fo:language="ru" fo:country="RU" fo:font-style="normal" officeooo:rsid="01339223" style:font-style-asian="normal" style:font-style-complex="normal"/>
    </style:style>
    <style:style style:name="T281" style:family="text">
      <style:text-properties style:font-name="Liberation Serif1" fo:language="ru" fo:country="RU" fo:font-style="normal" officeooo:rsid="0135391c" style:font-style-asian="normal" style:font-style-complex="normal"/>
    </style:style>
    <style:style style:name="T282" style:family="text">
      <style:text-properties style:font-name="Liberation Serif1" fo:language="ru" fo:country="RU" fo:font-style="normal" officeooo:rsid="01364953" style:font-style-asian="normal" style:font-style-complex="normal"/>
    </style:style>
    <style:style style:name="T283" style:family="text">
      <style:text-properties style:font-name="Liberation Serif1" fo:language="ru" fo:country="RU" fo:font-style="normal" officeooo:rsid="0138c869" style:font-style-asian="normal" style:font-style-complex="normal"/>
    </style:style>
    <style:style style:name="T284" style:family="text">
      <style:text-properties style:font-name="Liberation Serif1" fo:language="ru" fo:country="RU" fo:font-style="normal" officeooo:rsid="013a4b01" style:font-style-asian="normal" style:font-style-complex="normal"/>
    </style:style>
    <style:style style:name="T285" style:family="text">
      <style:text-properties style:font-name="Liberation Serif1" fo:language="ru" fo:country="RU" fo:font-style="normal" officeooo:rsid="013d7b37" style:font-style-asian="normal" style:font-style-complex="normal"/>
    </style:style>
    <style:style style:name="T286" style:family="text">
      <style:text-properties style:font-name="Liberation Serif1" fo:language="ru" fo:country="RU" fo:font-style="normal" officeooo:rsid="01500c79" style:font-style-asian="normal" style:font-style-complex="normal"/>
    </style:style>
    <style:style style:name="T287" style:family="text">
      <style:text-properties style:font-name="Liberation Serif1" fo:language="ru" fo:country="RU" fo:font-style="normal" officeooo:rsid="0624d679" style:font-style-asian="normal" style:font-style-complex="normal"/>
    </style:style>
    <style:style style:name="T288"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23"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4"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5"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6" style:family="text">
      <style:text-properties style:font-name="Liberation Serif1" fo:language="ru" fo:country="RU" fo:font-style="normal" style:text-underline-style="none" fo:font-weight="normal" officeooo:rsid="07d48835" style:font-name-asian="Liberation Mono" style:font-style-asian="normal" style:font-weight-asian="normal" style:font-name-complex="Liberation Mono" style:font-style-complex="normal" style:font-weight-complex="normal"/>
    </style:style>
    <style:style style:name="T827" style:family="text">
      <style:text-properties style:font-name="Liberation Serif1" fo:language="ru" fo:country="RU" fo:font-style="normal" style:text-underline-style="none" fo:font-weight="normal" officeooo:rsid="07d65a64" style:font-name-asian="Liberation Mono" style:font-style-asian="normal" style:font-weight-asian="normal" style:font-name-complex="Liberation Mono" style:font-style-complex="normal" style:font-weight-complex="normal"/>
    </style:style>
    <style:style style:name="T828" style:family="text">
      <style:text-properties style:font-name="Liberation Serif1" fo:language="ru" fo:country="RU" fo:font-style="normal" style:text-underline-style="none" fo:font-weight="normal" officeooo:rsid="07d83376" style:font-name-asian="Liberation Mono" style:font-style-asian="normal" style:font-weight-asian="normal" style:font-name-complex="Liberation Mono" style:font-style-complex="normal" style:font-weight-complex="normal"/>
    </style:style>
    <style:style style:name="T829" style:family="text">
      <style:text-properties style:font-name="Liberation Serif1" fo:language="ru" fo:country="RU" fo:font-style="normal" style:text-underline-style="none" fo:font-weight="normal" officeooo:rsid="07d96b12" style:font-name-asian="Liberation Mono" style:font-style-asian="normal" style:font-weight-asian="normal" style:font-name-complex="Liberation Mono" style:font-style-complex="normal" style:font-weight-complex="normal"/>
    </style:style>
    <style:style style:name="T830" style:family="text">
      <style:text-properties style:font-name="Liberation Serif1" fo:language="ru" fo:country="RU" fo:font-style="normal" style:text-underline-style="none" fo:font-weight="normal" officeooo:rsid="07d9e9d9" style:font-name-asian="Liberation Mono" style:font-style-asian="normal" style:font-weight-asian="normal" style:font-name-complex="Liberation Mono" style:font-style-complex="normal" style:font-weight-complex="normal"/>
    </style:style>
    <style:style style:name="T831" style:family="text">
      <style:text-properties style:font-name="Liberation Serif1" fo:language="ru" fo:country="RU" fo:font-style="normal" style:text-underline-style="none" fo:font-weight="normal" officeooo:rsid="07dad60f" style:font-name-asian="Liberation Mono" style:font-style-asian="normal" style:font-weight-asian="normal" style:font-name-complex="Liberation Mono" style:font-style-complex="normal" style:font-weight-complex="normal"/>
    </style:style>
    <style:style style:name="T832" style:family="text">
      <style:text-properties style:font-name="Liberation Serif1" fo:language="ru" fo:country="RU" fo:font-style="normal" style:text-underline-style="none" fo:font-weight="normal" officeooo:rsid="07dae21e" style:font-name-asian="Liberation Mono" style:font-style-asian="normal" style:font-weight-asian="normal" style:font-name-complex="Liberation Mono" style:font-style-complex="normal" style:font-weight-complex="normal"/>
    </style:style>
    <style:style style:name="T833" style:family="text">
      <style:text-properties style:font-name="Liberation Serif1" fo:language="ru" fo:country="RU" fo:font-style="normal" style:text-underline-style="none" fo:font-weight="normal" officeooo:rsid="07db9321" style:font-name-asian="Liberation Mono" style:font-style-asian="normal" style:font-weight-asian="normal" style:font-name-complex="Liberation Mono" style:font-style-complex="normal" style:font-weight-complex="normal"/>
    </style:style>
    <style:style style:name="T834" style:family="text">
      <style:text-properties style:font-name="Liberation Serif1" fo:language="ru" fo:country="RU" fo:font-style="normal" style:text-underline-style="none" fo:font-weight="normal" officeooo:rsid="07dd7f6d" style:font-name-asian="Liberation Mono" style:font-style-asian="normal" style:font-weight-asian="normal" style:font-name-complex="Liberation Mono" style:font-style-complex="normal" style:font-weight-complex="normal"/>
    </style:style>
    <style:style style:name="T835" style:family="text">
      <style:text-properties style:font-name="Liberation Serif1" fo:language="ru" fo:country="RU" fo:font-style="normal" style:text-underline-style="none" fo:font-weight="normal" officeooo:rsid="07dded65" style:font-name-asian="Liberation Mono" style:font-style-asian="normal" style:font-weight-asian="normal" style:font-name-complex="Liberation Mono" style:font-style-complex="normal" style:font-weight-complex="normal"/>
    </style:style>
    <style:style style:name="T836" style:family="text">
      <style:text-properties style:font-name="Liberation Serif1" fo:language="ru" fo:country="RU" fo:font-style="normal" style:text-underline-style="none" fo:font-weight="normal" officeooo:rsid="07de4846" style:font-name-asian="Liberation Mono" style:font-style-asian="normal" style:font-weight-asian="normal" style:font-name-complex="Liberation Mono" style:font-style-complex="normal" style:font-weight-complex="normal"/>
    </style:style>
    <style:style style:name="T837" style:family="text">
      <style:text-properties style:font-name="Liberation Serif1" fo:language="ru" fo:country="RU" fo:font-style="normal" style:text-underline-style="none" fo:font-weight="normal" officeooo:rsid="07dfaf2b" style:font-name-asian="Liberation Mono" style:font-style-asian="normal" style:font-weight-asian="normal" style:font-name-complex="Liberation Mono" style:font-style-complex="normal" style:font-weight-complex="normal"/>
    </style:style>
    <style:style style:name="T838" style:family="text">
      <style:text-properties style:font-name="Liberation Serif1" fo:language="ru" fo:country="RU" fo:font-style="normal" style:text-underline-style="none" fo:font-weight="normal" officeooo:rsid="07e0e796" style:font-name-asian="Liberation Mono" style:font-style-asian="normal" style:font-weight-asian="normal" style:font-name-complex="Liberation Mono" style:font-style-complex="normal" style:font-weight-complex="normal"/>
    </style:style>
    <style:style style:name="T839" style:family="text">
      <style:text-properties style:font-name="Liberation Serif1" fo:language="ru" fo:country="RU" fo:font-style="normal" style:text-underline-style="none" fo:font-weight="normal" officeooo:rsid="07e21160" style:font-name-asian="Liberation Mono" style:font-style-asian="normal" style:font-weight-asian="normal" style:font-name-complex="Liberation Mono" style:font-style-complex="normal" style:font-weight-complex="normal"/>
    </style:style>
    <style:style style:name="T840" style:family="text">
      <style:text-properties style:font-name="Liberation Serif1" fo:language="ru" fo:country="RU" fo:font-style="normal" style:text-underline-style="none" fo:font-weight="normal" officeooo:rsid="07e3cdd6" style:font-name-asian="Liberation Mono" style:font-style-asian="normal" style:font-weight-asian="normal" style:font-name-complex="Liberation Mono" style:font-style-complex="normal" style:font-weight-complex="normal"/>
    </style:style>
    <style:style style:name="T841" style:family="text">
      <style:text-properties style:font-name="Liberation Serif1" fo:language="ru" fo:country="RU" fo:font-style="normal" style:text-underline-style="none" fo:font-weight="normal" officeooo:rsid="07e59571" style:font-name-asian="Liberation Mono" style:font-style-asian="normal" style:font-weight-asian="normal" style:font-name-complex="Liberation Mono" style:font-style-complex="normal" style:font-weight-complex="normal"/>
    </style:style>
    <style:style style:name="T842" style:family="text">
      <style:text-properties style:font-name="Liberation Serif1" fo:language="ru" fo:country="RU" fo:font-style="normal" style:text-underline-style="none" fo:font-weight="normal" officeooo:rsid="07e6bff1" style:font-name-asian="Liberation Mono" style:font-style-asian="normal" style:font-weight-asian="normal" style:font-name-complex="Liberation Mono" style:font-style-complex="normal" style:font-weight-complex="normal"/>
    </style:style>
    <style:style style:name="T843" style:family="text">
      <style:text-properties style:font-name="Liberation Serif1" fo:language="ru" fo:country="RU" fo:font-style="normal" style:text-underline-style="none" fo:font-weight="normal" officeooo:rsid="07e89d64" style:font-name-asian="Liberation Mono" style:font-style-asian="normal" style:font-weight-asian="normal" style:font-name-complex="Liberation Mono" style:font-style-complex="normal" style:font-weight-complex="normal"/>
    </style:style>
    <style:style style:name="T844" style:family="text">
      <style:text-properties style:font-name="Liberation Serif1" fo:language="ru" fo:country="RU" fo:font-style="normal" style:text-underline-style="none" fo:font-weight="normal" officeooo:rsid="07e99f69" style:font-name-asian="Liberation Mono" style:font-style-asian="normal" style:font-weight-asian="normal" style:font-name-complex="Liberation Mono" style:font-style-complex="normal" style:font-weight-complex="normal"/>
    </style:style>
    <style:style style:name="T845" style:family="text">
      <style:text-properties style:font-name="Liberation Serif1" fo:language="ru" fo:country="RU" fo:font-style="normal" style:text-underline-style="none" fo:font-weight="normal" officeooo:rsid="07eb00dd" style:font-name-asian="Liberation Mono" style:font-style-asian="normal" style:font-weight-asian="normal" style:font-name-complex="Liberation Mono" style:font-style-complex="normal" style:font-weight-complex="normal"/>
    </style:style>
    <style:style style:name="T846" style:family="text">
      <style:text-properties style:font-name="Liberation Serif1" fo:language="ru" fo:country="RU" fo:font-style="normal" style:text-underline-style="none" fo:font-weight="normal" officeooo:rsid="07ec34b9" style:font-name-asian="Liberation Mono" style:font-style-asian="normal" style:font-weight-asian="normal" style:font-name-complex="Liberation Mono" style:font-style-complex="normal" style:font-weight-complex="normal"/>
    </style:style>
    <style:style style:name="T847" style:family="text">
      <style:text-properties style:font-name="Liberation Serif1" fo:language="ru" fo:country="RU" fo:font-style="normal" style:text-underline-style="none" fo:font-weight="normal" officeooo:rsid="07eddd08" style:font-name-asian="Liberation Mono" style:font-style-asian="normal" style:font-weight-asian="normal" style:font-name-complex="Liberation Mono" style:font-style-complex="normal" style:font-weight-complex="normal"/>
    </style:style>
    <style:style style:name="T848" style:family="text">
      <style:text-properties style:font-name="Liberation Serif1" fo:language="ru" fo:country="RU" fo:font-style="normal" style:text-underline-style="none" fo:font-weight="normal" officeooo:rsid="07efc6bf" style:font-name-asian="Liberation Mono" style:font-style-asian="normal" style:font-weight-asian="normal" style:font-name-complex="Liberation Mono" style:font-style-complex="normal" style:font-weight-complex="normal"/>
    </style:style>
    <style:style style:name="T849" style:family="text">
      <style:text-properties style:font-name="Liberation Serif1" fo:language="ru" fo:country="RU" fo:font-style="normal" style:text-underline-style="none" fo:font-weight="normal" officeooo:rsid="07f00c32" style:font-name-asian="Liberation Mono" style:font-style-asian="normal" style:font-weight-asian="normal" style:font-name-complex="Liberation Mono" style:font-style-complex="normal" style:font-weight-complex="normal"/>
    </style:style>
    <style:style style:name="T850" style:family="text">
      <style:text-properties style:font-name="Liberation Serif1" fo:language="ru" fo:country="RU" fo:font-style="normal" style:text-underline-style="none" fo:font-weight="normal" officeooo:rsid="07f06d70" style:font-name-asian="Liberation Mono" style:font-style-asian="normal" style:font-weight-asian="normal" style:font-name-complex="Liberation Mono" style:font-style-complex="normal" style:font-weight-complex="normal"/>
    </style:style>
    <style:style style:name="T851" style:family="text">
      <style:text-properties style:font-name="Liberation Serif1" fo:language="ru" fo:country="RU" fo:font-style="normal" style:text-underline-style="none" fo:font-weight="normal" officeooo:rsid="07f2284d" style:font-name-asian="Liberation Mono" style:font-style-asian="normal" style:font-weight-asian="normal" style:font-name-complex="Liberation Mono" style:font-style-complex="normal" style:font-weight-complex="normal"/>
    </style:style>
    <style:style style:name="T852" style:family="text">
      <style:text-properties style:font-name="Liberation Serif1" fo:language="ru" fo:country="RU" fo:font-style="normal" style:text-underline-style="none" fo:font-weight="normal" officeooo:rsid="07f290b6" style:font-name-asian="Liberation Mono" style:font-style-asian="normal" style:font-weight-asian="normal" style:font-name-complex="Liberation Mono" style:font-style-complex="normal" style:font-weight-complex="normal"/>
    </style:style>
    <style:style style:name="T853" style:family="text">
      <style:text-properties style:font-name="Liberation Serif1" fo:language="ru" fo:country="RU" fo:font-style="normal" style:text-underline-style="none" fo:font-weight="normal" officeooo:rsid="07f301a6" style:font-name-asian="Liberation Mono" style:font-style-asian="normal" style:font-weight-asian="normal" style:font-name-complex="Liberation Mono" style:font-style-complex="normal" style:font-weight-complex="normal"/>
    </style:style>
    <style:style style:name="T854" style:family="text">
      <style:text-properties style:font-name="Liberation Serif1" fo:language="ru" fo:country="RU" fo:font-style="normal" style:text-underline-style="none" fo:font-weight="normal" officeooo:rsid="07f3a367" style:font-name-asian="Liberation Mono" style:font-style-asian="normal" style:font-weight-asian="normal" style:font-name-complex="Liberation Mono" style:font-style-complex="normal" style:font-weight-complex="normal"/>
    </style:style>
    <style:style style:name="T855" style:family="text">
      <style:text-properties style:font-name="Liberation Serif1" fo:language="ru" fo:country="RU" fo:font-style="normal" style:text-underline-style="none" fo:font-weight="normal" officeooo:rsid="07f41a7d" style:font-name-asian="Liberation Mono" style:font-style-asian="normal" style:font-weight-asian="normal" style:font-name-complex="Liberation Mono" style:font-style-complex="normal" style:font-weight-complex="normal"/>
    </style:style>
    <style:style style:name="T856" style:family="text">
      <style:text-properties style:font-name="Liberation Serif1" fo:language="ru" fo:country="RU" fo:font-style="normal" style:text-underline-style="none" fo:font-weight="normal" officeooo:rsid="07f4bc64" style:font-name-asian="Liberation Mono" style:font-style-asian="normal" style:font-weight-asian="normal" style:font-name-complex="Liberation Mono" style:font-style-complex="normal" style:font-weight-complex="normal"/>
    </style:style>
    <style:style style:name="T857" style:family="text">
      <style:text-properties style:font-name="Liberation Serif1" fo:language="ru" fo:country="RU" fo:font-style="normal" style:text-underline-style="none" fo:font-weight="normal" officeooo:rsid="07f540b1" style:font-name-asian="Liberation Mono" style:font-style-asian="normal" style:font-weight-asian="normal" style:font-name-complex="Liberation Mono" style:font-style-complex="normal" style:font-weight-complex="normal"/>
    </style:style>
    <style:style style:name="T858" style:family="text">
      <style:text-properties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859" style:family="text">
      <style:text-properties style:font-name="Liberation Serif1" fo:language="ru" fo:country="RU" fo:font-style="normal" style:text-underline-style="none" fo:font-weight="normal" officeooo:rsid="07f60cc6" style:font-name-asian="Liberation Mono" style:font-style-asian="normal" style:font-weight-asian="normal" style:font-name-complex="Liberation Mono" style:font-style-complex="normal" style:font-weight-complex="normal"/>
    </style:style>
    <style:style style:name="T860" style:family="text">
      <style:text-properties style:font-name="Liberation Serif1" fo:language="ru" fo:country="RU" fo:font-style="normal" style:text-underline-style="none" fo:font-weight="normal" officeooo:rsid="07f7c0b1" style:font-name-asian="Liberation Mono" style:font-style-asian="normal" style:font-weight-asian="normal" style:font-name-complex="Liberation Mono" style:font-style-complex="normal" style:font-weight-complex="normal"/>
    </style:style>
    <style:style style:name="T861" style:family="text">
      <style:text-properties style:font-name="Liberation Serif1" fo:language="ru" fo:country="RU" fo:font-style="normal" style:text-underline-style="none" fo:font-weight="normal" officeooo:rsid="07f7c460" style:font-name-asian="Liberation Mono" style:font-style-asian="normal" style:font-weight-asian="normal" style:font-name-complex="Liberation Mono" style:font-style-complex="normal" style:font-weight-complex="normal"/>
    </style:style>
    <style:style style:name="T862" style:family="text">
      <style:text-properties style:font-name="Liberation Serif1" fo:language="ru" fo:country="RU" fo:font-style="normal" style:text-underline-style="none" fo:font-weight="normal" officeooo:rsid="07f935c3" style:font-name-asian="Liberation Mono" style:font-style-asian="normal" style:font-weight-asian="normal" style:font-name-complex="Liberation Mono" style:font-style-complex="normal" style:font-weight-complex="normal"/>
    </style:style>
    <style:style style:name="T863" style:family="text">
      <style:text-properties style:font-name="Liberation Serif1" fo:language="ru" fo:country="RU" fo:font-style="normal" style:text-underline-style="none" fo:font-weight="normal" officeooo:rsid="07fc350b" style:font-name-asian="Liberation Mono" style:font-style-asian="normal" style:font-weight-asian="normal" style:font-name-complex="Liberation Mono" style:font-style-complex="normal" style:font-weight-complex="normal"/>
    </style:style>
    <style:style style:name="T864" style:family="text">
      <style:text-properties style:font-name="Liberation Serif1" fo:language="ru" fo:country="RU" fo:font-style="normal" style:text-underline-style="none" fo:font-weight="normal" officeooo:rsid="07fdb878" style:font-name-asian="Liberation Mono" style:font-style-asian="normal" style:font-weight-asian="normal" style:font-name-complex="Liberation Mono" style:font-style-complex="normal" style:font-weight-complex="normal"/>
    </style:style>
    <style:style style:name="T865" style:family="text">
      <style:text-properties style:font-name="Liberation Serif1" fo:language="ru" fo:country="RU" fo:font-style="normal" style:text-underline-style="none" fo:font-weight="normal" officeooo:rsid="07fed49b" style:font-name-asian="Liberation Mono" style:font-style-asian="normal" style:font-weight-asian="normal" style:font-name-complex="Liberation Mono" style:font-style-complex="normal" style:font-weight-complex="normal"/>
    </style:style>
    <style:style style:name="T866" style:family="text">
      <style:text-properties style:font-name="Liberation Serif1" fo:language="ru" fo:country="RU" fo:font-style="normal" style:text-underline-style="none" fo:font-weight="normal" officeooo:rsid="08005efa" style:font-name-asian="Liberation Mono" style:font-style-asian="normal" style:font-weight-asian="normal" style:font-name-complex="Liberation Mono" style:font-style-complex="normal" style:font-weight-complex="normal"/>
    </style:style>
    <style:style style:name="T867" style:family="text">
      <style:text-properties style:font-name="Liberation Serif1" fo:language="ru" fo:country="RU" fo:font-style="normal" style:text-underline-style="none" fo:font-weight="normal" officeooo:rsid="08022476" style:font-name-asian="Liberation Mono" style:font-style-asian="normal" style:font-weight-asian="normal" style:font-name-complex="Liberation Mono" style:font-style-complex="normal" style:font-weight-complex="normal"/>
    </style:style>
    <style:style style:name="T868" style:family="text">
      <style:text-properties style:font-name="Liberation Serif1" fo:language="ru" fo:country="RU" fo:font-style="normal" style:text-underline-style="none" fo:font-weight="normal" officeooo:rsid="0802f6a7" style:font-name-asian="Liberation Mono" style:font-style-asian="normal" style:font-weight-asian="normal" style:font-name-complex="Liberation Mono" style:font-style-complex="normal" style:font-weight-complex="normal"/>
    </style:style>
    <style:style style:name="T869" style:family="text">
      <style:text-properties style:font-name="Liberation Serif1" fo:language="ru" fo:country="RU" fo:font-style="normal" style:text-underline-style="none" fo:font-weight="normal" officeooo:rsid="080320b2" style:font-name-asian="Liberation Mono" style:font-style-asian="normal" style:font-weight-asian="normal" style:font-name-complex="Liberation Mono" style:font-style-complex="normal" style:font-weight-complex="normal"/>
    </style:style>
    <style:style style:name="T870" style:family="text">
      <style:text-properties style:font-name="Liberation Serif1" fo:language="ru" fo:country="RU" fo:font-style="normal" style:text-underline-style="none" fo:font-weight="normal" officeooo:rsid="0803e908" style:font-name-asian="Liberation Mono" style:font-style-asian="normal" style:font-weight-asian="normal" style:font-name-complex="Liberation Mono" style:font-style-complex="normal" style:font-weight-complex="normal"/>
    </style:style>
    <style:style style:name="T871" style:family="text">
      <style:text-properties style:font-name="Liberation Serif1" fo:language="ru" fo:country="RU" fo:font-style="normal" style:text-underline-style="none" fo:font-weight="normal" officeooo:rsid="08042a97" style:font-name-asian="Liberation Mono" style:font-style-asian="normal" style:font-weight-asian="normal" style:font-name-complex="Liberation Mono" style:font-style-complex="normal" style:font-weight-complex="normal"/>
    </style:style>
    <style:style style:name="T872" style:family="text">
      <style:text-properties style:font-name="Liberation Serif1" fo:language="ru" fo:country="RU" fo:font-style="normal" style:text-underline-style="none" fo:font-weight="normal" officeooo:rsid="0805b367" style:font-name-asian="Liberation Mono" style:font-style-asian="normal" style:font-weight-asian="normal" style:font-name-complex="Liberation Mono" style:font-style-complex="normal" style:font-weight-complex="normal"/>
    </style:style>
    <style:style style:name="T873" style:family="text">
      <style:text-properties style:font-name="Liberation Serif1" fo:language="ru" fo:country="RU" fo:font-style="normal" style:text-underline-style="none" fo:font-weight="normal" officeooo:rsid="0806af43" style:font-name-asian="Liberation Mono" style:font-style-asian="normal" style:font-weight-asian="normal" style:font-name-complex="Liberation Mono" style:font-style-complex="normal" style:font-weight-complex="normal"/>
    </style:style>
    <style:style style:name="T874" style:family="text">
      <style:text-properties style:font-name="Liberation Serif1" fo:language="ru" fo:country="RU" fo:font-style="normal" style:text-underline-style="none" fo:font-weight="normal" officeooo:rsid="0808950f" style:font-name-asian="Liberation Mono" style:font-style-asian="normal" style:font-weight-asian="normal" style:font-name-complex="Liberation Mono" style:font-style-complex="normal" style:font-weight-complex="normal"/>
    </style:style>
    <style:style style:name="T875" style:family="text">
      <style:text-properties style:font-name="Liberation Serif1" fo:language="ru" fo:country="RU" fo:font-style="normal" style:text-underline-style="none" fo:font-weight="normal" officeooo:rsid="080a06c7" style:font-name-asian="Liberation Mono" style:font-style-asian="normal" style:font-weight-asian="normal" style:font-name-complex="Liberation Mono" style:font-style-complex="normal" style:font-weight-complex="normal"/>
    </style:style>
    <style:style style:name="T876" style:family="text">
      <style:text-properties style:font-name="Liberation Serif1" fo:language="ru" fo:country="RU" fo:font-style="normal" style:text-underline-style="none" fo:font-weight="normal" officeooo:rsid="080b4c7d" style:font-name-asian="Liberation Mono" style:font-style-asian="normal" style:font-weight-asian="normal" style:font-name-complex="Liberation Mono" style:font-style-complex="normal" style:font-weight-complex="normal"/>
    </style:style>
    <style:style style:name="T877" style:family="text">
      <style:text-properties style:font-name="Liberation Serif1" fo:language="ru" fo:country="RU" fo:font-style="normal" style:text-underline-style="none" fo:font-weight="normal" officeooo:rsid="080bd22a" style:font-name-asian="Liberation Mono" style:font-style-asian="normal" style:font-weight-asian="normal" style:font-name-complex="Liberation Mono" style:font-style-complex="normal" style:font-weight-complex="normal"/>
    </style:style>
    <style:style style:name="T878" style:family="text">
      <style:text-properties style:font-name="Liberation Serif1" fo:language="ru" fo:country="RU" fo:font-style="normal" style:text-underline-style="none" fo:font-weight="normal" officeooo:rsid="080be57e" style:font-name-asian="Liberation Mono" style:font-style-asian="normal" style:font-weight-asian="normal" style:font-name-complex="Liberation Mono" style:font-style-complex="normal" style:font-weight-complex="normal"/>
    </style:style>
    <style:style style:name="T879" style:family="text">
      <style:text-properties style:font-name="Liberation Serif1" fo:language="ru" fo:country="RU" fo:font-style="normal" style:text-underline-style="none" fo:font-weight="normal" officeooo:rsid="080c8b6b" style:font-name-asian="Liberation Mono" style:font-style-asian="normal" style:font-weight-asian="normal" style:font-name-complex="Liberation Mono" style:font-style-complex="normal" style:font-weight-complex="normal"/>
    </style:style>
    <style:style style:name="T880" style:family="text">
      <style:text-properties style:font-name="Liberation Serif1" fo:language="ru" fo:country="RU" fo:font-style="normal" style:text-underline-style="none" fo:font-weight="normal" officeooo:rsid="080e06ac" style:font-name-asian="Liberation Mono" style:font-style-asian="normal" style:font-weight-asian="normal" style:font-name-complex="Liberation Mono" style:font-style-complex="normal" style:font-weight-complex="normal"/>
    </style:style>
    <style:style style:name="T881" style:family="text">
      <style:text-properties style:font-name="Liberation Serif1" fo:language="ru" fo:country="RU" fo:font-style="normal" style:text-underline-style="none" fo:font-weight="normal" officeooo:rsid="080e4609" style:font-name-asian="Liberation Mono" style:font-style-asian="normal" style:font-weight-asian="normal" style:font-name-complex="Liberation Mono" style:font-style-complex="normal" style:font-weight-complex="normal"/>
    </style:style>
    <style:style style:name="T882" style:family="text">
      <style:text-properties style:font-name="Liberation Serif1" fo:language="ru" fo:country="RU" fo:font-style="normal" style:text-underline-style="none" fo:font-weight="normal" officeooo:rsid="080f87c1" style:font-name-asian="Liberation Mono" style:font-style-asian="normal" style:font-weight-asian="normal" style:font-name-complex="Liberation Mono" style:font-style-complex="normal" style:font-weight-complex="normal"/>
    </style:style>
    <style:style style:name="T883" style:family="text">
      <style:text-properties style:font-name="Liberation Serif1" fo:language="ru" fo:country="RU" fo:font-style="normal" style:text-underline-style="none" fo:font-weight="normal" officeooo:rsid="0810c9ae" style:font-name-asian="Liberation Mono" style:font-style-asian="normal" style:font-weight-asian="normal" style:font-name-complex="Liberation Mono" style:font-style-complex="normal" style:font-weight-complex="normal"/>
    </style:style>
    <style:style style:name="T884" style:family="text">
      <style:text-properties style:font-name="Liberation Serif1" fo:language="ru" fo:country="RU" fo:font-style="normal" style:text-underline-style="none" fo:font-weight="normal" officeooo:rsid="0812a1d0" style:font-name-asian="Liberation Mono" style:font-style-asian="normal" style:font-weight-asian="normal" style:font-name-complex="Liberation Mono" style:font-style-complex="normal" style:font-weight-complex="normal"/>
    </style:style>
    <style:style style:name="T885" style:family="text">
      <style:text-properties style:font-name="Liberation Serif1" fo:language="ru" fo:country="RU" fo:font-style="normal" style:text-underline-style="none" fo:font-weight="normal" officeooo:rsid="081382db" style:font-name-asian="Liberation Mono" style:font-style-asian="normal" style:font-weight-asian="normal" style:font-name-complex="Liberation Mono" style:font-style-complex="normal" style:font-weight-complex="normal"/>
    </style:style>
    <style:style style:name="T886" style:family="text">
      <style:text-properties style:font-name="Liberation Serif1" fo:language="ru" fo:country="RU" fo:font-style="normal" style:text-underline-style="none" fo:font-weight="normal" officeooo:rsid="0814a13a" style:font-name-asian="Liberation Mono" style:font-style-asian="normal" style:font-weight-asian="normal" style:font-name-complex="Liberation Mono" style:font-style-complex="normal" style:font-weight-complex="normal"/>
    </style:style>
    <style:style style:name="T887" style:family="text">
      <style:text-properties style:font-name="Liberation Serif1" fo:language="ru" fo:country="RU" fo:font-style="normal" style:text-underline-style="none" fo:font-weight="normal" officeooo:rsid="08160aca" style:font-name-asian="Liberation Mono" style:font-style-asian="normal" style:font-weight-asian="normal" style:font-name-complex="Liberation Mono" style:font-style-complex="normal" style:font-weight-complex="normal"/>
    </style:style>
    <style:style style:name="T888" style:family="text">
      <style:text-properties style:font-name="Liberation Serif1" fo:language="ru" fo:country="RU" fo:font-style="normal" style:text-underline-style="none" fo:font-weight="normal" officeooo:rsid="08176f04" style:font-name-asian="Liberation Mono" style:font-style-asian="normal" style:font-weight-asian="normal" style:font-name-complex="Liberation Mono" style:font-style-complex="normal" style:font-weight-complex="normal"/>
    </style:style>
    <style:style style:name="T889" style:family="text">
      <style:text-properties style:font-name="Liberation Serif1" fo:language="ru" fo:country="RU" fo:font-style="normal" style:text-underline-style="none" fo:font-weight="normal" officeooo:rsid="08179223" style:font-name-asian="Liberation Mono" style:font-style-asian="normal" style:font-weight-asian="normal" style:font-name-complex="Liberation Mono" style:font-style-complex="normal" style:font-weight-complex="normal"/>
    </style:style>
    <style:style style:name="T890" style:family="text">
      <style:text-properties style:font-name="Liberation Serif1" fo:language="ru" fo:country="RU" fo:font-style="normal" style:text-underline-style="none" fo:font-weight="normal" officeooo:rsid="0818e290" style:font-name-asian="Liberation Mono" style:font-style-asian="normal" style:font-weight-asian="normal" style:font-name-complex="Liberation Mono" style:font-style-complex="normal" style:font-weight-complex="normal"/>
    </style:style>
    <style:style style:name="T891" style:family="text">
      <style:text-properties style:font-name="Liberation Serif1" fo:language="ru" fo:country="RU" fo:font-style="normal" style:text-underline-style="none" fo:font-weight="normal" officeooo:rsid="081bd803" style:font-name-asian="Liberation Mono" style:font-style-asian="normal" style:font-weight-asian="normal" style:font-name-complex="Liberation Mono" style:font-style-complex="normal" style:font-weight-complex="normal"/>
    </style:style>
    <style:style style:name="T892" style:family="text">
      <style:text-properties style:font-name="Liberation Serif1" fo:language="ru" fo:country="RU" fo:font-style="normal" style:text-underline-style="none" fo:font-weight="normal" officeooo:rsid="081d00db" style:font-name-asian="Liberation Mono" style:font-style-asian="normal" style:font-weight-asian="normal" style:font-name-complex="Liberation Mono" style:font-style-complex="normal" style:font-weight-complex="normal"/>
    </style:style>
    <style:style style:name="T893" style:family="text">
      <style:text-properties style:font-name="Liberation Serif1" fo:language="ru" fo:country="RU" fo:font-style="normal" style:text-underline-style="none" fo:font-weight="normal" officeooo:rsid="081ef18a" style:font-name-asian="Liberation Mono" style:font-style-asian="normal" style:font-weight-asian="normal" style:font-name-complex="Liberation Mono" style:font-style-complex="normal" style:font-weight-complex="normal"/>
    </style:style>
    <style:style style:name="T894" style:family="text">
      <style:text-properties style:font-name="Liberation Serif1" fo:language="ru" fo:country="RU" fo:font-style="normal" style:text-underline-style="none" fo:font-weight="normal" officeooo:rsid="0820ac8d" style:font-name-asian="Liberation Mono" style:font-style-asian="normal" style:font-weight-asian="normal" style:font-name-complex="Liberation Mono" style:font-style-complex="normal" style:font-weight-complex="normal"/>
    </style:style>
    <style:style style:name="T895" style:family="text">
      <style:text-properties style:font-name="Liberation Serif1" fo:language="ru" fo:country="RU" fo:font-style="normal" style:text-underline-style="none" fo:font-weight="normal" officeooo:rsid="0820c26b" style:font-name-asian="Liberation Mono" style:font-style-asian="normal" style:font-weight-asian="normal" style:font-name-complex="Liberation Mono" style:font-style-complex="normal" style:font-weight-complex="normal"/>
    </style:style>
    <style:style style:name="T896" style:family="text">
      <style:text-properties style:font-name="Liberation Serif1" fo:language="ru" fo:country="RU" fo:font-style="normal" style:text-underline-style="none" fo:font-weight="normal" officeooo:rsid="0821455d" style:font-name-asian="Liberation Mono" style:font-style-asian="normal" style:font-weight-asian="normal" style:font-name-complex="Liberation Mono" style:font-style-complex="normal" style:font-weight-complex="normal"/>
    </style:style>
    <style:style style:name="T897" style:family="text">
      <style:text-properties style:font-name="Liberation Serif1" fo:language="ru" fo:country="RU" fo:font-style="normal" style:text-underline-style="none" fo:font-weight="normal" officeooo:rsid="08226dff" style:font-name-asian="Liberation Mono" style:font-style-asian="normal" style:font-weight-asian="normal" style:font-name-complex="Liberation Mono" style:font-style-complex="normal" style:font-weight-complex="normal"/>
    </style:style>
    <style:style style:name="T898" style:family="text">
      <style:text-properties style:font-name="Liberation Serif1" fo:language="ru" fo:country="RU" fo:font-style="normal" style:text-underline-style="none" fo:font-weight="normal" officeooo:rsid="0822ab0f" style:font-name-asian="Liberation Mono" style:font-style-asian="normal" style:font-weight-asian="normal" style:font-name-complex="Liberation Mono" style:font-style-complex="normal" style:font-weight-complex="normal"/>
    </style:style>
    <style:style style:name="T899" style:family="text">
      <style:text-properties style:font-name="Liberation Serif1" fo:language="ru" fo:country="RU" fo:font-style="normal" style:text-underline-style="none" fo:font-weight="normal" officeooo:rsid="0822ed78"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language="ru" fo:country="RU" fo:font-style="normal" style:text-underline-style="none" fo:font-weight="normal" officeooo:rsid="08233f9e"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language="ru" fo:country="RU" fo:font-style="normal" style:text-underline-style="none" fo:font-weight="normal" officeooo:rsid="082359ce"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language="ru" fo:country="RU" fo:font-style="normal" style:text-underline-style="none" fo:font-weight="normal" officeooo:rsid="0823de57"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language="ru" fo:country="RU" fo:font-style="normal" style:text-underline-style="none" fo:font-weight="normal" officeooo:rsid="082441d8"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language="ru" fo:country="RU" fo:font-style="normal" style:text-underline-style="none" fo:font-weight="normal" officeooo:rsid="084a5b1d"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language="ru" fo:country="RU" fo:font-style="normal" style:text-underline-style="none" fo:font-weight="normal" officeooo:rsid="084bc5b8"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language="ru" fo:country="RU" fo:font-style="normal" style:text-underline-style="none" fo:font-weight="normal" officeooo:rsid="084c3b86"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language="ru" fo:country="RU" fo:font-style="normal" style:text-underline-style="none" fo:font-weight="normal" officeooo:rsid="084cb5d1"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language="ru" fo:country="RU" fo:font-style="normal" style:text-underline-style="none" fo:font-weight="normal" officeooo:rsid="084e88e3"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language="ru" fo:country="RU" fo:font-style="normal" style:text-underline-style="none" fo:font-weight="normal" officeooo:rsid="084ee4ec"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language="ru" fo:country="RU" fo:font-style="normal" style:text-underline-style="none" fo:font-weight="normal" officeooo:rsid="084f92b8"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language="ru" fo:country="RU" fo:font-style="normal" style:text-underline-style="none" fo:font-weight="normal" officeooo:rsid="084ff70d"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language="ru" fo:country="RU" fo:font-style="normal" style:text-underline-style="none" fo:font-weight="normal" officeooo:rsid="08507420"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language="ru" fo:country="RU" fo:font-style="normal" style:text-underline-style="none" fo:font-weight="normal" officeooo:rsid="08521e2e"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language="ru" fo:country="RU" fo:font-style="normal" style:text-underline-style="none" fo:font-weight="normal" officeooo:rsid="0853679b"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language="ru" fo:country="RU" fo:font-style="normal" style:text-underline-style="none" fo:font-weight="normal" officeooo:rsid="08549a56"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language="ru" fo:country="RU" fo:font-style="normal" style:text-underline-style="none" fo:font-weight="normal" officeooo:rsid="0854ef19"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language="ru" fo:country="RU" fo:font-style="normal" style:text-underline-style="none" fo:font-weight="normal" officeooo:rsid="0855b5eb"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language="ru" fo:country="RU" fo:font-style="normal" style:text-underline-style="none" fo:font-weight="normal" officeooo:rsid="0856d45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language="ru" fo:country="RU" fo:font-style="normal" style:text-underline-style="none" fo:font-weight="normal" officeooo:rsid="0858bcc7"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language="ru" fo:country="RU" fo:font-style="normal" style:text-underline-style="none" fo:font-weight="normal" officeooo:rsid="085a1ef0"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language="ru" fo:country="RU" fo:font-style="normal" style:text-underline-style="none" fo:font-weight="normal" officeooo:rsid="085a6f67"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language="ru" fo:country="RU" fo:font-style="normal" style:text-underline-style="none" fo:font-weight="normal" officeooo:rsid="085b4d41"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language="ru" fo:country="RU" fo:font-style="normal" style:text-underline-style="none" fo:font-weight="normal" officeooo:rsid="085bea60"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language="ru" fo:country="RU" fo:font-style="normal" style:text-underline-style="none" fo:font-weight="normal" officeooo:rsid="085dbdef"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language="ru" fo:country="RU" fo:font-style="normal" style:text-underline-style="none" fo:font-weight="normal" officeooo:rsid="085fb553"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language="ru" fo:country="RU" fo:font-style="normal" style:text-underline-style="none" fo:font-weight="normal" officeooo:rsid="085fecd8"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language="ru" fo:country="RU" fo:font-style="normal" style:text-underline-style="none" fo:font-weight="normal" officeooo:rsid="086182c5"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language="ru" fo:country="RU" fo:font-style="normal" style:text-underline-style="none" fo:font-weight="normal" officeooo:rsid="0861c49d"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language="ru" fo:country="RU" fo:font-style="normal" style:text-underline-style="none" fo:font-weight="normal" officeooo:rsid="0862e22e"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language="ru" fo:country="RU" fo:font-style="normal" style:text-underline-style="none" fo:font-weight="normal" officeooo:rsid="08653fe0"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language="ru" fo:country="RU" fo:font-style="normal" style:text-underline-style="none" fo:font-weight="normal" officeooo:rsid="0865c8d2"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language="ru" fo:country="RU" fo:font-style="normal" style:text-underline-style="none" fo:font-weight="normal" officeooo:rsid="0865d72c"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language="ru" fo:country="RU" fo:font-style="normal" style:text-underline-style="none" fo:font-weight="normal" officeooo:rsid="0866fe47"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language="ru" fo:country="RU" fo:font-style="normal" style:text-underline-style="none" fo:font-weight="normal" officeooo:rsid="0868e4d4"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language="ru" fo:country="RU" fo:font-style="normal" style:text-underline-style="none" fo:font-weight="normal" officeooo:rsid="086aac9e"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language="ru" fo:country="RU" fo:font-style="normal" style:text-underline-style="none" fo:font-weight="normal" officeooo:rsid="086c6a9e"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language="ru" fo:country="RU" fo:font-style="normal" style:text-underline-style="none" fo:font-weight="normal" officeooo:rsid="086d5800"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language="ru" fo:country="RU" fo:font-style="normal" style:text-underline-style="none" fo:font-weight="normal" officeooo:rsid="086e4580"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language="ru" fo:country="RU" fo:font-style="normal" style:text-underline-style="none" fo:font-weight="normal" officeooo:rsid="086eff75"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language="ru" fo:country="RU" fo:font-style="normal" style:text-underline-style="none" fo:font-weight="normal" officeooo:rsid="08700b2d"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language="ru" fo:country="RU" fo:font-style="normal" style:text-underline-style="none" fo:font-weight="normal" officeooo:rsid="08701fc4"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language="ru" fo:country="RU" fo:font-style="normal" style:text-underline-style="none" fo:font-weight="normal" officeooo:rsid="08709d15"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language="ru" fo:country="RU" fo:font-style="normal" style:text-underline-style="none" fo:font-weight="normal" officeooo:rsid="08719cad"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language="ru" fo:country="RU" fo:font-style="normal" style:text-underline-style="none" fo:font-weight="normal" officeooo:rsid="0871c354"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language="ru" fo:country="RU" fo:font-style="normal" style:text-underline-style="none" fo:font-weight="normal" officeooo:rsid="0872afd4"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language="ru" fo:country="RU" fo:font-style="normal" style:text-underline-style="none" fo:font-weight="normal" officeooo:rsid="08748e57"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language="ru" fo:country="RU" fo:font-style="normal" style:text-underline-style="none" fo:font-weight="normal" officeooo:rsid="087550d2"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language="ru" fo:country="RU" fo:font-style="normal" style:text-underline-style="none" fo:font-weight="normal" officeooo:rsid="0876ee28"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language="ru" fo:country="RU" fo:font-style="normal" style:text-underline-style="none" fo:font-weight="normal" officeooo:rsid="0878cc93"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language="ru" fo:country="RU" fo:font-style="normal" style:text-underline-style="none" fo:font-weight="normal" officeooo:rsid="087a1c9e"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language="ru" fo:country="RU" fo:font-style="normal" style:text-underline-style="none" fo:font-weight="normal" officeooo:rsid="087a7688"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language="ru" fo:country="RU" fo:font-style="normal" style:text-underline-style="none" fo:font-weight="normal" officeooo:rsid="087bb87a"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language="ru" fo:country="RU" fo:font-style="normal" style:text-underline-style="none" fo:font-weight="normal" officeooo:rsid="087cd822"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language="ru" fo:country="RU" fo:font-style="normal" style:text-underline-style="none" fo:font-weight="normal" officeooo:rsid="087ed7d7"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language="ru" fo:country="RU" fo:font-style="normal" style:text-underline-style="none" fo:font-weight="normal" officeooo:rsid="087f6f69"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language="ru" fo:country="RU" fo:font-style="normal" style:text-underline-style="none" fo:font-weight="normal" officeooo:rsid="08803715"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language="ru" fo:country="RU" fo:font-style="normal" style:text-underline-style="none" fo:font-weight="normal" officeooo:rsid="088102f1"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language="ru" fo:country="RU" fo:font-style="normal" style:text-underline-style="none" fo:font-weight="normal" officeooo:rsid="08822ea1"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language="ru" fo:country="RU" fo:font-style="normal" style:text-underline-style="none" fo:font-weight="normal" officeooo:rsid="0883d164"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language="ru" fo:country="RU" fo:font-style="normal" style:text-underline-style="none" fo:font-weight="normal" officeooo:rsid="0885c3f8"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language="ru" fo:country="RU" fo:font-style="normal" style:text-underline-style="none" fo:font-weight="normal" officeooo:rsid="08875b83"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language="ru" fo:country="RU" fo:font-style="normal" style:text-underline-style="none" fo:font-weight="normal" officeooo:rsid="0888c34c"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language="ru" fo:country="RU" fo:font-style="normal" style:text-underline-style="none" fo:font-weight="normal" officeooo:rsid="088aa1e8"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language="ru" fo:country="RU" fo:font-style="normal" style:text-underline-style="none" fo:font-weight="normal" officeooo:rsid="088b36b6"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language="ru" fo:country="RU" fo:font-style="normal" style:text-underline-style="none" fo:font-weight="normal" officeooo:rsid="088c6e11"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language="ru" fo:country="RU" fo:font-style="normal" style:text-underline-style="none" fo:font-weight="normal" officeooo:rsid="088c7442"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language="ru" fo:country="RU" fo:font-style="normal" style:text-underline-style="none" fo:font-weight="normal" officeooo:rsid="088d2a43"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language="ru" fo:country="RU" fo:font-style="normal" style:text-underline-style="none" fo:font-weight="normal" officeooo:rsid="088e5440"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language="ru" fo:country="RU" fo:font-style="normal" style:text-underline-style="none" fo:font-weight="normal" officeooo:rsid="088e6e05"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language="ru" fo:country="RU" fo:font-style="normal" style:text-underline-style="none" fo:font-weight="normal" officeooo:rsid="089014bb"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language="ru" fo:country="RU" fo:font-style="normal" style:text-underline-style="none" fo:font-weight="normal" officeooo:rsid="0890947f"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language="ru" fo:country="RU" fo:font-style="normal" style:text-underline-style="none" fo:font-weight="normal" officeooo:rsid="0891fc0e"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language="ru" fo:country="RU" fo:font-style="normal" style:text-underline-style="none" fo:font-weight="normal" officeooo:rsid="08930a4f"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language="ru" fo:country="RU" fo:font-style="normal" style:text-underline-style="none" fo:font-weight="normal" officeooo:rsid="08940b29"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language="ru" fo:country="RU" fo:font-style="normal" style:text-underline-style="none" fo:font-weight="normal" officeooo:rsid="0895aefe"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language="ru" fo:country="RU" fo:font-style="normal" style:text-underline-style="none" fo:font-weight="normal" officeooo:rsid="0897506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language="ru" fo:country="RU" fo:font-style="normal" style:text-underline-style="none" fo:font-weight="normal" officeooo:rsid="089912d3"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language="ru" fo:country="RU" fo:font-style="normal" style:text-underline-style="none" fo:font-weight="normal" officeooo:rsid="089a9c0c"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language="ru" fo:country="RU" fo:font-style="normal" style:text-underline-style="none" fo:font-weight="normal" officeooo:rsid="089b11e9"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language="ru" fo:country="RU" fo:font-style="normal" style:text-underline-style="none" fo:font-weight="normal" officeooo:rsid="089bdfbb"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982" style:family="text">
      <style:text-properties style:font-name="Liberation Serif1" fo:language="ru" fo:country="RU" fo:font-style="italic" style:font-style-asian="italic" style:font-style-complex="italic"/>
    </style:style>
    <style:style style:name="T983" style:family="text">
      <style:text-properties style:font-name="Liberation Serif1" fo:language="ru" fo:country="RU" fo:font-style="italic" officeooo:rsid="012a2dd4" style:font-style-asian="italic" style:font-style-complex="italic"/>
    </style:style>
    <style:style style:name="T984" style:family="text">
      <style:text-properties style:font-name="Liberation Serif1" fo:language="ru" fo:country="RU" fo:font-style="italic" officeooo:rsid="012a79d9" style:font-style-asian="italic" style:font-style-complex="italic"/>
    </style:style>
    <style:style style:name="T985"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986"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987"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988"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989"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990"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991"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992"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993"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994"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995"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996"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997"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998"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999"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1000"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1001"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1002"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1003"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1004"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1005"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1006"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1007"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1008"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1009"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1010"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1011"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1012"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1013"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1014"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1015"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1016"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1017"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1018"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1019"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1020"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1021"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1022"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1023"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1024"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1025"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1026"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1027"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1028"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1029"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1030"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1031"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1032"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1033"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1034"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1035"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1036"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1037"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1038"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1039"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1040"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1041"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1042"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1043"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1044"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1045"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1046"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1047"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1048"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1049"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1050"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1051"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1052"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1053"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1054"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1055"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1056"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1057"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1058" style:family="text">
      <style:text-properties style:font-name="Liberation Serif1" fo:language="ru" fo:country="RU" fo:font-style="italic" style:text-underline-style="none" fo:font-weight="normal" officeooo:rsid="07d9e9d9" style:font-name-asian="Liberation Mono" style:font-style-asian="italic" style:font-weight-asian="normal" style:font-name-complex="Liberation Mono" style:font-style-complex="italic" style:font-weight-complex="normal"/>
    </style:style>
    <style:style style:name="T1059" style:family="text">
      <style:text-properties style:font-name="Liberation Serif1" fo:language="ru" fo:country="RU" fo:font-style="italic" style:text-underline-style="none" fo:font-weight="normal" officeooo:rsid="07dd7f6d" style:font-name-asian="Liberation Mono" style:font-style-asian="italic" style:font-weight-asian="normal" style:font-name-complex="Liberation Mono" style:font-style-complex="italic" style:font-weight-complex="normal"/>
    </style:style>
    <style:style style:name="T1060" style:family="text">
      <style:text-properties style:font-name="Liberation Serif1" fo:language="ru" fo:country="RU" fo:font-style="italic" style:text-underline-style="none" fo:font-weight="normal" officeooo:rsid="07e99f69" style:font-name-asian="Liberation Mono" style:font-style-asian="italic" style:font-weight-asian="normal" style:font-name-complex="Liberation Mono" style:font-style-complex="italic" style:font-weight-complex="normal"/>
    </style:style>
    <style:style style:name="T1061" style:family="text">
      <style:text-properties style:font-name="Liberation Serif1" fo:language="ru" fo:country="RU" fo:font-style="italic" style:text-underline-style="none" fo:font-weight="normal" officeooo:rsid="080be57e" style:font-name-asian="Liberation Mono" style:font-style-asian="italic" style:font-weight-asian="normal" style:font-name-complex="Liberation Mono" style:font-style-complex="italic" style:font-weight-complex="normal"/>
    </style:style>
    <style:style style:name="T1062" style:family="text">
      <style:text-properties style:font-name="Liberation Serif1" fo:language="ru" fo:country="RU" fo:font-style="italic" style:text-underline-style="none" fo:font-weight="normal" officeooo:rsid="081bd803" style:font-name-asian="Liberation Mono" style:font-style-asian="italic" style:font-weight-asian="normal" style:font-name-complex="Liberation Mono" style:font-style-complex="italic" style:font-weight-complex="normal"/>
    </style:style>
    <style:style style:name="T1063" style:family="text">
      <style:text-properties style:font-name="Liberation Serif1" fo:language="ru" fo:country="RU" fo:font-style="italic" style:text-underline-style="none" fo:font-weight="normal" officeooo:rsid="08507420" style:font-name-asian="Liberation Mono" style:font-style-asian="italic" style:font-weight-asian="normal" style:font-name-complex="Liberation Mono" style:font-style-complex="italic" style:font-weight-complex="normal"/>
    </style:style>
    <style:style style:name="T1064" style:family="text">
      <style:text-properties style:font-name="Liberation Serif1" fo:language="ru" fo:country="RU" fo:font-style="italic" style:text-underline-style="none" fo:font-weight="normal" officeooo:rsid="08549a56" style:font-name-asian="Liberation Mono" style:font-style-asian="italic" style:font-weight-asian="normal" style:font-name-complex="Liberation Mono" style:font-style-complex="italic" style:font-weight-complex="normal"/>
    </style:style>
    <style:style style:name="T1065" style:family="text">
      <style:text-properties style:font-name="Liberation Serif1" fo:language="ru" fo:country="RU" fo:font-style="italic" style:text-underline-style="none" fo:font-weight="normal" officeooo:rsid="0862e22e" style:font-name-asian="Liberation Mono" style:font-style-asian="italic" style:font-weight-asian="normal" style:font-name-complex="Liberation Mono" style:font-style-complex="italic" style:font-weight-complex="normal"/>
    </style:style>
    <style:style style:name="T1066" style:family="text">
      <style:text-properties style:font-name="Liberation Serif1" fo:language="ru" fo:country="RU" fo:font-style="italic" style:text-underline-style="none" fo:font-weight="normal" officeooo:rsid="08822ea1" style:font-name-asian="Liberation Mono" style:font-style-asian="italic" style:font-weight-asian="normal" style:font-name-complex="Liberation Mono" style:font-style-complex="italic" style:font-weight-complex="normal"/>
    </style:style>
    <style:style style:name="T1067" style:family="text">
      <style:text-properties style:font-name="Liberation Serif1" fo:language="ru" fo:country="RU" fo:font-style="italic" style:text-underline-style="none" fo:font-weight="normal" officeooo:rsid="089bdfbb" style:font-name-asian="Liberation Mono" style:font-style-asian="italic" style:font-weight-asian="normal" style:font-name-complex="Liberation Mono" style:font-style-complex="italic" style:font-weight-complex="normal"/>
    </style:style>
    <style:style style:name="T1068"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1105"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1106"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1107"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1108"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1109"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1110"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1111"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1112"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1113"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1114"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1115"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1116"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1117"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1118"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1119"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1120"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1121"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1122"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1123"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1124"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1125"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1126"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1127"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1128"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1129"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1130"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1131"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1132"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1133"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1134"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1135"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1136"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1137"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1138"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1139"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1140"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1141"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1142"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1143"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1144"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1145"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1146"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1147"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1148"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1149"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1150"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1151"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1152"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1153"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1154"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1155"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1156"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1157"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1158"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1159"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1160"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1161"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1162"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1163"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1164"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1165"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1166"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1167"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1168"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169"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170"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171"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172"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173"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174"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175"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176"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177"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178"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179"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180"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181"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182"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183"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184"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185"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186"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187"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188"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189"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190"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191"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192"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193"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194"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195"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196"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197"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198"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199"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200"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201"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202"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203"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204"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205"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206"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207"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208"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209"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210"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211"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212"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213"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214"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215"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216"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217"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218"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219"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220"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221"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222"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223"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224"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225"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226"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227"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228"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229"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230"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231"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232"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233"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234"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235"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236"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237"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238"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239"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240"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241"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242"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243"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244"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245"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246"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247"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248"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249"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250"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251"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252"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253"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254"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255"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256"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257"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258"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259"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260"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261"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262"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263"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264"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265"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266"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267"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268"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269"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270"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271"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272"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273"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274"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275"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276"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277"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278"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279"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280"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281"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282"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283"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284"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285"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286"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287"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288"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289"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290"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291"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292"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293"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294" style:family="text">
      <style:text-properties style:font-name="Liberation Serif1" fo:font-style="italic" fo:font-weight="normal" officeooo:rsid="087a7688" style:font-name-asian="Liberation Mono" style:font-style-asian="italic" style:font-weight-asian="normal" style:font-name-complex="Liberation Mono" style:font-style-complex="italic" style:font-weight-complex="normal"/>
    </style:style>
    <style:style style:name="T1295"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296"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297"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298"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299"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300"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301"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302"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303"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304"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305"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306"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307"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308"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309"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310"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311"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312"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313"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314" style:family="text">
      <style:text-properties officeooo:rsid="013fa35b"/>
    </style:style>
    <style:style style:name="T1315" style:family="text">
      <style:text-properties officeooo:rsid="014505b5"/>
    </style:style>
    <style:style style:name="T1316" style:family="text">
      <style:text-properties officeooo:rsid="014902d8"/>
    </style:style>
    <style:style style:name="T1317" style:family="text">
      <style:text-properties officeooo:rsid="014a27e7"/>
    </style:style>
    <style:style style:name="T1318" style:family="text">
      <style:text-properties officeooo:rsid="014e6d1b"/>
    </style:style>
    <style:style style:name="T1319" style:family="text">
      <style:text-properties officeooo:rsid="014f8b5b"/>
    </style:style>
    <style:style style:name="T1320" style:family="text">
      <style:text-properties officeooo:rsid="01513594"/>
    </style:style>
    <style:style style:name="T1321" style:family="text">
      <style:text-properties officeooo:rsid="01550fb3"/>
    </style:style>
    <style:style style:name="T1322" style:family="text">
      <style:text-properties officeooo:rsid="015b9ba0"/>
    </style:style>
    <style:style style:name="T1323" style:family="text">
      <style:text-properties officeooo:rsid="0162a5bc"/>
    </style:style>
    <style:style style:name="T1324" style:family="text">
      <style:text-properties officeooo:rsid="016947b1"/>
    </style:style>
    <style:style style:name="T1325" style:family="text">
      <style:text-properties officeooo:rsid="01697e0b"/>
    </style:style>
    <style:style style:name="T1326" style:family="text">
      <style:text-properties officeooo:rsid="016f763d"/>
    </style:style>
    <style:style style:name="T1327" style:family="text">
      <style:text-properties officeooo:rsid="01735a37"/>
    </style:style>
    <style:style style:name="T1328" style:family="text">
      <style:text-properties officeooo:rsid="0176735d"/>
    </style:style>
    <style:style style:name="T1329" style:family="text">
      <style:text-properties officeooo:rsid="0177ff5d"/>
    </style:style>
    <style:style style:name="T1330" style:family="text">
      <style:text-properties officeooo:rsid="017fe353"/>
    </style:style>
    <style:style style:name="T1331" style:family="text">
      <style:text-properties officeooo:rsid="01850e20"/>
    </style:style>
    <style:style style:name="T1332" style:family="text">
      <style:text-properties officeooo:rsid="01875499"/>
    </style:style>
    <style:style style:name="T1333" style:family="text">
      <style:text-properties officeooo:rsid="0189c69e"/>
    </style:style>
    <style:style style:name="T1334" style:family="text">
      <style:text-properties officeooo:rsid="018e2a11"/>
    </style:style>
    <style:style style:name="T1335" style:family="text">
      <style:text-properties officeooo:rsid="01932064"/>
    </style:style>
    <style:style style:name="T1336" style:family="text">
      <style:text-properties officeooo:rsid="0193ec39"/>
    </style:style>
    <style:style style:name="T1337" style:family="text">
      <style:text-properties officeooo:rsid="01948e23"/>
    </style:style>
    <style:style style:name="T1338" style:family="text">
      <style:text-properties officeooo:rsid="019c08b0"/>
    </style:style>
    <style:style style:name="T1339" style:family="text">
      <style:text-properties officeooo:rsid="019d1ad0"/>
    </style:style>
    <style:style style:name="T1340" style:family="text">
      <style:text-properties officeooo:rsid="019f95f7"/>
    </style:style>
    <style:style style:name="T1341" style:family="text">
      <style:text-properties officeooo:rsid="01a26031"/>
    </style:style>
    <style:style style:name="T1342" style:family="text">
      <style:text-properties officeooo:rsid="01a8ed59"/>
    </style:style>
    <style:style style:name="T1343" style:family="text">
      <style:text-properties officeooo:rsid="01ab72f7"/>
    </style:style>
    <style:style style:name="T1344" style:family="text">
      <style:text-properties officeooo:rsid="01b06fb7"/>
    </style:style>
    <style:style style:name="T1345" style:family="text">
      <style:text-properties officeooo:rsid="01b1f69c"/>
    </style:style>
    <style:style style:name="T1346" style:family="text">
      <style:text-properties officeooo:rsid="01bbae20"/>
    </style:style>
    <style:style style:name="T1347" style:family="text">
      <style:text-properties officeooo:rsid="01bf0653"/>
    </style:style>
    <style:style style:name="T1348" style:family="text">
      <style:text-properties officeooo:rsid="01c81895"/>
    </style:style>
    <style:style style:name="T1349" style:family="text">
      <style:text-properties officeooo:rsid="01cf215b"/>
    </style:style>
    <style:style style:name="T1350" style:family="text">
      <style:text-properties officeooo:rsid="01d144e9"/>
    </style:style>
    <style:style style:name="T1351" style:family="text">
      <style:text-properties officeooo:rsid="01d493f2"/>
    </style:style>
    <style:style style:name="T1352" style:family="text">
      <style:text-properties officeooo:rsid="01d7861b"/>
    </style:style>
    <style:style style:name="T1353" style:family="text">
      <style:text-properties officeooo:rsid="01dd6289"/>
    </style:style>
    <style:style style:name="T1354" style:family="text">
      <style:text-properties officeooo:rsid="01df413e"/>
    </style:style>
    <style:style style:name="T1355" style:family="text">
      <style:text-properties officeooo:rsid="01e0ab2c"/>
    </style:style>
    <style:style style:name="T1356" style:family="text">
      <style:text-properties officeooo:rsid="01e19b93"/>
    </style:style>
    <style:style style:name="T1357" style:family="text">
      <style:text-properties officeooo:rsid="01e2c670"/>
    </style:style>
    <style:style style:name="T1358" style:family="text">
      <style:text-properties officeooo:rsid="01e3d738"/>
    </style:style>
    <style:style style:name="T1359" style:family="text">
      <style:text-properties officeooo:rsid="01e6efc0"/>
    </style:style>
    <style:style style:name="T1360" style:family="text">
      <style:text-properties officeooo:rsid="01e7243a"/>
    </style:style>
    <style:style style:name="T1361" style:family="text">
      <style:text-properties officeooo:rsid="01e77783"/>
    </style:style>
    <style:style style:name="T1362" style:family="text">
      <style:text-properties officeooo:rsid="01ebffad"/>
    </style:style>
    <style:style style:name="T1363" style:family="text">
      <style:text-properties officeooo:rsid="01ed3b8d"/>
    </style:style>
    <style:style style:name="T1364" style:family="text">
      <style:text-properties officeooo:rsid="01ef452b"/>
    </style:style>
    <style:style style:name="T1365" style:family="text">
      <style:text-properties officeooo:rsid="01f036a0"/>
    </style:style>
    <style:style style:name="T1366" style:family="text">
      <style:text-properties officeooo:rsid="01f0ea24"/>
    </style:style>
    <style:style style:name="T1367" style:family="text">
      <style:text-properties officeooo:rsid="01f23090"/>
    </style:style>
    <style:style style:name="T1368" style:family="text">
      <style:text-properties officeooo:rsid="01f636db"/>
    </style:style>
    <style:style style:name="T1369" style:family="text">
      <style:text-properties officeooo:rsid="01f95a93"/>
    </style:style>
    <style:style style:name="T1370" style:family="text">
      <style:text-properties officeooo:rsid="01fec762"/>
    </style:style>
    <style:style style:name="T1371" style:family="text">
      <style:text-properties officeooo:rsid="0201c564"/>
    </style:style>
    <style:style style:name="T1372" style:family="text">
      <style:text-properties officeooo:rsid="020293e3"/>
    </style:style>
    <style:style style:name="T1373" style:family="text">
      <style:text-properties officeooo:rsid="0205adbf"/>
    </style:style>
    <style:style style:name="T1374" style:family="text">
      <style:text-properties officeooo:rsid="020cc7df"/>
    </style:style>
    <style:style style:name="T1375" style:family="text">
      <style:text-properties officeooo:rsid="02114a32"/>
    </style:style>
    <style:style style:name="T1376" style:family="text">
      <style:text-properties officeooo:rsid="02129022"/>
    </style:style>
    <style:style style:name="T1377" style:family="text">
      <style:text-properties officeooo:rsid="0214533b"/>
    </style:style>
    <style:style style:name="T1378" style:family="text">
      <style:text-properties officeooo:rsid="021711f3"/>
    </style:style>
    <style:style style:name="T1379" style:family="text">
      <style:text-properties officeooo:rsid="02193e7f"/>
    </style:style>
    <style:style style:name="T1380" style:family="text">
      <style:text-properties officeooo:rsid="02199297"/>
    </style:style>
    <style:style style:name="T1381" style:family="text">
      <style:text-properties officeooo:rsid="0221d8a7"/>
    </style:style>
    <style:style style:name="T1382" style:family="text">
      <style:text-properties officeooo:rsid="0225be5e"/>
    </style:style>
    <style:style style:name="T1383" style:family="text">
      <style:text-properties officeooo:rsid="0226f4ce"/>
    </style:style>
    <style:style style:name="T1384" style:family="text">
      <style:text-properties officeooo:rsid="0227d0c5"/>
    </style:style>
    <style:style style:name="T1385" style:family="text">
      <style:text-properties officeooo:rsid="022927b8"/>
    </style:style>
    <style:style style:name="T1386" style:family="text">
      <style:text-properties officeooo:rsid="022ad238"/>
    </style:style>
    <style:style style:name="T1387" style:family="text">
      <style:text-properties officeooo:rsid="022e36ff"/>
    </style:style>
    <style:style style:name="T1388" style:family="text">
      <style:text-properties officeooo:rsid="023171b8"/>
    </style:style>
    <style:style style:name="T1389" style:family="text">
      <style:text-properties officeooo:rsid="0231b24c"/>
    </style:style>
    <style:style style:name="T1390" style:family="text">
      <style:text-properties officeooo:rsid="02334ceb"/>
    </style:style>
    <style:style style:name="T1391" style:family="text">
      <style:text-properties officeooo:rsid="02343bde"/>
    </style:style>
    <style:style style:name="T1392" style:family="text">
      <style:text-properties officeooo:rsid="02362e0d"/>
    </style:style>
    <style:style style:name="T1393" style:family="text">
      <style:text-properties officeooo:rsid="02371e3c"/>
    </style:style>
    <style:style style:name="T1394" style:family="text">
      <style:text-properties officeooo:rsid="02387068"/>
    </style:style>
    <style:style style:name="T1395" style:family="text">
      <style:text-properties officeooo:rsid="0239b0fe"/>
    </style:style>
    <style:style style:name="T1396" style:family="text">
      <style:text-properties officeooo:rsid="023d1519"/>
    </style:style>
    <style:style style:name="T1397" style:family="text">
      <style:text-properties officeooo:rsid="023f862e"/>
    </style:style>
    <style:style style:name="T1398" style:family="text">
      <style:text-properties officeooo:rsid="023f9a96"/>
    </style:style>
    <style:style style:name="T1399" style:family="text">
      <style:text-properties officeooo:rsid="023fb3ee"/>
    </style:style>
    <style:style style:name="T1400" style:family="text">
      <style:text-properties officeooo:rsid="02423a70"/>
    </style:style>
    <style:style style:name="T1401" style:family="text">
      <style:text-properties officeooo:rsid="024321c4"/>
    </style:style>
    <style:style style:name="T1402" style:family="text">
      <style:text-properties officeooo:rsid="024580d4"/>
    </style:style>
    <style:style style:name="T1403" style:family="text">
      <style:text-properties officeooo:rsid="02466825"/>
    </style:style>
    <style:style style:name="T1404" style:family="text">
      <style:text-properties officeooo:rsid="0249ff24"/>
    </style:style>
    <style:style style:name="T1405" style:family="text">
      <style:text-properties officeooo:rsid="024a992d"/>
    </style:style>
    <style:style style:name="T1406" style:family="text">
      <style:text-properties officeooo:rsid="024e1eee"/>
    </style:style>
    <style:style style:name="T1407" style:family="text">
      <style:text-properties officeooo:rsid="024ffbc7"/>
    </style:style>
    <style:style style:name="T1408" style:family="text">
      <style:text-properties officeooo:rsid="02508050"/>
    </style:style>
    <style:style style:name="T1409" style:family="text">
      <style:text-properties officeooo:rsid="0250d4d2"/>
    </style:style>
    <style:style style:name="T1410" style:family="text">
      <style:text-properties officeooo:rsid="0253a56a"/>
    </style:style>
    <style:style style:name="T1411" style:family="text">
      <style:text-properties officeooo:rsid="02595af3"/>
    </style:style>
    <style:style style:name="T1412" style:family="text">
      <style:text-properties officeooo:rsid="0259ca07"/>
    </style:style>
    <style:style style:name="T1413" style:family="text">
      <style:text-properties officeooo:rsid="025a9308"/>
    </style:style>
    <style:style style:name="T1414" style:family="text">
      <style:text-properties officeooo:rsid="025c6f68"/>
    </style:style>
    <style:style style:name="T1415" style:family="text">
      <style:text-properties officeooo:rsid="025e3220"/>
    </style:style>
    <style:style style:name="T1416" style:family="text">
      <style:text-properties officeooo:rsid="025e6a9b"/>
    </style:style>
    <style:style style:name="T1417" style:family="text">
      <style:text-properties fo:font-weight="bold" officeooo:rsid="025e6a9b" style:font-weight-asian="bold" style:font-weight-complex="bold"/>
    </style:style>
    <style:style style:name="T1418" style:family="text">
      <style:text-properties officeooo:rsid="025f653e"/>
    </style:style>
    <style:style style:name="T1419" style:family="text">
      <style:text-properties officeooo:rsid="025f9e0e"/>
    </style:style>
    <style:style style:name="T1420" style:family="text">
      <style:text-properties officeooo:rsid="0261823d"/>
    </style:style>
    <style:style style:name="T1421" style:family="text">
      <style:text-properties officeooo:rsid="026387cf"/>
    </style:style>
    <style:style style:name="T1422" style:family="text">
      <style:text-properties officeooo:rsid="026c6c18"/>
    </style:style>
    <style:style style:name="T1423" style:family="text">
      <style:text-properties officeooo:rsid="026c7df2"/>
    </style:style>
    <style:style style:name="T1424" style:family="text">
      <style:text-properties officeooo:rsid="026da8dd"/>
    </style:style>
    <style:style style:name="T1425" style:family="text">
      <style:text-properties officeooo:rsid="02705c20"/>
    </style:style>
    <style:style style:name="T1426" style:family="text">
      <style:text-properties officeooo:rsid="02711161"/>
    </style:style>
    <style:style style:name="T1427" style:family="text">
      <style:text-properties officeooo:rsid="0272cd7d"/>
    </style:style>
    <style:style style:name="T1428" style:family="text">
      <style:text-properties officeooo:rsid="02746f80"/>
    </style:style>
    <style:style style:name="T1429" style:family="text">
      <style:text-properties officeooo:rsid="0274d108"/>
    </style:style>
    <style:style style:name="T1430" style:family="text">
      <style:text-properties officeooo:rsid="0275ee16"/>
    </style:style>
    <style:style style:name="T1431" style:family="text">
      <style:text-properties officeooo:rsid="0277a205"/>
    </style:style>
    <style:style style:name="T1432" style:family="text">
      <style:text-properties officeooo:rsid="0277a842"/>
    </style:style>
    <style:style style:name="T1433" style:family="text">
      <style:text-properties officeooo:rsid="027822db"/>
    </style:style>
    <style:style style:name="T1434" style:family="text">
      <style:text-properties officeooo:rsid="02797e3a"/>
    </style:style>
    <style:style style:name="T1435" style:family="text">
      <style:text-properties officeooo:rsid="027ae545"/>
    </style:style>
    <style:style style:name="T1436" style:family="text">
      <style:text-properties officeooo:rsid="027c7ed5"/>
    </style:style>
    <style:style style:name="T1437" style:family="text">
      <style:text-properties officeooo:rsid="02812dc4"/>
    </style:style>
    <style:style style:name="T1438" style:family="text">
      <style:text-properties officeooo:rsid="02823829"/>
    </style:style>
    <style:style style:name="T1439" style:family="text">
      <style:text-properties officeooo:rsid="0284908a"/>
    </style:style>
    <style:style style:name="T1440" style:family="text">
      <style:text-properties officeooo:rsid="028537f3"/>
    </style:style>
    <style:style style:name="T1441" style:family="text">
      <style:text-properties officeooo:rsid="02880feb"/>
    </style:style>
    <style:style style:name="T1442" style:family="text">
      <style:text-properties officeooo:rsid="028bf133"/>
    </style:style>
    <style:style style:name="T1443" style:family="text">
      <style:text-properties officeooo:rsid="028dc2d7"/>
    </style:style>
    <style:style style:name="T1444" style:family="text">
      <style:text-properties officeooo:rsid="02939d2c"/>
    </style:style>
    <style:style style:name="T1445" style:family="text">
      <style:text-properties officeooo:rsid="0294fac7"/>
    </style:style>
    <style:style style:name="T1446" style:family="text">
      <style:text-properties officeooo:rsid="0295b27c"/>
    </style:style>
    <style:style style:name="T1447" style:family="text">
      <style:text-properties officeooo:rsid="0296fd06"/>
    </style:style>
    <style:style style:name="T1448" style:family="text">
      <style:text-properties officeooo:rsid="029a31c6"/>
    </style:style>
    <style:style style:name="T1449" style:family="text">
      <style:text-properties officeooo:rsid="029f3352"/>
    </style:style>
    <style:style style:name="T1450" style:family="text">
      <style:text-properties officeooo:rsid="02a250e8"/>
    </style:style>
    <style:style style:name="T1451" style:family="text">
      <style:text-properties officeooo:rsid="02b2b881"/>
    </style:style>
    <style:style style:name="T1452" style:family="text">
      <style:text-properties officeooo:rsid="02b3b5c2"/>
    </style:style>
    <style:style style:name="T1453" style:family="text">
      <style:text-properties officeooo:rsid="02b7a1fc"/>
    </style:style>
    <style:style style:name="T1454" style:family="text">
      <style:text-properties officeooo:rsid="02ba7fc8"/>
    </style:style>
    <style:style style:name="T1455" style:family="text">
      <style:text-properties officeooo:rsid="02bf0e31"/>
    </style:style>
    <style:style style:name="T1456" style:family="text">
      <style:text-properties officeooo:rsid="02c1a870"/>
    </style:style>
    <style:style style:name="T1457" style:family="text">
      <style:text-properties officeooo:rsid="02c347d7"/>
    </style:style>
    <style:style style:name="T1458" style:family="text">
      <style:text-properties officeooo:rsid="02c75f43"/>
    </style:style>
    <style:style style:name="T1459" style:family="text">
      <style:text-properties officeooo:rsid="02c8d3e9"/>
    </style:style>
    <style:style style:name="T1460" style:family="text">
      <style:text-properties officeooo:rsid="02ce1f04"/>
    </style:style>
    <style:style style:name="T1461" style:family="text">
      <style:text-properties officeooo:rsid="02ceda63"/>
    </style:style>
    <style:style style:name="T1462" style:family="text">
      <style:text-properties officeooo:rsid="02d094e6"/>
    </style:style>
    <style:style style:name="T1463" style:family="text">
      <style:text-properties officeooo:rsid="02d1fcc5"/>
    </style:style>
    <style:style style:name="T1464" style:family="text">
      <style:text-properties officeooo:rsid="02d2982e"/>
    </style:style>
    <style:style style:name="T1465" style:family="text">
      <style:text-properties officeooo:rsid="02d40163"/>
    </style:style>
    <style:style style:name="T1466" style:family="text">
      <style:text-properties officeooo:rsid="02d4e167"/>
    </style:style>
    <style:style style:name="T1467" style:family="text">
      <style:text-properties officeooo:rsid="02d76b85"/>
    </style:style>
    <style:style style:name="T1468" style:family="text">
      <style:text-properties officeooo:rsid="02d7e4bb"/>
    </style:style>
    <style:style style:name="T1469" style:family="text">
      <style:text-properties officeooo:rsid="02da2fd7"/>
    </style:style>
    <style:style style:name="T1470" style:family="text">
      <style:text-properties officeooo:rsid="02dd7efe"/>
    </style:style>
    <style:style style:name="T1471" style:family="text">
      <style:text-properties officeooo:rsid="02deab72"/>
    </style:style>
    <style:style style:name="T1472" style:family="text">
      <style:text-properties officeooo:rsid="02e2c4cc"/>
    </style:style>
    <style:style style:name="T1473" style:family="text">
      <style:text-properties officeooo:rsid="02ec21e7"/>
    </style:style>
    <style:style style:name="T1474" style:family="text">
      <style:text-properties officeooo:rsid="02ecd7cb"/>
    </style:style>
    <style:style style:name="T1475" style:family="text">
      <style:text-properties officeooo:rsid="02ef3e2a"/>
    </style:style>
    <style:style style:name="T1476" style:family="text">
      <style:text-properties officeooo:rsid="02efdce3"/>
    </style:style>
    <style:style style:name="T1477" style:family="text">
      <style:text-properties officeooo:rsid="02f46446"/>
    </style:style>
    <style:style style:name="T1478" style:family="text">
      <style:text-properties officeooo:rsid="02f5343f"/>
    </style:style>
    <style:style style:name="T1479" style:family="text">
      <style:text-properties officeooo:rsid="02f6c291"/>
    </style:style>
    <style:style style:name="T1480" style:family="text">
      <style:text-properties officeooo:rsid="02f8919f"/>
    </style:style>
    <style:style style:name="T1481" style:family="text">
      <style:text-properties officeooo:rsid="02f93ab7"/>
    </style:style>
    <style:style style:name="T1482" style:family="text">
      <style:text-properties officeooo:rsid="02fc82ed"/>
    </style:style>
    <style:style style:name="T1483" style:family="text">
      <style:text-properties officeooo:rsid="02fcd843"/>
    </style:style>
    <style:style style:name="T1484" style:family="text">
      <style:text-properties officeooo:rsid="03067ab1"/>
    </style:style>
    <style:style style:name="T1485" style:family="text">
      <style:text-properties officeooo:rsid="030f65e3"/>
    </style:style>
    <style:style style:name="T1486" style:family="text">
      <style:text-properties officeooo:rsid="03114010"/>
    </style:style>
    <style:style style:name="T1487" style:family="text">
      <style:text-properties officeooo:rsid="031249dc"/>
    </style:style>
    <style:style style:name="T1488" style:family="text">
      <style:text-properties officeooo:rsid="031378df"/>
    </style:style>
    <style:style style:name="T1489" style:family="text">
      <style:text-properties officeooo:rsid="03154bf8"/>
    </style:style>
    <style:style style:name="T1490" style:family="text">
      <style:text-properties officeooo:rsid="03159ecd"/>
    </style:style>
    <style:style style:name="T1491" style:family="text">
      <style:text-properties officeooo:rsid="0317d492"/>
    </style:style>
    <style:style style:name="T1492" style:family="text">
      <style:text-properties officeooo:rsid="031a2707"/>
    </style:style>
    <style:style style:name="T1493" style:family="text">
      <style:text-properties officeooo:rsid="031a6967"/>
    </style:style>
    <style:style style:name="T1494" style:family="text">
      <style:text-properties officeooo:rsid="031b36b3"/>
    </style:style>
    <style:style style:name="T1495" style:family="text">
      <style:text-properties officeooo:rsid="031c4163"/>
    </style:style>
    <style:style style:name="T1496" style:family="text">
      <style:text-properties officeooo:rsid="0325cdd3"/>
    </style:style>
    <style:style style:name="T1497" style:family="text">
      <style:text-properties officeooo:rsid="0327b48c"/>
    </style:style>
    <style:style style:name="T1498" style:family="text">
      <style:text-properties officeooo:rsid="03287fde"/>
    </style:style>
    <style:style style:name="T1499" style:family="text">
      <style:text-properties officeooo:rsid="032e6ea2"/>
    </style:style>
    <style:style style:name="T1500" style:family="text">
      <style:text-properties officeooo:rsid="03300cad"/>
    </style:style>
    <style:style style:name="T1501" style:family="text">
      <style:text-properties officeooo:rsid="03351614"/>
    </style:style>
    <style:style style:name="T1502" style:family="text">
      <style:text-properties officeooo:rsid="0335c972"/>
    </style:style>
    <style:style style:name="T1503" style:family="text">
      <style:text-properties officeooo:rsid="03424e36"/>
    </style:style>
    <style:style style:name="T1504" style:family="text">
      <style:text-properties officeooo:rsid="0347328d"/>
    </style:style>
    <style:style style:name="T1505" style:family="text">
      <style:text-properties officeooo:rsid="0351327f"/>
    </style:style>
    <style:style style:name="T1506" style:family="text">
      <style:text-properties officeooo:rsid="035d6708"/>
    </style:style>
    <style:style style:name="T1507" style:family="text">
      <style:text-properties officeooo:rsid="035f7425"/>
    </style:style>
    <style:style style:name="T1508" style:family="text">
      <style:text-properties officeooo:rsid="036d26e2"/>
    </style:style>
    <style:style style:name="T1509" style:family="text">
      <style:text-properties officeooo:rsid="037edca1"/>
    </style:style>
    <style:style style:name="T1510" style:family="text">
      <style:text-properties officeooo:rsid="038c89aa"/>
    </style:style>
    <style:style style:name="T1511" style:family="text">
      <style:text-properties officeooo:rsid="038ef054"/>
    </style:style>
    <style:style style:name="T1512" style:family="text">
      <style:text-properties officeooo:rsid="03932579"/>
    </style:style>
    <style:style style:name="T1513" style:family="text">
      <style:text-properties officeooo:rsid="03976937"/>
    </style:style>
    <style:style style:name="T1514" style:family="text">
      <style:text-properties officeooo:rsid="03992279"/>
    </style:style>
    <style:style style:name="T1515" style:family="text">
      <style:text-properties officeooo:rsid="039cd4e1"/>
    </style:style>
    <style:style style:name="T1516" style:family="text">
      <style:text-properties officeooo:rsid="039eea51"/>
    </style:style>
    <style:style style:name="T1517" style:family="text">
      <style:text-properties officeooo:rsid="03a4d788"/>
    </style:style>
    <style:style style:name="T1518" style:family="text">
      <style:text-properties officeooo:rsid="03a93435"/>
    </style:style>
    <style:style style:name="T1519" style:family="text">
      <style:text-properties officeooo:rsid="03b0ee69"/>
    </style:style>
    <style:style style:name="T1520" style:family="text">
      <style:text-properties officeooo:rsid="03b27331"/>
    </style:style>
    <style:style style:name="T1521" style:family="text">
      <style:text-properties officeooo:rsid="03b512ad"/>
    </style:style>
    <style:style style:name="T1522" style:family="text">
      <style:text-properties officeooo:rsid="03b654d3"/>
    </style:style>
    <style:style style:name="T1523" style:family="text">
      <style:text-properties officeooo:rsid="03b68b4b"/>
    </style:style>
    <style:style style:name="T1524" style:family="text">
      <style:text-properties officeooo:rsid="03b86da5"/>
    </style:style>
    <style:style style:name="T1525" style:family="text">
      <style:text-properties officeooo:rsid="03c0abc5"/>
    </style:style>
    <style:style style:name="T1526" style:family="text">
      <style:text-properties officeooo:rsid="03c1e515"/>
    </style:style>
    <style:style style:name="T1527" style:family="text">
      <style:text-properties officeooo:rsid="03c5486b"/>
    </style:style>
    <style:style style:name="T1528" style:family="text">
      <style:text-properties officeooo:rsid="03c7958c"/>
    </style:style>
    <style:style style:name="T1529" style:family="text">
      <style:text-properties officeooo:rsid="03c982de"/>
    </style:style>
    <style:style style:name="T1530" style:family="text">
      <style:text-properties officeooo:rsid="03cf2e5c"/>
    </style:style>
    <style:style style:name="T1531" style:family="text">
      <style:text-properties officeooo:rsid="03d1b535"/>
    </style:style>
    <style:style style:name="T1532" style:family="text">
      <style:text-properties officeooo:rsid="03d84817"/>
    </style:style>
    <style:style style:name="T1533" style:family="text">
      <style:text-properties officeooo:rsid="03e59b48"/>
    </style:style>
    <style:style style:name="T1534" style:family="text">
      <style:text-properties officeooo:rsid="03e7870e"/>
    </style:style>
    <style:style style:name="T1535" style:family="text">
      <style:text-properties officeooo:rsid="03e7ca3c"/>
    </style:style>
    <style:style style:name="T1536" style:family="text">
      <style:text-properties officeooo:rsid="03e8d58c"/>
    </style:style>
    <style:style style:name="T1537" style:family="text">
      <style:text-properties officeooo:rsid="03e9c910"/>
    </style:style>
    <style:style style:name="T1538" style:family="text">
      <style:text-properties officeooo:rsid="03f1121f"/>
    </style:style>
    <style:style style:name="T1539" style:family="text">
      <style:text-properties officeooo:rsid="03f65a15"/>
    </style:style>
    <style:style style:name="T1540" style:family="text">
      <style:text-properties officeooo:rsid="03fbbb24"/>
    </style:style>
    <style:style style:name="T1541" style:family="text">
      <style:text-properties officeooo:rsid="040601e0"/>
    </style:style>
    <style:style style:name="T1542" style:family="text">
      <style:text-properties officeooo:rsid="040a2a8b"/>
    </style:style>
    <style:style style:name="T1543" style:family="text">
      <style:text-properties officeooo:rsid="040da7db"/>
    </style:style>
    <style:style style:name="T1544" style:family="text">
      <style:text-properties officeooo:rsid="040ea4a9"/>
    </style:style>
    <style:style style:name="T1545" style:family="text">
      <style:text-properties officeooo:rsid="04114933"/>
    </style:style>
    <style:style style:name="T1546" style:family="text">
      <style:text-properties officeooo:rsid="041664b1"/>
    </style:style>
    <style:style style:name="T1547" style:family="text">
      <style:text-properties officeooo:rsid="04185270"/>
    </style:style>
    <style:style style:name="T1548" style:family="text">
      <style:text-properties officeooo:rsid="041a035b"/>
    </style:style>
    <style:style style:name="T1549" style:family="text">
      <style:text-properties officeooo:rsid="042463fa"/>
    </style:style>
    <style:style style:name="T1550" style:family="text">
      <style:text-properties officeooo:rsid="0428e50e"/>
    </style:style>
    <style:style style:name="T1551" style:family="text">
      <style:text-properties officeooo:rsid="042a81b8"/>
    </style:style>
    <style:style style:name="T1552" style:family="text">
      <style:text-properties officeooo:rsid="042ef3be"/>
    </style:style>
    <style:style style:name="T1553" style:family="text">
      <style:text-properties officeooo:rsid="0430b161"/>
    </style:style>
    <style:style style:name="T1554" style:family="text">
      <style:text-properties officeooo:rsid="043659f4"/>
    </style:style>
    <style:style style:name="T1555" style:family="text">
      <style:text-properties officeooo:rsid="04800dce"/>
    </style:style>
    <style:style style:name="T1556" style:family="text">
      <style:text-properties style:font-name="Liberation Serif"/>
    </style:style>
    <style:style style:name="T1557" style:family="text">
      <style:text-properties style:font-name="Liberation Serif" officeooo:rsid="0481af48" style:font-name-asian="Liberation Mono" style:font-name-complex="Liberation Mono"/>
    </style:style>
    <style:style style:name="T1558" style:family="text">
      <style:text-properties style:font-name="Liberation Serif" officeooo:rsid="0483a52b"/>
    </style:style>
    <style:style style:name="T1559" style:family="text">
      <style:text-properties style:font-name="Liberation Serif" officeooo:rsid="048490d1"/>
    </style:style>
    <style:style style:name="T1560" style:family="text">
      <style:text-properties style:font-name="Liberation Serif" officeooo:rsid="0485ab4b"/>
    </style:style>
    <style:style style:name="T1561" style:family="text">
      <style:text-properties style:font-name="Liberation Serif" officeooo:rsid="0485b6ee"/>
    </style:style>
    <style:style style:name="T1562" style:family="text">
      <style:text-properties style:font-name="Liberation Serif" officeooo:rsid="04875461"/>
    </style:style>
    <style:style style:name="T1563" style:family="text">
      <style:text-properties style:font-name="Liberation Serif" officeooo:rsid="0488d145"/>
    </style:style>
    <style:style style:name="T1564" style:family="text">
      <style:text-properties style:font-name="Liberation Serif" officeooo:rsid="04898598"/>
    </style:style>
    <style:style style:name="T1565" style:family="text">
      <style:text-properties style:font-name="Liberation Serif" officeooo:rsid="0489b1aa"/>
    </style:style>
    <style:style style:name="T1566" style:family="text">
      <style:text-properties style:font-name="Liberation Serif" fo:font-style="italic" officeooo:rsid="0489b1aa" style:font-style-asian="italic" style:font-style-complex="italic"/>
    </style:style>
    <style:style style:name="T1567" style:family="text">
      <style:text-properties style:font-name="Liberation Serif" fo:font-style="italic" officeooo:rsid="048a4ce0" style:font-style-asian="italic" style:font-style-complex="italic"/>
    </style:style>
    <style:style style:name="T1568" style:family="text">
      <style:text-properties style:font-name="Liberation Serif" fo:font-style="italic" officeooo:rsid="048bdace" style:font-style-asian="italic" style:font-style-complex="italic"/>
    </style:style>
    <style:style style:name="T1569" style:family="text">
      <style:text-properties style:font-name="Liberation Serif" fo:font-style="italic" officeooo:rsid="048c95cb" style:font-style-asian="italic" style:font-style-complex="italic"/>
    </style:style>
    <style:style style:name="T1570" style:family="text">
      <style:text-properties style:font-name="Liberation Serif" fo:font-style="italic" officeooo:rsid="049ac1ec" style:font-style-asian="italic" style:font-style-complex="italic"/>
    </style:style>
    <style:style style:name="T1571" style:family="text">
      <style:text-properties style:font-name="Liberation Serif" fo:font-style="italic" fo:font-weight="normal" officeooo:rsid="0495e563" style:font-style-asian="italic" style:font-weight-asian="normal" style:font-style-complex="italic" style:font-weight-complex="normal"/>
    </style:style>
    <style:style style:name="T1572" style:family="text">
      <style:text-properties style:font-name="Liberation Serif" fo:font-style="italic" fo:font-weight="normal" officeooo:rsid="0499271b" style:font-style-asian="italic" style:font-weight-asian="normal" style:font-style-complex="italic" style:font-weight-complex="normal"/>
    </style:style>
    <style:style style:name="T1573" style:family="text">
      <style:text-properties style:font-name="Liberation Serif" fo:font-style="normal" officeooo:rsid="0489b1aa" style:font-style-asian="normal" style:font-style-complex="normal"/>
    </style:style>
    <style:style style:name="T1574" style:family="text">
      <style:text-properties style:font-name="Liberation Serif" fo:font-style="normal" officeooo:rsid="048a4ce0" style:font-style-asian="normal" style:font-style-complex="normal"/>
    </style:style>
    <style:style style:name="T1575" style:family="text">
      <style:text-properties style:font-name="Liberation Serif" fo:font-style="normal" officeooo:rsid="048bcdc3" style:font-style-asian="normal" style:font-style-complex="normal"/>
    </style:style>
    <style:style style:name="T1576" style:family="text">
      <style:text-properties style:font-name="Liberation Serif" fo:font-style="normal" officeooo:rsid="048bdace" style:font-style-asian="normal" style:font-style-complex="normal"/>
    </style:style>
    <style:style style:name="T1577" style:family="text">
      <style:text-properties style:font-name="Liberation Serif" fo:font-style="normal" officeooo:rsid="048c95cb" style:font-style-asian="normal" style:font-style-complex="normal"/>
    </style:style>
    <style:style style:name="T1578" style:family="text">
      <style:text-properties style:font-name="Liberation Serif" fo:font-style="normal" officeooo:rsid="049ac1ec" style:font-style-asian="normal" style:font-style-complex="normal"/>
    </style:style>
    <style:style style:name="T1579" style:family="text">
      <style:text-properties style:font-name="Liberation Serif" fo:font-style="normal" officeooo:rsid="049badc2" style:font-style-asian="normal" style:font-style-complex="normal"/>
    </style:style>
    <style:style style:name="T1580" style:family="text">
      <style:text-properties style:font-name="Liberation Serif" fo:font-style="normal" fo:font-weight="bold" officeooo:rsid="0483a52b" style:font-style-asian="normal" style:font-weight-asian="bold" style:font-style-complex="normal" style:font-weight-complex="bold"/>
    </style:style>
    <style:style style:name="T1581" style:family="text">
      <style:text-properties style:font-name="Liberation Serif" fo:font-style="normal" fo:font-weight="normal" officeooo:rsid="048c95cb" style:font-style-asian="normal" style:font-weight-asian="normal" style:font-style-complex="normal" style:font-weight-complex="normal"/>
    </style:style>
    <style:style style:name="T1582" style:family="text">
      <style:text-properties style:font-name="Liberation Serif" fo:font-style="normal" fo:font-weight="normal" officeooo:rsid="048bdace" style:font-style-asian="normal" style:font-weight-asian="normal" style:font-style-complex="normal" style:font-weight-complex="normal"/>
    </style:style>
    <style:style style:name="T1583" style:family="text">
      <style:text-properties style:font-name="Liberation Serif" fo:font-style="normal" fo:font-weight="normal" officeooo:rsid="048e039a" style:font-style-asian="normal" style:font-weight-asian="normal" style:font-style-complex="normal" style:font-weight-complex="normal"/>
    </style:style>
    <style:style style:name="T1584" style:family="text">
      <style:text-properties style:font-name="Liberation Serif" fo:font-style="normal" fo:font-weight="normal" officeooo:rsid="0494f4be" style:font-style-asian="normal" style:font-weight-asian="normal" style:font-style-complex="normal" style:font-weight-complex="normal"/>
    </style:style>
    <style:style style:name="T1585" style:family="text">
      <style:text-properties style:font-name="Liberation Serif" fo:font-style="normal" fo:font-weight="normal" officeooo:rsid="049527bf" style:font-style-asian="normal" style:font-weight-asian="normal" style:font-style-complex="normal" style:font-weight-complex="normal"/>
    </style:style>
    <style:style style:name="T1586" style:family="text">
      <style:text-properties style:font-name="Liberation Serif" fo:font-style="normal" fo:font-weight="normal" officeooo:rsid="0495e563" style:font-style-asian="normal" style:font-weight-asian="normal" style:font-style-complex="normal" style:font-weight-complex="normal"/>
    </style:style>
    <style:style style:name="T1587" style:family="text">
      <style:text-properties style:font-name="Liberation Serif" fo:font-style="normal" fo:font-weight="normal" officeooo:rsid="049618ad" style:font-style-asian="normal" style:font-weight-asian="normal" style:font-style-complex="normal" style:font-weight-complex="normal"/>
    </style:style>
    <style:style style:name="T1588" style:family="text">
      <style:text-properties style:font-name="Liberation Serif" fo:font-style="normal" fo:font-weight="normal" officeooo:rsid="04962972" style:font-style-asian="normal" style:font-weight-asian="normal" style:font-style-complex="normal" style:font-weight-complex="normal"/>
    </style:style>
    <style:style style:name="T1589" style:family="text">
      <style:text-properties style:font-name="Liberation Serif" fo:font-style="normal" fo:font-weight="normal" officeooo:rsid="0497f370" style:font-style-asian="normal" style:font-weight-asian="normal" style:font-style-complex="normal" style:font-weight-complex="normal"/>
    </style:style>
    <style:style style:name="T1590" style:family="text">
      <style:text-properties style:font-name="Liberation Serif" fo:font-style="normal" fo:font-weight="normal" officeooo:rsid="0499271b" style:font-style-asian="normal" style:font-weight-asian="normal" style:font-style-complex="normal" style:font-weight-complex="normal"/>
    </style:style>
    <style:style style:name="T1591" style:family="text">
      <style:text-properties style:font-name="Liberation Serif" fo:font-style="normal" fo:font-weight="normal" officeooo:rsid="049ac1ec" style:font-style-asian="normal" style:font-weight-asian="normal" style:font-style-complex="normal" style:font-weight-complex="normal"/>
    </style:style>
    <style:style style:name="T1592" style:family="text">
      <style:text-properties style:font-name="Liberation Serif" fo:font-style="normal" fo:font-weight="normal" officeooo:rsid="049badc2" style:font-style-asian="normal" style:font-weight-asian="normal" style:font-style-complex="normal" style:font-weight-complex="normal"/>
    </style:style>
    <style:style style:name="T1593" style:family="text">
      <style:text-properties style:font-name="Liberation Serif" officeooo:rsid="049ac1ec"/>
    </style:style>
    <style:style style:name="T1594" style:family="text">
      <style:text-properties officeooo:rsid="0624d679"/>
    </style:style>
    <style:style style:name="T1595" style:family="text">
      <style:text-properties officeooo:rsid="0714b3f6"/>
    </style:style>
    <style:style style:name="T1596" style:family="text">
      <style:text-properties style:text-position="sub 58%"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1597" style:family="text">
      <style:text-properties officeooo:rsid="082cb598"/>
    </style:style>
    <style:style style:name="T1598" style:family="text">
      <style:text-properties officeooo:rsid="08319b6c"/>
    </style:style>
    <style:style style:name="T1599" style:family="text">
      <style:text-properties officeooo:rsid="0833009d"/>
    </style:style>
    <style:style style:name="T1600" style:family="text">
      <style:text-properties officeooo:rsid="0836e07c"/>
    </style:style>
    <style:style style:name="T1601" style:family="text">
      <style:text-properties officeooo:rsid="0837c55b"/>
    </style:style>
    <style:style style:name="T1602" style:family="text">
      <style:text-properties officeooo:rsid="083d0927"/>
    </style:style>
    <style:style style:name="T1603" style:family="text">
      <style:text-properties officeooo:rsid="0842b7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nobord">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580">Природа не знает уничтожения; ей известно лишь превращение. Всё, чему меня научила наука, и продолжает учить, подтверждает мо<text:span text:style-name="T1320">ю</text:span> убеждённость в продолжении нашего духовного <text:span text:style-name="T1595">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9">Тронулись</text:span>. Потянулись цепочкой, покидая вокзал, покидая центр города, <text:span text:style-name="T99">покатили через</text:span> его старые, <text:span text:style-name="T4">заброшенные</text:span> районы. <text:span text:style-name="T100">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102">Поезд</text:span> остановил<text:span text:style-name="T103">ся</text:span>. Дальше <text:span text:style-name="T103">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8">ё</text:span> невидим<text:span text:style-name="T98">о</text:span>е <text:span text:style-name="T98">помещение</text:span> с другими. Не видно не зги, да, <text:span text:style-name="T101">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6">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6">, приятель….»</text:span></text:p>
      <text:p text:style-name="P272">Выхода нет. Лежи и жди, лежи тихо, не двигайся. <text:span text:style-name="T97">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5">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6">стиснув пустые или полупустые бутылки, этот развесился на стуле, тот </text:span><text:span text:style-name="T155">свернулся</text:span><text:span text:style-name="T106"> калачиком в холодном камине, те раскинулись на диванах, на пыльных коврах, в шезлонгах на разных уровнях громадного зала, </text:span><text:span text:style-name="T108">храпя</text:span><text:span text:style-name="T106"> и сопя на все лады самоповторным хором, покуда свет Лондона, зимний тягучий свет, ширится в </text:span><text:span text:style-name="T109">вертикальных</text:span><text:span text:style-name="T107"> </text:span><text:span text:style-name="T109">переплётах </text:span><text:span text:style-name="T107">окон, </text:span><text:span text:style-name="T108">ширится в слоях вчерашнего дыма, что всё ещё висит, редея, с навощённых балок потолка. </text:span><text:span text:style-name="T109">А</text:span><text:span text:style-name="T108"> эти распростёртые горизонтал</text:span><text:span text:style-name="T109">ы</text:span><text:span text:style-name="T108">, товарищи по оружию, </text:span><text:span text:style-name="T109">что </text:span><text:span text:style-name="T108">разрумянились, как компашка голландских мужиков, </text:span><text:span text:style-name="T109">которые</text:span><text:span text:style-name="T108"> видят </text:span><text:span text:style-name="T109">в снах</text:span><text:span text:style-name="T108"> своё воскрешении в следующие пару минут.</text:span></text:p>
      <text:p text:style-name="P274"><text:span text:style-name="T108">Е</text:span><text:span text:style-name="T104">го </text:span><text:span text:style-name="T109">звание</text:span><text:span text:style-name="T104"> капитан, </text:span><text:span text:style-name="T109">имя</text:span><text:span text:style-name="T104"> Джефри («Пират») Прентис. </text:span><text:span text:style-name="T110">Он ук</text:span><text:span text:style-name="T122">рыт</text:span><text:span text:style-name="T110"> т</text:span><text:span text:style-name="T122">ёплым</text:span><text:span text:style-name="T110">ым одеялом, <text:s/></text:span><text:span text:style-name="T122">шотландская расцветка из</text:span><text:span text:style-name="T110"> оранжевого, ржавого, алого. У его черепа такое ощущение, словно он из металла. </text:span></text:p>
      <text:p text:style-name="P275"><text:span text:style-name="T124">Прямиком</text:span><text:span text:style-name="T104"> над ним, на высоте четырёх метров, Тэди Блот вот-вот свалится с балкончика музыкантов, выбрав для падения </text:span><text:span text:style-name="T111">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12">воткнутый в задний карман, который как-то там зацепился—</text:span></text:p>
      <text:p text:style-name="P276"><text:span text:style-name="T104">На этот момент Пирату уже удалось сесть на своей узкой холостяцкой кровати и зыркнуть вверх. Как ужасно. </text:span><text:span text:style-name="T122">Просто</text:span><text:span text:style-name="T104"> ужасно бля… </text:span><text:span text:style-name="T122">вверху раздался</text:span><text:span text:style-name="T104"> треск материи. </text:span><text:span text:style-name="T113">Подготовка к выполнению спецзаданий выработала в нём быстроту реакций. </text:span><text:span text:style-name="T123">С</text:span><text:span text:style-name="T113">прыг</text:span><text:span text:style-name="T123">нув</text:span><text:span text:style-name="T113"> с кровати,</text:span><text:span text:style-name="T123"> он</text:span><text:span text:style-name="T113"> ударом ноги посылает её кат</text:span><text:span text:style-name="T123">ну</text:span><text:span text:style-name="T113">ться на своих колёсиках в направлении Блота. </text:span><text:span text:style-name="T123">Оборвавшись</text:span><text:span text:style-name="T113">, Блот шмякнулся точно посерёдке под громкий звяк пружин сетки. Одна ножка отлетела. «</text:span><text:span text:style-name="T114">Добро</text:span><text:span text:style-name="T125">е</text:span><text:span text:style-name="T114"> утро»</text:span><text:span text:style-name="T115">,–</text:span><text:span text:style-name="T114"> отметил Пират. </text:span><text:span text:style-name="T116">Блот кратко улыбнулся и снова уснул, уютно укутавшись в одеяло Пирата.</text:span></text:p>
      <text:p text:style-name="P277"><text:span text:style-name="T116">Б</text:span><text:span text:style-name="T104">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7">и увлекался культивацией фармацевтических растений на крыше здания (недавно молодой Осби Фил возродил эту традицию),</text:span><text:span text:style-name="T118"> слишком мало, чтоб выдержать туманы и мороз и в основном возвращались, в виде фрагментов </text:span><text:span text:style-name="T122">специфичных</text:span><text:span text:style-name="T118"> алкалоидов, в почву на крыше, так же как и удобрение от троицы призовых Вессекских свиноматок размещённых там </text:span><text:span text:style-name="T125">восприемником</text:span><text:span text:style-name="T119"> Роспа, </text:span><text:span text:style-name="T120">и опавшие листья многих декоративных деревьев </text:span><text:span text:style-name="T121">трансплантированных на крышу </text:span><text:span text:style-name="T120">последующими обитателями,</text:span><text:span text:style-name="T125">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6">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6">дефицитом военного времени на бананы, </text:span><text:span text:style-name="T132">решил соорудить на крыше стеклянную оранжерею и </text:span><text:span text:style-name="T126">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6">П</text:span><text:span text:style-name="T104">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4">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31">а </text:span><text:span text:style-name="T104">электростанци</text:span><text:span text:style-name="T131">и</text:span><text:span text:style-name="T104"> и нефтеперегонный за нею </text:span><text:span text:style-name="T130">проступают</text:span><text:span text:style-name="T127"> чётко: трубы, сифоны, башни, </text:span><text:span text:style-name="T129">колонны</text:span><text:span text:style-name="T127">, </text:span><text:span text:style-name="T128">круч</text:span><text:span text:style-name="T130">ен</text:span><text:span text:style-name="T128">ные</text:span><text:span text:style-name="T127"> </text:span><text:span text:style-name="T129">клубы</text:span><text:span text:style-name="T127"> пара и дыма….</text:span></text:p>
      <text:p text:style-name="P279"><text:span text:style-name="T127">– </text:span><text:span text:style-name="T133">Ххахх!</text:span><text:span text:style-name="T127">– </text:span><text:span text:style-name="T133">Пират в беззвучном рёве следит как его выдох всплывает над парапетами, «ххахх!» <text:s/>Верхушки крыш в утреннем танце. </text:span><text:span text:style-name="T134">Его гигантские вязки бананов, </text:span><text:span text:style-name="T136">сияюще</text:span><text:span text:style-name="T134"> жёлты</text:span><text:span text:style-name="T137">х</text:span><text:span text:style-name="T134">, влажно зелёны</text:span><text:span text:style-name="T137">х</text:span><text:span text:style-name="T134">. </text:span><text:span text:style-name="T135">Его друзья внизу предвкушают в своих снах Банановый Завтрак. Этот надраенный день обещает быть не хуже, чем любой—</text:span></text:p>
      <text:p text:style-name="P280"><text:span text:style-name="T104">Так ли? Далеко на востоке, в самом низу розовеющего неба что-то сверкнуло, очень ярко. </text:span><text:span text:style-name="T138">Новая звезда, совсем незаметная. Он опирается на парапет, всматриваясь. </text:span><text:span text:style-name="T139">Искорка точки уже превратилась в белую вертикальную чёрточку. </text:span><text:span text:style-name="T140">Должно быть уже где-то над Северным морем… не ближе… внизу ледяные поля и холодное пятно солнца….</text:span></text:p>
      <text:p text:style-name="P281"><text:span text:style-name="T104">Что это? </text:span><text:span text:style-name="T141">Такого раньше не бывало. Но Пират всё равно знает что. Он видел филь</text:span><text:span text:style-name="T143">м</text:span><text:span text:style-name="T141">, всего пару недель назад… это след испарения. Уже на ширину пальца выше. И это не самолёт. Отвесно вверх самолёт не запускают. </text:span><text:span text:style-name="T142">Это новая, и всё ещё Самая Секретная, немецкая ракета бомба.</text:span></text:p>
      <text:p text:style-name="P279"><text:span text:style-name="T127">– </text:span><text:span text:style-name="T142">Входящая почта.</text:span><text:span text:style-name="T127">– </text:span><text:span text:style-name="T142">он произнёс это или только подумал? </text:span><text:span text:style-name="T143">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43">О? </text:span><text:span text:style-name="T104">Никаких о: за дугой поверхности земного шара, к востоку, солнце </text:span><text:span text:style-name="T144">оттуда</text:span><text:span text:style-name="T104">, только что взошло над Голландией, ударяет в выхлопные пары ракеты, все </text:span><text:span text:style-name="T144">эти </text:span><text:span text:style-name="T104">капли, кристалы, заставля</text:span><text:span text:style-name="T144">ет</text:span><text:span text:style-name="T104"> ярко блестеть через море….</text:span></text:p>
      <text:p text:style-name="P283"><text:span text:style-name="T104">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5">к</text:span><text:span text:style-name="T104">ета будет тут прежде, чем Пират увидит восход солнца.</text:span></text:p>
      <text:p text:style-name="P283"><text:span text:style-name="T104">След, смазанный, слегка порванный натрое, висит в небе. </text:span><text:span text:style-name="T145">Сама ракета, уже как чисто баллистический снаряд, поднялась выше. Теперь невидима.</text:span></text:p>
      <text:p text:style-name="P284"><text:span text:style-name="T104">Может надо что-то сделать… дозвониться в штаб в Станморе, должны засечь её радарами над Проливом</text:span><text:span text:style-name="T135">—</text:span><text:span text:style-name="T104">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4">Собирай бананы. Он топает по чёрному компосту </text:span><text:span text:style-name="T147">в </text:span><text:span text:style-name="T104">оранжере</text:span><text:span text:style-name="T147">ю</text:span><text:span text:style-name="T104">.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4">….</text:span></text:p>
      <text:p text:style-name="P286"><text:soft-page-break/><text:span text:style-name="T104">Каркас пронизан дневным светом, молочные стёкла благодушно лучатся вниз. Откуда тут быть зиме</text:span><text:span text:style-name="T135">—</text:span><text:span text:style-name="T104">даже </text:span><text:span text:style-name="T146">этой</text:span><text:span text:style-name="T135">—</text:span><text:span text:style-name="T146">достаточно</text:span><text:span text:style-name="T104"> суровой чтобы состарить это железо, которое может петь на ветру, </text:span><text:span text:style-name="T146">или за</text:span><text:span text:style-name="T147">ст</text:span><text:span text:style-name="T146">ить эти окна, что открываются в другую пору года, обманно сохранённую?</text:span></text:p>
      <text:p text:style-name="P287"><text:span text:style-name="T146">П</text:span><text:span text:style-name="T104">ират взглядывает на свои часы. Не с чего отсчитать. Поры лица начинает пощипывать. </text:span><text:span text:style-name="T148">Стирая все мысли</text:span><text:span text:style-name="T135">—</text:span><text:span text:style-name="T148">как учат коммандос</text:span><text:span text:style-name="T135">—</text:span><text:span text:style-name="T148">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8">О</text:span><text:span text:style-name="T104">братно в зиму. Бывший след напрочь исчез с неба. Кожу Пирата покрыл пот холодный почти как лёд. </text:span></text:p>
      <text:p text:style-name="P288"><text:span text:style-name="T104">Какое-то время уходит, чтобы закурить сигарету. Он не услышит как </text:span><text:span text:style-name="T149">долетит</text:span><text:span text:style-name="T104"> эта штука. </text:span><text:span text:style-name="T149">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4">Что если попадёт точнёхонько</text:span><text:span text:style-name="T135">—</text:span><text:span text:style-name="T104">ах, нет</text:span><text:span text:style-name="T135">—</text:span><text:span text:style-name="T104">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200">уж</text:span> не вспомнить… Нарезать бананы кусками. За<text:span text:style-name="T2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201">С</text:span>транн<text:span text:style-name="T201">ый вид</text:span>, нет? С тех пор всё тихо, а ты слышал? Наверно, недолёт. В море, что ли.</text:p>
      <text:p text:style-name="P3">– <text:span text:style-name="T201">Десять минут?</text:span>– <text:span text:style-name="T201">пытается свериться со своими часами.</text:span></text:p>
      <text:p text:style-name="P3">– <text:span text:style-name="T201">Не меньше.</text:span>– <text:span text:style-name="T2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2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2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203">Не кисни,</text:span>– <text:span text:style-name="T203">говорит Блот пробираясь обратно к разваленной койке.</text:span>– <text:span text:style-name="T2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4">и каждая может свалиться на него</text:span>. <text:span text:style-name="T2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5">А ну-ка,</text:span> оторв<text:span text:style-name="T205">и</text:span> сво<text:span text:style-name="T205">ю жопу</text:span> от пола,</text:p>
      <text:p text:style-name="P8">(пожуй банан-чик)</text:p>
      <text:p text:style-name="P8">Зубы почисть и вперёд, на войну!</text:p>
      <text:p text:style-name="P8"><text:span text:style-name="T205">Махни</text:span> на прощанье спящей стране,</text:p>
      <text:p text:style-name="P8">И мечт<text:span text:style-name="T205">ам пошли</text:span> поцелуй,</text:p>
      <text:p text:style-name="P8">Скажи Мисс Гребл,</text:p>
      <text:p text:style-name="P8">У тебя не стоит,</text:p>
      <text:p text:style-name="P8"><text:span text:style-name="T206">И не</text:span> встанет до самой Победы, о,</text:p>
      <text:p text:style-name="P8">Но <text:span text:style-name="T206">потом </text:span>на гражданке всё <text:span text:style-name="T206">будет</text:span> торчком,</text:p>
      <text:p text:style-name="P8">(пожуй банан-чик)</text:p>
      <text:p text:style-name="P9">Вино шипучее, девульки жгучие<text:span text:style-name="T206">—</text:span></text:p>
      <text:p text:style-name="P10">Осталось лишь пару немчур победить,</text:p>
      <text:p text:style-name="P10">Так улыбнись пошире, <text:span text:style-name="T206">улыбкой лучшей в мире,</text:span></text:p>
      <text:p text:style-name="P11">И не заставляй нас повторять—</text:p>
      <text:p text:style-name="P10"><text:span text:style-name="T206">Тебе пора</text:span> от пола жопу <text:span text:style-name="T2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7">налитый в верхнюю ёмкость</text:span> пароварки Пирата, <text:span text:style-name="T2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4">Твой работодатель.</text:span></text:p>
      <text:p text:style-name="P18">– <text:span text:style-name="T214">Это нечестно,</text:span>– <text:span text:style-name="T214">стонет Пират,</text:span>– <text:span text:style-name="T2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5">Доставлено изумительным способом,»</text:span>– <text:span text:style-name="T215">голос повышен и раздражён,</text:span>– «<text:span text:style-name="T215">никто из </text:span><text:span text:style-name="T11">моих</text:span><text:span text:style-name="T215"> знакомых так не умничает. </text:span><text:span text:style-name="T11">Мне</text:span><text:span text:style-name="T2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6">С подъёмом <text:s/>солнца, утро кажется всё холоднее. Облака всё же начали собираться. </text:span><text:soft-page-break/><text:span text:style-name="T2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20"> чем</text:span> титьк<text:span text:style-name="T220">и <text:s/></text:span>ведьмы!</text:p>
      <text:p text:style-name="P24">Холодней ведра </text:p>
      <text:p text:style-name="P24">пингвиньего дерьма!</text:p>
      <text:p text:style-name="P24">Холодней, <text:span text:style-name="T220">чем</text:span> шерст<text:span text:style-name="T220">ь</text:span></text:p>
      <text:p text:style-name="P24"><text:s/>на заднице полярного медведя!</text:p>
      <text:p text:style-name="P23"><text:span text:style-name="T221">И даже</text:span>, <text:span text:style-name="T220">чем</text:span> иней на фужере</text:p>
      <text:p text:style-name="P24">шампанско<text:span text:style-name="T2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8">Ну, здрасьте, хе-хе, опять наплывает на Пирата его Состояние, когда меньше всего ждал, как обычно</text:span>—<text:span text:style-name="T219">тут можно упомянуть о том, что в досье Пирата Прентиса отмечено как странный дар</text:span>—<text:span text:style-name="T2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7">—</text:span>я<text:span text:style-name="T217">—</text:span>тот</text:p>
      <text:p text:style-name="P26">Самый, кто бредёт сквозь их фан-тази-и!</text:p>
      <text:p text:style-name="P26">Переживаю вместо них<text:span text:style-name="T217">—</text:span></text:p>
      <text:p text:style-name="P28">Даже когда на девушку я вла-зи-ю<text:span text:style-name="T2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22">в одной октаве</text:span>]</text:p>
      <text:p text:style-name="P29">И мне по барабану, что опааааасно это,</text:p>
      <text:p text:style-name="P29">Опасность – крыша, с которой я упал давным-давно<text:span text:style-name="T2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6">Наконец, в один <text:s/>истинно Шерлок Холмсовский лондонский вечер, на Пирата несомненно пахн</text:span><text:span text:style-name="T227">у́</text:span><text:span text:style-name="T2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9">т</text:span>фортах, <text:span text:style-name="T249">пока в другой сфере лорд Осмо продолжает </text:span><text:span text:style-name="T14">ассимилироваться</text:span><text:span text:style-name="T24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5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5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50">, как бы… в себя, обратно…» «Какие-нибудь, типа, </text:span><text:span text:style-name="T15">звуки</text:span><text:span text:style-name="T25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5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5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50">! Сметает весь наблюдательный пункт потоком какой-то отвратительно оранжевой слякоти, которая </text:span><text:span text:style-name="T15">переваривает</text:span><text:span text:style-name="T250"> несчастных—но вместо криков только хохот, им </text:span><text:span text:style-name="T252">это</text:span><text:span text:style-name="T15"> по кайфу</text:span><text:span text:style-name="T250">….</text:span></text:p>
      <text:p text:style-name="P38">Задание Пирата/Осмо наладить связь с Аденоидом. <text:span text:style-name="T25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31">Каждый день на протяжении <text:s/>2</text:span>½ <text:span text:style-name="T25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32">—</text:span><text:span text:style-name="T233">подтаскивая белую субстанцию коробами, по очереди, по соседним лестницам, чтобы </text:span><text:span text:style-name="T234">швырять</text:span><text:span text:style-name="T233"> по </text:span><text:span text:style-name="T234">колышливому</text:span><text:span text:style-name="T233"> гланд</text:span><text:span text:style-name="T234">оподобному</text:span><text:span text:style-name="T233"> и </text:span><text:span text:style-name="T23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4">В</text:span><text:span text:style-name="T230">сё же у лорда Блатрарда Осмо смог наконец уделять всё своё время Нови Пазару. В начале 1939, его обнаружили утонувшим </text:span><text:span text:style-name="T248">при загадочных обстоятельствах </text:span><text:span text:style-name="T230">в ванне </text:span><text:span text:style-name="T248">на</text:span><text:span text:style-name="T230">пол</text:span><text:span text:style-name="T248">не</text:span><text:span text:style-name="T230">н</text:span><text:span text:style-name="T248">н</text:span><text:span text:style-name="T230">ой тапиочн</text:span><text:span text:style-name="T248">ым</text:span><text:span text:style-name="T230"> пудинг</text:span><text:span text:style-name="T248">ом</text:span><text:span text:style-name="T23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5">мечущимся в их постелях от его грандиозности</text:span><text:span text:style-name="T232">—</text:span><text:span text:style-name="T236">хотя</text:span><text:span text:style-name="T23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3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7">П</text:span><text:span text:style-name="T23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8">многие уже оприходовали вторую или третью кружку или фужер, что </text:span><text:span text:style-name="T239">создаёт тут</text:span><text:span text:style-name="T238"> некую ауру отчаяния. </text:span><text:span text:style-name="T240">Но сейчас</text:span><text:span text:style-name="T239">, минуя вход обложенный мешками с песком (временные пирамиды </text:span><text:span text:style-name="T240">воздвигнутые для слишком любопытных</text:span><text:span text:style-name="T239">), </text:span><text:span text:style-name="T24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30">Добродушная, резинкожвачная, девушка-очкарик на контроле приглашающе махнула ему, чтоб подымался дальше по лестнице. </text:span><text:span text:style-name="T241">Адьютанты в плотно-шерстяном расходятся по коридорам по совещаниям, замы-завы, час-другой </text:span><text:span text:style-name="T24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43">ТОТСССГ</text:span><text:span text:style-name="T242">….</text:span></text:p>
      <text:p text:style-name="P297"><text:span text:style-name="T242">С</text:span><text:span text:style-name="T230">тарое здание поделено распорядителями трущоб войны. ТОТСССГ сокращение от «</text:span><text:span text:style-name="T242">Т</text:span><text:span text:style-name="T230">ехнические Отделы Трансакций Союзных Сил по Северной Германии». </text:span><text:span text:style-name="T24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5">Блот заглядывает в кабинет своего старого друга по Колледжу Исуса в Кембридже. </text:span><text:span text:style-name="T24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3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7">Столы их поставлены под прямым углом, так что и не не посмотреть в глаза <text:s/>друг к другу, пока не скрипнешь стулом на 90</text:span><text:span text:style-name="T259">°. </text:span><text:span text:style-name="T260">Стол Тантиви аккуратен, у Слотропа жуткая свалка, где и чёрт ногу сломит. Он не </text:span><text:span text:style-name="T261">рас</text:span><text:span text:style-name="T260">чищался до столешницы с 1942. </text:span><text:span text:style-name="T26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6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4">кнопки, огрызки ручек, обломки карандашей всех цветов и оттенков включая так-трудно-находимые гелиотропный и горчичный, </text:span><text:span text:style-name="T287">Скользкий</text:span><text:span text:style-name="T264"> Вяз Таблетки Тейя от Горла, присланные мамой Слотропа, Налиной, аж из Масачусетса, кусочки лент, бечёвок, мела… </text:span><text:span text:style-name="T26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6">не пробовать.) </text:span><text:span text:style-name="T26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70">ТОТСССГ </text:span><text:span text:style-name="T269">в конце коридора</text:span><text:span text:style-name="T271">—</text:span><text:span text:style-name="T269">технический словарь немецкого языка, </text:span><text:span text:style-name="T983">Специальный Справочник</text:span><text:span text:style-name="T269"> или </text:span><text:span text:style-name="T983">План Города</text:span><text:span text:style-name="T269"> изданный МИДом</text:span><text:span text:style-name="T271">—</text:span><text:span text:style-name="T272">и обычно</text:span><text:span text:style-name="T269">, </text:span><text:span text:style-name="T272">если не утащили или не выброшен, номер </text:span><text:span text:style-name="T984">Новости Мира</text:span><text:span text:style-name="T272"> тоже где-нибудь воткнут</text:span><text:span text:style-name="T271">—</text:span><text:span text:style-name="T272">Слотроп заядлый читатель.</text:span></text:p>
      <text:p text:style-name="P299"><text:span text:style-name="T25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71">—</text:span><text:span text:style-name="T258">кто-то заглянет, просто роняешь камеру в раскрытую пла</text:span><text:span text:style-name="T273">н</text:span><text:span text:style-name="T258">шетку </text:span><text:span text:style-name="T273">где банановый сэндвич смягчает падение, маскирует подозрительный звук и заснятую кассету данных, всё враз.</text:span></text:p>
      <text:p text:style-name="P300"><text:span text:style-name="T274">Жаль, что тот кто платит за эт</text:span><text:span text:style-name="T27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8">е</text:span><text:span text:style-name="T27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8"> </text:span><text:span text:style-name="T275">Сэлли</text:span><text:span text:style-name="T271">—</text:span><text:span text:style-name="T275">тут в основном красный и синий</text:span><text:span text:style-name="T271">—</text:span><text:span text:style-name="T276">гроздь возле Тауэр-Хилла, фиолетовый сплошняк вокруг Кове</text:span><text:span text:style-name="T277">н</text:span><text:span text:style-name="T276">т Гарден, туманность перетекает в Мэйфэйр, Сохо, и дальше к Вимбли и наверх к Хэмпстед-Хит</text:span><text:span text:style-name="T271">—</text:span><text:span text:style-name="T276">в любом направлении расходится это небесное мерцание частью отклеившихся звёзд из Каролин, Марий, Анн, Сюзан, Элизабет.</text:span></text:p>
      <text:p text:style-name="P301"><text:span text:style-name="T276">Н</text:span><text:span text:style-name="T25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982">(мы знаем, что вы учились вместе, но задействовать его было бы рискованно)</text:span><text:span text:style-name="T25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70">ТОТСССГ </text:span><text:span text:style-name="T258">разрушений причинённых ракетами-бомбами</text:span><text:span text:style-name="T271">—</text:span><text:span text:style-name="T279">и в путешествиях по места смерти</text:span><text:span text:style-name="T258"> у него явно оставалось время, чтоб </text:span><text:span text:style-name="T279">и</text:span><text:span text:style-name="T258"> за девушками гоняться. </text:span><text:span text:style-name="T280">Если есть какая-то причина клеить эти бумажные звезды каждую пару дней, то он о ней не распространяется</text:span><text:span text:style-name="T271">—</text:span><text:span text:style-name="T280">она, похоже, не для посторонних. Карту видит только лишь Тантиви и тот </text:span><text:span text:style-name="T281">относится к ней со снисходительностью</text:span><text:span text:style-name="T280"> дружелюбного антрополога: «Какая-то разновидность безвредного хобби Янка»,– </text:span><text:span text:style-name="T281">говорит он своему другу Блоту. «</text:span><text:span text:style-name="T28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4">всё ещё </text:span><text:span text:style-name="T282">аппетитной мамочки, </text:span><text:span text:style-name="T284">и </text:span><text:span text:style-name="T282">о ставке в целый фунт </text:span><text:span text:style-name="T283">на игру Блеквуд-Престон в Норт-Енде, </text:span><text:span text:style-name="T28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4">Л</text:span><text:span text:style-name="T258">адно. Дело сделано. Планшетку застегнул, лампу выключил и поставил где была. Может успеет перехватить Тантиви в М</text:span><text:span text:style-name="T286">еханике</text:span><text:span text:style-name="T258"> И К</text:span><text:span text:style-name="T286">оленвале</text:span><text:span text:style-name="T25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314">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315">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314">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314">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316">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317">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318">Боже, не должно же </text:span><text:span text:style-name="T17">так</text:span><text:span text:style-name="T1318"> продолжаться….</text:span></text:p>
      <text:p text:style-name="P47">– <text:span text:style-name="T1319">Кстати, Слотроп, у тебя уже одна во рту.</text:span></text:p>
      <text:p text:style-name="P48">– <text:span text:style-name="T1319">Это от нервов,</text:span>– <text:span text:style-name="T1319">Слотроп всё равно <text:s/>прикуривает.</text:span></text:p>
      <text:p text:style-name="P48">– <text:span text:style-name="T1319">Ну, только </text:span><text:span text:style-name="T18">не мои</text:span><text:span text:style-name="T1319">,</text:span>– <text:span text:style-name="T1319">упрашивает Тантиви.</text:span></text:p>
      <text:p text:style-name="P49"><text:soft-page-break/>– <text:span text:style-name="T1319">Две за раз, видал?</text:span>– <text:span text:style-name="T1319">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321">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321">,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319">—</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319">—</text:span>как можно! Никто не видит эту карту, кроме Тантиви, <text:span text:style-name="T1322">к тому же, Исусе, они </text:span><text:span text:style-name="T20">все</text:span><text:span text:style-name="T1322">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323">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323">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323">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323">.</text:span></text:p>
      <text:p text:style-name="P53">И всё же Слотроп продолжает свою карту ежедневно, с дурацкой неотступность. В лучшем случае, она дань течению <text:span text:style-name="T1325">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326">И что дальше?</text:span>– <text:span text:style-name="T1326">От Слотропа ни звука. </text:span>– <text:span text:style-name="T1326">Эти две твои морячки… когда увидели тебя...</text:span>– <text:span text:style-name="T1326">И тут он замечает, что Слотроп, вместо того, чтоб продолжить рассказ, трясётся. Да, он дрожал и перед этим, тут холодно, но не настолько же.</text:span>– <text:span text:style-name="T1326">Слотроп!</text:span></text:p>
      <text:p text:style-name="P54">– <text:span text:style-name="T1326">Я не пойму. Исусе.</text:span>– <text:span text:style-name="T1326">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324">– </text:span>Их не слышно, когда на подходе.</text:p>
      <text:p text:style-name="P58">Тантиви знает кто эти «они». Он отводит глаза. Недолгое молчание.</text:p>
      <text:p text:style-name="P55">– <text:span text:style-name="T1327">Конечно, не слышно, у них скорость больше скорости звука.</text:span></text:p>
      <text:p text:style-name="P55">– <text:span text:style-name="T1327">Да, но—я не про то,</text:span>– <text:span text:style-name="T1327">слова вырываются между волнами дрожи.</text:span>– <text:span text:style-name="T1327">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327"> слышишь.</text:span></text:p>
      <text:p text:style-name="P55">– <text:span text:style-name="T1327">То же самсое и в пехоте. Сам знаешь. Никогда не слышишь ту, которая в тебя.</text:span></text:p>
      <text:p text:style-name="P55">– <text:span text:style-name="T1327">У, но—</text:span></text:p>
      <text:p text:style-name="P55">– <text:span text:style-name="T1327">Считай, что это такая большая пуля, Слотроп. С плавниками.</text:span></text:p>
      <text:p text:style-name="P55">– <text:span text:style-name="T1327">Исусе,</text:span>– <text:span text:style-name="T1327">зубы стучат,</text:span>– <text:span text:style-name="T1327">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328">в </text:span>попыт<text:span text:style-name="T1328">ке</text:span> развеять и снять её.<text:span text:style-name="T1324">– </text:span>Может тебе стоит посмотреть места, где они взрывались….</text:p>
      <text:p text:style-name="P56">– <text:span text:style-name="T1328">Зачем? От них же ничего не остаётся. Не так разве?</text:span></text:p>
      <text:p text:style-name="P56">– <text:span text:style-name="T1328">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327">—</text:span>каждое утро<text:span text:style-name="T1327">—</text:span>кто-то из Гражданской Обороны направлял в ТОТСССГ <text:span text:style-name="T1329">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329">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327">—</text:span>всё, что он мог предложить <text:span text:style-name="T1594">Скользкий</text:span> Вяз Тэя. Он чувствовал себя идиотом. <text:span text:style-name="T1330">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330">—</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331">Да, такое может пригодиться,</text:span>– Тантиви<text:span text:style-name="T1331"> позабавлено посматривает на него, </text:span>– <text:span text:style-name="T1331">верное дело, особенно в бою, знаешь, </text:span><text:span text:style-name="T23">просимулировать</text:span><text:span text:style-name="T1331"> что-то в таком роде. Полный верняк. Назови это «боевая паранойя» или типа того. Но— </text:span></text:p>
      <text:p text:style-name="P57">– <text:span text:style-name="T1331">Кто симулирует?</text:span>– <text:span text:style-name="T1331">закуривает сигарету, встряхивая чубом в дыму,</text:span>– <text:span text:style-name="T1331">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330">—</text:span>вдруг газы, взрыв, и после никаких следов… без предупреждения, Слово тебе на ухо, а потом вечная тишь. <text:span text:style-name="T1332">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333">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333">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333">– Нет, это </text:span><text:span text:style-name="T24">не</text:span><text:span text:style-name="T1333">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333">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331">—</text:span>это империальное присутствие, что живёт и движется. Люди пересекали улицы и площади, направляясь во все стороны. Автобусы <text:span text:style-name="T1334">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331">—</text:span>что такое? да, точно, загляни в его армейские трусы, зашевелился в <text:span text:style-name="T5">эрекции</text:span>, вот-вот торчком вспрыгнет<text:span text:style-name="T1331">—</text:span>Боже праведный, а <text:span text:style-name="T5">это</text:span> вдруг с чего?</text:p>
      <text:p text:style-name="P67"><text:span text:style-name="T1335">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335">?)</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336">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337">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338">засольщики</text:span> и <text:span text:style-name="T1338">коптильщики</text:span> <text:span text:style-name="T1338">бекона</text:span>, <text:span text:style-name="T1338">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339">—</text:span>хотя всё это начало скисать примерно в те времена, или около того, когда Эмили Дикинсон писала:</text:p>
      <text:p text:style-name="P76"/>
      <text:p text:style-name="P76"><text:span text:style-name="T1340">Падение</text:span> дьявольский труд,</text:p>
      <text:p text:style-name="P77">Ведётся <text:span text:style-name="T1340">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339">—</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339">—</text:span>рядом с затопленными карьерами и холмами из-под <text:span text:style-name="T1342">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341">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342">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343">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339">—</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344">давно заснули</text:span>, а взрослые пили кофе и рассказывали друг другу какие пожары они видели в другие <text:span text:style-name="T1344">годы</text:span>.</text:p>
      <text:p text:style-name="P83">Но это что за сияние? Какие призраки тут командуют? Что если в следующий момент всё <text:span text:style-name="T1345">заслонит</text:span> <text:span text:style-name="T1345">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339">—</text:span><text:span text:style-name="T26">небо прямо сейчас</text:span><text:span text:style-name="T1339">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353">меди</text:span>, пылает газовый <text:s/>факел, ровно и <text:span text:style-name="T1346">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347">священнослужители</text:span>, <text:span text:style-name="T1347">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347">– Всё дело в контроле. Всё это пошло из-за одной трудности: контроль. Впервые он оказался </text:span><text:span text:style-name="T28">внутри</text:span><text:span text:style-name="T1347">,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347">– Рынок уже не нуждается в управлении Невидимой Рукой, но может теперь </text:span><text:span text:style-name="T28">создавать себя</text:span><text:span text:style-name="T1347"> сам—свою логику, импульс, стиль, </text:span><text:span text:style-name="T28">изнутри</text:span><text:span text:style-name="T1347">.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347">.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348">Гонит белиберду Успенского,</text:span>– <text:span text:style-name="T1348">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348">,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348"> месте почти наверняка.</text:span></text:p>
      <text:p text:style-name="P108">Джессика стоит недалеко от стола для сеанса <text:span text:style-name="T1349">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350">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354">классно так</text:span> <text:span text:style-name="T1354">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354">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351">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351">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352">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347">– Ха,– </text:span><text:span text:style-name="T28">это</text:span><text:span text:style-name="T1347">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347">– А какое </text:span><text:span text:style-name="T28">самое</text:span><text:span text:style-name="T1347">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355">Кстати, а где это ваш молодой безумец?</text:span></text:p>
      <text:p text:style-name="P100">– <text:span text:style-name="T1355">Роджер с капитаном Прентисом.</text:span>– <text:span text:style-name="T1355">неопределённый взмах руки.</text:span>– <text:span text:style-name="T1356">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357">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358">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357">—</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359">Генерал-майор, вы не можете поддерживать такое.</text:span></text:p>
      <text:p text:style-name="P101">– <text:span text:style-name="T1359">Мы следим за ним круглые сутки. Физически, расположение он не покидает, это точно.</text:span></text:p>
      <text:p text:style-name="P102"><text:soft-page-break/>– <text:span text:style-name="T1360">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360">Гитлер так и делает.</text:span></text:p>
      <text:p text:style-name="P102">– <text:span text:style-name="T1360">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361">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361">,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361">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362">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362">Этого вообще не понять,</text:span>– <text:span text:style-name="T1362">говорил Роджер Мехико,</text:span>– <text:span text:style-name="T1363">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363">указывая на медиума, который в другом конце комнаты болтает с Гевином Трефойлом,</text:span>– <text:span text:style-name="T1363">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363"> фашизма…</text:span></text:p>
      <text:p text:style-name="P104">– <text:span text:style-name="T1364">Полегче, Мехико, ты опять теряешь старую добрую объективность—человеку науки это не к лицу. Это уж совсем не по-научному.</text:span></text:p>
      <text:p text:style-name="P105">– <text:span text:style-name="T1365">Придурок. И ты за них. Ты не почувствовал, когда заходил сюда сегодня? Это громадное болотище паранойи.</text:span></text:p>
      <text:p text:style-name="P106">– <text:span text:style-name="T1365">Это мой дар, кто спорит,</text:span>– <text:span text:style-name="T1365">зная, что скажет резкость, Пират пытается сперва загладить,</text:span>– <text:span text:style-name="T1366">но не знаю готов ли я к таким </text:span><text:span text:style-name="T35">разнообразным</text:span><text:span text:style-name="T1366"> её проявлениям….</text:span></text:p>
      <text:p text:style-name="P106">– <text:span text:style-name="T1366">А, Прентис.</text:span>– Н<text:span text:style-name="T1366">и бровью не повел. Терпимость. А.</text:span></text:p>
      <text:p text:style-name="P107">– <text:span text:style-name="T1367">Ты бы зашёл, пусть доктор Грост проверит на своей ЭЭГ.</text:span></text:p>
      <text:p text:style-name="P107">– <text:span text:style-name="T1367">Ладно, как только выберу время.</text:span>– <text:span text:style-name="T1367">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368">том </text:span>чь<text:span text:style-name="T1368">я</text:span> капитуляци<text:span text:style-name="T1368">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369">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369">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370">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371">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372">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371">—</text:span>всё равно 98% заражены венерическими болезнями<text:span text:style-name="T1371">—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373">ый, как</text:span> он чувствовал, <text:span text:style-name="T1373">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373">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373">, знать, как знал Пират, о чём </text:span><text:span text:style-name="T36">на самом деле</text:span><text:span text:style-name="T1373">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374">То-то и </text:span><text:span text:style-name="T37">оно,</text:span><text:span text:style-name="T1374">»–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374">,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375">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376"> и вправду пират,</text:span>– <text:span text:style-name="T1376">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377">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380">ецах</text:span>, бегали по всей станции, глотали <text:span text:style-name="T1380">свои</text:span> предот<text:span text:style-name="T1379">ъ</text:span>ездные шоколадки и выстраивались <text:span text:style-name="T1380">в ряд </text:span>для новых фото. Белое как тальк лицо Скорпии <text:span text:style-name="T1378">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381">сгорбившись, как Дракула, в своём Бербери, Джессика в миллионах крохотных капелек, мягкой сетью осевших на </text:span><text:soft-page-break/><text:span text:style-name="T1381">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382">У нас их называют «служащими,»</text:span>– <text:span text:style-name="T1382">отвечает Роджер,</text:span>– <text:span text:style-name="T1382">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383">в скулящей матрице стресса—</text:span></text:p>
      <text:p text:style-name="P140">– Бедный Роджер, бедный ягнёночек, попал на такую бяку войну.</text:p>
      <text:p text:style-name="P137">– <text:span text:style-name="T1383">Ну, ладно,</text:span>– <text:span text:style-name="T1383">его голова трясётся в пене «б» или «п», что отказывается взорваться,</text:span>– <text:span text:style-name="T1383">ууух, какая ты умная, да,</text:span>– <text:span text:style-name="T1383">Роджер в бешенстве, руки бросили руль, помогая словам выйти, «дворники» ползают по стеклу, прищёлкивая,</text:span>– <text:span text:style-name="T1384">когда-никогда вы сбиваете робота-бомбу, ты и твой друг, дорогой Нутрия—</text:span></text:p>
      <text:p text:style-name="P137">– <text:s/><text:span text:style-name="T1384">Бобёр.</text:span></text:p>
      <text:p text:style-name="P138">– <text:span text:style-name="T1384">Точно, и весь тот превосходный боевой дух, которым вы так славитесь, но что-то не слыхать, чтоб вы сбивали </text:span><text:span text:style-name="T38">ракеты</text:span><text:span text:style-name="T1384">, ха-ха!</text:span>– <text:span text:style-name="T1384">выдаёт свою самую злую улыбку, жмуря глаза и наморщив нос,</text:span>– <text:span text:style-name="T1385">больше, чем я, больше, чем Пойнтсмен, ну, и кто </text:span><text:span text:style-name="T39">теперь</text:span><text:span text:style-name="T1385"> лучше кого, дорогуша?</text:span>– <text:span text:style-name="T1385">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386">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386">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386">—</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387">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391">крутым</text:span> знакомством», в Т<text:span text:style-name="T1391">а</text:span>нбридж-Веллз, в его сердцевине 18-го столетия, Роджер гнал свой подержанный Ягуар, а Джессика на обочине неотразимо бор<text:span text:style-name="T1391">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387">—</text:span></text:p>
      <text:p text:style-name="P144">– <text:span text:style-name="T1389">Ну, ты даёшь, красавица,</text:span>– <text:span text:style-name="T1389">провизжав тормозами,</text:span>– <text:span text:style-name="T1389">Тут тебе не закулисье старой Мельницы, знаешь ли.</text:span></text:p>
      <text:p text:style-name="P151"><text:soft-page-break/>Она знала. «Гм,»<text:span text:style-name="T1388">– </text:span>упавшая прядка, щекоча её нос, добавила больше, чем обычно, едкости в её ответ:<text:span text:style-name="T1388">– «</text:span>Я не знала, что маленьких мальчиков пускают в такие места».</text:p>
      <text:p text:style-name="P145">– <text:span text:style-name="T1390">Как я вижу,</text:span>– <text:span text:style-name="T1390">уже научившись не замечать подобных замечаний по поводу его внешности,</text:span>– <text:span text:style-name="T1390">девочкам из твоего звена скаутов, ещё никто не позвонил.</text:span></text:p>
      <text:p text:style-name="P145">– <text:span text:style-name="T1390">Мне двадцать.</text:span></text:p>
      <text:p text:style-name="P145">– <text:span text:style-name="T1390">Ура, тогда имеешь полное право прокатиться на этом Ягуаре аж до Лондона.</text:span></text:p>
      <text:p text:style-name="P145">– <text:span text:style-name="T1390">Мне в другую сторон. Почти в Гастингс.</text:span></text:p>
      <text:p text:style-name="P145">– <text:span text:style-name="T1390">Ну, тогда туда и обратно.</text:span></text:p>
      <text:p text:style-name="P152">Убирая волосы со своего лица:<text:span text:style-name="T1388">– </text:span>А твоя мама знает, как ты себя ведёшь <text:span text:style-name="T5">не</text:span> дома?</text:p>
      <text:p text:style-name="P145">– <text:span text:style-name="T1390">Моя мама война,</text:span>– <text:span text:style-name="T1390">провозглашает Роджер Мехико, склоняясь, чтобы открыть дверь.</text:span></text:p>
      <text:p text:style-name="P146">– <text:span text:style-name="T1391">Это странно слышать,</text:span>– <text:span text:style-name="T1391">маленькая заляпанная туфелька повременила на подножке.</text:span></text:p>
      <text:p text:style-name="P146">– <text:span text:style-name="T1391">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392">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393">Я в твоей власти,</text:span>– <text:s/><text:span text:style-name="T1393">вскрикивает она.</text:span>– <text:span text:style-name="T41">Полностью</text:span><text:span text:style-name="T1393">.</text:span></text:p>
      <text:p text:style-name="P148">– <text:span text:style-name="T1394">Гм,</text:span>– <text:span text:style-name="T1394">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395">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396">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396">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396">бомбардировщиков… да </text:span><text:span text:style-name="T42">что угодно</text:span><text:span text:style-name="T1396">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405">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397">—</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397">—</text:span></text:p>
      <text:p text:style-name="P149">– <text:span text:style-name="T1398">Кто они?</text:span></text:p>
      <text:p text:style-name="P160">Роджер пожимает плечами, «они» для них достаточно:<text:span text:style-name="T1388">– </text:span>Не слишком <text:span text:style-name="T1402">дружелюбная</text:span> компашка.</text:p>
      <text:p text:style-name="P150">– <text:span text:style-name="T1399">Кто бы говорил!</text:span>– <text:s/><text:span text:style-name="T1399">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400">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401">злой, усталый, это уже перестало его задевать… значение</text:span><text:span text:style-name="T44"> эн</text:span><text:span text:style-name="T1401"> может быть разным для каждого из нас, но, извини меня: рано или поздно….</text:span></text:p>
      <text:p text:style-name="P163">И помимо изнеможения от всего есть ещё и это. <text:span text:style-name="T1403">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403">—</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404">День начинается с чашки горячего и сигареты за маленьким столом с поломанной ножкой, которую Роджер починил, временно,</text:span> <text:span text:style-name="T1404">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404">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406">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407">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409">щ</text:span>е в погребе. <text:span text:style-name="T1409">Невозможно всунуться</text:span> <text:span text:style-name="T1409">в унитаз даже чтоб развязать его ёбаный </text:span><text:span text:style-name="T45">ботинок</text:span><text:span text:style-name="T1409">….</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408">—</text:span>затем прихрамывая, <text:span text:style-name="T1412">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410">ц</text:span>елевшего дома, от которого начинаются развалины. Если он с доктором перекинулись словом, сейчас ни один не подаёт вида. <text:span text:style-name="T1410">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410">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412">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413">Обниматься?</text:span>– <text:span text:style-name="T1413">Роджер вот-вот завопит.</text:span>– <text:span text:style-name="T46">Обниматься</text:span><text:span text:style-name="T5">?</text:span></text:p>
      <text:p text:style-name="P170">– <text:span text:style-name="T1413">Мехико.</text:span>– <text:span text:style-name="T1413">Это доктор опять, на ноге унитаз, вязаный шлем перекошен.</text:span></text:p>
      <text:p text:style-name="P171">– <text:span text:style-name="T1413">Опаньки! Ходить не мешает? Наверняка, да… сюда, просуньте в дверь, ага, так, хорошо,</text:span>– <text:span text:style-name="T1414"><text:s text:c="2"/>закрыв обратно дверь вокруг лодыжки Пойнтсмена, Роджер привалился к бедру Джессики,</text:span>– <text:span text:style-name="T1414">теперь тяните, со всей силы, как можете.</text:span></text:p>
      <text:p text:style-name="P291"><text:span text:style-name="T150">Думая </text:span><text:span text:style-name="T47">молодой прохиндей</text:span><text:span text:style-name="T150"> и </text:span><text:span text:style-name="T47">издевается придурок, </text:span><text:span text:style-name="T150">доктор откачивается назад, кряхтит, унитаз ворочается туда-сюда. Удерживая дверь, Роджер внимательно уставился в место заглота ноги.</text:span><text:span text:style-name="T151">–</text:span><text:span text:style-name="T150"> Сюда бы немного вазелина, тогда бы мы</text:span><text:span text:style-name="T152">—</text:span><text:span text:style-name="T150">что-нибудь скользкое. Стоп! Держите</text:span><text:span text:style-name="T154">сь</text:span><text:span text:style-name="T150"> так, Пойнстмен, есть способ… </text:span><text:span text:style-name="T153">Он уже под машиной, импульсивный парень, отыскивает заглушку картера, когда Пойнтсмен, наконец, может выговорить:</text:span><text:span text:style-name="T151">– </text:span><text:span text:style-name="T153">Нет </text:span><text:span text:style-name="T48">времени</text:span><text:span text:style-name="T153">, Мехико, он убежит, он убежит. </text:span></text:p>
      <text:p text:style-name="P172"><text:span text:style-name="T1415">– Точно,</text:span>– <text:span text:style-name="T1416">опять на ногах, нашаривает фонарик в кармане.</text:span>– <text:span text:style-name="T1416">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416">Ради бога,</text:span>– <text:span text:style-name="T1416">Пойнтсмен бухает вслед за ним в развалины,</text:span>– <text:span text:style-name="T1417"><text:s/></text:span><text:span text:style-name="T253">не напугайте его, Мехико, тут не сафари в Кении, он нужен нам близким к норме, насколько возможно.</text:span></text:p>
      <text:p text:style-name="P175"><text:span text:style-name="T251">К норме? </text:span><text:span text:style-name="T95">К норме?</text:span></text:p>
      <text:p text:style-name="P176"><text:span text:style-name="T254">– </text:span><text:span text:style-name="T251">Ясно</text:span><text:span text:style-name="T95">,</text:span><text:span text:style-name="T254">– </text:span><text:span text:style-name="T251">откликается Роджер, сигналя ему фонариком, короткий-длинный-короткий.</text:span></text:p>
      <text:p text:style-name="P173">– <text:span text:style-name="T1418">Посмотрим,</text:span>– <text:span text:style-name="T1418">бормочет Джессика, на цыпочках за ними следом.</text:span></text:p>
      <text:p text:style-name="P174">– <text:span text:style-name="T1419">Давай, приятель,</text:span>– <text:span text:style-name="T1419">уговаривает Роджер,</text:span>– <text:span text:style-name="T1419">тут для тебя бутылочка </text:span><text:span text:style-name="T49">эфира</text:span><text:span text:style-name="T1419">.</text:span>– <text:s/><text:span text:style-name="T1419">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420">Так это ж м-с Насбом!</text:span>– <text:span text:style-name="T1420">вскрикивает Роджер, точь-в-точь как это делает Фред Ален передачах Би-Би-Си, по средам.</text:span></text:p>
      <text:p text:style-name="P174">– <text:span text:style-name="T1420">А шо, ты може думал шо то </text:span><text:span text:style-name="T50">Лесси</text:span><text:span text:style-name="T1420">?</text:span>– <text:span text:style-name="T1420">отвечает пёс.</text:span></text:p>
      <text:p text:style-name="P177">Роджер чувствует крепкий запах паров эфира, начиная свой осторожный спуск в погреб.<text:span text:style-name="T1411">–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421">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421">!–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421">—</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421">—</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423">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422">—</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424">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425">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426">не </text:span>оставляя ничего кроме дождя, что льётся со всех скатов и завитков в надписи <text:span text:style-name="T1426">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427">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428">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430">у</text:span> (это его общее имя для любого пациента—дай три круга бегом вокруг здания, <text:span text:style-name="T1430">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431">Не </text:span><text:span text:style-name="T52">очень</text:span><text:span text:style-name="T1431"> хорошо выглядишь.</text:span></text:p>
      <text:p text:style-name="P193">– <text:span text:style-name="T1431">А, этот старый ублюдок, он меня вывел. Каждый </text:span><text:span text:style-name="T52">день</text:span><text:span text:style-name="T1431"> схватываемся, Спектро, я уже не...</text:span>– <text:span text:style-name="T1432">хмурится вниз на свои очки, которые протирает рубашкой,</text:span>– <text:span text:style-name="T1432">в этом чёртовом Падинге больше, чем могу понять… всегда подбросит какой-нибудь свой… старческий сюрпризик.</text:span></text:p>
      <text:p text:style-name="P194">– <text:span text:style-name="T1433">Так это возраст такой, Право же.</text:span></text:p>
      <text:p text:style-name="P195">– <text:span text:style-name="T1434">Ну, это <text:s/>я б ещё стерпел, но он такой, чёрт побери</text:span>—<text:span text:style-name="T1434">такой </text:span><text:span text:style-name="T53">ублюдок</text:span><text:span text:style-name="T1434">, он никогда не </text:span><text:span text:style-name="T53">спит</text:span><text:span text:style-name="T1434">, он </text:span><text:span text:style-name="T53">придумывает</text:span><text:span text:style-name="T1434"> как ещё…</text:span></text:p>
      <text:p text:style-name="P195"><text:soft-page-break/>– <text:span text:style-name="T1435">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435">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436">Мне это не нравится, Пойнтсмен. Если уж спрашиваешь.</text:span></text:p>
      <text:p text:style-name="P197">– <text:span text:style-name="T1436">Почему нет?</text:span>– <text:s/><text:span text:style-name="T1436">Молчание.</text:span>– <text:s/><text:span text:style-name="T1437">Неэтично?</text:span></text:p>
      <text:p text:style-name="P197">– <text:s/><text:span text:style-name="T1437">Да, ради бога. А </text:span><text:span text:style-name="T55">это</text:span><text:span text:style-name="T1437"> этично?</text:span>– <text:span text:style-name="T1437">подняв руку к двери в палату, в почти фашистском салюте.</text:span>– <text:span text:style-name="T1437">Нет, я думаю об обоснованности эксперимента. Не нахожу доводов. Тут всего один человек.</text:span></text:p>
      <text:p text:style-name="P197">– <text:span text:style-name="T1437">Этот Слотроп. Ты знаешь о нём. Даже Мехико считает… о, самый обычный. Предзнание. Психокинез. У них свои проблемы, в </text:span><text:span text:style-name="T55">той</text:span><text:span text:style-name="T1437">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429">– </text:span>Если бы он не был одним из <text:span text:style-name="T1450">подопечных</text:span> Ласло Джамфа, <text:span text:style-name="T1438">твой интерес к нему был бы столь же </text:span>настойчив?</text:p>
      <text:p text:style-name="P198">– <text:span text:style-name="T1438">Ну, конечно.</text:span></text:p>
      <text:p text:style-name="P198">– <text:s/><text:span text:style-name="T1438">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438">—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439">Спектро качает головой:</text:span>– <text:span text:style-name="T1440">Ты ставишь реакцию прежде стимула.</text:span></text:p>
      <text:p text:style-name="P200">– <text:span text:style-name="T1440">Вовсе нет. Сам подумай. Он гуляет и может ч</text:span><text:span text:style-name="T56">увствовать их приближение</text:span><text:span text:style-name="T1440"> за несколько дней. Но это рефлекс. Реакция на что-то пребывающее вокруг</text:span><text:span text:style-name="T56">. </text:span><text:span text:style-name="T1440">С нашим слишком грубым строением, мы не в состоянии ощутить это, а </text:span><text:span text:style-name="T56">Слотроп</text:span><text:span text:style-name="T1440"> </text:span><text:span text:style-name="T56">может</text:span><text:span text:style-name="T1440">.</text:span></text:p>
      <text:p text:style-name="P201">– Но это и есть экстрасенсорность.</text:p>
      <text:p text:style-name="P212"><text:span text:style-name="T1429">– А почему бы не сказать «ощутимый намёк, на который</text:span> <text:span text:style-name="T1441">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441">—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441">—</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442">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442">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443">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443">,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443"> и ответ </text:span><text:span text:style-name="T59">доверься нам,</text:span><text:span text:style-name="T1443">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444">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447">раздорожье</text:span> (<text:span text:style-name="T1447">по</text:span> прибы<text:span text:style-name="T1447">тии</text:span> на эт<text:span text:style-name="T1447">у имитацию</text:span> паркет<text:span text:style-name="T1447">а</text:span> с нашлёпками жевательной резинки зашмыганной до черноты, с пятнами ночной блевотины, светло-жёлт<text:span text:style-name="T1446">ой</text:span>, прозрачн<text:span text:style-name="T1446">ой</text:span> как флюиды богов, <text:span text:style-name="T1445">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447">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448">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448">—</text:span>да, гигантская каракатица из фильмов ужасов по имени Григори: серый, слизистый, <text:span text:style-name="T1449">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429">– </text:span>Мне <text:span text:style-name="T5">постоянно</text:span> говорят завести животное.<text:span text:style-name="T1429">–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429"> смог жить с такой тварью?</text:span></text:p>
      <text:p text:style-name="P213"><text:span text:style-name="T1429">–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429">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429">–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429"> на </text:span><text:span text:style-name="T60">реверсивно</text:span><text:span text:style-name="T1429">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429">–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429">.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451">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452">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453">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454">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455">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456">Почему твои уравнения только для ангелов, Роджер? Почему </text:span><text:span text:style-name="T61">мы</text:span><text:span text:style-name="T1456"> не можем снизу повлиять?Какое-нибудь уравнение, чтоб мы <text:s/>смогли найти более безопасное место?</text:span></text:p>
      <text:p text:style-name="P235">– <text:span text:style-name="T1457">Как меня угораздило попасть,</text:span>– <text:span text:style-name="T1457">его дежурный сочувственный ответ,</text:span>– <text:span text:style-name="T1457">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458">как</text:span> предпис<text:span text:style-name="T1458">ано</text:span> учебниками про уравнение Поиссона. <text:span text:style-name="T1459">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460">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460">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462">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463">А вы могли бы… </text:span><text:span text:style-name="T62">сказать</text:span><text:span text:style-name="T1463">,</text:span>– <text:span text:style-name="T1463">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463">из этой вашей карты, в какие места безопаснее всего заходить, безопаснее от ракет.</text:span></text:p>
      <text:p text:style-name="P240">– <text:span text:style-name="T1463">Нет.</text:span></text:p>
      <text:p text:style-name="P240">– <text:span text:style-name="T1463">Но позвольте—</text:span></text:p>
      <text:p text:style-name="P240">– <text:span text:style-name="T1463">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464">Но квадраты, которые уже получили несколько попаданий, я имею в виду—</text:span></text:p>
      <text:p text:style-name="P241">– <text:span text:style-name="T1465">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466">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466">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467">Римляне,</text:span>– <text:span text:style-name="T1467">Роджер и его преподобие д-р Де ла Нут однажды вечером напились вместе,</text:span>–<text:span text:style-name="T1467">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461">– </text:span>Интересно,<text:span text:style-name="T1461">– </text:span>обшаривая свои карманы, один за другим, чёрт, никогда когда надо<text:span text:style-name="T1464">—</text:span>а, вот, наконец-то:<text:span text:style-name="T1461">– </text:span>последует ли этот случай уравнению Поиссон… посмотрим…</text:p>
      <text:p text:style-name="P257"><text:soft-page-break/><text:span text:style-name="T1461">– </text:span>Ехико,<text:span text:style-name="T1461">– </text:span>подавшись вперёд с явной враждебностью.<text:span text:style-name="T1461">– </text:span>Проросшие стебли они применяли для лечения больных. <text:span text:style-name="T1468">У</text:span> них <text:span text:style-name="T1468">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469"><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461">– <text:s/></text:span>Ну. Прекрати.</text:p>
      <text:p text:style-name="P245">– <text:span text:style-name="T1470">Иногда...</text:span>–<text:span text:style-name="T1470">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471">Вы хотите сказать, он не заплатил…,</text:span>– <text:span text:style-name="T1471">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472">Чем больше </text:span>V-2 <text:span text:style-name="T1472">ждут запуска оттуда, чтоб долететь сюда,</text:span>– <text:span text:style-name="T1472">сказал капитан Прентис,</text:span>– <text:span text:style-name="T1472">тем больше у него шансов получить свою. Конечно же, нельзя сказать, что он не вносит минимальной платы. Но кто из нас нет.</text:span></text:p>
      <text:p text:style-name="P248">– <text:span text:style-name="T1472">Ну,</text:span>–<text:span text:style-name="T1472"> покивал Роджер позднее, когда она ему рассказала, глаза притуманились, обдумывая то, что он услышал,</text:span>– <text:span text:style-name="T1472">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473">Я знала, что ты рассердишься,</text:span>– <text:s/><text:span text:style-name="T1473">пробормотала она.</text:span></text:p>
      <text:p text:style-name="P249">– <text:span text:style-name="T1474">Я не сержусь. Нисколько. Так дешевле. Но как в таком случае, он хочет,</text:span>– <text:span text:style-name="T1474">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474">«ну, что вы все хотите от меня, день за днём работаю среди полных лунатиков,»</text:span>– <text:span text:style-name="T1474">Джессика, вздыхая о боже, подтягивает свои красивые ноги </text:span><text:soft-page-break/><text:span text:style-name="T1474">вверх на кресло,</text:span>– «<text:span text:style-name="T1475">они верят в жизнь после смерти, о связи от-сознания-к-сознанию, в пророчества, ясновидение, телепортацию—они </text:span><text:span text:style-name="T64">верят</text:span><text:span text:style-name="T1475">, Джес! и—и—,»</text:span>– <text:span text:style-name="T1475">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475">,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476">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477">Как это всё было? До войны?</text:span>– <text:s/><text:span text:style-name="T1477">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478">Ну, в общем,</text:span>– <text:span text:style-name="T1478">скрипучим голосом старого пердуна, парализованная рука тянется щипнуть её за грудь самым мерзкоим образом, какой он знает,</text:span>– <text:span text:style-name="T1478">это, девонька, зависит от того </text:span><text:span text:style-name="T65">какую</text:span><text:span text:style-name="T1478"> войну, ты </text:span><text:span text:style-name="T65">имеешь в виду</text:span><text:span text:style-name="T1478">.</text:span>– <text:span text:style-name="T1478">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478">Брось, Роджер. Я серьёзно. Я не помню.</text:span>– <text:span text:style-name="T1479">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479">…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480">Я помню только, что это было глупо. Просто потрясающе глупо. Ничего не происходило. Ах, да Эдвард VIII отрёкся. Он полюбил—</text:span></text:p>
      <text:p text:style-name="P252">– <text:span text:style-name="T1480">Это я знаю. Читаю журналы. Но на что это было </text:span><text:span text:style-name="T67">похоже</text:span><text:span text:style-name="T1480">?</text:span></text:p>
      <text:p text:style-name="P252">– <text:span text:style-name="T1480">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481">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482">Ничего такого, что пропало бы полностью, чего я больше не смогу найти.</text:span></text:p>
      <text:p text:style-name="P253"><text:soft-page-break/>– <text:span text:style-name="T1482">Даже так. А по </text:span><text:span text:style-name="T68">моим</text:span><text:span text:style-name="T1482"> воспоминаниям—</text:span></text:p>
      <text:p text:style-name="P253">– <text:s/><text:span text:style-name="T1482">Ну, и?</text:span>– <text:span text:style-name="T1482">Они оба улыбаются.</text:span></text:p>
      <text:p text:style-name="P253">– <text:span text:style-name="T1482">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483">А кто-то постоянно плачет, уа, уа...,</text:span>– <text:span text:style-name="T1483">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484">ш</text:span>ла в дверь <text:span text:style-name="T1484">через</text:span> кухн<text:span text:style-name="T1484">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494">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522">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581">Искренне Ваш,</text:p>
      <text:p text:style-name="P581">лейт. Тайрон Слотроп</text:p>
      <text:p text:style-name="P304"/>
      <text:p text:style-name="P583">Общая Почта</text:p>
      <text:p text:style-name="P583">Кеноша, Виск., США</text:p>
      <text:p text:style-name="P305">несколькими днями позже</text:p>
      <text:p text:style-name="P305"/>
      <text:p text:style-name="P305">Тайрон<text:span text:style-name="T1522">у</text:span> Слотроп<text:span text:style-name="T1522">у</text:span>, Эскв.</text:p>
      <text:p text:style-name="Standard"><text:span text:style-name="T1494">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582">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523">с</text:span>делал «Кеношу», паренёк.</text:p>
      <text:p text:style-name="P306"/>
      <text:p text:style-name="P306">(2.1) Х.Ю.: Блин! Я делал все те танцы, я делал «Кика <text:span text:style-name="T1494">В</text:span>ок<text:span text:style-name="T1494">а</text:span>», и я делал «Линди» тоже!</text:p>
      <text:p text:style-name="P307"><text:tab/><text:span text:style-name="T1485">С.Т.В.: <text:s/></text:span>Спорим, ты никогда не <text:span text:style-name="T1523">с</text:span>делал «<text:span text:style-name="T1485">П</text:span>ар<text:span text:style-name="T1486">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486">П</text:span>арень из Кеноши <text:span text:style-name="T1486">и на секунду не подумал будто </text:span><text:span text:style-name="T69">ты…</text:span></text:p>
      <text:p text:style-name="P309"/>
      <text:p text:style-name="P310">(3.1) Старший (изумлённо): <text:span text:style-name="T1485">Тебя? Да, никогда! </text:span>Чтоб П<text:span text:style-name="T1485">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487">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488">один</text:span> cc <text:span text:style-name="T1488">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489">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490">Мой</text:span> кулак <text:span text:style-name="T1490">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495">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491">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493">Я в</text:span> жизн<text:span text:style-name="T1493">и</text:span> не слыхал столь-сладких-звуков,</text:p>
      <text:p text:style-name="P317"><text:span text:style-name="T1492">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496">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497">зачем вот так вот сразу…</text:span></text:p>
      <text:p text:style-name="P321">Белые ребята из колледжа, орут заказы <text:span text:style-name="T1503">групке</text:span> джазменов на возвышении. Голоса из восточных частных школ, выговаривая «жопа» чуть округляют губы и получается «жёпя»… они <text:span text:style-name="T1503">оттягиваются</text:span>, отрываются. <text:span text:style-name="T1498">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499">й</text:span> <text:span text:style-name="T1499">уборной</text:span> Бального Зала Роузленд он млеет коленопреклонённый над туалетным унитазом, <text:span text:style-name="T1499">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499">, отвратную </text:span><text:span text:style-name="T70">дыру! </text:span><text:span text:style-name="T1500">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500">,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501">Вслед</text:span>? <text:span text:style-name="T1502">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502">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502">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504">распускают</text:span> его пояс, <text:s/>расстёгивают <text:span text:style-name="T1504">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504">,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505">а другие прокряхтят, эх жаль, но Слотроп не сказал ни так: ни эдак, потому что он особо ничего не </text:span><text:span text:style-name="T74">чувствует</text:span><text:span text:style-name="T1505">. А и его потерянную гармошку </text:span><text:span text:style-name="T74">всё ещё</text:span><text:span text:style-name="T1505"> нигде не видно. Свет тут внизу тёмно серый и </text:span><text:soft-page-break/><text:span text:style-name="T1505">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505">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506">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507">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507">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508">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509">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510">У</text:span>же <text:span text:style-name="T1510">не помнишь</text:span> Красного Малкольма, <text:span text:style-name="T1510">что</text:span> наверху <text:span text:style-name="T1510">остался,</text:span></text:p>
      <text:p text:style-name="P333">В причёске Красный Дьявол до Волос Дорвался…</text:p>
      <text:p text:style-name="P333"/>
      <text:p text:style-name="P334">Ну, <text:span text:style-name="T1512">и</text:span> вот <text:span text:style-name="T1512">этот самый</text:span> Крачфилд, или Крочфилд, западопроходец. Не «архитипический» западопроходец, но <text:span text:style-name="T5">единственный</text:span>. <text:span text:style-name="T1511">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511">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584">Долин<text:span text:style-name="T1514">ы</text:span> Красной Реки</text:p>
      <text:p text:style-name="P338">В унитаз, говорят, тебя смыло<text:span text:style-name="T156">—</text:span></text:p>
      <text:p text:style-name="P337">Присядь, отдохни, <text:span text:style-name="T1513">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515">а </text:span>у женщин ноги волосатые, всё им отдай или взорвут <text:span text:style-name="T1515">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516">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517">И так далее, и так далее, по одному от всего, он Белый Йобмен в </text:span><text:span text:style-name="T5">terre mauvaise</text:span> <text:span text:style-name="T1517">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517">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517">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518">Ах, Крачфилд,– вскидывая руку,– как мило, что ты явился.</text:span></text:p>
      <text:p text:style-name="P348">– <text:span text:style-name="T1518">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518">.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519">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519">Тогда как же все остальные? Бостон. Лондон. Те что живут в городах. Те люди реальны или как?</text:span></text:p>
      <text:p text:style-name="P349">Отв.: <text:span text:style-name="T1519">Некоторые реальны, а некоторые нет.</text:span></text:p>
      <text:p text:style-name="P349">Вопр.: <text:span text:style-name="T1519">Ну, а реальные, они нужны? или не нужны?</text:span></text:p>
      <text:p text:style-name="P350">Отв.: <text:span text:style-name="T1519">Это зависит от того, что вы имеете в виду.</text:span></text:p>
      <text:p text:style-name="P349">Вопр.: <text:span text:style-name="T1519">Блядь, я ничего не имею в виду.</text:span></text:p>
      <text:p text:style-name="P349">Отв.: <text:span text:style-name="T1519">Зато </text:span><text:span text:style-name="T77">мы</text:span><text:span text:style-name="T1519"> имеем.</text:span></text:p>
      <text:p text:style-name="P349"><text:s/><text:span text:style-name="T1520">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520">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521">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524">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585">—<text:span text:style-name="T1525">Проф. Др. Ласло Джамф, «Криптосем» (рекламная </text:span></text:p>
      <text:p text:style-name="P586">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526">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527">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527"> Они знают?</text:span></text:p>
      <text:p text:style-name="P359">– <text:span text:style-name="T1528">Тсс,</text:span>– <text:s/><text:span text:style-name="T1529">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530">Я оставлю его. Мы переедем жить тут. Будем всё время заниматься любовью. Я твоя, я всегда </text:span><text:soft-page-break/><text:span text:style-name="T1530">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531">ической </text:span>транспозиции, <text:span text:style-name="T1531">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532">непрестанными письменами на стенах было WAS TUST DU FÜR </text:span>DIE FRONT, FÜR DEN SIEG? WAS HAST DU HEUTE FÜR DEUTSCHLAND GETAN? <text:span text:style-name="T1532">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533">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536">что из</text:span>лива<text:span text:style-name="T1536">ет</text:span> каждый день беспроволочной истории в песню, <text:span text:style-name="T1536">на фоне </text:span>закат<text:span text:style-name="T1536">ов</text:span> над променадом, глазниц линз постоянно меняющи<text:span text:style-name="T1536">х</text:span>ся в свете моря, <text:span text:style-name="T1536">который</text:span> разливается то <text:span text:style-name="T1536">буйно</text:span>, то <text:span text:style-name="T1536">утихомирено</text:span> в небе, аспирина на ночь—т<text:span text:style-name="T1535">о</text:span>лько прыжо<text:span text:style-name="T1535">к</text:span> Ле Фройда <text:span text:style-name="T1535">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534">—</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537">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538">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543">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539">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539">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539">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540">состояние</text:span>, чьим гражданином он начал себя чувствовать, <text:span text:style-name="T1540">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540">—</text:span>Падинг может только оглядываться и стараться быть повежливее. Не такой рослый, как его отец, <text:span text:style-name="T1541">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541">—</text:span>призван из отставки в 1940, задействован в новом качестве, не только на поле боя<text:span text:style-name="T1541">—</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541">—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542">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544">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545">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547">по причине</text:span> хронической патологии <text:span text:style-name="T1547">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546">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548">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548">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548">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549">ё</text:span>н лишь в некоторых кабинетах. <text:span text:style-name="T1549">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551">ля</text:span>торы и метрономы Неда Пойнтсмена. <text:span text:style-name="T1550">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552">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553">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55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55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554">Эт-от старык не име-эт стыд,</text:span>– <text:span text:style-name="T1554">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554">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554"> картошки, конечно же, не какой-нибудь заумный «Сюрприз!», какая-то намятая кашица вся лиловая из </text:span><text:span text:style-name="T83">гранатов</text:span><text:span text:style-name="T1554">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554">! что это? беф </text:span><text:span text:style-name="T83">rissolé? </text:span><text:span text:style-name="T1554">фаршированный беф </text:span><text:span text:style-name="T83">rissolé?</text:span><text:span text:style-name="T155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7">не напоминают обычную «Жабу», а скорее </text:span><text:span text:style-name="T158">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8">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9">затем возможно долгий отчёт о всех его финансовых затруднениях, всех, </text:span><text:span text:style-name="T161">начиная со</text:span><text:span text:style-name="T159"> времён ещё даже предшествовавших возникновению Электра Хаус Груп… </text:span><text:span text:style-name="T160">о его междоусобицах, которые он вёл </text:span><text:span text:style-name="T161">своими</text:span><text:span text:style-name="T160"> письмами в </text:span><text:span text:style-name="T86">Таймз</text:span><text:span text:style-name="T160"> против критиков Хайга….</text:span></text:p>
      <text:p text:style-name="P387"><text:span text:style-name="T160">И </text:span><text:span text:style-name="T104">все они </text:span><text:span text:style-name="T5">сидели</text:span><text:span text:style-name="T104"> там под очень высокими почернелыми </text:span><text:span text:style-name="T162">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63">с пятнами печени на коже бригадного генерала Падинга</text:span><text:span text:style-name="T162">—</text:span><text:span text:style-name="T164">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4">Д-</text:span><text:span text:style-name="T104">р Рожавёлги чувствует, что вполне мог бы и быть, если бы ребята «разыграли свои карты правильно». </text:span><text:span text:style-name="T165">Главная задача сейчас выжить</text:span><text:span text:style-name="T162">—</text:span><text:span text:style-name="T165">пережить жуткий интерфейс Дня Победы, жить в светлом новом После Войны </text:span><text:span text:style-name="T166">сохраняя чувства и память здравыми. Нельзя допустить, чтобы ПРПУК отправился под молот с остальным блеющим стадом. </text:span><text:span text:style-name="T167">Должен подняться, и чертовски скоро, способный сплотить их в фалангу, в сконцентрированную точку света, некий лидер или </text:span><text:soft-page-break/><text:span text:style-name="T167">программа достаточно мощная, чтобы продолжать её ещё кто знает сколько лет После Войны. </text:span><text:span text:style-name="T168">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9">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70">ко</text:span><text:span text:style-name="T169"> хватит времени и ресурсов….</text:span></text:p>
      <text:p text:style-name="P389"><text:span text:style-name="T104">Нужно ли пояснять, что главную ставку д-р Рожавёлги делает на этот последний проект, вокруг фигуры лейтенанта Слотропа? </text:span><text:span text:style-name="T171">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72">Служебный стол содрогнулся. «Напри-мэр: его Мине</text:span><text:span text:style-name="T87">со</text:span><text:span text:style-name="T172">-та, Мул-тэ-фазык Лыч-ност-ный Пере-чэн чрэз-вы-чаэно нерав-но-мэрны, всегда <text:s text:c="2"/></text:span><text:span text:style-name="T173">к псико-паты</text:span><text:span text:style-name="T174">чн</text:span><text:span text:style-name="T173">и и нездоро-вы скло-ност.</text:span></text:p>
      <text:p text:style-name="P390"><text:span text:style-name="T173">О</text:span><text:span text:style-name="T104">днако, преподобный д-р Де ла Нут не любит ММЛП:– «Рожа, разве имеются весы для измерения межличностных </text:span><text:span text:style-name="T175">характерных черт?» Орлиный нос пробует, пробует, глаза опущены в политичной кротости. </text:span><text:span text:style-name="T104">–«</text:span><text:span text:style-name="T175">А для </text:span><text:span text:style-name="T88">общечеловеческих</text:span><text:span text:style-name="T175"> ценностей. Вера, честность, любовь? Имеются ли—простите мою особую настойчивость—весы религиозности, вообще?</text:span></text:p>
      <text:p text:style-name="P394"><text:span text:style-name="T104">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8">—</text:span><text:span text:style-name="T104">тесты времён до Войны—кажутся Полу Де ла Нут более гуманными. </text:span><text:span text:style-name="T176">Похоже всё, что определяют тесты ММЛП, это станет ли человек хорошим солдатом, или плохим солдатом.</text:span></text:p>
      <text:p text:style-name="P391"><text:span text:style-name="T176">– На солдат нынче большой спрос, преподобный Доктор,</text:span><text:span text:style-name="T104">– </text:span><text:span text:style-name="T176">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6">– Имэн-но почэму,</text:span><text:span text:style-name="T104">– </text:span><text:span text:style-name="T176">впрыгивает Рожавёлги,</text:span><text:span text:style-name="T104">– </text:span><text:span text:style-name="T176">мы тепэр предлага-эм дат Слотропу совэр-шэнно ын-ной рода тэст. </text:span><text:span text:style-name="T177">Мы разраба-ты-ваэм для нэго так называ-эм <text:s/>проэктыв-ни тэст. </text:span><text:span text:style-name="T178">Наибол-шэ знакоми примэр этот тип, ест Роршач кляксы. Основни тэория ест, когда мы предлага-эт </text:span><text:span text:style-name="T179">не-струк-туры-ровани стимулюс, </text:span><text:span text:style-name="T180">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6">– </text:span><text:span text:style-name="T180">Брови движутся милю в час, необычайно плавная изысканная жестикуляция рук, напоминающая</text:span><text:span text:style-name="T168">—</text:span><text:span text:style-name="T181">скорее всего, так и задумано, но кто упрекнёт Рожу за использование случая</text:span><text:span text:style-name="T168">—</text:span><text:span text:style-name="T181">одного из самых знаменитых его земляков, хотя имеются и нежелательные побочные эффекты: сотрудники, которые клянутся, что видели </text:span><text:span text:style-name="T182">его </text:span><text:span text:style-name="T181">ползущим вниз головой по северному фасаду «Белого Посещения», например. «</text:span><text:span text:style-name="T182">И-так мы в пол-ном сог-ла-сыи, Преподобны Доктор. Тэст, как ММЛП, в дан-ны слу-чай, не-адекват-эн. </text:span><text:span text:style-name="T183">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6">– </text:span><text:span text:style-name="T184">Должен заметить, это не похоже на вашу чашку чая, Пойнсмен,</text:span><text:span text:style-name="T176">– </text:span><text:span text:style-name="T184">улыбается д-р Аарон Тровстер.</text:span><text:span text:style-name="T176">– </text:span><text:span text:style-name="T184">У вас, по большей части, стимулы структурированы.</text:span></text:p>
      <text:p text:style-name="P393"><text:span text:style-name="T176">– </text:span><text:span text:style-name="T184">Ну, скажем, я нахожу в этом некое постыдное очарование.</text:span></text:p>
      <text:p text:style-name="P393"><text:span text:style-name="T176">– </text:span><text:span text:style-name="T184">Нет, не скажем. Не говорите мне, будто вы не собираетесь приложить свою милую Павловскую руку к этому всему.</text:span></text:p>
      <text:p text:style-name="P393"><text:span text:style-name="T176">– </text:span><text:span text:style-name="T184">Ну, отчасти, Тровстер, отчасти. Раз уж вы затронули. Мы </text:span><text:span text:style-name="T89">тоже</text:span><text:span text:style-name="T184"> рассчитываем на весьма структурированны</text:span><text:span text:style-name="T185">й</text:span><text:span text:style-name="T184"> стимул. </text:span><text:span text:style-name="T185">Тот самый, фактически, что вызвал наш интерес. Мы хотим подвергнуть Слотропа немецкой ракете….</text:span></text:p>
      <text:p text:style-name="P395"><text:soft-page-break/><text:span text:style-name="T185">В</text:span><text:span text:style-name="T104">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6">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7">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8">ц</text:span><text:span text:style-name="T187">ентричность вигов доведена в этом доме до самых нездоровых крайностей. </text:span><text:span text:style-name="T188">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9">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90">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91">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92">прежде , чем уступить лиственницам и вязам: утки, бутылки, улитки и всадники в стиплчейзе сходят на нет у дороги с железным ограждением </text:span><text:span text:style-name="T193">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6">натасканные</text:span><text:span text:style-name="T193"> и смертельные, следят за тобой из перелесков. Вскоре, когда подступает вечер, редкие горькие снежинки начинают </text:span><text:span text:style-name="T197">падать</text:span><text:span text:style-name="T193">.</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93">А </text:span><text:span text:style-name="T104">будешь ерепениться, пошлём тебя обратно к д-ру Джамф</text:span><text:span text:style-name="T194">у</text:span><text:span text:style-name="T104">!</text:span></text:p>
      <text:p text:style-name="P397"><text:span text:style-name="T104"><text:s/>Джамф </text:span><text:span text:style-name="T198">укоренил</text:span><text:span text:style-name="T104"> в нём рефлекс, и выбросил стимул.</text:span></text:p>
      <text:p text:style-name="P398"><text:span text:style-name="T104">Похоже д-р Джамф сегодня проверял твою </text:span><text:span text:style-name="T195">пипетку</text:span><text:span text:style-name="T104">, а?</text:span></text:p>
      <text:p text:style-name="center-norm">—<text:span text:style-name="T90">Нейл Носпикер </text:span><text:span text:style-name="T1555">50,000 Оскорблений, </text:span><text:span text:style-name="Source_20_Text"><text:span text:style-name="T1557">§ 6.72</text:span></text:span></text:p>
      <text:p text:style-name="P587"><text:span text:style-name="Source_20_Text"><text:span text:style-name="T1557">«Невежа Недоросль», Найлан Смит Прес,</text:span></text:span></text:p>
      <text:p text:style-name="P587"><text:span text:style-name="Source_20_Text"><text:span text:style-name="T1557">Кембридж (Массач.) 1933</text:span></text:span></text:p>
      <text:p text:style-name="P587"><text:span text:style-name="Source_20_Text"><text:span text:style-name="T1557"/></text:span></text:p>
      <text:p text:style-name="P399"><text:span text:style-name="Source_20_Text"><text:span text:style-name="T1558">Падинг: Но не слишком ли это—</text:span></text:span></text:p>
      <text:p text:style-name="Standard"><text:span text:style-name="Source_20_Text"><text:span text:style-name="T1556">Пойнтсмен: </text:span></text:span><text:span text:style-name="Source_20_Text"><text:span text:style-name="T1558">Сэр?</text:span></text:span></text:p>
      <text:p text:style-name="P399"><text:span text:style-name="Source_20_Text"><text:span text:style-name="T1558">Падинг: Разве это не убого, Пойнтсмен? Так вот вмешиваться в сознание другого человека?</text:span></text:span></text:p>
      <text:p text:style-name="P399"><text:span text:style-name="Source_20_Text"><text:span text:style-name="T1558">Пойнтсмен: </text:span></text:span><text:span text:style-name="Source_20_Text"><text:span text:style-name="T1559">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558">Падинг: </text:span></text:span><text:span text:style-name="Source_20_Text"><text:span text:style-name="T1559">Мы не можем, Пойнтсмен, это зверство</text:span></text:span></text:p>
      <text:p text:style-name="P400"><text:soft-page-break/><text:span text:style-name="Source_20_Text"><text:span text:style-name="T1558">Пойнтсмен:</text:span></text:span><text:span text:style-name="Source_20_Text"><text:span text:style-name="T1559">Но американцы уже им занимались! разве не ясно? Не то, чтобы мы совращали девственницу, или что</text:span></text:span><text:span text:style-name="Source_20_Text"><text:span text:style-name="T1558">—</text:span></text:span></text:p>
      <text:p text:style-name="P400"><text:span text:style-name="Source_20_Text"><text:span text:style-name="T1558">Падинг: </text:span></text:span><text:span text:style-name="Source_20_Text"><text:span text:style-name="T1559">Так что нам делать это потому, что американцы делают так? Позволим им совратить нас?</text:span></text:span></text:p>
      <text:p text:style-name="P401"><text:span text:style-name="Source_20_Text"><text:span text:style-name="T1560">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562">будь то </text:span></text:span><text:span text:style-name="Source_20_Text"><text:span text:style-name="T1560">даже <text:s/>мехово</text:span></text:span><text:span text:style-name="Source_20_Text"><text:span text:style-name="T1562">е</text:span></text:span><text:span text:style-name="Source_20_Text"><text:span text:style-name="T1560"> боа его матери, то Джамф, конечно же, сможет </text:span></text:span><text:span text:style-name="Source_20_Text"><text:span text:style-name="T1562">сделать</text:span></text:span><text:span text:style-name="Source_20_Text"><text:span text:style-name="T1560"> то же самое своему Дитю Тайрону относительно младенческого </text:span></text:span><text:span text:style-name="Source_20_Text"><text:span text:style-name="T1561">полового</text:span></text:span><text:span text:style-name="Source_20_Text"><text:span text:style-name="T1560"> рефлекса. </text:span></text:span><text:span text:style-name="Source_20_Text"><text:span text:style-name="T1562">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563">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593">э</text:span></text:span><text:span text:style-name="Source_20_Text"><text:span text:style-name="T1563">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564">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564">Однако, эрекция либо есть, либо нет. Элегантная бинарность. </text:span></text:span><text:span text:style-name="Source_20_Text"><text:span text:style-name="T1565">Задание наблюдения может исполнить даже </text:span></text:span><text:span text:style-name="Source_20_Text"><text:span text:style-name="T1566">студент</text:span></text:span><text:span text:style-name="Source_20_Text"><text:span text:style-name="T1565">.</text:span></text:span></text:p>
      <text:p text:style-name="P403"><text:span text:style-name="Source_20_Text"><text:span text:style-name="T1565">Безусловный стимул = поглаживание пениса антисептичным ватным тампоном.</text:span></text:span></text:p>
      <text:p text:style-name="P403"><text:span text:style-name="Source_20_Text"><text:span text:style-name="T1565">Безусловная реакция = эрекция.</text:span></text:span></text:p>
      <text:p text:style-name="P403"><text:span text:style-name="Source_20_Text"><text:span text:style-name="T1565">Условный стимул =</text:span></text:span><text:span text:style-name="Source_20_Text"><text:span text:style-name="T1566"> х.</text:span></text:span></text:p>
      <text:p text:style-name="P403"><text:span text:style-name="Source_20_Text"><text:span text:style-name="T1573">Условный рефлекс = эрекция в присутствии </text:span></text:span><text:span text:style-name="Source_20_Text"><text:span text:style-name="T1566">х</text:span></text:span><text:span text:style-name="Source_20_Text"><text:span text:style-name="T1573">, поглаживание уже не нужно, всё, что требуется это только </text:span></text:span><text:span text:style-name="Source_20_Text"><text:span text:style-name="T1566">х</text:span></text:span><text:span text:style-name="Source_20_Text"><text:span text:style-name="T1573">.</text:span></text:span></text:p>
      <text:p text:style-name="P404"><text:span text:style-name="Source_20_Text"><text:span text:style-name="T1574">Значит </text:span></text:span><text:span text:style-name="Source_20_Text"><text:span text:style-name="T1567">х</text:span></text:span><text:span text:style-name="Source_20_Text"><text:span text:style-name="T1574">? а что такое </text:span></text:span><text:span text:style-name="Source_20_Text"><text:span text:style-name="T1567">х</text:span></text:span><text:span text:style-name="Source_20_Text"><text:span text:style-name="T157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575">полностью совпадает со</text:span></text:span><text:span text:style-name="Source_20_Text"><text:span text:style-name="T1574"> </text:span></text:span><text:span text:style-name="Source_20_Text"><text:span text:style-name="T1575">средней </text:span></text:span><text:span text:style-name="Source_20_Text"><text:span text:style-name="T1574">длин</text:span></text:span><text:span text:style-name="Source_20_Text"><text:span text:style-name="T1575">ой отражённой</text:span></text:span><text:span text:style-name="Source_20_Text"><text:span text:style-name="T1574"> в отчете Джамфа об эрекции Дитя Т.</text:span></text:span></text:p>
      <text:p text:style-name="P405"><text:span text:style-name="Source_20_Text"><text:span text:style-name="T1575">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578">подавить</text:span></text:span><text:span text:style-name="Source_20_Text"><text:span text:style-name="T1575">»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578">подавлении</text:span></text:span><text:span text:style-name="Source_20_Text"><text:span text:style-name="T1575"> условного рефлекса, нам следует также понять, </text:span></text:span><text:span text:style-name="Source_20_Text"><text:span text:style-name="T1576">что </text:span></text:span><text:span text:style-name="Source_20_Text"><text:span text:style-name="T1578">за</text:span></text:span><text:span text:style-name="Source_20_Text"><text:span text:style-name="T1576">тухани</text:span></text:span><text:span text:style-name="Source_20_Text"><text:span text:style-name="T1578">е </text:span></text:span><text:span text:style-name="Source_20_Text"><text:span text:style-name="T1576">может продолжаться </text:span></text:span><text:span text:style-name="Source_20_Text"><text:span text:style-name="T1568">за пределы</text:span></text:span><text:span text:style-name="Source_20_Text"><text:span text:style-name="T1576">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568">скрытое </text:span></text:span><text:span text:style-name="Source_20_Text"><text:span text:style-name="T1570">подавление</text:span></text:span><text:span text:style-name="Source_20_Text"><text:span text:style-name="T1568"> за пределы нуля.</text:span></text:span><text:span text:style-name="Source_20_Text"><text:span text:style-name="T1576">» Курсив м-ра Пойнтсмена.</text:span></text:span></text:p>
      <text:p text:style-name="P409"><text:span text:style-name="Source_20_Text"><text:span text:style-name="T157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569"> х</text:span></text:span><text:span text:style-name="Source_20_Text"><text:span text:style-name="T1577">, </text:span></text:span><text:span text:style-name="Source_20_Text"><text:span text:style-name="T1579">и </text:span></text:span><text:span text:style-name="Source_20_Text"><text:span text:style-name="T1577">прекратил на этом? Может он забыл</text:span></text:span><text:span text:style-name="Source_20_Text"><text:span text:style-name="T1580">—</text:span></text:span><text:span text:style-name="Source_20_Text"><text:span text:style-name="T1581">или проигнорировал</text:span></text:span><text:span text:style-name="Source_20_Text"><text:span text:style-name="T1580">—«</text:span></text:span><text:span text:style-name="Source_20_Text"><text:span text:style-name="T1582">скрытое </text:span></text:span><text:span text:style-name="Source_20_Text"><text:span text:style-name="T1592">подавление</text:span></text:span><text:span text:style-name="Source_20_Text"><text:span text:style-name="T1582"> за пределы нуля»? </text:span></text:span><text:span text:style-name="Source_20_Text"><text:span text:style-name="T1581">Если проигнорировал, то почему? Что может сказать Национальный Совет по Исследованиям </text:span></text:span><text:span text:style-name="Source_20_Text"><text:span text:style-name="T1592">по этому поводу</text:span></text:span><text:span text:style-name="Source_20_Text"><text:span text:style-name="T1581">?</text:span></text:span></text:p>
      <text:p text:style-name="P406"><text:soft-page-break/><text:span text:style-name="Source_20_Text"><text:span text:style-name="T1583">Когда Слотроп был открыт, в конце 1944, «Белым Посещением»</text:span></text:span><text:span text:style-name="Source_20_Text"><text:span text:style-name="T1580">—</text:span></text:span><text:span text:style-name="Source_20_Text"><text:span text:style-name="T1583">хотя многие там уже знали его как знаменитого Дитя Тайрона</text:span></text:span><text:span text:style-name="Source_20_Text"><text:span text:style-name="T1580">—</text:span></text:span><text:span text:style-name="Source_20_Text"><text:span text:style-name="T1583">подобно открыти</text:span></text:span><text:span text:style-name="Source_20_Text"><text:span text:style-name="T1584">ю</text:span></text:span><text:span text:style-name="Source_20_Text"><text:span text:style-name="T1583"> Нового Света, разные люди сочли, что они открыли разные вещи.</text:span></text:span></text:p>
      <text:p text:style-name="P407"><text:span text:style-name="Source_20_Text"><text:span text:style-name="T158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585">само </text:span></text:span><text:span text:style-name="Source_20_Text"><text:span text:style-name="T1584">слово: </text:span></text:span><text:span text:style-name="Source_20_Text"><text:span text:style-name="T1585">это взрывное «т» вслед за «с», переходит</text:span></text:span><text:span text:style-name="Source_20_Text"><text:span text:style-name="T1584">—</text:span></text:span><text:span text:style-name="Source_20_Text"><text:span text:style-name="T1585">за пределом своего нуля</text:span></text:span><text:span text:style-name="Source_20_Text"><text:span text:style-name="T1584">—</text:span></text:span><text:span text:style-name="Source_20_Text"><text:span text:style-name="T1585">в иную область.</text:span></text:span></text:p>
      <text:p text:style-name="P407"><text:span text:style-name="Source_20_Text"><text:span text:style-name="T1585">Ролло Грост </text:span></text:span><text:span text:style-name="Source_20_Text"><text:span text:style-name="T1592">называет</text:span></text:span><text:span text:style-name="Source_20_Text"><text:span text:style-name="T1585">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585">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586">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571">звездой</text:span></text:span><text:span text:style-name="Source_20_Text"><text:span text:style-name="T1586">, </text:span></text:span><text:span text:style-name="Source_20_Text"><text:span text:style-name="T1587">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592">Именно от</text:span></text:span><text:span text:style-name="Source_20_Text"><text:span text:style-name="T1588"> карт</text:span></text:span><text:span text:style-name="Source_20_Text"><text:span text:style-name="T1592">ы</text:span></text:span><text:span text:style-name="Source_20_Text"><text:span text:style-name="T1588"> все они впадают в ужас, </text:span></text:span><text:span text:style-name="Source_20_Text"><text:span text:style-name="T1592">той </text:span></text:span><text:span text:style-name="Source_20_Text"><text:span text:style-name="T1588">карт</text:span></text:span><text:span text:style-name="Source_20_Text"><text:span text:style-name="T1592">ы</text:span></text:span><text:span text:style-name="Source_20_Text"><text:span text:style-name="T1588">, </text:span></text:span><text:span text:style-name="Source_20_Text"><text:span text:style-name="T1592">где</text:span></text:span><text:span text:style-name="Source_20_Text"><text:span text:style-name="T1588"> Слотроп держал <text:s/>учёт своих девушек. </text:span></text:span><text:span text:style-name="Source_20_Text"><text:span text:style-name="T1589">Звёзды рассыпаны в дистрибуции Поиссона, </text:span></text:span><text:span text:style-name="Source_20_Text"><text:span text:style-name="T1590">как на карте</text:span></text:span><text:span text:style-name="Source_20_Text"><text:span text:style-name="T1589"> ракетны</text:span></text:span><text:span text:style-name="Source_20_Text"><text:span text:style-name="T1590">х</text:span></text:span><text:span text:style-name="Source_20_Text"><text:span text:style-name="T1589"> удар</text:span></text:span><text:span text:style-name="Source_20_Text"><text:span text:style-name="T1590">ов</text:span></text:span><text:span text:style-name="Source_20_Text"><text:span text:style-name="T1589"> на карте </text:span></text:span><text:span text:style-name="Source_20_Text"><text:span text:style-name="T1590">составляемой </text:span></text:span><text:span text:style-name="Source_20_Text"><text:span text:style-name="T1589">Мехико о Блице роботов.</text:span></text:span></text:p>
      <text:p text:style-name="P408"><text:span text:style-name="Source_20_Text"><text:span text:style-name="T1592">Да</text:span></text:span><text:span text:style-name="Source_20_Text"><text:span text:style-name="T1590">, </text:span></text:span><text:span text:style-name="Source_20_Text"><text:span text:style-name="T1592">но</text:span></text:span><text:span text:style-name="Source_20_Text"><text:span text:style-name="T1590">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590">Весьма удачно, Слотроп ставил даты на свои звёзды. Звезда всегда появляется </text:span></text:span><text:span text:style-name="Source_20_Text"><text:span text:style-name="T1572">до</text:span></text:span><text:span text:style-name="Source_20_Text"><text:span text:style-name="T1590">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591">Средняя продолжительность оттяжки 4 </text:span></text:span><text:span text:style-name="Source_20_Text"><text:span text:style-name="T1068">½ дней.</text:span></text:span></text:p>
      <text:p text:style-name="P410"><text:span text:style-name="Source_20_Text"><text:span text:style-name="T1068">Допустим, рассуждает Пойнтсмен, что стимулом </text:span></text:span><text:span text:style-name="Source_20_Text"><text:span text:style-name="T1273">х</text:span></text:span><text:span text:style-name="Source_20_Text"><text:span text:style-name="T1068"> у Джамфа служил какой-то громкий шум, как </text:span></text:span><text:span text:style-name="Source_20_Text"><text:span text:style-name="T1069">и</text:span></text:span><text:span text:style-name="Source_20_Text"><text:span text:style-name="T1068"> в эксперименте Ватсона-Райнера. Допустим, что, в случае Слотропа, рефлекс эрекции не был окончательно подавлен. </text:span></text:span><text:span text:style-name="Source_20_Text"><text:span text:style-name="T1069">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1070">затем пауза и тишина, нарастающее напряжённость и—взрыв. Бац, эрекция. </text:span></text:span><text:span text:style-name="Source_20_Text"><text:span text:style-name="T1071">Но, о, нет. Слотроп получает эрекцию, когда последовательность направлена </text:span></text:span><text:span text:style-name="Source_20_Text"><text:span text:style-name="T1274">вспять</text:span></text:span><text:span text:style-name="Source_20_Text"><text:span text:style-name="T1071">. </text:span></text:span><text:span text:style-name="Source_20_Text"><text:span text:style-name="T1072">Сперва взрыв, затем звук приближения: </text:span></text:span><text:span text:style-name="Source_20_Text"><text:span text:style-name="T1069">V-</text:span></text:span><text:span text:style-name="Source_20_Text"><text:span text:style-name="T1072">2.</text:span></text:span></text:p>
      <text:p text:style-name="P411"><text:span text:style-name="Source_20_Text"><text:span text:style-name="T1073">И всё-таки стимулом, каким-то образом </text:span></text:span><text:span text:style-name="Source_20_Text"><text:span text:style-name="T1275">должна</text:span></text:span><text:span text:style-name="Source_20_Text"><text:span text:style-name="T1073">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1074">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1075">самой</text:span></text:span><text:span text:style-name="Source_20_Text"><text:span text:style-name="T1074"> бирже, </text:span></text:span><text:span text:style-name="Source_20_Text"><text:span text:style-name="T1075">о</text:span></text:span><text:span text:style-name="Source_20_Text"><text:span text:style-name="T1074"> </text:span></text:span><text:span text:style-name="Source_20_Text"><text:span text:style-name="T1075">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1076">чёрт побери, какой намёк под самым нашим носом у нас не хватает ума, или смелости, заметить?…</text:span></text:span></text:p>
      <text:p text:style-name="P412"><text:span text:style-name="Source_20_Text"><text:span text:style-name="T1077">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1077">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1077">Они шагают вдоль присыпанных снегом собачьих вол</text:span></text:span><text:span text:style-name="Source_20_Text"><text:span text:style-name="T1078">ь</text:span></text:span><text:span text:style-name="Source_20_Text"><text:span text:style-name="T1077">еров, </text:span></text:span><text:span text:style-name="Source_20_Text"><text:span text:style-name="T1078">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1079">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1079">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1080">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1080">Теперь, зная, что без толку: </text:span></text:span><text:span text:style-name="Source_20_Text"><text:span text:style-name="T1079">–«</text:span></text:span><text:span text:style-name="Source_20_Text"><text:span text:style-name="T1080">Пойнтсмен, а что если Эдвин Трикл прав? Это ПК. Что если Слотроп—даже не осознавая—</text:span></text:span><text:span text:style-name="Source_20_Text"><text:span text:style-name="T1276">заставляет</text:span></text:span><text:span text:style-name="Source_20_Text"><text:span text:style-name="T1080"> их падать именно там?»</text:span></text:span></text:p>
      <text:p text:style-name="P414"><text:span text:style-name="Source_20_Text"><text:span text:style-name="T1079">– </text:span></text:span><text:span text:style-name="Source_20_Text"><text:span text:style-name="T1080">Ну, тогда у вас есть кое-что, не так ли.</text:span></text:span></text:p>
      <text:p text:style-name="P414"><text:span text:style-name="Source_20_Text"><text:span text:style-name="T1079">– </text:span></text:span><text:span text:style-name="Source_20_Text"><text:span text:style-name="T1080">Но… зачем ему. Если они падают </text:span></text:span><text:span text:style-name="Source_20_Text"><text:span text:style-name="T1081">т</text:span></text:span><text:span text:style-name="Source_20_Text"><text:span text:style-name="T1080">ам где он был—</text:span></text:span></text:p>
      <text:p text:style-name="P414"><text:span text:style-name="Source_20_Text"><text:span text:style-name="T1079">– </text:span></text:span><text:span text:style-name="Source_20_Text"><text:span text:style-name="T1080">Может он ненавидит женщин.</text:span></text:span></text:p>
      <text:p text:style-name="P414"><text:span text:style-name="Source_20_Text"><text:span text:style-name="T1079">– </text:span></text:span><text:span text:style-name="Source_20_Text"><text:span text:style-name="T1080">Нет, я серьёзно.</text:span></text:span></text:p>
      <text:p text:style-name="P414"><text:span text:style-name="Source_20_Text"><text:span text:style-name="T1079">– </text:span></text:span><text:span text:style-name="Source_20_Text"><text:span text:style-name="T1081">Мехико. Вас это действительно трогает?</text:span></text:span></text:p>
      <text:p text:style-name="P414"><text:span text:style-name="Source_20_Text"><text:span text:style-name="T1079">– </text:span></text:span><text:span text:style-name="Source_20_Text"><text:span text:style-name="T1081">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1081">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1080">—</text:span></text:span><text:span text:style-name="Source_20_Text"><text:span text:style-name="T1082">остальная массы тронута обесцвеченным розовым или пурпурным…. </text:span></text:span><text:span text:style-name="Source_20_Text"><text:span text:style-name="T1083">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1087">улавливает</text:span></text:span><text:span text:style-name="Source_20_Text"><text:span text:style-name="T1083"> все подвернувшиеся плоскости в монотонный туско-серый. Самолёты плывут дальше, чинно, </text:span></text:span><text:span text:style-name="Source_20_Text"><text:span text:style-name="T1084">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1085">Пойнтсмен обсуждал паранойю и «идею противоположностей». Он чиркал восклицательные знаки и </text:span></text:span><text:span text:style-name="Source_20_Text"><text:span text:style-name="T1277">как верно </text:span></text:span><text:span text:style-name="Source_20_Text"><text:span text:style-name="T1085">в Книге по всем полям открытого письма Паавлова к Жане насчёт </text:span></text:span><text:span text:style-name="Source_20_Text"><text:span text:style-name="T1277">ощущений внешнего воздействия </text:span></text:span><text:span text:style-name="Source_20_Text"><text:span text:style-name="T1085">и в </text:span></text:span><text:span text:style-name="Source_20_Text"><text:span text:style-name="T1086">Г</text:span></text:span><text:span text:style-name="Source_20_Text"><text:span text:style-name="T1085">лаве LV, «Попытка физиологической интерпретации </text:span></text:span><text:span text:style-name="Source_20_Text"><text:span text:style-name="T1086">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1087">)</text:span></text:span><text:span text:style-name="Source_20_Text"><text:span text:style-name="T1086">. </text:span></text:span><text:span text:style-name="Source_20_Text"><text:span text:style-name="T1087">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1088">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1089">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1089">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1090">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1091">уже</text:span></text:span><text:span text:style-name="Source_20_Text"><text:span text:style-name="T1090"> проходил </text:span></text:span><text:span text:style-name="Source_20_Text"><text:span text:style-name="T1091">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1092">о</text:span></text:span><text:span text:style-name="Source_20_Text"><text:span text:style-name="T1091">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1092">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1091">—</text:span></text:span><text:span text:style-name="Source_20_Text"><text:span text:style-name="T1092">эти агенты Синдиката, которому она тоже должна платить</text:span></text:span><text:span text:style-name="Source_20_Text"><text:span text:style-name="T1091">—</text:span></text:span><text:span text:style-name="Source_20_Text"><text:span text:style-name="T1092">ждут в центральн</text:span></text:span><text:span text:style-name="Source_20_Text"><text:span text:style-name="T1093">ом зале</text:span></text:span><text:span text:style-name="Source_20_Text"><text:span text:style-name="T1092">, пока он под</text:span></text:span><text:span text:style-name="Source_20_Text"><text:span text:style-name="T1093">тягивается</text:span></text:span><text:span text:style-name="Source_20_Text"><text:span text:style-name="T1092"> ближе… </text:span></text:span><text:span text:style-name="Source_20_Text"><text:span text:style-name="T1093">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1079">– </text:span></text:span><text:span text:style-name="Source_20_Text"><text:span text:style-name="T1094">Пьер Жане</text:span></text:span><text:span text:style-name="Source_20_Text"><text:span text:style-name="T1091">—</text:span></text:span><text:span text:style-name="Source_20_Text"><text:span text:style-name="T1094">он иногда вещал как восточный мистик. Никогда по настоящему не понял противоположност</text:span></text:span><text:span text:style-name="Source_20_Text"><text:span text:style-name="T1095">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1091">—</text:span></text:span><text:span text:style-name="Source_20_Text"><text:span text:style-name="T1095">Последнее прибежище неисправим</text:span></text:span><text:span text:style-name="Source_20_Text"><text:span text:style-name="T1096">ых</text:span></text:span><text:span text:style-name="Source_20_Text"><text:span text:style-name="T1095"> </text:span></text:span><text:span text:style-name="Source_20_Text"><text:span text:style-name="T1096">лодырей,</text:span></text:span><text:span text:style-name="Source_20_Text"><text:span text:style-name="T1095"> Мехико, как раз </text:span></text:span><text:span text:style-name="Source_20_Text"><text:span text:style-name="T1096">такая вот</text:span></text:span><text:span text:style-name="Source_20_Text"><text:span text:style-name="T1095"> йинь-янов</text:span></text:span><text:span text:style-name="Source_20_Text"><text:span text:style-name="T1096">а</text:span></text:span><text:span text:style-name="Source_20_Text"><text:span text:style-name="T1095"> галиматьи. </text:span></text:span><text:span text:style-name="Source_20_Text"><text:span text:style-name="T1096">Способ</text:span></text:span><text:span text:style-name="Source_20_Text"><text:span text:style-name="T1095"> </text:span></text:span><text:span text:style-name="Source_20_Text"><text:span text:style-name="T1097">увильнуть от</text:span></text:span><text:span text:style-name="Source_20_Text"><text:span text:style-name="T1095"> тягот работ</text:span></text:span><text:span text:style-name="Source_20_Text"><text:span text:style-name="T1096">ы</text:span></text:span><text:span text:style-name="Source_20_Text"><text:span text:style-name="T1095"> в лаб</text:span></text:span><text:span text:style-name="Source_20_Text"><text:span text:style-name="T1096">о</text:span></text:span><text:span text:style-name="Source_20_Text"><text:span text:style-name="T1095">ратории. </text:span></text:span><text:span text:style-name="Source_20_Text"><text:span text:style-name="T1096">Но что он </text:span></text:span><text:span text:style-name="Source_20_Text"><text:span text:style-name="T1278">сказал</text:span></text:span><text:span text:style-name="Source_20_Text"><text:span text:style-name="T1096"> этим?</text:span></text:span></text:p>
      <text:p text:style-name="P419"><text:span text:style-name="Source_20_Text"><text:span text:style-name="T1079">– </text:span></text:span><text:span text:style-name="Source_20_Text"><text:span text:style-name="T1097">Я не хочу вступать в религиозный диспут с вами,</text:span></text:span><text:span text:style-name="Source_20_Text"><text:span text:style-name="T1079">– </text:span></text:span><text:span text:style-name="Source_20_Text"><text:span text:style-name="T1097">невыспавшийся Мехико сегодня </text:span></text:span><text:span text:style-name="Source_20_Text"><text:span text:style-name="T1098">более резок, чем обычно,</text:span></text:span><text:span text:style-name="Source_20_Text"><text:span text:style-name="T1079">– </text:span></text:span><text:span text:style-name="Source_20_Text"><text:span text:style-name="T1098">но иногда думаю, не чересчур ли вы учёные</text:span></text:span><text:span text:style-name="Source_20_Text"><text:span text:style-name="T1091">—</text:span></text:span><text:span text:style-name="Source_20_Text"><text:span text:style-name="T1098">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279">вы</text:span></text:span><text:span text:style-name="Source_20_Text"><text:span text:style-name="T1098"> что сказали?</text:span></text:span></text:p>
      <text:p text:style-name="P420"><text:span text:style-name="Source_20_Text"><text:span text:style-name="T1099">Подобные диспуты Пойнтсмену тоже не по вкусу. </text:span></text:span><text:span text:style-name="Source_20_Text"><text:span text:style-name="T1100">Но он остро взглядывает на этого юного анархиста в его красном шарфе:</text:span></text:span><text:span text:style-name="Source_20_Text"><text:span text:style-name="T1079">– «</text:span></text:span><text:span text:style-name="Source_20_Text"><text:span text:style-name="T1100">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1079">– </text:span></text:span><text:span text:style-name="Source_20_Text"><text:span text:style-name="T1101">Это не мой конёк, конечно,</text:span></text:span><text:span text:style-name="Source_20_Text"><text:span text:style-name="T1079">– <text:s/></text:span></text:span><text:span text:style-name="Source_20_Text"><text:span text:style-name="T1101">Мехико и вправду не хочет обижать, но ведь сколько можно,</text:span></text:span><text:span text:style-name="Source_20_Text"><text:span text:style-name="T1079">– </text:span></text:span><text:span text:style-name="Source_20_Text"><text:span text:style-name="T1101">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1079">– </text:span></text:span><text:span text:style-name="Source_20_Text"><text:span text:style-name="T1101">Нет, не «ударить». Отступить. Вам тридцать, молодой человек. «Других углов не существует». Есть лишь вперёд</text:span></text:span><text:span text:style-name="Source_20_Text"><text:span text:style-name="T1091">—</text:span></text:span><text:span text:style-name="Source_20_Text"><text:span text:style-name="T1101">прямиком</text:span></text:span><text:span text:style-name="Source_20_Text"><text:span text:style-name="T1091">—</text:span></text:span><text:span text:style-name="Source_20_Text"><text:span text:style-name="T1101">либо назад.</text:span></text:span></text:p>
      <text:p text:style-name="P422"><text:span text:style-name="Source_20_Text"><text:span text:style-name="T1102">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1102">Пойнтсмен обернулся и… О, Боже. Он улыбается. Есть нечто столь древнее в этом </text:span></text:span><text:span text:style-name="Source_20_Text"><text:span text:style-name="T1104">предположении</text:span></text:span><text:span text:style-name="Source_20_Text"><text:span text:style-name="T1102"> братства, что—не сейчас, парой месяцев позже, когда весна вступит в свои </text:span></text:span><text:soft-page-break/><text:span text:style-name="Source_20_Text"><text:span text:style-name="T1102">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1103">Они прекратили шагать. Роджер смотрит в ответ. Анти-Мехико. </text:span></text:span><text:span text:style-name="Source_20_Text"><text:span text:style-name="T1104">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1079">– </text:span></text:span><text:span text:style-name="Source_20_Text"><text:span text:style-name="T1105">У нас обоих есть Слотроп,</text:span></text:span><text:span text:style-name="Source_20_Text"><text:span text:style-name="T1079">– </text:span></text:span><text:span text:style-name="Source_20_Text"><text:span text:style-name="T1105">вот что только что сказал Пойнтсмен.</text:span></text:span></text:p>
      <text:p text:style-name="P423"><text:span text:style-name="Source_20_Text"><text:span text:style-name="T1079">– <text:s/></text:span></text:span><text:span text:style-name="Source_20_Text"><text:span text:style-name="T1105">Пойнтсмен</text:span></text:span><text:span text:style-name="Source_20_Text"><text:span text:style-name="T1102">—</text:span></text:span><text:span text:style-name="Source_20_Text"><text:span text:style-name="T1105">что вам с этого? Кроме славы, я имею в виду.</text:span></text:span></text:p>
      <text:p text:style-name="P424"><text:span text:style-name="Source_20_Text"><text:span text:style-name="T1079">– Не</text:span></text:span><text:span text:style-name="Source_20_Text"><text:span text:style-name="T1105">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1106">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1105"> </text:span></text:span><text:span text:style-name="Source_20_Text"><text:span text:style-name="T1106">его матери, которая пыталась кастрировать его или что-то там ещё. Я без претензий, Мехико. Я скромный, методичный</text:span></text:span><text:span text:style-name="Source_20_Text"><text:span text:style-name="T1105">—</text:span></text:span></text:p>
      <text:p text:style-name="P424"><text:span text:style-name="Source_20_Text"><text:span text:style-name="T1079">– </text:span></text:span><text:span text:style-name="Source_20_Text"><text:span text:style-name="T1106">Смиренный.</text:span></text:span></text:p>
      <text:p text:style-name="P425"><text:span text:style-name="Source_20_Text"><text:span text:style-name="T1079">– </text:span></text:span><text:span text:style-name="Source_20_Text"><text:span text:style-name="T1107">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280">возможно</text:span></text:span><text:span text:style-name="Source_20_Text"><text:span text:style-name="T1107">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1105">—</text:span></text:span><text:span text:style-name="Source_20_Text"><text:span text:style-name="T1107">то быть по сему.</text:span></text:span></text:p>
      <text:p text:style-name="P426"><text:span text:style-name="Source_20_Text"><text:span text:style-name="T1079">– </text:span></text:span><text:span text:style-name="Source_20_Text"><text:span text:style-name="T1108">И чего вы добиваетесь?</text:span></text:span></text:p>
      <text:p text:style-name="P426"><text:span text:style-name="Source_20_Text"><text:span text:style-name="T1079">– </text:span></text:span><text:span text:style-name="Source_20_Text"><text:span text:style-name="T1108">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1105">—</text:span></text:span><text:span text:style-name="Source_20_Text"><text:span text:style-name="T1108">ну, Павлов полагал, что навязчивые идеи и параноидальные мании являются результатом неких</text:span></text:span><text:span text:style-name="Source_20_Text"><text:span text:style-name="T1105">—</text:span></text:span><text:span text:style-name="Source_20_Text"><text:span text:style-name="T1108">назовём их клетками, нейронами, в мозаике мозга, возбуждённых </text:span></text:span><text:span text:style-name="Source_20_Text"><text:span text:style-name="T1109">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1108">, </text:span></text:span><text:span text:style-name="Source_20_Text"><text:span text:style-name="T1109">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1110">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1111">к</text:span></text:span><text:span text:style-name="Source_20_Text"><text:span text:style-name="T1110">сальной фазой, </text:span></text:span><text:span text:style-name="Source_20_Text"><text:span text:style-name="T1111">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1112">почему ракеты падают туда, куда падают—хотя признаю, с вашей поддержкой это стало намного проще.</text:span></text:span></text:p>
      <text:p text:style-name="P427"><text:span text:style-name="Source_20_Text"><text:span text:style-name="T1079">– </text:span></text:span><text:span text:style-name="Source_20_Text"><text:span text:style-name="T1112">Зачем?</text:span></text:span><text:span text:style-name="Source_20_Text"><text:span text:style-name="T1079">– <text:s/></text:span></text:span><text:span text:style-name="Source_20_Text"><text:span text:style-name="T1112">что пробрало, Мехико?</text:span></text:span><text:span text:style-name="Source_20_Text"><text:span text:style-name="T1079">– </text:span></text:span><text:span text:style-name="Source_20_Text"><text:span text:style-name="T1112">Зачем я вам нужен?</text:span></text:span></text:p>
      <text:p text:style-name="P427"><text:span text:style-name="Source_20_Text"><text:span text:style-name="T1079">– <text:s/></text:span></text:span><text:span text:style-name="Source_20_Text"><text:span text:style-name="T1112">Я не знаю. Но вы нужны.</text:span></text:span></text:p>
      <text:p text:style-name="P427"><text:span text:style-name="Source_20_Text"><text:span text:style-name="T1079">– </text:span></text:span><text:span text:style-name="Source_20_Text"><text:span text:style-name="T1281">У вас</text:span></text:span><text:span text:style-name="Source_20_Text"><text:span text:style-name="T1112"> навязчивая идея.</text:span></text:span></text:p>
      <text:p text:style-name="P427"><text:soft-page-break/><text:span text:style-name="Source_20_Text"><text:span text:style-name="T1079">– </text:span></text:span><text:span text:style-name="Source_20_Text"><text:span text:style-name="T1112">Мехико.</text:span></text:span><text:span text:style-name="Source_20_Text"><text:span text:style-name="T1079">– </text:span></text:span><text:span text:style-name="Source_20_Text"><text:span text:style-name="T1112">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1079">– <text:s/></text:span></text:span><text:span text:style-name="Source_20_Text"><text:span text:style-name="T1112">Помогите мне.</text:span></text:span></text:p>
      <text:p text:style-name="P428"><text:span text:style-name="Source_20_Text"><text:span text:style-name="T1113">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294">Как</text:span></text:span><text:span text:style-name="Source_20_Text"><text:span text:style-name="T1282"> </text:span></text:span><text:span text:style-name="Source_20_Text"><text:span text:style-name="T1294">же</text:span></text:span><text:span text:style-name="Source_20_Text"><text:span text:style-name="T1282"> девушки? </text:span></text:span><text:span text:style-name="Source_20_Text"><text:span text:style-name="T111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283"> О, Джесси</text:span></text:span><text:span text:style-name="Source_20_Text"><text:span text:style-name="T1114">, уткнувшись лицом в её голую, спящую, замысловато сплетённую из костей и сухожилий спину, </text:span></text:span><text:span text:style-name="Source_20_Text"><text:span text:style-name="T1284">мне не доходит всё это….</text:span></text:span></text:p>
      <text:p text:style-name="P429"><text:span text:style-name="Source_20_Text"><text:span text:style-name="T111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1116">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1117">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1118">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1119">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1120">Ты сумасшедший»,</text:span></text:span><text:span text:style-name="Source_20_Text"><text:span text:style-name="T1079">– </text:span></text:span><text:span text:style-name="Source_20_Text"><text:span text:style-name="T1120">шепчет она. «Я похотливый»,</text:span></text:span><text:span text:style-name="Source_20_Text"><text:span text:style-name="T1079">– </text:span></text:span><text:span text:style-name="Source_20_Text"><text:span text:style-name="T1120">улыбается он и снова щёлкает её подвязкой, мальчик-и-рогатка.</text:span></text:span></text:p>
      <text:p text:style-name="P431"><text:span text:style-name="Source_20_Text"><text:span text:style-name="T1121">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1122">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1123">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1123">Зима в неопределённости</text:span></text:span><text:span text:style-name="Source_20_Text"><text:span text:style-name="T1110">—</text:span></text:span><text:span text:style-name="Source_20_Text"><text:span text:style-name="T1123">всё небо тусклый светящийся гель. Внизу на пляже, Пойнтсмен выудил рулон туалетной бумаги, </text:span></text:span><text:span text:style-name="Source_20_Text"><text:span text:style-name="T1124">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1126">язычок</text:span></text:span><text:span text:style-name="Source_20_Text"><text:span text:style-name="T1124"> </text:span></text:span><text:soft-page-break/><text:span text:style-name="Source_20_Text"><text:span text:style-name="T1124">алого, очень остр</text:span></text:span><text:span text:style-name="Source_20_Text"><text:span text:style-name="T1126">ый</text:span></text:span><text:span text:style-name="Source_20_Text"><text:span text:style-name="T1124">, оставленные ими следы </text:span></text:span><text:span text:style-name="Source_20_Text"><text:span text:style-name="T1125">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1126">Мы потеряли их. Никто не слушал тех ранних бесед</text:span></text:span><text:span text:style-name="Source_20_Text"><text:span text:style-name="T1110">—</text:span></text:span><text:span text:style-name="Source_20_Text"><text:span text:style-name="T1126">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1127">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1128">при</text:span></text:span><text:span text:style-name="Source_20_Text"><text:span text:style-name="T1127">сутул</text:span></text:span><text:span text:style-name="Source_20_Text"><text:span text:style-name="T1128">енность</text:span></text:span><text:span text:style-name="Source_20_Text"><text:span text:style-name="T1127"> плеч, <text:s/></text:span></text:span><text:span text:style-name="Source_20_Text"><text:span text:style-name="T1129">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span text:style-name="Source_20_Text"><text:span text:style-name="T1129">, </text:span></text:span><text:span text:style-name="Source_20_Text"><text:span text:style-name="T1130">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1131">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1132">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1133">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1134">на его ребяческую возню с </text:span></text:span><text:span text:style-name="Source_20_Text"><text:span text:style-name="T1285">Amanita muscaria</text:span></text:span><text:span text:style-name="Source_20_Text"><text:span text:style-name="T1134"> </text:span></text:span><text:span text:style-name="Source_20_Text"><text:span text:style-name="T1135">(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1136">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1137">умом в её окаймлённых светлыми ресницами глазах, или спрятанными за тёмными стёклами, когда она на улице, </text:span></text:span><text:span text:style-name="Source_20_Text"><text:span text:style-name="T1138">остатками младенческой пухлости в ямочках по обе стороны её рта. (Когда совсем рядом, на её почти идеальной коже </text:span></text:span><text:span text:style-name="Source_20_Text"><text:span text:style-name="T1139">заметно</text:span></text:span><text:span text:style-name="Source_20_Text"><text:span text:style-name="T1138"> лёгкая пудра </text:span></text:span><text:span text:style-name="Source_20_Text"><text:span text:style-name="T1139">и шелушение, ресницы капельку подчернены, брови подправлены на два-три волоска).</text:span></text:span></text:p>
      <text:p text:style-name="P435"><text:span text:style-name="Source_20_Text"><text:span text:style-name="T1139">Но </text:span></text:span><text:span text:style-name="Source_20_Text"><text:span text:style-name="T1286">что</text:span></text:span><text:span text:style-name="Source_20_Text"><text:span text:style-name="T1139"> это надумал юный Осби? </text:span></text:span><text:span text:style-name="Source_20_Text"><text:span text:style-name="T1140">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1141">Затем он расстилает грибное пюре на тонкий </text:span></text:span><text:span text:style-name="Source_20_Text"><text:span text:style-name="T1142">жестяной</text:span></text:span><text:span text:style-name="Source_20_Text"><text:span text:style-name="T1141">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1142">Пестиком в ступке он </text:span></text:span><text:span text:style-name="Source_20_Text"><text:span text:style-name="T1143">растирает</text:span></text:span><text:span text:style-name="Source_20_Text"><text:span text:style-name="T1142"> вещество в пыль, </text:span></text:span><text:span text:style-name="Source_20_Text"><text:span text:style-name="T1143">чтоб пересыпать</text:span></text:span><text:span text:style-name="Source_20_Text"><text:span text:style-name="T1142"> в старую коробку из-под печенья Хантли &amp; Палмерс, </text:span></text:span><text:span text:style-name="Source_20_Text"><text:span text:style-name="T1143">придержав лишь на самокрутку, которую сноровисто свернул из </text:span></text:span><text:span text:style-name="Source_20_Text"><text:span text:style-name="T1145">лакричной </text:span></text:span><text:span text:style-name="Source_20_Text"><text:span text:style-name="T1143">сигаретной бумаги Ризла.</text:span></text:span></text:p>
      <text:p text:style-name="P436"><text:span text:style-name="Source_20_Text"><text:span text:style-name="T1143">Но так совпало, что она заглянула как раз в тот момент, когда Осби открывал гулкую печь-духовку. </text:span></text:span><text:span text:style-name="Source_20_Text"><text:span text:style-name="T1144">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1145">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1146">Этот город на все свои исковырянные бомбами </text:span></text:span><text:soft-page-break/><text:span text:style-name="Source_20_Text"><text:span text:style-name="T1146">мили: эта неистощимо опутанная жертва… кожа из отблескивающего шифера крыш, копоть на кирпиче залитом </text:span></text:span><text:span text:style-name="Source_20_Text"><text:span text:style-name="T1147">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1148">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1149">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1150">ь</text:span></text:span><text:span text:style-name="Source_20_Text"><text:span text:style-name="T1149">е, лицо, волосы, руки, стройные икры, </text:span></text:span><text:span text:style-name="Source_20_Text"><text:span text:style-name="T1150">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1151">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1152">неким жестоким образом, о котором никто из них не может догадаться, </text:span></text:span><text:span text:style-name="Source_20_Text"><text:span text:style-name="T1151">она принадлежит </text:span></text:span><text:span text:style-name="Source_20_Text"><text:span text:style-name="T1152">Печи…</text:span></text:span><text:span text:style-name="Source_20_Text"><text:span text:style-name="T1287"> Der Kinderofen. . . </text:span></text:span><text:span text:style-name="Source_20_Text"><text:span text:style-name="T1152">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1153">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1154">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1155">она думает о математической функции, что будет расширяться у неё подобно цветению в серии степеней </text:span></text:span><text:span text:style-name="Source_20_Text"><text:span text:style-name="T1288">без общего </text:span></text:span><text:span text:style-name="Source_20_Text"><text:span text:style-name="T1289">термина, </text:span></text:span><text:span text:style-name="Source_20_Text"><text:span text:style-name="T1156">бесконечно, </text:span></text:span><text:span text:style-name="Source_20_Text"><text:span text:style-name="T1157">непостижимо, но предсказуемо)… его фраза <text:s/></text:span></text:span><text:span text:style-name="Source_20_Text"><text:span text:style-name="T1290">Padre Ignacio, </text:span></text:span><text:span text:style-name="Source_20_Text"><text:span text:style-name="T1157">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1158">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1159">и то и другое ручная работа пресловутой </text:span></text:span><text:span text:style-name="Source_20_Text"><text:span text:style-name="T1291">Mme.</text:span></text:span><text:span text:style-name="Source_20_Text"><text:span text:style-name="T1159">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1160">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1161">она никогда прежде не </text:span></text:span><text:soft-page-break/><text:span text:style-name="Source_20_Text"><text:span text:style-name="T1161">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1159">—</text:span></text:span><text:span text:style-name="Source_20_Text"><text:span text:style-name="T1161">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1162">м шипованного</text:span></text:span><text:span text:style-name="Source_20_Text"><text:span text:style-name="T1161"> собачьего ошейника, </text:span></text:span><text:span text:style-name="Source_20_Text"><text:span text:style-name="T1162">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1163">или к небу, которое ему подменяли потолки, с опущенными глазами, как он чаще всего их и держал</text:span></text:span><text:span text:style-name="Source_20_Text"><text:span text:style-name="T1159">—</text:span></text:span><text:span text:style-name="Source_20_Text"><text:span text:style-name="T1163">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1164">Может быть</text:span></text:span><text:span text:style-name="Source_20_Text"><text:span text:style-name="T1163">»,– говорит он ей,– «я обстригу твои волосы». Он улыбается Готфриду:– «</text:span></text:span><text:span text:style-name="Source_20_Text"><text:span text:style-name="T1164">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1165">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1166">Но постриг ли </text:span></text:span><text:span text:style-name="Source_20_Text"><text:span text:style-name="T1167">ей </text:span></text:span><text:span text:style-name="Source_20_Text"><text:span text:style-name="T1166">Блисеро волосы? Теперь она уже не помнит. </text:span></text:span><text:span text:style-name="Source_20_Text"><text:span text:style-name="T1167">Помнится лишь, что пару раз она одевала форму Готфрида (волосы, конечно же) прятала под фуражку), </text:span></text:span><text:span text:style-name="Source_20_Text"><text:span text:style-name="T1168">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1168">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169">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170">абсолютная власть случая, их собственная жалкая случайность здесь, посреди всего….</text:span></text:span></text:p>
      <text:p text:style-name="P439"><text:span text:style-name="Source_20_Text"><text:span text:style-name="T1171">Это небезопасно, даже внутри, в доме...</text:span></text:span><text:span text:style-name="Source_20_Text"><text:span text:style-name="T1172">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169">—</text:span></text:span><text:span text:style-name="Source_20_Text"><text:span text:style-name="T1172">она бы даже сказала нигилистическим</text:span></text:span><text:span text:style-name="Source_20_Text"><text:span text:style-name="T1169">—</text:span></text:span><text:span text:style-name="Source_20_Text"><text:span text:style-name="T1172">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173">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169">—</text:span></text:span><text:span text:style-name="Source_20_Text"><text:span text:style-name="T1173">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174">прожектора спотыкаются над </text:span></text:span><text:soft-page-break/><text:span text:style-name="Source_20_Text"><text:span text:style-name="T1174">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17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175">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176">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177">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178">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292">резонами</text:span></text:span><text:span text:style-name="Source_20_Text"><text:span text:style-name="T1178">…. «</text:span></text:span><text:span text:style-name="Source_20_Text"><text:span text:style-name="T1179">Желайте перемены»,– сказал однажды Рильке,– «у пламени берите вдохновенье!» В лавр, в соловья, в ветер… </text:span></text:span><text:span text:style-name="Source_20_Text"><text:span text:style-name="T1293">желать</text:span></text:span><text:span text:style-name="Source_20_Text"><text:span text:style-name="T1179">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180">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181">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182">е.</text:span></text:span></text:p>
      <text:p text:style-name="P441"><text:span text:style-name="Source_20_Text"><text:span text:style-name="T1182">Он ничего не может поделать. Посреди умирающего рейха, </text:span></text:span><text:span text:style-name="Source_20_Text"><text:span text:style-name="T1183">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184">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183">—</text:span></text:span><text:span text:style-name="Source_20_Text"><text:span text:style-name="T1184">а он знает, что она не может: что по какому-то волшебству, глубже сокровенных резонансов любых слов, </text:span></text:span><text:span text:style-name="Source_20_Text"><text:span text:style-name="T1185">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183">—</text:span></text:span><text:span text:style-name="Source_20_Text"><text:span text:style-name="T1185">но она придёт… </text:span></text:span><text:span text:style-name="Source_20_Text"><text:span text:style-name="T1295">Und nicht einmal sein Schritt klingt aus dem tonlosen Los. . . . </text:span></text:span><text:span text:style-name="Source_20_Text"><text:span text:style-name="T1186">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187">только что умерший юноша, обнимает свою Безутешность, свою последнюю связь, </text:span></text:span><text:span text:style-name="Source_20_Text"><text:span text:style-name="T1188">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296">Ни разу </text:span></text:span><text:span text:style-name="Source_20_Text"><text:span text:style-name="T1297">шаг</text:span></text:span><text:span text:style-name="Source_20_Text"><text:span text:style-name="T1296"> его </text:span></text:span><text:span text:style-name="Source_20_Text"><text:span text:style-name="T1297">не </text:span></text:span><text:span text:style-name="Source_20_Text"><text:span text:style-name="T1298">встретил</text:span></text:span><text:span text:style-name="Source_20_Text"><text:span text:style-name="T1297"> эх</text:span></text:span><text:span text:style-name="Source_20_Text"><text:span text:style-name="T1298">а</text:span></text:span><text:span text:style-name="Source_20_Text"><text:span text:style-name="T1297"> от</text:span></text:span><text:span text:style-name="Source_20_Text"><text:span text:style-name="T1296"> Судьбы безгласной</text:span></text:span><text:span text:style-name="Source_20_Text"><text:span text:style-name="T1188">…. </text:span></text:span><text:span text:style-name="Source_20_Text"><text:span text:style-name="T1189">Это он, Блисеро, взбирается на гору, как и взбирался почти уже 20 лет, задолго до того как принял пламя </text:span></text:span><text:soft-page-break/><text:span text:style-name="Source_20_Text"><text:span text:style-name="T1189">Рейха, со времё</text:span></text:span><text:span text:style-name="Source_20_Text"><text:span text:style-name="T1190">н</text:span></text:span><text:span text:style-name="Source_20_Text"><text:span text:style-name="T1189"> Юго-Запада… в одиночку. </text:span></text:span><text:span text:style-name="Source_20_Text"><text:span text:style-name="T1191">Какой бы плотью не пытался умиротворить Ведьму, людоедку, колдунью, размахивающую орудиями боли</text:span></text:span><text:span text:style-name="Source_20_Text"><text:span text:style-name="T1183">—</text:span></text:span><text:span text:style-name="Source_20_Text"><text:span text:style-name="T1191">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192">Спортсмен и его умения разные вещи…. </text:span></text:span><text:span text:style-name="Source_20_Text"><text:span text:style-name="T1193">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194">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195">импровизированных ударов так невозможно высок, так чётко параболичен, </text:span></text:span><text:span text:style-name="Source_20_Text"><text:span text:style-name="T1196">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197">он мог удерживать мяч на голове по несколько кварталов напролёт, часами, ноги чётки, как поэтическая строка… </text:span></text:span><text:span text:style-name="Source_20_Text"><text:span text:style-name="T1198">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194">—</text:span></text:span><text:span text:style-name="Source_20_Text"><text:span text:style-name="T1198">потом, припомнив выражение старого тренера</text:span></text:span><text:span text:style-name="Source_20_Text"><text:span text:style-name="T1194">—«</text:span></text:span><text:span text:style-name="Source_20_Text"><text:span text:style-name="T1198">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199">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200">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299">кто-нибудь</text:span></text:span><text:span text:style-name="Source_20_Text"><text:span text:style-name="T1200"> из них, это сырьё, «хотят Перемены»? </text:span></text:span><text:span text:style-name="Source_20_Text"><text:span text:style-name="T1201">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202">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203">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204">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205">прочее лишь</text:span></text:span><text:span text:style-name="Source_20_Text"><text:span text:style-name="T1204"> любовная игра перед актом.</text:span></text:span></text:p>
      <text:p text:style-name="P442"><text:span text:style-name="Source_20_Text"><text:span text:style-name="T1206">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207">он возвращается вновь и вновь</text:span></text:span><text:span text:style-name="Source_20_Text"><text:span text:style-name="T1206"> </text:span></text:span><text:span text:style-name="Source_20_Text"><text:span text:style-name="T1207">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208">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209">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210">в</text:span></text:span><text:span text:style-name="Source_20_Text"><text:span text:style-name="T1209">, </text:span></text:span><text:span text:style-name="Source_20_Text"><text:span text:style-name="T1210">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211">Увозя в своём ранце экземпляр <text:s/></text:span></text:span><text:span text:style-name="Source_20_Text"><text:span text:style-name="T1300">Duino Elegies</text:span></text:span><text:span text:style-name="Source_20_Text"><text:span text:style-name="T1211">, только что напечатанных, когда он отправлялся на Юго-Запад, подарок </text:span></text:span><text:soft-page-break/><text:span text:style-name="Source_20_Text"><text:span text:style-name="T1211">Матери на причале, запах свежей типографской краски кружил его голову по ночам, </text:span></text:span><text:span text:style-name="Source_20_Text"><text:span text:style-name="T1212">пока старый пароход бороздил тропик за тропиком… </text:span></text:span><text:span text:style-name="Source_20_Text"><text:span text:style-name="T1213">пока созвездия, как новые звёзды </text:span></text:span><text:span text:style-name="Source_20_Text"><text:span text:style-name="T1214">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21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301">мы делать Нджамби Карунга сейчас, омахона…</text:span></text:span><text:span text:style-name="Source_20_Text"><text:span text:style-name="T1215"> </text:span></text:span><text:span text:style-name="Source_20_Text"><text:span text:style-name="T1216">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217">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218">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219">(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220">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302">auf Wiedersehen</text:span></text:span><text:span text:style-name="Source_20_Text"><text:span text:style-name="T1220">.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221">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303">Bodenplatte</text:span></text:span><text:span text:style-name="Source_20_Text"><text:span text:style-name="T1221">—бетонная плита положенная на обрезки стали—уложена на землю между трёх деревьев </text:span></text:span><text:span text:style-name="Source_20_Text"><text:span text:style-name="T1223">с пометками</text:span></text:span><text:span text:style-name="Source_20_Text"><text:span text:style-name="T1222">, чтобы обеспечить точное направление, 260°, на Лондон. </text:span></text:span><text:span text:style-name="Source_20_Text"><text:span text:style-name="T1223">Отметкой служит грубо н</text:span></text:span><text:span text:style-name="Source_20_Text"><text:span text:style-name="T1222">амалёванн</text:span></text:span><text:span text:style-name="Source_20_Text"><text:span text:style-name="T1223">ая</text:span></text:span><text:span text:style-name="Source_20_Text"><text:span text:style-name="T1222"> мандала, красный круг с жирным чёрным крестом внутри, опозна</text:span></text:span><text:span text:style-name="Source_20_Text"><text:span text:style-name="T1224">ваемая</text:span></text:span><text:span text:style-name="Source_20_Text"><text:span text:style-name="T1222"> как древний символ колеса-солнца, из которого, как говор</text:span></text:span><text:span text:style-name="Source_20_Text"><text:span text:style-name="T1224">ят</text:span></text:span><text:span text:style-name="Source_20_Text"><text:span text:style-name="T1222"> легенд</text:span></text:span><text:span text:style-name="Source_20_Text"><text:span text:style-name="T1224">ы</text:span></text:span><text:span text:style-name="Source_20_Text"><text:span text:style-name="T1222">, ранние христиане выломили свастику, для маскировки своего запретного символа.</text:span></text:span></text:p>
      <text:p text:style-name="P446"><text:span text:style-name="Source_20_Text"><text:span text:style-name="T122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226">Бледно-жёлтые верхушки обрезанных комлей проглядывают вокруг <text:s/></text:span></text:span><text:span text:style-name="Source_20_Text"><text:span text:style-name="T1303">Bodenplatte, </text:span></text:span><text:span text:style-name="Source_20_Text"><text:span text:style-name="T1226">свежие щепки</text:span></text:span><text:span text:style-name="Source_20_Text"><text:span text:style-name="T1304"> </text:span></text:span><text:span text:style-name="Source_20_Text"><text:span text:style-name="T1226">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227">Блестяще-</text:span></text:span><text:span text:style-name="Source_20_Text"><text:span text:style-name="T1228">ч</text:span></text:span><text:span text:style-name="Source_20_Text"><text:span text:style-name="T1227">ёрный каучук кабелей уползает в лес подключить наземное оборудование к голандской линии на 380 вольт. </text:span></text:span><text:span text:style-name="Source_20_Text"><text:span text:style-name="T1305">Erwartung</text:span></text:span><text:span text:style-name="Source_20_Text"><text:span text:style-name="T1227">. . . .</text:span></text:span></text:p>
      <text:p text:style-name="P447"><text:span text:style-name="Source_20_Text"><text:span text:style-name="T1229">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230">невинный сбор цветков-воспоминаний. Его </text:span></text:span><text:soft-page-break/><text:span text:style-name="Source_20_Text"><text:span text:style-name="T1230">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231">одно из названий горечавки с горного склона у Рильке, нордического цвета, принесённой в долины:</text:span></text:span></text:p>
      <text:p text:style-name="P447"><text:span text:style-name="Source_20_Text"><text:span text:style-name="T1231"/></text:span></text:p>
      <text:p text:style-name="P447"><text:span text:style-name="Source_20_Text"><text:span text:style-name="T1306">Bringt doch der Wanderer auch vom Hange des Bergrands nicht eine</text:span></text:span></text:p>
      <text:p text:style-name="P447"><text:span text:style-name="Source_20_Text"><text:span text:style-name="T1306">Hand voll Erde ins Tal, die alle unsägliche, sondern ein erworbenes</text:span></text:span></text:p>
      <text:p text:style-name="P447"><text:span text:style-name="Source_20_Text"><text:span text:style-name="T1306">Wort, reines, den gelben und blaun Enzian.</text:span></text:span></text:p>
      <text:p text:style-name="P447"><text:span text:style-name="Source_20_Text"><text:span text:style-name="T1306"/></text:span></text:p>
      <text:p text:style-name="P447"><text:span text:style-name="Source_20_Text"><text:span text:style-name="T1231">– Омухона… посмотри на меня. Я красный и коричневый… </text:span></text:span><text:span text:style-name="Source_20_Text"><text:span text:style-name="T1306">чёрный</text:span></text:span><text:span text:style-name="Source_20_Text"><text:span text:style-name="T1231">, омухона.</text:span></text:span></text:p>
      <text:p text:style-name="P448"><text:span text:style-name="Source_20_Text"><text:span text:style-name="T1231">– Liebchen, это другой край земли, в Германии ты был бы жёлтым и синим.– Метафизика зеркальных отражений. </text:span></text:span><text:span text:style-name="Source_20_Text"><text:span text:style-name="T1232">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307">такие</text:span></text:span><text:span text:style-name="Source_20_Text"><text:span text:style-name="T1232">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233">однако, любое «провидение» исключено</text:span></text:span><text:span text:style-name="Source_20_Text"><text:span text:style-name="T1230">—</text:span></text:span><text:span text:style-name="Source_20_Text"><text:span text:style-name="T1308">запредельность </text:span></text:span><text:span text:style-name="Source_20_Text"><text:span text:style-name="T1233">была чем-то </text:span></text:span><text:span text:style-name="Source_20_Text"><text:span text:style-name="T1244">воздыхающим</text:span></text:span><text:span text:style-name="Source_20_Text"><text:span text:style-name="T1233">,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234">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235"><text:s/></text:span></text:span><text:span text:style-name="Source_20_Text"><text:span text:style-name="T1234">чем пророчествовать.</text:span></text:span></text:p>
      <text:p text:style-name="P449"><text:span text:style-name="Source_20_Text"><text:span text:style-name="T1235">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236">Возможно, чёрная девочка была гением мета-решений—опрокинуть шахматную доску, пр</text:span></text:span><text:span text:style-name="Source_20_Text"><text:span text:style-name="T1237">и</text:span></text:span><text:span text:style-name="Source_20_Text"><text:span text:style-name="T1236">стрелить судью. </text:span></text:span><text:span text:style-name="Source_20_Text"><text:span text:style-name="T1237">Но после такого ранения, разлома, что станет с маленьким царством Печи? Можно ли поправить? </text:span></text:span><text:span text:style-name="Source_20_Text"><text:span text:style-name="T1238">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238">Готфрид, в клетке, </text:span></text:span><text:span text:style-name="Source_20_Text"><text:span text:style-name="T1239">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240">ч</text:span></text:span><text:span text:style-name="Source_20_Text"><text:span text:style-name="T1239">айшая невесомая сеточка золота, по его векам уже потянулись странные </text:span></text:span><text:span text:style-name="Source_20_Text"><text:span text:style-name="T1240">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241">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242">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309">пронеси</text:span></text:span><text:span text:style-name="Source_20_Text"><text:span text:style-name="T1242">, набирая скорость до последнего возможного момента, </text:span></text:span><text:span text:style-name="Source_20_Text"><text:span text:style-name="T1309">пронеси</text:span></text:span><text:span text:style-name="Source_20_Text"><text:span text:style-name="T1242"> его единственная молитва на ночь. </text:span></text:span><text:span text:style-name="Source_20_Text"><text:span text:style-name="T1243">Опасность, которая, как он </text:span></text:span><text:soft-page-break/><text:span text:style-name="Source_20_Text"><text:span text:style-name="T1243">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245">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246">ты думаешь только—будет что рассказать в столовой, написать домой к </text:span></text:span><text:span text:style-name="Source_20_Text"><text:span text:style-name="T1310">Mutti…</text:span></text:span><text:span text:style-name="Source_20_Text"><text:span text:style-name="T1246">. </text:span></text:span><text:span text:style-name="Source_20_Text"><text:span text:style-name="T1247">Эти ракеты его любимые звери, едва приручённые, часто непослушные, даже могут развернуться. </text:span></text:span><text:span text:style-name="Source_20_Text"><text:span text:style-name="T1248">Он любит их, как любил бы лошадей или танки Тигр, если б туда призвали.</text:span></text:span></text:p>
      <text:p text:style-name="P451"><text:span text:style-name="Source_20_Text"><text:span text:style-name="T1248">Здесь он чувствует, что </text:span></text:span><text:span text:style-name="Source_20_Text"><text:span text:style-name="T1311">пронесло</text:span></text:span><text:span text:style-name="Source_20_Text"><text:span text:style-name="T1248">, тут легко. На что мог бы он надеяться без Войны? </text:span></text:span><text:span text:style-name="Source_20_Text"><text:span text:style-name="T1249">Но участвовать в </text:span></text:span><text:span text:style-name="Source_20_Text"><text:span text:style-name="T1312">таком</text:span></text:span><text:span text:style-name="Source_20_Text"><text:span text:style-name="T1249"> приключении… </text:span></text:span><text:span text:style-name="Source_20_Text"><text:span text:style-name="T1312">Если ты не можешь петь Зигфрид ты всё же можешь нести копьё…</text:span></text:span><text:span text:style-name="Source_20_Text"><text:span text:style-name="T1249"> На каком горном склоне, от какого загорелого любимого лица слышал он эти слова? </text:span></text:span><text:span text:style-name="Source_20_Text"><text:span text:style-name="T1250">Всё что он помнить белый взмыв вверх, квадраты лугов окружённые тучей… </text:span></text:span><text:span text:style-name="Source_20_Text"><text:span text:style-name="T1251">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252">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253">теперь слово сука произнесённое особым тоном голоса вызывает у него эрекцию, которую онне может подавить</text:span></text:span><text:span text:style-name="Source_20_Text"><text:span text:style-name="T1252">—</text:span></text:span><text:span text:style-name="Source_20_Text"><text:span text:style-name="T1253">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254">заговаривать с ним после этого зова в её лице, пробуждает его трепещущим среди ночи, </text:span></text:span><text:span text:style-name="Source_20_Text"><text:span text:style-name="T1255">изнеможённое</text:span></text:span><text:span text:style-name="Source_20_Text"><text:span text:style-name="T1254"> лицо капитана в полуметре, над шёлком серебряных складок, </text:span></text:span><text:span text:style-name="Source_20_Text"><text:span text:style-name="T1255">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313">смотрела</text:span></text:span><text:span text:style-name="Source_20_Text"><text:span text:style-name="T1255"> на него….</text:span></text:span></text:p>
      <text:p text:style-name="P452"><text:span text:style-name="Source_20_Text"><text:span text:style-name="T1256">Капитан видел её, конечно же. А кто нет? </text:span></text:span><text:span text:style-name="Source_20_Text"><text:span text:style-name="T1257">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257">– </text:span></text:span><text:span text:style-name="Source_20_Text"><text:span text:style-name="T1258">Но если она вернётся—</text:span></text:span></text:p>
      <text:p text:style-name="P453"><text:span text:style-name="Source_20_Text"><text:span text:style-name="T1257">– </text:span></text:span><text:span text:style-name="Source_20_Text"><text:span text:style-name="T1258">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259">Твоя розочка расцвела. Тебе стало нечего, даже твой на тот момент невинный рот, терять….</text:span></text:span></text:p>
      <text:p text:style-name="P454"><text:span text:style-name="Source_20_Text"><text:span text:style-name="T1260">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260">независимо от того, что каждый из них может хотеть. </text:span></text:span><text:span text:style-name="Source_20_Text"><text:span text:style-name="T1261">От того, уйдёт она или останется. </text:span></text:span><text:span text:style-name="Source_20_Text"><text:span text:style-name="T1262">Поэтому когда Катя оставляет игру навсегда, он молчит.</text:span></text:span></text:p>
      <text:p text:style-name="P455"><text:span text:style-name="Source_20_Text"><text:span text:style-name="T1263">Блисеро проклинает её. Швыряет подставку для обуви в дорог</text:span></text:span><text:span text:style-name="Source_20_Text"><text:span text:style-name="T1264">ую картину тер Борха. </text:span></text:span><text:span text:style-name="Source_20_Text"><text:span text:style-name="T1265">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266">Все сидят в круг, пьют Оude Genever, и чистят сыры. </text:span></text:span><text:span text:style-name="Source_20_Text"><text:span text:style-name="T1267">Рассказывают истории, в основном смешные, из до Войны. </text:span></text:span><text:span text:style-name="Source_20_Text"><text:span text:style-name="T1268">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269">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257">– </text:span></text:span><text:span text:style-name="Source_20_Text"><text:span text:style-name="T1270">Извини, но нет, пуля нам понадобится.</text:span></text:span><text:span text:style-name="Source_20_Text"><text:span text:style-name="T1257">– <text:s/></text:span></text:span><text:span text:style-name="Source_20_Text"><text:span text:style-name="T1270">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257">– </text:span></text:span><text:span text:style-name="Source_20_Text"><text:span text:style-name="T1270">нужна каждая ёбаная пуля. Нам нужна тишина. </text:span></text:span><text:span text:style-name="Source_20_Text"><text:span text:style-name="T1271">У нас нет человека, чтобы избавиться от трупа. Я уже пять минут с тобой потерял,</text:span></text:span><text:span text:style-name="Source_20_Text"><text:span text:style-name="T1257">– <text:s/></text:span></text:span><text:span text:style-name="Source_20_Text"><text:span text:style-name="T1271">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272">как увязать его </text:span></text:span><text:span text:style-name="Source_20_Text"><text:span text:style-name="T1271">чувств</text:span></text:span><text:span text:style-name="Source_20_Text"><text:span text:style-name="T1272">а</text:span></text:span><text:span text:style-name="Source_20_Text"><text:span text:style-name="T1271"> год назад под прохладной </text:span></text:span><text:span text:style-name="Source_20_Text"><text:span text:style-name="T288">синелью, до того как у него появились все эти мускулы, и эти шрамы на плече и ляжке—</text:span></text:span><text:span text:style-name="Source_20_Text"><text:span text:style-name="T289">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9">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90">Да, местоположение часто менялось. </text:span></text:span><text:span text:style-name="Source_20_Text"><text:span text:style-name="T291">И невозможно было продвинуть её ближе к </text:span></text:span><text:span text:style-name="Source_20_Text"><text:span text:style-name="T292">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93">—</text:span></text:span><text:span text:style-name="Source_20_Text"><text:span text:style-name="T292">три еврейские семьи отправлен на восток</text:span></text:span><text:span text:style-name="Source_20_Text"><text:span text:style-name="T293">—</text:span></text:span><text:span text:style-name="Source_20_Text"><text:span text:style-name="T292">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4">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93">—</text:span></text:span><text:span text:style-name="Source_20_Text"><text:span text:style-name="T294">это же она, нет? Чего же ещё они хотят? </text:span></text:span><text:span text:style-name="Source_20_Text"><text:span text:style-name="T295">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6">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7">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6"> <text:s/></text:span></text:span><text:span text:style-name="Source_20_Text"><text:span text:style-name="T297">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8">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9">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300">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301">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302">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303">– </text:span></text:span><text:span text:style-name="Source_20_Text"><text:span text:style-name="T304">Но куда вы теперь?</text:span></text:span><text:span text:style-name="Source_20_Text"><text:span text:style-name="T303">– </text:span></text:span><text:span text:style-name="Source_20_Text"><text:span text:style-name="T304">Руки обоих в карманах, шарфы плотно затянуты, камни оставле</text:span></text:span><text:span text:style-name="Source_20_Text"><text:span text:style-name="T306">н</text:span></text:span><text:span text:style-name="Source_20_Text"><text:span text:style-name="T304">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303">– </text:span></text:span><text:span text:style-name="Source_20_Text"><text:span text:style-name="T305">Не знаю. Куда м</text:span></text:span><text:span text:style-name="Source_20_Text"><text:span text:style-name="T307">не будет</text:span></text:span><text:span text:style-name="Source_20_Text"><text:span text:style-name="T305"> лучше?</text:span></text:span></text:p>
      <text:p text:style-name="P460"><text:span text:style-name="Source_20_Text"><text:span text:style-name="T303">– «</text:span></text:span><text:span text:style-name="Source_20_Text"><text:span text:style-name="T305">Белое Посещение».</text:span></text:span><text:span text:style-name="Source_20_Text"><text:span text:style-name="T303">– <text:s/></text:span></text:span><text:span text:style-name="Source_20_Text"><text:span text:style-name="T305">Предлагает Пират.</text:span></text:span></text:p>
      <text:p text:style-name="P460"><text:span text:style-name="Source_20_Text"><text:span text:style-name="T303">– «</text:span></text:span><text:span text:style-name="Source_20_Text"><text:span text:style-name="T305">Белое Посещение» неплохо,</text:span></text:span><text:span text:style-name="Source_20_Text"><text:span text:style-name="T303">– </text:span></text:span><text:span text:style-name="Source_20_Text"><text:span text:style-name="T305">сказала она и ступила в пустоту….</text:span></text:span></text:p>
      <text:p text:style-name="P462"><text:span text:style-name="Source_20_Text"><text:span text:style-name="T303">– </text:span></text:span><text:span text:style-name="Source_20_Text"><text:span text:style-name="T308">Осби, я что с ума сошёл?</text:span></text:span><text:span text:style-name="Source_20_Text"><text:span text:style-name="T303">– </text:span></text:span><text:span text:style-name="Source_20_Text"><text:span text:style-name="T308">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9">на корточки</text:span></text:span><text:span text:style-name="Source_20_Text"><text:span text:style-name="T308">, вялая и </text:span></text:span><text:span text:style-name="Source_20_Text"><text:span text:style-name="T309">похоже как распсихованная, в тёмном углу.</text:span></text:span></text:p>
      <text:p text:style-name="P463"><text:span text:style-name="Source_20_Text"><text:span text:style-name="T303">– </text:span></text:span><text:span text:style-name="Source_20_Text"><text:span text:style-name="T309">Конечно, конечно,</text:span></text:span><text:span text:style-name="Source_20_Text"><text:span text:style-name="T303">– </text:span></text:span><text:span text:style-name="Source_20_Text"><text:span text:style-name="T309">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985">Белом Зомби</text:span></text:span><text:span text:style-name="Source_20_Text"><text:span text:style-name="T309">, самый первый фильм, из всех что видел Осби и в определённом смысле последний в его Списке Всех, </text:span></text:span><text:span text:style-name="Source_20_Text"><text:span text:style-name="T310">вместе с </text:span></text:span><text:span text:style-name="Source_20_Text"><text:span text:style-name="T986">Сыном Франкенштейна</text:span></text:span><text:span text:style-name="Source_20_Text"><text:span text:style-name="T310">, </text:span></text:span><text:span text:style-name="Source_20_Text"><text:span text:style-name="T986">Чокнутые Летят в Рио</text:span></text:span><text:span text:style-name="Source_20_Text"><text:span text:style-name="T310"> и, возможно, </text:span></text:span><text:span text:style-name="Source_20_Text"><text:span text:style-name="T986">Дамбо.</text:span></text:span><text:span text:style-name="Source_20_Text"><text:span text:style-name="T310">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303">– </text:span></text:span><text:span text:style-name="Source_20_Text"><text:span text:style-name="T310">Нет,</text:span></text:span><text:span text:style-name="Source_20_Text"><text:span text:style-name="T303">– <text:s/></text:span></text:span><text:span text:style-name="Source_20_Text"><text:span text:style-name="T311">поскольку Пират уже не понял что вообще там Осби говорил,</text:span></text:span><text:span text:style-name="Source_20_Text"><text:span text:style-name="T303">– <text:s/></text:span></text:span><text:span text:style-name="Source_20_Text"><text:span text:style-name="T311">не </text:span></text:span><text:span text:style-name="Source_20_Text"><text:span text:style-name="T303">«</text:span></text:span><text:span text:style-name="Source_20_Text"><text:span text:style-name="T311">конечно, ты сошёл с ума» это не то совсем.…</text:span></text:span></text:p>
      <text:p text:style-name="P464"><text:span text:style-name="Source_20_Text"><text:span text:style-name="T303">– </text:span></text:span><text:span text:style-name="Source_20_Text"><text:span text:style-name="T311">А что?</text:span></text:span><text:span text:style-name="Source_20_Text"><text:span text:style-name="T303">– </text:span></text:span><text:span text:style-name="Source_20_Text"><text:span text:style-name="T311">спрашивает Пират, когда пауза Осби затянулась дольше минуты.</text:span></text:span></text:p>
      <text:p text:style-name="P464"><text:span text:style-name="Source_20_Text"><text:span text:style-name="T303">– <text:s/></text:span></text:span><text:span text:style-name="Source_20_Text"><text:span text:style-name="T311">А?</text:span></text:span><text:span text:style-name="Source_20_Text"><text:span text:style-name="T303">– </text:span></text:span><text:span text:style-name="Source_20_Text"><text:span text:style-name="T311">грит Осби.</text:span></text:span></text:p>
      <text:p text:style-name="P465"><text:span text:style-name="Source_20_Text"><text:span text:style-name="T312">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302">—</text:span></text:span><text:span text:style-name="Source_20_Text"><text:span text:style-name="T312">часто до слёз</text:span></text:span><text:span text:style-name="Source_20_Text"><text:span text:style-name="T302">—</text:span></text:span><text:span text:style-name="Source_20_Text"><text:span text:style-name="T312">и он как-то не совсем понимает того, что говорится, ещё меньше соотнести с самим кристаллом. </text:span></text:span><text:span text:style-name="Source_20_Text"><text:span text:style-name="T313">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302">—</text:span></text:span><text:span text:style-name="Source_20_Text"><text:span text:style-name="T313">а уже потом не моги продолжить в том же духе….</text:span></text:span><text:span text:style-name="Source_20_Text"><text:span text:style-name="T314">Не обязательно, чтоб было резко, с показухой</text:span></text:span><text:span text:style-name="Source_20_Text"><text:span text:style-name="T302">—</text:span></text:span><text:span text:style-name="Source_20_Text"><text:span text:style-name="T314">может придти мягко</text:span></text:span><text:span text:style-name="Source_20_Text"><text:span text:style-name="T302">—</text:span></text:span><text:span text:style-name="Source_20_Text"><text:span text:style-name="T314">и неважно какой счёт, сколько зрителей, какая их коллективная воля, сколько пенальти могут </text:span></text:span><text:soft-page-break/><text:span text:style-name="Source_20_Text"><text:span text:style-name="T31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987">на хуй</text:span></text:span><text:span text:style-name="Source_20_Text"><text:span text:style-name="T314">, и бросит игру, бросит </text:span></text:span><text:span text:style-name="Source_20_Text"><text:span text:style-name="T315">и всё тут…</text:span></text:span><text:span text:style-name="Source_20_Text"><text:span text:style-name="T314">.</text:span></text:span></text:p>
      <text:p text:style-name="P466"><text:span text:style-name="Source_20_Text"><text:span text:style-name="T303">– </text:span></text:span><text:span text:style-name="Source_20_Text"><text:span text:style-name="T316">Хорошо,</text:span></text:span><text:span text:style-name="Source_20_Text"><text:span text:style-name="T303">– <text:s/></text:span></text:span><text:span text:style-name="Source_20_Text"><text:span text:style-name="T316">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303">– </text:span></text:span><text:span text:style-name="Source_20_Text"><text:span text:style-name="T316">значит это причуда характера, бзик. Как ношение долбанного Мендозы.</text:span></text:span><text:span text:style-name="Source_20_Text"><text:span text:style-name="T303">– <text:s/></text:span></text:span><text:span text:style-name="Source_20_Text"><text:span text:style-name="T316">Все </text:span></text:span><text:span text:style-name="Source_20_Text"><text:span text:style-name="T988">остальные</text:span></text:span><text:span text:style-name="Source_20_Text"><text:span text:style-name="T316"> в Фирме пользуются Стеном, знаете ли. Мендоза весит в три раза больше, никто даже не </text:span></text:span><text:span text:style-name="Source_20_Text"><text:span text:style-name="T989">видал</text:span></text:span><text:span text:style-name="Source_20_Text"><text:span text:style-name="T316"> 7-милиметровых патронов для мексиканского маузера в последнее время, даже и на Портобелло-роуд не найти: </text:span></text:span><text:span text:style-name="Source_20_Text"><text:span text:style-name="T317">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303">– </text:span></text:span><text:span text:style-name="Source_20_Text"><text:span text:style-name="T317"><text:s/>понимашь, всё чем-то лучче, чем-то не,</text:span></text:span><text:span text:style-name="Source_20_Text"><text:span text:style-name="T303">– </text:span></text:span><text:span text:style-name="Source_20_Text"><text:span text:style-name="T317">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303">– </text:span></text:span><text:span text:style-name="Source_20_Text"><text:span text:style-name="T318">Ну, и что, если тяжелее? Это моя </text:span></text:span><text:span text:style-name="Source_20_Text"><text:span text:style-name="T989">причуда</text:span></text:span><text:span text:style-name="Source_20_Text"><text:span text:style-name="T318">. Мне вес без разницы, иначе не вытащил бы девушку обратно, так?</text:span></text:span></text:p>
      <text:p text:style-name="P466"><text:span text:style-name="Source_20_Text"><text:span text:style-name="T303">– </text:span></text:span><text:span text:style-name="Source_20_Text"><text:span text:style-name="T318">Я не твоя подопечная.</text:span></text:span><text:span text:style-name="Source_20_Text"><text:span text:style-name="T303">– </text:span></text:span><text:span text:style-name="Source_20_Text"><text:span text:style-name="T318">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303">– </text:span></text:span><text:span text:style-name="Source_20_Text"><text:span text:style-name="T319">О,</text:span></text:span><text:span text:style-name="Source_20_Text"><text:span text:style-name="T303">– </text:span></text:span><text:span text:style-name="Source_20_Text"><text:span text:style-name="T319">Пират становится простачком,</text:span></text:span><text:span text:style-name="Source_20_Text"><text:span text:style-name="T303">– </text:span></text:span><text:span text:style-name="Source_20_Text"><text:span text:style-name="T319">я за тебя отвечаю, знаешь ли.</text:span></text:span></text:p>
      <text:p text:style-name="P467"><text:span text:style-name="Source_20_Text"><text:span text:style-name="T303">– </text:span></text:span><text:span text:style-name="Source_20_Text"><text:span text:style-name="T319">Счастливая парочка!</text:span></text:span><text:span text:style-name="Source_20_Text"><text:span text:style-name="T303">– </text:span></text:span><text:span text:style-name="Source_20_Text"><text:span text:style-name="T319">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303">– </text:span></text:span><text:span text:style-name="Source_20_Text"><text:span text:style-name="T320">Значит, мне надо было тебя там бросить?</text:span></text:span><text:span text:style-name="Source_20_Text"><text:span text:style-name="T303">– <text:s/></text:span></text:span><text:span text:style-name="Source_20_Text"><text:span text:style-name="T320">И когда она лишь сжала губы, с раздражением:</text:span></text:span><text:span text:style-name="Source_20_Text"><text:span text:style-name="T303">– <text:s/></text:span></text:span><text:span text:style-name="Source_20_Text"><text:span text:style-name="T320">Или ты думаешь кто-то здесь обязан был тебя вытащить?</text:span></text:span></text:p>
      <text:p text:style-name="P468"><text:span text:style-name="Source_20_Text"><text:span text:style-name="T303">– </text:span></text:span><text:span text:style-name="Source_20_Text"><text:span text:style-name="T320">Нет.</text:span></text:span><text:span text:style-name="Source_20_Text"><text:span text:style-name="T303">– </text:span></text:span><text:span text:style-name="Source_20_Text"><text:span text:style-name="T320">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20"/></text:span></text:p>
      <text:p text:style-name="P468"><text:span text:style-name="Source_20_Text"><text:span text:style-name="T990">ic heb u liever dan ên everswîn,</text:span></text:span></text:p>
      <text:p text:style-name="P468"><text:span text:style-name="Source_20_Text"><text:span text:style-name="T990">al waert van finen goude ghewracht</text:span></text:span></text:p>
      <text:p text:style-name="P468"><text:span text:style-name="Source_20_Text"><text:span text:style-name="T320"/></text:span></text:p>
      <text:p text:style-name="P469"><text:span text:style-name="Source_20_Text"><text:span text:style-name="T321">любовь не измерить золотом, ни золотым тельцом, ни, как в этой песне, золотой свиньёй. </text:span></text:span><text:span text:style-name="Source_20_Text"><text:span text:style-name="T322">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8">аркебузу</text:span></text:span><text:span text:style-name="Source_20_Text"><text:span text:style-name="T322"> по эбонитовым лесам, через болота и лавовые потоки, с</text:span></text:span><text:span text:style-name="Source_20_Text"><text:span text:style-name="T323">и</text:span></text:span><text:span text:style-name="Source_20_Text"><text:span text:style-name="T322">стематически убивая местных </text:span></text:span><text:span text:style-name="Source_20_Text"><text:span text:style-name="T323">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4">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5">красновато тлеющий цвет</text:span></text:span><text:span text:style-name="Source_20_Text"><text:span text:style-name="T324">, опаляя жаром щёку, </text:span></text:span><text:span text:style-name="Source_20_Text"><text:span text:style-name="T991">как моё собственное маленькое светило</text:span></text:span><text:span text:style-name="Source_20_Text"><text:span text:style-name="T324">, писал од домой своему старшему брату Хендрику, </text:span></text:span><text:span text:style-name="Source_20_Text"><text:span text:style-name="T991">повелитель моего Знака</text:span></text:span><text:span text:style-name="Source_20_Text"><text:span text:style-name="T324">...</text:span></text:span><text:span text:style-name="Source_20_Text"><text:span text:style-name="T32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992">что</text:span></text:span><text:span text:style-name="Source_20_Text"><text:span text:style-name="T325"> они вообще годятся?—</text:span></text:span><text:span text:style-name="Source_20_Text"><text:span text:style-name="T326">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8">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9">за</text:span></text:span><text:span text:style-name="Source_20_Text"><text:span text:style-name="T328">бивая <text:s/></text:span></text:span><text:span text:style-name="Source_20_Text"><text:span text:style-name="T329">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30">Он оставляет додо гнить, терпеть не может их </text:span></text:span><text:span text:style-name="Source_20_Text"><text:span text:style-name="T331">мясо</text:span></text:span><text:span text:style-name="Source_20_Text"><text:span text:style-name="T330">. </text:span></text:span><text:span text:style-name="Source_20_Text"><text:span text:style-name="T331">Обычно, он охотился один. Но зачастую, спустя месяцы, уединённость начинала менять его, менять сами его ощущения</text:span></text:span><text:span text:style-name="Source_20_Text"><text:span text:style-name="T329">—</text:span></text:span><text:span text:style-name="Source_20_Text"><text:span text:style-name="T332">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33">Голоса</text:span></text:span><text:span text:style-name="Source_20_Text"><text:span text:style-name="T329">—</text:span></text:span><text:span text:style-name="Source_20_Text"><text:span text:style-name="T333">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9">—</text:span></text:span><text:span text:style-name="Source_20_Text"><text:span text:style-name="T333">произносят слова спящих, напевно, дуэтно, хором. Ритмы и тембры голландские, но без какого-либо явного смысла. </text:span></text:span><text:span text:style-name="Source_20_Text"><text:span text:style-name="T334">Кроме того, что они, как ему кажется, предупреждают о чём-то… ругают, сердятся, что он не может понять. </text:span></text:span><text:span text:style-name="Source_20_Text"><text:span text:style-name="T335">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7">пошевеливаемом прохладным</text:span></text:span><text:span text:style-name="Source_20_Text"><text:span text:style-name="T336"> юго-восточным ветром… </text:span></text:span><text:span text:style-name="Source_20_Text"><text:span text:style-name="T337">Он следил вдоль ствола час за часом. </text:span></text:span><text:span text:style-name="Source_20_Text"><text:span text:style-name="T338">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9">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40">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41">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42">потливость</text:span></text:span><text:span text:style-name="Source_20_Text"><text:span text:style-name="T341">, небо наполовину малиновое от вулкана, </text:span></text:span><text:span text:style-name="Source_20_Text"><text:span text:style-name="T342"><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42">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43">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5">которого </text:span></text:span><text:span text:style-name="Source_20_Text"><text:span text:style-name="T344">они понимали.</text:span></text:span></text:p>
      <text:p text:style-name="P475"><text:span text:style-name="Source_20_Text"><text:span text:style-name="T34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5">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6">и что он помогал <text:s/>уничтожению расы. </text:span></text:span><text:span text:style-name="Source_20_Text"><text:span text:style-name="T347">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8">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7">»</text:span></text:span></text:p>
      <text:p text:style-name="P477"><text:span text:style-name="Source_20_Text"><text:span text:style-name="T349">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50">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51">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993">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994">н</text:span></text:span><text:span text:style-name="Source_20_Text"><text:span text:style-name="T993">ь вечную</text:span></text:span><text:span text:style-name="Source_20_Text"><text:span text:style-name="T352">...</text:span></text:span><text:span text:style-name="Source_20_Text"><text:span text:style-name="T353">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4">Вот наичистейшая форма европейского продвижения. </text:span></text:span><text:span text:style-name="Source_20_Text"><text:span text:style-name="T355">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6">нашего необходимого клинка? </text:span></text:span><text:span text:style-name="Source_20_Text"><text:span text:style-name="T357">Повящённые, теперь они будут кормить нас, посвящённые <text:s/>останки их и помёт будут удобрять наши урожаи. </text:span></text:span><text:span text:style-name="Source_20_Text"><text:span text:style-name="T358">Мы говорили им о «Спасении»? Мы имели в виду вечную жизнь во Граде? </text:span></text:span><text:span text:style-name="Source_20_Text"><text:span text:style-name="T359">Жизнь вечную? </text:span></text:span><text:span text:style-name="Source_20_Text"><text:span text:style-name="T360">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9"> </text:span></text:span><text:span text:style-name="Source_20_Text"><text:span text:style-name="T360">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61">неотделимы. Иначе додо будут только тем, чем кажутся в иллюзорном свете мира</text:span></text:span><text:span text:style-name="Source_20_Text"><text:span text:style-name="T355">—</text:span></text:span><text:span text:style-name="Source_20_Text"><text:span text:style-name="T361">всего лишь нашей дичью. </text:span></text:span><text:span text:style-name="Source_20_Text"><text:span text:style-name="T362">Бог не может быть настолько жестоким.</text:span></text:span></text:p>
      <text:p text:style-name="P479"><text:span text:style-name="Source_20_Text"><text:span text:style-name="T363">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63">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995">его</text:span></text:span><text:span text:style-name="Source_20_Text"><text:span text:style-name="T363"> причуда….»</text:span></text:span></text:p>
      <text:p text:style-name="P480"><text:span text:style-name="Source_20_Text"><text:span text:style-name="T36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5">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6">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7">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8">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5"> </text:span></text:span><text:span text:style-name="Source_20_Text"><text:span text:style-name="T368">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8">– </text:span></text:span><text:span text:style-name="Source_20_Text"><text:span text:style-name="T369">Он за тобой увязался,</text:span></text:span><text:span text:style-name="Source_20_Text"><text:span text:style-name="T368">– </text:span></text:span><text:span text:style-name="Source_20_Text"><text:span text:style-name="T369">Осби затягивается мухоморной сигаретой.</text:span></text:span></text:p>
      <text:p text:style-name="P481"><text:span text:style-name="Source_20_Text"><text:span text:style-name="T368">– </text:span></text:span><text:span text:style-name="Source_20_Text"><text:span text:style-name="T369">Да,</text:span></text:span><text:span text:style-name="Source_20_Text"><text:span text:style-name="T368">– </text:span></text:span><text:span text:style-name="Source_20_Text"><text:span text:style-name="T369">Пират инспектирует края сада на крыше, недовольный в закате,</text:span></text:span><text:span text:style-name="Source_20_Text"><text:span text:style-name="T368">– </text:span></text:span><text:span text:style-name="Source_20_Text"><text:span text:style-name="T369">но в это совсем не хочется верить. Хватит с меня и того…</text:span></text:span></text:p>
      <text:p text:style-name="P481"><text:span text:style-name="Source_20_Text"><text:span text:style-name="T368">– </text:span></text:span><text:span text:style-name="Source_20_Text"><text:span text:style-name="T370">И что ты думаешь про неё, вообще.</text:span></text:span></text:p>
      <text:p text:style-name="P482"><text:span text:style-name="Source_20_Text"><text:span text:style-name="T368">– </text:span></text:span><text:span text:style-name="Source_20_Text"><text:span text:style-name="T370">Кто-то может её использовать, я думаю,</text:span></text:span><text:span text:style-name="Source_20_Text"><text:span text:style-name="T368">– </text:span></text:span><text:span text:style-name="Source_20_Text"><text:span text:style-name="T370">решив так вчера на станции Чаринг-Крос, когда она уезжала в «Белое Посещение».</text:span></text:span><text:span text:style-name="Source_20_Text"><text:span text:style-name="T368">– <text:s/></text:span></text:span><text:span text:style-name="Source_20_Text"><text:span text:style-name="T370">Нежданная прибыль кому-то.</text:span></text:span></text:p>
      <text:p text:style-name="P483"><text:span text:style-name="Source_20_Text"><text:span text:style-name="T368">– </text:span></text:span><text:span text:style-name="Source_20_Text"><text:span text:style-name="T371">А </text:span></text:span><text:span text:style-name="Source_20_Text"><text:span text:style-name="T372">ты знаешь </text:span></text:span><text:span text:style-name="Source_20_Text"><text:span text:style-name="T371">что они там надумали?</text:span></text:span></text:p>
      <text:p text:style-name="P484"><text:span text:style-name="Source_20_Text"><text:span text:style-name="T372">Только то, что они замышляют что-то с использованием гигантского осьминога. </text:span></text:span><text:span text:style-name="Source_20_Text"><text:span text:style-name="T373">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4">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5">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6">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7">однако, коммерция нисколько не умалила </text:span></text:span><text:span text:style-name="Source_20_Text"><text:span text:style-name="T376"><text:s/></text:span></text:span><text:span text:style-name="Source_20_Text"><text:span text:style-name="T377">Манеру фон Гёля: теперь она стала более </text:span></text:span><text:span text:style-name="Source_20_Text"><text:span text:style-name="T378">прочувствованной</text:span></text:span><text:span text:style-name="Source_20_Text"><text:span text:style-name="T377">, чем прежде. </text:span></text:span><text:span text:style-name="Source_20_Text"><text:span text:style-name="T379">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80">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81">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81">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82">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80">Schwarzkommando </text:span></text:span><text:span text:style-name="Source_20_Text"><text:span text:style-name="T382">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82">«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83">лож</text:span></text:span><text:span text:style-name="Source_20_Text"><text:span text:style-name="T382">ить фон Гёль, или даже представить </text:span></text:span><text:span text:style-name="Source_20_Text"><text:span text:style-name="T383">с его тогдашней точки зрения».</text:span></text:span></text:p>
      <text:p text:style-name="P485"><text:span text:style-name="Source_20_Text"><text:span text:style-name="T383">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4">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9">К</text:span></text:span><text:span text:style-name="Source_20_Text"><text:span text:style-name="T385">амера следит как она движется намеренно никуда по комнатам, длинноногая, подростковая широта и </text:span></text:span><text:span text:style-name="Source_20_Text"><text:span text:style-name="T386">при</text:span></text:span><text:span text:style-name="Source_20_Text"><text:span text:style-name="T385">сутул</text:span></text:span><text:span text:style-name="Source_20_Text"><text:span text:style-name="T386">енность</text:span></text:span><text:span text:style-name="Source_20_Text"><text:span text:style-name="T385"> плеч, <text:s/></text:span></text:span><text:span text:style-name="Source_20_Text"><text:span text:style-name="T387">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90">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91">мерцали, розово-жемчужные, в рассвете.</text:span></text:span></text:p>
      <text:p text:style-name="P488"><text:span text:style-name="Source_20_Text"><text:span text:style-name="T391">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92">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93">ТОТСССГ. </text:span></text:span><text:span text:style-name="Source_20_Text"><text:span text:style-name="T394">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5">механизм сдерживания</text:span></text:span><text:span text:style-name="Source_20_Text"><text:span text:style-name="T394"> и до хрена счислений о порядке категоризации старушки, </text:span></text:span><text:span text:style-name="Source_20_Text"><text:span text:style-name="T395">как</text:span></text:span><text:span text:style-name="Source_20_Text"><text:span text:style-name="T394"> отвести её свинью домой через перелаз, </text:span></text:span><text:span text:style-name="Source_20_Text"><text:span text:style-name="T395">а тут, на тебе!</text:span></text:span><text:span text:style-name="Source_20_Text"><text:span text:style-name="T392">—</text:span></text:span><text:span text:style-name="Source_20_Text"><text:span text:style-name="T395">и снова тот же Лондон.</text:span></text:span></text:p>
      <text:p text:style-name="P490"><text:span text:style-name="Source_20_Text"><text:span text:style-name="T396">Но что-то не так… что-то... </text:span></text:span><text:span text:style-name="Source_20_Text"><text:span text:style-name="T996">поменялось</text:span></text:span><text:span text:style-name="Source_20_Text"><text:span text:style-name="T396">… не хочу скулить, братаны, но</text:span></text:span><text:span text:style-name="Source_20_Text"><text:span text:style-name="T392">—</text:span></text:span><text:span text:style-name="Source_20_Text"><text:span text:style-name="T396">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7">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997">что-то</text:span></text:span><text:span text:style-name="Source_20_Text"><text:span text:style-name="T397">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8">Вещи на его столе в <text:s/></text:span></text:span><text:span text:style-name="Source_20_Text"><text:span text:style-name="T393">ТОТСССГ </text:span></text:span><text:span text:style-name="Source_20_Text"><text:span text:style-name="T398">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8">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9">выискивая мста где хвосты не смогут идти следом.</text:span></text:span></text:p>
      <text:p text:style-name="P491"><text:soft-page-break/><text:span text:style-name="Source_20_Text"><text:span text:style-name="T399">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402">т</text:span></text:span><text:span text:style-name="Source_20_Text"><text:span text:style-name="T399"> её, э-э, ну, </text:span></text:span><text:span text:style-name="Source_20_Text"><text:span text:style-name="T402">а</text:span></text:span><text:span text:style-name="Source_20_Text"><text:span text:style-name="T399">—Дарлин. </text:span></text:span><text:span text:style-name="Source_20_Text"><text:span text:style-name="T400">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401">фолликулит, хлоазма</text:span></text:span><text:span text:style-name="Source_20_Text"><text:span text:style-name="T400">, </text:span></text:span><text:span text:style-name="Source_20_Text"><text:span text:style-name="T401">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402">и тут фрукты начали скакать и сыпаться из её соломенной корзинки и покатились жёлто-зелёные вдоль по улице, </text:span></text:span><text:span text:style-name="Source_20_Text"><text:span text:style-name="T403">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402">– Ты вернулся! Ах, Тайро</text:span></text:span><text:span text:style-name="Source_20_Text"><text:span text:style-name="T403">н, ты </text:span></text:span><text:span text:style-name="Source_20_Text"><text:span text:style-name="T998">вернулся</text:span></text:span><text:span text:style-name="Source_20_Text"><text:span text:style-name="T402">,</text:span></text:span><text:span text:style-name="Source_20_Text"><text:span text:style-name="T403">–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403">– Это я, милая…</text:span></text:span></text:p>
      <text:p text:style-name="P491"><text:span text:style-name="Source_20_Text"><text:span text:style-name="T403">Колея шин в слякоти обернулась жемчугом, мягким жемчугом. Чайки медленно кружат на фоне высоких безоконных </text:span></text:span><text:span text:style-name="Source_20_Text"><text:span text:style-name="T402">кирпичных ст</text:span></text:span><text:span text:style-name="Source_20_Text"><text:span text:style-name="T403">ен</text:span></text:span><text:span text:style-name="Source_20_Text"><text:span text:style-name="T402"> </text:span></text:span><text:span text:style-name="Source_20_Text"><text:span text:style-name="T403">района.</text:span></text:span></text:p>
      <text:p text:style-name="P492"><text:span text:style-name="Source_20_Text"><text:span text:style-name="T40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7">чик</text:span></text:span><text:span text:style-name="Source_20_Text"><text:span text:style-name="T404"> из цветов.</text:span></text:span></text:p>
      <text:p text:style-name="P493"><text:span text:style-name="Source_20_Text"><text:span text:style-name="T403">– <text:s/></text:span></text:span><text:span text:style-name="Source_20_Text"><text:span text:style-name="T405">Вы заходили, когда у меня была банальная лихорадка,</text:span></text:span><text:span text:style-name="Source_20_Text"><text:span text:style-name="T403">– </text:span></text:span><text:span text:style-name="Source_20_Text"><text:span text:style-name="T405">вспоминает она Слотропа,</text:span></text:span><text:span text:style-name="Source_20_Text"><text:span text:style-name="T403">– </text:span></text:span><text:span text:style-name="Source_20_Text"><text:span text:style-name="T405">мы в тот день заварили чай из полыни.</text:span></text:span><text:span text:style-name="Source_20_Text"><text:span text:style-name="T403">– </text:span></text:span><text:span text:style-name="Source_20_Text"><text:span text:style-name="T405">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7">н</text:span></text:span><text:span text:style-name="Source_20_Text"><text:span text:style-name="T405">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7">продутых </text:span></text:span><text:span text:style-name="Source_20_Text"><text:span text:style-name="T406">ветр</text:span></text:span><text:span text:style-name="Source_20_Text"><text:span text:style-name="T407">ом </text:span></text:span><text:span text:style-name="Source_20_Text"><text:span text:style-name="T406">набережных, сиделок, прощаний на автобусных остановках, как можно ждать, чтоб он запомнил? но это комната </text:span></text:span><text:span text:style-name="Source_20_Text"><text:span text:style-name="T408">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9">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10">где в прошлый раз дикие астры приветствовали в перепутанице из </text:span></text:span><text:span text:style-name="Source_20_Text"><text:span text:style-name="T411">маленькой </text:span></text:span><text:span text:style-name="Source_20_Text"><text:span text:style-name="T410">вазы сервского фарфора, которую она вместе с Остином нашли давны-давно в магазине на Вардор-Стрит….</text:span></text:span></text:p>
      <text:p text:style-name="P494"><text:span text:style-name="Source_20_Text"><text:span text:style-name="T403">– </text:span></text:span><text:span text:style-name="Source_20_Text"><text:span text:style-name="T411">Он был моим здоровьем,</text:span></text:span><text:span text:style-name="Source_20_Text"><text:span text:style-name="T403">– <text:s/></text:span></text:span><text:span text:style-name="Source_20_Text"><text:span text:style-name="T411">часто говорит м-с Квод,</text:span></text:span><text:span text:style-name="Source_20_Text"><text:span text:style-name="T403">– </text:span></text:span><text:span text:style-name="Source_20_Text"><text:span text:style-name="T411">с тех пор как он умер, мне пришлось стать полной ведьмой из чистого самосохранения.</text:span></text:span><text:span text:style-name="Source_20_Text"><text:span text:style-name="T403">– <text:s/></text:span></text:span><text:span text:style-name="Source_20_Text"><text:span text:style-name="T411">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403">– «</text:span></text:span><text:span text:style-name="Source_20_Text"><text:span text:style-name="T411">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403">–«</text:span></text:span><text:span text:style-name="Source_20_Text"><text:span text:style-name="T412">Тут ни у кого нет памяти, кроме меня»,</text:span></text:span><text:span text:style-name="Source_20_Text"><text:span text:style-name="T403">– </text:span></text:span><text:span text:style-name="Source_20_Text"><text:span text:style-name="T412">вздыхает м-с Квод,</text:span></text:span><text:span text:style-name="Source_20_Text"><text:span text:style-name="T403">– «</text:span></text:span><text:span text:style-name="Source_20_Text"><text:span text:style-name="T412">мы помогаем друг другу, как видите.»</text:span></text:span><text:span text:style-name="Source_20_Text"><text:span text:style-name="T403">– </text:span></text:span><text:span text:style-name="Source_20_Text"><text:span text:style-name="T412">Из-под кретонового камуфляжа она достаёт большую вазу с конфетами. </text:span></text:span><text:span text:style-name="Source_20_Text"><text:span text:style-name="T403">– «</text:span></text:span><text:span text:style-name="Source_20_Text"><text:span text:style-name="T412">А теперь,»</text:span></text:span><text:span text:style-name="Source_20_Text"><text:span text:style-name="T403">– <text:s/></text:span></text:span><text:span text:style-name="Source_20_Text"><text:span text:style-name="T412">просияла она к Слотропу,</text:span></text:span><text:span text:style-name="Source_20_Text"><text:span text:style-name="T403">– «</text:span></text:span><text:span text:style-name="Source_20_Text"><text:span text:style-name="T412">Вот: винные желе. Они довоенные».</text:span></text:span></text:p>
      <text:p text:style-name="P495"><text:span text:style-name="Source_20_Text"><text:span text:style-name="T403">– </text:span></text:span><text:span text:style-name="Source_20_Text"><text:span text:style-name="T413">Теперь я вспомнил вас—леди со связями в Министерстве Снабжения!</text:span></text:span><text:span text:style-name="Source_20_Text"><text:span text:style-name="T403">– </text:span></text:span><text:span text:style-name="Source_20_Text"><text:span text:style-name="T414">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5">Мам</text:span></text:span><text:span text:style-name="Source_20_Text"><text:span text:style-name="T414">. </text:span></text:span><text:span text:style-name="Source_20_Text"><text:span text:style-name="T415">Они не такие как мне. Наверно это из-за климата. </text:span></text:span><text:span text:style-name="Source_20_Text"><text:span text:style-name="T416">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999">конфета</text:span></text:span><text:span text:style-name="Source_20_Text"><text:span text:style-name="T416">, Мам! Придумай как скормить одну из них Гитлеру и война закончится </text:span></text:span><text:span text:style-name="Source_20_Text"><text:span text:style-name="T999">завтра</text:span></text:span><text:span text:style-name="Source_20_Text"><text:span text:style-name="T416"> же!» </text:span></text:span><text:span text:style-name="Source_20_Text"><text:span text:style-name="T417">Сейчас он снова лицом к лицу с этими рыжеватыми предметами из </text:span></text:span><text:soft-page-break/><text:span text:style-name="Source_20_Text"><text:span text:style-name="T417">желатина, кивает, как он надеется радостно м-с Квод. На них выпукло написаны имена различных вин.</text:span></text:span></text:p>
      <text:p text:style-name="P496"><text:span text:style-name="Source_20_Text"><text:span text:style-name="T403">– <text:s/></text:span></text:span><text:span text:style-name="Source_20_Text"><text:span text:style-name="T417">И ещё капельку ментола,</text:span></text:span><text:span text:style-name="Source_20_Text"><text:span text:style-name="T403">– </text:span></text:span><text:span text:style-name="Source_20_Text"><text:span text:style-name="T417">м-с Квод закладывает в рот <text:s/>одну.</text:span></text:span><text:span text:style-name="Source_20_Text"><text:span text:style-name="T403">– </text:span></text:span><text:span text:style-name="Source_20_Text"><text:span text:style-name="T417">Прелесть.</text:span></text:span></text:p>
      <text:p text:style-name="P497"><text:span text:style-name="Source_20_Text"><text:span text:style-name="T417">Слотроп наконец выбрал одну с барельефом <text:s/>Lafitte Rothschild и отправляет в свой целовальник:</text:span></text:span><text:span text:style-name="Source_20_Text"><text:span text:style-name="T403">– <text:s/>«</text:span></text:span><text:span text:style-name="Source_20_Text"><text:span text:style-name="T417">О, да. Да. Ммм. Великолепно.»</text:span></text:span></text:p>
      <text:p text:style-name="P498"><text:span text:style-name="Source_20_Text"><text:span text:style-name="T403">– </text:span></text:span><text:span text:style-name="Source_20_Text"><text:span text:style-name="T418">Если вы хотите что-то совсем </text:span></text:span><text:span text:style-name="Source_20_Text"><text:span text:style-name="T1000">особенное</text:span></text:span><text:span text:style-name="Source_20_Text"><text:span text:style-name="T418"> попробуйте Бернкаслер Доктор. О! </text:span></text:span><text:span text:style-name="Source_20_Text"><text:span text:style-name="T419">Не вы ли мне принесли тогда те миленькое американские штучки, слизистый вяз.</text:span></text:span></text:p>
      <text:p text:style-name="P498"><text:span text:style-name="Source_20_Text"><text:span text:style-name="T403">– </text:span></text:span><text:span text:style-name="Source_20_Text"><text:span text:style-name="T419">Скользкий вяз. </text:span></text:span><text:span text:style-name="Source_20_Text"><text:span text:style-name="T420">Какая жалость, они вчера кончились.</text:span></text:span></text:p>
      <text:p text:style-name="P499"><text:span text:style-name="Source_20_Text"><text:span text:style-name="T421">Входит Дарин с горячим чайником и тремя чашками на подносе.</text:span></text:span></text:p>
      <text:p text:style-name="P499"><text:span text:style-name="Source_20_Text"><text:span text:style-name="T403">– </text:span></text:span><text:span text:style-name="Source_20_Text"><text:span text:style-name="T421">Что тут?</text:span></text:span><text:span text:style-name="Source_20_Text"><text:span text:style-name="T403">– </text:span></text:span><text:span text:style-name="Source_20_Text"><text:span text:style-name="T421">Слотроп малость поспешно.</text:span></text:span></text:p>
      <text:p text:style-name="P500"><text:span text:style-name="Source_20_Text"><text:span text:style-name="T403">– </text:span></text:span><text:span text:style-name="Source_20_Text"><text:span text:style-name="T422">Тебе лучше не знать, Тайрон.</text:span></text:span></text:p>
      <text:p text:style-name="P501"><text:span text:style-name="Source_20_Text"><text:span text:style-name="T403">– </text:span></text:span><text:span text:style-name="Source_20_Text"><text:span text:style-name="T422">Это точно,</text:span></text:span><text:span text:style-name="Source_20_Text"><text:span text:style-name="T403">– <text:s/></text:span></text:span><text:span text:style-name="Source_20_Text"><text:span text:style-name="T422">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23">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403">– «</text:span></text:span><text:span text:style-name="Source_20_Text"><text:span text:style-name="T423">О, я думала мы от них всех избавились </text:span></text:span><text:span text:style-name="Source_20_Text"><text:span text:style-name="T424">от всех тех—«Жильберт <text:s/>&amp; Саливан неподдельное наслаждение»—года </text:span></text:span><text:span text:style-name="Source_20_Text"><text:span text:style-name="T1002">два</text:span></text:span><text:span text:style-name="Source_20_Text"><text:span text:style-name="T424"> назад.»</text:span></text:span><text:span text:style-name="Source_20_Text"><text:span text:style-name="T403">– </text:span></text:span><text:span text:style-name="Source_20_Text"><text:span text:style-name="T432">как раз в тот</text:span></text:span><text:span text:style-name="Source_20_Text"><text:span text:style-name="T424"> в момент, когда Слотроп </text:span></text:span><text:span text:style-name="Source_20_Text"><text:span text:style-name="T425">достигает тягуче-жидкую сердцевину со вкусом майонеза и корок апельсина.</text:span></text:span></text:p>
      <text:p text:style-name="P502"><text:span text:style-name="Source_20_Text"><text:span text:style-name="T403">– </text:span></text:span><text:span text:style-name="Source_20_Text"><text:span text:style-name="T426">Вы забрали <text:s/>последнюю из моих Мармеладный Сюрпризов!</text:span></text:span><text:span text:style-name="Source_20_Text"><text:span text:style-name="T403">– <text:s/></text:span></text:span><text:span text:style-name="Source_20_Text"><text:span text:style-name="T426">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403">– </text:span></text:span><text:span text:style-name="Source_20_Text"><text:span text:style-name="T426">И за это не получите ни одной кремовой рабарбы.</text:span></text:span><text:span text:style-name="Source_20_Text"><text:span text:style-name="T403">– </text:span></text:span><text:span text:style-name="Source_20_Text"><text:span text:style-name="T426">И вся та штука исчезает в её рту.</text:span></text:span></text:p>
      <text:p text:style-name="P503"><text:span text:style-name="Source_20_Text"><text:span text:style-name="T403">– </text:span></text:span><text:span text:style-name="Source_20_Text"><text:span text:style-name="T427">Так мне и надо,</text:span></text:span><text:span text:style-name="Source_20_Text"><text:span text:style-name="T403">– </text:span></text:span><text:span text:style-name="Source_20_Text"><text:span text:style-name="T427">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9">и</text:span></text:span><text:span text:style-name="Source_20_Text"><text:span text:style-name="T427"> это было ошибкой, точно, потому что его рот снова наполняет <text:s/>жутк</text:span></text:span><text:span text:style-name="Source_20_Text"><text:span text:style-name="T429">ая</text:span></text:span><text:span text:style-name="Source_20_Text"><text:span text:style-name="T427"> алкалоидн</text:span></text:span><text:span text:style-name="Source_20_Text"><text:span text:style-name="T429">ая</text:span></text:span><text:span text:style-name="Source_20_Text"><text:span text:style-name="T427"> разрух</text:span></text:span><text:span text:style-name="Source_20_Text"><text:span text:style-name="T429">а</text:span></text:span><text:span text:style-name="Source_20_Text"><text:span text:style-name="T427">, аж до самого мягкого нёба, </text:span></text:span><text:span text:style-name="Source_20_Text"><text:span text:style-name="T429">гд</text:span></text:span><text:span text:style-name="Source_20_Text"><text:span text:style-name="T427">е она и осе</text:span></text:span><text:span text:style-name="Source_20_Text"><text:span text:style-name="T429">ла</text:span></text:span><text:span text:style-name="Source_20_Text"><text:span text:style-name="T427">.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8">не может снять всё ту горечь. </text:span></text:span><text:span text:style-name="Source_20_Text"><text:span text:style-name="T430">Нетерпеливо, вгрызается он и уже по ходу знает, ёбаный идиот, что опять нарвался, </text:span></text:span><text:span text:style-name="Source_20_Text"><text:span text:style-name="T431">по языку разливается самая жуткая кристаллиновая концентрация, Боже, наверное это сама нитритная кислота.</text:span></text:span><text:span text:style-name="Source_20_Text"><text:span text:style-name="T403">– </text:span></text:span><text:span text:style-name="Source_20_Text"><text:span text:style-name="T432">Ой-йой, эта уж вправду </text:span></text:span><text:span text:style-name="Source_20_Text"><text:span text:style-name="T1001">кисленькая</text:span></text:span><text:span text:style-name="Source_20_Text"><text:span text:style-name="T432">.</text:span></text:span><text:span text:style-name="Source_20_Text"><text:span text:style-name="T403">– </text:span></text:span><text:span text:style-name="Source_20_Text"><text:span text:style-name="T433">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1003">не видит</text:span></text:span><text:span text:style-name="Source_20_Text"><text:span text:style-name="T433">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4">М-с Квод тем временем занята поглощением, кусочек за кусочечком, пироженого </text:span></text:span><text:span text:style-name="Source_20_Text"><text:span text:style-name="T1004"><text:s/>petit four</text:span></text:span><text:span text:style-name="Source_20_Text"><text:span text:style-name="T434"> из вишни с хинином. </text:span></text:span><text:span text:style-name="Source_20_Text"><text:span text:style-name="T435">Она излучает </text:span></text:span><text:span text:style-name="Source_20_Text"><text:span text:style-name="T436">довольство</text:span></text:span><text:span text:style-name="Source_20_Text"><text:span text:style-name="T435"> на молодых людей по ту сторону вазы с конфетами. </text:span></text:span><text:span text:style-name="Source_20_Text"><text:span text:style-name="T437">Слотроп, забывшись, снова тянется к чаю. Теперь не получается галантно увильнуть. </text:span></text:span><text:span text:style-name="Source_20_Text"><text:span text:style-name="T438">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1005">чавк</text:span></text:span><text:span text:style-name="Source_20_Text"><text:span text:style-name="T438">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8">– </text:span></text:span><text:span text:style-name="Source_20_Text"><text:span text:style-name="T439">Вот вы и догадались!</text:span></text:span><text:span text:style-name="Source_20_Text"><text:span text:style-name="T438">– <text:s/></text:span></text:span><text:span text:style-name="Source_20_Text"><text:span text:style-name="T439">М-с Квод машет ему пёстрым конгломератом из корня имбиря, ириски и <text:s/>семени аниса,</text:span></text:span><text:span text:style-name="Source_20_Text"><text:span text:style-name="T438">– </text:span></text:span><text:span text:style-name="Source_20_Text"><text:span text:style-name="T439">понимаете всегда надо наслаждаться внешним </text:span></text:span><text:span text:style-name="Source_20_Text"><text:span text:style-name="T1006">видом</text:span></text:span><text:span text:style-name="Source_20_Text"><text:span text:style-name="T439">. И почему вы, американцы, такие импульсивные?</text:span></text:span></text:p>
      <text:p text:style-name="P504"><text:span text:style-name="Source_20_Text"><text:span text:style-name="T438">– </text:span></text:span><text:span text:style-name="Source_20_Text"><text:span text:style-name="T439">Ну,</text:span></text:span><text:span text:style-name="Source_20_Text"><text:span text:style-name="T438">– <text:s/></text:span></text:span><text:span text:style-name="Source_20_Text"><text:span text:style-name="T439">бормочет,</text:span></text:span><text:span text:style-name="Source_20_Text"><text:span text:style-name="T438">– </text:span></text:span><text:span text:style-name="Source_20_Text"><text:span text:style-name="T439">обычно мы не доходим до чего-то более сложного, чем плитки Херши, понимаете…</text:span></text:span></text:p>
      <text:p text:style-name="P504"><text:span text:style-name="Source_20_Text"><text:span text:style-name="T438">– </text:span></text:span><text:span text:style-name="Source_20_Text"><text:span text:style-name="T439">О, попробуй это!</text:span></text:span><text:span text:style-name="Source_20_Text"><text:span text:style-name="T438">– </text:span></text:span><text:span text:style-name="Source_20_Text"><text:span text:style-name="T439">кричит Дарлин ухватившись за горло и качаясь на него.</text:span></text:span></text:p>
      <text:p text:style-name="P505"><text:soft-page-break/><text:span text:style-name="Source_20_Text"><text:span text:style-name="T438">– </text:span></text:span><text:span text:style-name="Source_20_Text"><text:span text:style-name="T440">Ух-ты, это наверняка что-то,</text:span></text:span><text:span text:style-name="Source_20_Text"><text:span text:style-name="T438">– <text:s/></text:span></text:span><text:span text:style-name="Source_20_Text"><text:span text:style-name="T440">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8">– </text:span></text:span><text:span text:style-name="Source_20_Text"><text:span text:style-name="T441">Ну, давай,</text:span></text:span><text:span text:style-name="Source_20_Text"><text:span text:style-name="T438">– <text:s/></text:span></text:span><text:span text:style-name="Source_20_Text"><text:span text:style-name="T441">Дарлин ухватив его руку с конфетой, пытается засунуть в его рот.</text:span></text:span></text:p>
      <text:p text:style-name="P507"><text:span text:style-name="Source_20_Text"><text:span text:style-name="T438">– <text:s/></text:span></text:span><text:span text:style-name="Source_20_Text"><text:span text:style-name="T442">Да, просто, знаешь, смотрю на вид, как советует м-с Квод.</text:span></text:span></text:p>
      <text:p text:style-name="P507"><text:span text:style-name="Source_20_Text"><text:span text:style-name="T438">– </text:span></text:span><text:span text:style-name="Source_20_Text"><text:span text:style-name="T442">Но плющить в руке не честно, </text:span></text:span><text:span text:style-name="Source_20_Text"><text:span text:style-name="T443">Тайрон</text:span></text:span><text:span text:style-name="Source_20_Text"><text:span text:style-name="T442">.</text:span></text:span></text:p>
      <text:p text:style-name="P508"><text:span text:style-name="Source_20_Text"><text:span text:style-name="T44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5">от к</text:span></text:span><text:span text:style-name="Source_20_Text"><text:span text:style-name="T448">а</text:span></text:span><text:span text:style-name="Source_20_Text"><text:span text:style-name="T445">мфорных испарений, глаза слезятся, язык в неизбывном холокосте. Кубеб? Ему случалось лишь курить эту дрянь.</text:span></text:span><text:span text:style-name="Source_20_Text"><text:span text:style-name="T438">– <text:s/></text:span></text:span><text:span text:style-name="Source_20_Text"><text:span text:style-name="T445">Отравлен...</text:span></text:span><text:span text:style-name="Source_20_Text"><text:span text:style-name="T438">– </text:span></text:span><text:span text:style-name="Source_20_Text"><text:span text:style-name="T445">удаётся ему выстонать.</text:span></text:span></text:p>
      <text:p text:style-name="P508"><text:span text:style-name="Source_20_Text"><text:span text:style-name="T438">– </text:span></text:span><text:span text:style-name="Source_20_Text"><text:span text:style-name="T445">Ну, же, по-мужски,</text:span></text:span><text:span text:style-name="Source_20_Text"><text:span text:style-name="T438">– </text:span></text:span><text:span text:style-name="Source_20_Text"><text:span text:style-name="T445">советует м-с Квод.</text:span></text:span></text:p>
      <text:p text:style-name="P508"><text:span text:style-name="Source_20_Text"><text:span text:style-name="T438">– <text:s/></text:span></text:span><text:span text:style-name="Source_20_Text"><text:span text:style-name="T445">Да,</text:span></text:span><text:span text:style-name="Source_20_Text"><text:span text:style-name="T438">– </text:span></text:span><text:span text:style-name="Source_20_Text"><text:span text:style-name="T445">Дарин через слои обсосанной карамели,</text:span></text:span><text:span text:style-name="Source_20_Text"><text:span text:style-name="T438">– </text:span></text:span><text:span text:style-name="Source_20_Text"><text:span text:style-name="T445">не забывай, война идёт. Давай, милый, отрой ротик.</text:span></text:span></text:p>
      <text:p text:style-name="P510"><text:span text:style-name="Source_20_Text"><text:span text:style-name="T446">Сквозь слёзы он </text:span></text:span><text:span text:style-name="Source_20_Text"><text:span text:style-name="T448">н</text:span></text:span><text:span text:style-name="Source_20_Text"><text:span text:style-name="T446">е может толком разглядеть, но слышит, как м-с Квод напротив за столом </text:span></text:span><text:span text:style-name="Source_20_Text"><text:span text:style-name="T447">долдонит:</text:span></text:span><text:span text:style-name="Source_20_Text"><text:span text:style-name="T438">– «</text:span></text:span><text:span text:style-name="Source_20_Text"><text:span text:style-name="T447">Ням, ням, ням»,</text:span></text:span><text:span text:style-name="Source_20_Text"><text:span text:style-name="T438">– <text:s/></text:span></text:span><text:span text:style-name="Source_20_Text"><text:span text:style-name="T447">а Дарин </text:span></text:span><text:span text:style-name="Source_20_Text"><text:span text:style-name="T448">давится</text:span></text:span><text:span text:style-name="Source_20_Text"><text:span text:style-name="T447">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8">– </text:span></text:span><text:span text:style-name="Source_20_Text"><text:span text:style-name="T447">Эа шо,</text:span></text:span><text:span text:style-name="Source_20_Text"><text:span text:style-name="T438">–</text:span></text:span><text:span text:style-name="Source_20_Text"><text:span text:style-name="T447"> спрашивает он непрожёванно.</text:span></text:span></text:p>
      <text:p text:style-name="P509"><text:span text:style-name="Source_20_Text"><text:span text:style-name="T438">– </text:span></text:span><text:span text:style-name="Source_20_Text"><text:span text:style-name="T447">Джиновый зефир,</text:span></text:span><text:span text:style-name="Source_20_Text"><text:span text:style-name="T438">– </text:span></text:span><text:span text:style-name="Source_20_Text"><text:span text:style-name="T447">грит м-с Квод.</text:span></text:span></text:p>
      <text:p text:style-name="P509"><text:span text:style-name="Source_20_Text"><text:span text:style-name="T438">– </text:span></text:span><text:span text:style-name="Source_20_Text"><text:span text:style-name="T447">Аааа…</text:span></text:span></text:p>
      <text:p text:style-name="P511"><text:span text:style-name="Source_20_Text"><text:span text:style-name="T438">– </text:span></text:span><text:span text:style-name="Source_20_Text"><text:span text:style-name="T449">О, это ещё что, попробуйте одну такую...</text:span></text:span><text:span text:style-name="Source_20_Text"><text:span text:style-name="T438">– </text:span></text:span><text:span text:style-name="Source_20_Text"><text:span text:style-name="T449">Его зубы </text:span></text:span><text:span text:style-name="Source_20_Text"><text:span text:style-name="T450">с</text:span></text:span><text:span text:style-name="Source_20_Text"><text:span text:style-name="T449"> како</text:span></text:span><text:span text:style-name="Source_20_Text"><text:span text:style-name="T450">й</text:span></text:span><text:span text:style-name="Source_20_Text"><text:span text:style-name="T449">-то </text:span></text:span><text:span text:style-name="Source_20_Text"><text:span text:style-name="T450">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8">– </text:span></text:span><text:span text:style-name="Source_20_Text"><text:span text:style-name="T450">Ещё чаю?</text:span></text:span><text:span text:style-name="Source_20_Text"><text:span text:style-name="T438">– </text:span></text:span><text:span text:style-name="Source_20_Text"><text:span text:style-name="T450">предлагает Дарин. Слотроп в безудержном кашле, вдохнув малость той начинки из долек.</text:span></text:span></text:p>
      <text:p text:style-name="P512"><text:span text:style-name="Source_20_Text"><text:span text:style-name="T438">– </text:span></text:span><text:span text:style-name="Source_20_Text"><text:span text:style-name="T451">Нехороший кашель,</text:span></text:span><text:span text:style-name="Source_20_Text"><text:span text:style-name="T438">– </text:span></text:span><text:span text:style-name="Source_20_Text"><text:span text:style-name="T451">м-с Квод предлагает коробочку тех невероятных английских капель от кашля, Меггезон,</text:span></text:span><text:span text:style-name="Source_20_Text"><text:span text:style-name="T438">– <text:s/></text:span></text:span><text:span text:style-name="Source_20_Text"><text:span text:style-name="T451">Дарлин, чая просто чудесный, я чувствую как моя цинга проходит, просто чувствую.</text:span></text:span></text:p>
      <text:p text:style-name="P512"><text:span text:style-name="Source_20_Text"><text:span text:style-name="T451">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52">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53">Даже час спустя привкус Меггезона не проходит, в воздухе призрак мяты. </text:span></text:span><text:span text:style-name="Source_20_Text"><text:span text:style-name="T454">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5">была Райское Пламя,та знаменитая сладость по дорогой цене и переменчивого вкуса</text:span></text:span><text:span text:style-name="Source_20_Text"><text:span text:style-name="T454">—</text:span></text:span><text:span text:style-name="Source_20_Text"><text:span text:style-name="T455">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4">—</text:span></text:span><text:span text:style-name="Source_20_Text"><text:span text:style-name="T455">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6">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6">банок затуманенных временем, среди других подобных предметов, иногда просто одна конфета на всю банку, </text:span></text:span><text:span text:style-name="Source_20_Text"><text:span text:style-name="T457">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8">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9">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60">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61">в гущу рододендроном и нежданного дождя, Остин кричит </text:span></text:span><text:span text:style-name="Source_20_Text"><text:span text:style-name="T1008">Прикоснитесь к</text:span></text:span><text:span text:style-name="Source_20_Text"><text:span text:style-name="T1007"> <text:s/>её горл</text:span></text:span><text:span text:style-name="Source_20_Text"><text:span text:style-name="T1008">у</text:span></text:span><text:span text:style-name="Source_20_Text"><text:span text:style-name="T1007">, Величество. </text:span></text:span><text:span text:style-name="Source_20_Text"><text:span text:style-name="T1008">Прикоснитесь</text:span></text:span><text:span text:style-name="Source_20_Text"><text:span text:style-name="T1007">!</text:span></text:span><text:span text:style-name="Source_20_Text"><text:span text:style-name="T461">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63">е</text:span></text:span><text:span text:style-name="Source_20_Text"><text:span text:style-name="T461">тся к ней сквозь дождь </text:span></text:span><text:span text:style-name="Source_20_Text"><text:span text:style-name="T462">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63">лёгкое…</text:span></text:span><text:span text:style-name="Source_20_Text"><text:span text:style-name="T462"> </text:span></text:span><text:span text:style-name="Source_20_Text"><text:span text:style-name="T463">прикосновение…</text:span></text:span></text:p>
      <text:p text:style-name="P515"><text:span text:style-name="Source_20_Text"><text:span text:style-name="T1008">Вспышка молнии—</text:span></text:span></text:p>
      <text:p text:style-name="P516"><text:span text:style-name="Source_20_Text"><text:span text:style-name="T463">И Слотроп зевает: </text:span></text:span><text:span text:style-name="Source_20_Text"><text:span text:style-name="T438">– </text:span></text:span><text:span text:style-name="Source_20_Text"><text:span text:style-name="T463">Который час?</text:span></text:span><text:span text:style-name="Source_20_Text"><text:span text:style-name="T438">– </text:span></text:span><text:span text:style-name="Source_20_Text"><text:span text:style-name="T464">а Дарин всплывает из сна. </text:span></text:span><text:span text:style-name="Source_20_Text"><text:span text:style-name="T465">Когда без предупреждения, комната полна полдня, слепяще-белого, каждый волосок взбитый у неё на загривке отчётли</text:span></text:span><text:span text:style-name="Source_20_Text"><text:span text:style-name="T466">в</text:span></text:span><text:span text:style-name="Source_20_Text"><text:span text:style-name="T465"> как днём,</text:span></text:span><text:span text:style-name="Source_20_Text"><text:span text:style-name="T466">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7">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8">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70">а</text:span></text:span><text:span text:style-name="Source_20_Text"><text:span text:style-name="T468"> Бога ради почему и не быть хоть какой-то пользе от этого дурацкого Блица?</text:span></text:span></text:p>
      <text:p text:style-name="P517"><text:span text:style-name="Source_20_Text"><text:span text:style-name="T468">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9">мастера</text:span></text:span><text:span text:style-name="Source_20_Text"><text:span text:style-name="T468">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71">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72">хотела </text:span></text:span><text:span text:style-name="Source_20_Text"><text:span text:style-name="T471">приложи</text:span></text:span><text:span text:style-name="Source_20_Text"><text:span text:style-name="T472">ть</text:span></text:span><text:span text:style-name="Source_20_Text"><text:span text:style-name="T471"> свой палец к его губам,– «не говори так.»– </text:span></text:span><text:span text:style-name="Source_20_Text"><text:span text:style-name="T472">Когда она <text:s/>потянулась, он не задумываясь </text:span></text:span><text:span text:style-name="Source_20_Text"><text:span text:style-name="T473">пере</text:span></text:span><text:span text:style-name="Source_20_Text"><text:span text:style-name="T472">хватил её запястье и отвёл <text:s/>руку, чистая самозащита</text:span></text:span><text:span text:style-name="Source_20_Text"><text:span text:style-name="T471">—</text:span></text:span><text:span text:style-name="Source_20_Text"><text:span text:style-name="T472">но продолжал </text:span></text:span><text:span text:style-name="Source_20_Text"><text:span text:style-name="T473">у</text:span></text:span><text:span text:style-name="Source_20_Text"><text:span text:style-name="T472">держ</text:span></text:span><text:span text:style-name="Source_20_Text"><text:span text:style-name="T473">ив</text:span></text:span><text:span text:style-name="Source_20_Text"><text:span text:style-name="T472">ать её. </text:span></text:span><text:span text:style-name="Source_20_Text"><text:span text:style-name="T474">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71">–«</text:span></text:span><text:span text:style-name="Source_20_Text"><text:span text:style-name="T474">Ооо»,</text:span></text:span><text:span text:style-name="Source_20_Text"><text:span text:style-name="T471">– </text:span></text:span><text:span text:style-name="Source_20_Text"><text:span text:style-name="T474">вырвалось у неё и она потянулась обнять его, отбросив всякую сдержанность, открыта, дрожа, </text:span></text:span><text:span text:style-name="Source_20_Text"><text:span text:style-name="T475">пока</text:span></text:span><text:span text:style-name="Source_20_Text"><text:span text:style-name="T474"> они прижимались друг к другу. </text:span></text:span><text:span text:style-name="Source_20_Text"><text:span text:style-name="T476">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7">Когда это происходит, свет для них становится очень красным.</text:span></text:span></text:p>
      <text:p text:style-name="P520"><text:span text:style-name="Source_20_Text"><text:span text:style-name="T478">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9">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80">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81">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81">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82">Она ведь никак не может</text:span></text:span><text:span text:style-name="Source_20_Text"><text:span text:style-name="T471">—</text:span></text:span><text:span text:style-name="Source_20_Text"><text:span text:style-name="T482">или может?</text:span></text:span><text:span text:style-name="Source_20_Text"><text:span text:style-name="T471">—</text:span></text:span><text:span text:style-name="Source_20_Text"><text:span text:style-name="T482">Делать Такие же Вещи с Джереми. </text:span></text:span><text:span text:style-name="Source_20_Text"><text:span text:style-name="T483">Разве может этот мудак</text:span></text:span><text:span text:style-name="Source_20_Text"><text:span text:style-name="T471">—</text:span></text:span><text:span text:style-name="Source_20_Text"><text:span text:style-name="T483">она же не потянется вокруг когда они ебуться, а и чтоб вставить свой хулиганский палец, </text:span></text:span><text:span text:style-name="Source_20_Text"><text:span text:style-name="T484">его английскую розу, в жопу Джереми? </text:span></text:span><text:span text:style-name="Source_20_Text"><text:span text:style-name="T485">Стоп, прекрати это (но сосёт ли она его хуй? </text:span></text:span><text:span text:style-name="Source_20_Text"><text:span text:style-name="T486">Бы</text:span></text:span><text:span text:style-name="Source_20_Text"><text:span text:style-name="T488">ва</text:span></text:span><text:span text:style-name="Source_20_Text"><text:span text:style-name="T486">ла ли когда-нибудь его постоянно наглая рожа между её сладеньких ягодиц?), </text:span></text:span><text:span text:style-name="Source_20_Text"><text:span text:style-name="T487">бесполезно, </text:span></text:span><text:span text:style-name="Source_20_Text"><text:span text:style-name="T488">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9">и карибских вепрей в</text:span></text:span><text:span text:style-name="Source_20_Text"><text:span text:style-name="T488"> <text:s/>зоопарке Регент Парка и </text:span></text:span><text:span text:style-name="Source_20_Text"><text:span text:style-name="T489">гадал бы</text:span></text:span><text:span text:style-name="Source_20_Text"><text:span text:style-name="T488"> пойдёт ли дождь до 4:30.</text:span></text:span></text:p>
      <text:p text:style-name="P522"><text:span text:style-name="Source_20_Text"><text:span text:style-name="T490">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90">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91">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92">Отель Мэйфловер: –«Кое у кого реактивная скорость, опоздала всего на полчаса.»</text:span></text:span></text:p>
      <text:p text:style-name="P524"><text:span text:style-name="Source_20_Text"><text:span text:style-name="T492">– Ну,– девушки из <text:s/></text:span></text:span><text:span text:style-name="Source_20_Text"><text:span text:style-name="T500">ЖКМС</text:span></text:span><text:span text:style-name="Source_20_Text"><text:span text:style-name="T492"> </text:span></text:span><text:span text:style-name="Source_20_Text"><text:span text:style-name="T500">и УФАА</text:span></text:span><text:span text:style-name="Source_20_Text"><text:span text:style-name="T492">, ювелирно украшенные юные вдовы, косятся со всех сторон,– надеюсь ты время зря не терял.</text:span></text:span></text:p>
      <text:p text:style-name="P525"><text:span text:style-name="Source_20_Text"><text:span text:style-name="T492">–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93">и на </text:span></text:span><text:span text:style-name="Source_20_Text"><text:span text:style-name="T1009">данный</text:span></text:span><text:span text:style-name="Source_20_Text"><text:span text:style-name="T493"> момент обеспеченная беременность, или две, если только…</text:span></text:span></text:p>
      <text:p text:style-name="P525"><text:span text:style-name="Source_20_Text"><text:span text:style-name="T492">– </text:span></text:span><text:span text:style-name="Source_20_Text"><text:span text:style-name="T493">Ах!</text:span></text:span><text:span text:style-name="Source_20_Text"><text:span text:style-name="T492">– </text:span></text:span><text:span text:style-name="Source_20_Text"><text:span text:style-name="T493">Она подскакивает радостно (вверх, не на),</text:span></text:span><text:span text:style-name="Source_20_Text"><text:span text:style-name="T492">– </text:span></text:span><text:span text:style-name="Source_20_Text"><text:span text:style-name="T493">это мне </text:span></text:span><text:span text:style-name="Source_20_Text"><text:span text:style-name="T1009">напомнило…</text:span></text:span></text:p>
      <text:p text:style-name="P525"><text:span text:style-name="Source_20_Text"><text:span text:style-name="T492">– </text:span></text:span><text:span text:style-name="Source_20_Text"><text:span text:style-name="T493">Вуууййй!</text:span></text:span><text:span text:style-name="Source_20_Text"><text:span text:style-name="T492">– </text:span></text:span><text:span text:style-name="Source_20_Text"><text:span text:style-name="T493">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4">роняет голову на грудь.</text:span></text:span></text:p>
      <text:p text:style-name="P526"><text:span text:style-name="Source_20_Text"><text:span text:style-name="T492">– </text:span></text:span><text:span text:style-name="Source_20_Text"><text:span text:style-name="T494">Так </text:span></text:span><text:span text:style-name="Source_20_Text"><text:span text:style-name="T1010">вот</text:span></text:span><text:span text:style-name="Source_20_Text"><text:span text:style-name="T494">, что у тебя на уме. Если, конечно, </text:span></text:span><text:span text:style-name="Source_20_Text"><text:span text:style-name="T1010">ум</text:span></text:span><text:span text:style-name="Source_20_Text"><text:span text:style-name="T494"> подходящее слово.</text:span></text:span></text:p>
      <text:p text:style-name="P527"><text:span text:style-name="Source_20_Text"><text:span text:style-name="T495">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6">делах</text:span></text:span><text:span text:style-name="Source_20_Text"><text:span text:style-name="T495">, </text:span></text:span><text:span text:style-name="Source_20_Text"><text:span text:style-name="T496">изменах</text:span></text:span><text:span text:style-name="Source_20_Text"><text:span text:style-name="T495">, когда Роджер и Джессика рядом. Всё только про дефициты, песни, дружков, фильмы и блузки…</text:span></text:span></text:p>
      <text:p text:style-name="P528"><text:span text:style-name="Source_20_Text"><text:span text:style-name="T497">С волосами заложенными за уши, с её мягким подбородком, она выглядит 9, 10-летней, </text:span></text:span><text:span text:style-name="Source_20_Text"><text:span text:style-name="T498">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1011">о, о…</text:span></text:span></text:p>
      <text:p text:style-name="P529"><text:span text:style-name="Source_20_Text"><text:span text:style-name="T499">Однажды ночью, </text:span></text:span><text:span text:style-name="Source_20_Text"><text:span text:style-name="T501">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502">Д</text:span></text:span><text:span text:style-name="Source_20_Text"><text:span text:style-name="T501">ве-три ноты, </text:span></text:span><text:span text:style-name="Source_20_Text"><text:span text:style-name="T502">к</text:span></text:span><text:span text:style-name="Source_20_Text"><text:span text:style-name="T501">азалось, </text:span></text:span><text:span text:style-name="Source_20_Text"><text:span text:style-name="T502">звучат </text:span></text:span><text:span text:style-name="Source_20_Text"><text:span text:style-name="T503">вместе</text:span></text:span><text:span text:style-name="Source_20_Text"><text:span text:style-name="T502">, хрипло, колеблясь, </text:span></text:span><text:span text:style-name="Source_20_Text"><text:span text:style-name="T503">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03">домами, за каналами или рекой, за простеньким парком. </text:span></text:span><text:span text:style-name="Source_20_Text"><text:span text:style-name="T504">О, и ещ</text:span></text:span><text:span text:style-name="Source_20_Text"><text:span text:style-name="T505">ё</text:span></text:span><text:span text:style-name="Source_20_Text"><text:span text:style-name="T504"> собаки и коты, что выбрались потоптаться </text:span></text:span><text:span text:style-name="Source_20_Text"><text:span text:style-name="T505">по</text:span></text:span><text:span text:style-name="Source_20_Text"><text:span text:style-name="T504"> мягком</text:span></text:span><text:span text:style-name="Source_20_Text"><text:span text:style-name="T505">у</text:span></text:span><text:span text:style-name="Source_20_Text"><text:span text:style-name="T504"> снегу….</text:span></text:span></text:p>
      <text:p text:style-name="P529"><text:span text:style-name="Source_20_Text"><text:span text:style-name="T504"/></text:span></text:p>
      <text:p text:style-name="P530"><text:span text:style-name="Source_20_Text"><text:span text:style-name="T504">«… </text:span></text:span><text:span text:style-name="Source_20_Text"><text:span text:style-name="T506">картины, ну, ладно, сцены </text:span></text:span><text:span text:style-name="Source_20_Text"><text:span text:style-name="T507">вмелькивают, Роджер. Сами собой, серьёзно, я их не выдумываю….» </text:span></text:span><text:span text:style-name="Source_20_Text"><text:span text:style-name="T508">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13">,</text:span></text:span><text:span text:style-name="Source_20_Text"><text:span text:style-name="T508">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12">л</text:span></text:span><text:span text:style-name="Source_20_Text"><text:span text:style-name="T508">ся </text:span></text:span><text:span text:style-name="Source_20_Text"><text:span text:style-name="T512">вовек</text:span></text:span><text:span text:style-name="Source_20_Text"><text:span text:style-name="T508"> неисправим, заигрывает из зерка</text:span></text:span><text:span text:style-name="Source_20_Text"><text:span text:style-name="T509">л</text:span></text:span><text:span text:style-name="Source_20_Text"><text:span text:style-name="T508">ьной рамы </text:span></text:span><text:span text:style-name="Source_20_Text"><text:span text:style-name="T509">в чём-то зелёно-полосатом, панталон</text:span></text:span><text:span text:style-name="Source_20_Text"><text:span text:style-name="T512">ы</text:span></text:span><text:span text:style-name="Source_20_Text"><text:span text:style-name="T509">, волосы дыбом</text:span></text:span><text:span text:style-name="Source_20_Text"><text:span text:style-name="T508">—</text:span></text:span><text:span text:style-name="Source_20_Text"><text:span text:style-name="T509">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1012">амирают в безмолвном ожидании</text:span></text:span><text:span text:style-name="Source_20_Text"><text:span text:style-name="T509"> и <text:s/></text:span></text:span><text:span text:style-name="Source_20_Text"><text:span text:style-name="T513">в этом</text:span></text:span><text:span text:style-name="Source_20_Text"><text:span text:style-name="T509"> уже, </text:span></text:span><text:span text:style-name="Source_20_Text"><text:span text:style-name="T510">должно быть,</text:span></text:span><text:span text:style-name="Source_20_Text"><text:span text:style-name="T509"> </text:span></text:span><text:span text:style-name="Source_20_Text"><text:span text:style-name="T512">некая </text:span></text:span><text:span text:style-name="Source_20_Text"><text:span text:style-name="T509">зловещая традиция, </text:span></text:span><text:span text:style-name="Source_20_Text"><text:span text:style-name="T510"><text:s/></text:span></text:span><text:span text:style-name="Source_20_Text"><text:span text:style-name="T509">длинные стройные создания, </text:span></text:span><text:span text:style-name="Source_20_Text"><text:span text:style-name="T510">тяжёлая парфюмерия и </text:span></text:span><text:span text:style-name="Source_20_Text"><text:span text:style-name="T514">мулеты</text:span></text:span><text:span text:style-name="Source_20_Text"><text:span text:style-name="T510"> по комнатам подвергшимся атаке среди ночи, проткнуты винтовыми лестницами, сине-лепестковыми беседками, </text:span></text:span><text:span text:style-name="Source_20_Text"><text:span text:style-name="T511">окружение в котором никто, как угодно разъярённый или сдвинутый, моя юная леди, никогда не Испускает Вздоха. </text:span></text:span><text:span text:style-name="Source_20_Text"><text:span text:style-name="T512">Так не делается.</text:span></text:span></text:p>
      <text:p text:style-name="P531"><text:span text:style-name="Source_20_Text"><text:span text:style-name="T513">Но тут. С </text:span></text:span><text:span text:style-name="Source_20_Text"><text:span text:style-name="T1013">этой</text:span></text:span><text:span text:style-name="Source_20_Text"><text:span text:style-name="T513"> юной леди. </text:span></text:span><text:span text:style-name="Source_20_Text"><text:span text:style-name="T514">Бумазея в клеточку. Взъерошенные брови. Распоясалась, что удержу нет. Красный бархат. На «слаб</text:span></text:span><text:span text:style-name="Source_20_Text"><text:span text:style-name="T228">о́</text:span></text:span><text:span text:style-name="Source_20_Text"><text:span text:style-name="T514">» она сняла свою блузку, в движении по основной магистрали возле Ловер Бидинга.</text:span></text:span></text:p>
      <text:p text:style-name="P531"><text:span text:style-name="Source_20_Text"><text:span text:style-name="T514">– О, Боже, она чокнулась, за что </text:span></text:span><text:span text:style-name="Source_20_Text"><text:span text:style-name="T1014">мне</text:span></text:span><text:span text:style-name="Source_20_Text"><text:span text:style-name="T514"> попадаются только такие?</text:span></text:span></text:p>
      <text:p text:style-name="P532"><text:span text:style-name="Source_20_Text"><text:span text:style-name="T514">– </text:span></text:span><text:span text:style-name="Source_20_Text"><text:span text:style-name="T515">Ну, ха, ха,</text:span></text:span><text:span text:style-name="Source_20_Text"><text:span text:style-name="T514">– </text:span></text:span><text:span text:style-name="Source_20_Text"><text:span text:style-name="T515">Джессика помахивает своим форменным галстуком как стриптизёрша,</text:span></text:span><text:span text:style-name="Source_20_Text"><text:span text:style-name="T514">– </text:span></text:span><text:span text:style-name="Source_20_Text"><text:span text:style-name="T515">сказал, побоюсь, да? </text:span></text:span><text:span text:style-name="Source_20_Text"><text:span text:style-name="T516">Гри-и-л. Назвал меня «трусишка пироженка, трусишка», я помню.</text:span></text:span><text:span text:style-name="Source_20_Text"><text:span text:style-name="T514">– </text:span></text:span><text:span text:style-name="Source_20_Text"><text:span text:style-name="T516">И конечно же, без лифчика, она никогда их не носит.</text:span></text:span></text:p>
      <text:p text:style-name="P533"><text:span text:style-name="Source_20_Text"><text:span text:style-name="T514">– </text:span></text:span><text:span text:style-name="Source_20_Text"><text:span text:style-name="T517">Послушай,</text:span></text:span><text:span text:style-name="Source_20_Text"><text:span text:style-name="T514">– </text:span></text:span><text:span text:style-name="Source_20_Text"><text:span text:style-name="T517">смотрит искоса,</text:span></text:span><text:span text:style-name="Source_20_Text"><text:span text:style-name="T514">– <text:s/></text:span></text:span><text:span text:style-name="Source_20_Text"><text:span text:style-name="T517">ты знаешь, что тебя могут арестовать? Забудь про «тебя»,</text:span></text:span><text:span text:style-name="Source_20_Text"><text:span text:style-name="T514">– <text:s/></text:span></text:span><text:span text:style-name="Source_20_Text"><text:span text:style-name="T517">ему только что дошло,</text:span></text:span><text:span text:style-name="Source_20_Text"><text:span text:style-name="T514">– <text:s/></text:span></text:span><text:span text:style-name="Source_20_Text"><text:span text:style-name="T1015">меня</text:span></text:span><text:span text:style-name="Source_20_Text"><text:span text:style-name="T517"> арестуют!</text:span></text:span></text:p>
      <text:p text:style-name="P534"><text:span text:style-name="Source_20_Text"><text:span text:style-name="T514">– </text:span></text:span><text:span text:style-name="Source_20_Text"><text:span text:style-name="T518">Скажут, что ты виноват, ла, ла.</text:span></text:span><text:span text:style-name="Source_20_Text"><text:span text:style-name="T514">– </text:span></text:span><text:span text:style-name="Source_20_Text"><text:span text:style-name="T518">Нижние зубы выпятила в улыбке зловредины.</text:span></text:span><text:span text:style-name="Source_20_Text"><text:span text:style-name="T514">– <text:s/></text:span></text:span><text:span text:style-name="Source_20_Text"><text:span text:style-name="T518">Я просто невинный ягнёночек, а этот,</text:span></text:span><text:span text:style-name="Source_20_Text"><text:span text:style-name="T514">– <text:s/></text:span></text:span><text:span text:style-name="Source_20_Text"><text:span text:style-name="T518">чуть вскидывает руку, резкий отсвет светлых волосков на её предплечье,</text:span></text:span><text:span text:style-name="Source_20_Text"><text:span text:style-name="T514">– </text:span></text:span><text:span text:style-name="Source_20_Text"><text:span text:style-name="T519">этот Роджер-держи-морджер! вот этот </text:span></text:span><text:span text:style-name="Source_20_Text"><text:span text:style-name="T521">ужасный</text:span></text:span><text:span text:style-name="Source_20_Text"><text:span text:style-name="T519"> зверюга! заставляет меня делать всякие гадкие...</text:span></text:span></text:p>
      <text:p text:style-name="P535"><text:span text:style-name="Source_20_Text"><text:span text:style-name="T520">Тем временем, самый здоровенный грузовик из всех, что Роджер видел в своей жизни, </text:span></text:span><text:span text:style-name="Source_20_Text"><text:span text:style-name="T521">делает обгон сотрясаясь сталью, и теперь не только водитель, но и несколько—ну, это вообще жуть… </text:span></text:span><text:span text:style-name="Source_20_Text"><text:span text:style-name="T1016">коротышек, </text:span></text:span><text:span text:style-name="Source_20_Text"><text:span text:style-name="T522">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23">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1017">есть</text:span></text:span><text:span text:style-name="Source_20_Text"><text:span text:style-name="T523">, машина военной полиции. </text:span></text:span><text:span text:style-name="Source_20_Text"><text:span text:style-name="T524">Он не может сбавить, а если попытается обогнать это и </text:span></text:span><text:span text:style-name="Source_20_Text"><text:span text:style-name="T1018">впрямь</text:span></text:span><text:span text:style-name="Source_20_Text"><text:span text:style-name="T524"> будет подозрительно….</text:span></text:span></text:p>
      <text:p text:style-name="P536"><text:span text:style-name="Source_20_Text"><text:span text:style-name="T514">– </text:span></text:span><text:span text:style-name="Source_20_Text"><text:span text:style-name="T525">Э, Джеси, пожалуйста, оденься, э, ладно милая?</text:span></text:span><text:span text:style-name="Source_20_Text"><text:span text:style-name="T514">– <text:s/></text:span></text:span><text:span text:style-name="Source_20_Text"><text:span text:style-name="T526">делая вид, что ищет свою расчёску, которая, как обычно, утеряна, </text:span></text:span><text:span text:style-name="Source_20_Text"><text:span text:style-name="T528">задержанный</text:span></text:span><text:span text:style-name="Source_20_Text"><text:span text:style-name="T526"> известен как злостный расчёсколюб…</text:span></text:span></text:p>
      <text:p text:style-name="P537"><text:span text:style-name="Source_20_Text"><text:span text:style-name="T527">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9">ые</text:span></text:span><text:span text:style-name="Source_20_Text"><text:span text:style-name="T527"> гортанные смешки. </text:span></text:span><text:span text:style-name="Source_20_Text"><text:span text:style-name="T529">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4">– «</text:span></text:span><text:span text:style-name="Source_20_Text"><text:span text:style-name="T529">Мийстир! Ай, ти! </text:span></text:span><text:span text:style-name="Source_20_Text"><text:span text:style-name="T530">Какий малишка, а?»</text:span></text:span><text:span text:style-name="Source_20_Text"><text:span text:style-name="T514">– <text:s/></text:span></text:span><text:span text:style-name="Source_20_Text"><text:span text:style-name="T530">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1019">делают</text:span></text:span><text:span text:style-name="Source_20_Text"><text:span text:style-name="T530">, Приксбери, тебе видно?</text:span></text:span></text:p>
      <text:p text:style-name="P537"><text:span text:style-name="Source_20_Text"><text:span text:style-name="T514">– </text:span></text:span><text:span text:style-name="Source_20_Text"><text:span text:style-name="T530">Похоже мужчина и женщина, сэр.</text:span></text:span></text:p>
      <text:p text:style-name="P537"><text:soft-page-break/><text:span text:style-name="Source_20_Text"><text:span text:style-name="T514">– </text:span></text:span><text:span text:style-name="Source_20_Text"><text:span text:style-name="T530">Придурок.</text:span></text:span><text:span text:style-name="Source_20_Text"><text:span text:style-name="T514">– <text:s/></text:span></text:span><text:span text:style-name="Source_20_Text"><text:span text:style-name="T530">И достаёт чёрный бинокль.</text:span></text:span></text:p>
      <text:p text:style-name="P535"><text:span text:style-name="Source_20_Text"><text:span text:style-name="T524"/></text:span></text:p>
      <text:p text:style-name="P538"><text:span text:style-name="Source_20_Text"><text:span text:style-name="T531">Сквозь дождь… потом сквозь замечтавшееся стекло, зелёное от вечера. И </text:span></text:span><text:span text:style-name="Source_20_Text"><text:span text:style-name="T534">сама она</text:span></text:span><text:span text:style-name="Source_20_Text"><text:span text:style-name="T531"> в кресле, в старомодной шляпке, смотрит на запад, вдоль диска Земли, геено-красн</text:span></text:span><text:span text:style-name="Source_20_Text"><text:span text:style-name="T534">ого</text:span></text:span><text:span text:style-name="Source_20_Text"><text:span text:style-name="T531"> по краям, и дальше в коричневые с золотом тучи…</text:span></text:span></text:p>
      <text:p text:style-name="P539"><text:span text:style-name="Source_20_Text"><text:span text:style-name="T532">Потом, вдруг, ночь: Пустое кресло-качалка залито голубовато-меловым от</text:span></text:span><text:span text:style-name="Source_20_Text"><text:span text:style-name="T530">—</text:span></text:span><text:span text:style-name="Source_20_Text"><text:span text:style-name="T532">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33">Образы продолжаются, расцветают, приходят и уходят, некоторые красивы, какие-то просто ужасны… </text:span></text:span><text:span text:style-name="Source_20_Text"><text:span text:style-name="T534">но ей тут так уютно </text:span></text:span><text:span text:style-name="Source_20_Text"><text:span text:style-name="T535">с её ягнёнком, её Роджером, и как же она любит очертание его шеи вся прямо такая</text:span></text:span><text:span text:style-name="Source_20_Text"><text:span text:style-name="T530">—</text:span></text:span><text:span text:style-name="Source_20_Text"><text:span text:style-name="T535">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5"/></text:span></text:p>
      <text:p text:style-name="P541"><text:span text:style-name="Source_20_Text"><text:span text:style-name="T536">Однажды утром</text:span></text:span><text:span text:style-name="Source_20_Text"><text:span text:style-name="T530">—</text:span></text:span><text:span text:style-name="Source_20_Text"><text:span text:style-name="T536">он не видел её уже около полумесяца</text:span></text:span><text:span text:style-name="Source_20_Text"><text:span text:style-name="T530">—</text:span></text:span><text:span text:style-name="Source_20_Text"><text:span text:style-name="T536">он проснулся в своей келье отшельника в «Белом Посещении» </text:span></text:span><text:span text:style-name="Source_20_Text"><text:span text:style-name="T537">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30">—</text:span></text:span><text:span text:style-name="Source_20_Text"><text:span text:style-name="T537">он не встречался с ней. Он всхлипнул пару раз, потом чихнул. </text:span></text:span><text:span text:style-name="Source_20_Text"><text:span text:style-name="T538">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1020"><text:s/>je ne sais quoi de sinistre. </text:span></text:span><text:span text:style-name="Source_20_Text"><text:span text:style-name="T538">Ему надо поссать. Шаркая к уборной, его серая армейская фланель </text:span></text:span><text:span text:style-name="Source_20_Text"><text:span text:style-name="T539">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40">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41">Только потом уже он начал думать о Джессике</text:span></text:span><text:span text:style-name="Source_20_Text"><text:span text:style-name="T530">—</text:span></text:span><text:span text:style-name="Source_20_Text"><text:span text:style-name="T541">о её безопасности. Заботливый Роджер. </text:span></text:span><text:span text:style-name="Source_20_Text"><text:span text:style-name="T542">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30">—</text:span></text:span><text:span text:style-name="Source_20_Text"><text:span text:style-name="T1021">о. О</text:span></text:span><text:span text:style-name="Source_20_Text"><text:span text:style-name="T542">, нет. </text:span></text:span><text:span text:style-name="Source_20_Text"><text:span text:style-name="T543">Закрой тот вентиль, Нетель, да прикинь </text:span></text:span><text:span text:style-name="Source_20_Text"><text:span text:style-name="T1022">про это вот</text:span></text:span><text:span text:style-name="Source_20_Text"><text:span text:style-name="T543">. Он стоял, полусогнутым, над раковиной, </text:span></text:span><text:span text:style-name="Source_20_Text"><text:span text:style-name="T544">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1023">сейчас</text:span></text:span><text:span text:style-name="Source_20_Text"><text:span text:style-name="T544">… </text:span></text:span><text:span text:style-name="Source_20_Text"><text:span text:style-name="T545">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6">Ну, как? Да: предположим они </text:span></text:span><text:span text:style-name="Source_20_Text"><text:span text:style-name="T1024">могут</text:span></text:span><text:span text:style-name="Source_20_Text"><text:span text:style-name="T546"> читать твоё сознание! а и что если</text:span></text:span><text:span text:style-name="Source_20_Text"><text:span text:style-name="T530">—</text:span></text:span><text:span text:style-name="Source_20_Text"><text:span text:style-name="T546">что если это </text:span></text:span><text:span text:style-name="Source_20_Text"><text:span text:style-name="T1024">гипнотизм</text:span></text:span><text:span text:style-name="Source_20_Text"><text:span text:style-name="T546">? А? Исусе: тогда целая куча других оккультных заморочек, таких как астральное наущение, контроль сознания (ну, в </text:span></text:span><text:span text:style-name="Source_20_Text"><text:span text:style-name="T1024">этом-то</text:span></text:span><text:span text:style-name="Source_20_Text"><text:span text:style-name="T546"> ничего оккультного), </text:span></text:span><text:span text:style-name="Source_20_Text"><text:span text:style-name="T547">тайные проклятия, чтоб вызвать импотенцию, флюс, сумасшествие, вуууййй!—</text:span></text:span><text:span text:style-name="Source_20_Text"><text:span text:style-name="T1025">зелья</text:span></text:span><text:span text:style-name="Source_20_Text"><text:span text:style-name="T548">! </text:span></text:span><text:span text:style-name="Source_20_Text"><text:span text:style-name="T549">(когда он наконец распрямился и умственным взором, </text:span></text:span><text:span text:style-name="Source_20_Text"><text:span text:style-name="T1026">очень</text:span></text:span><text:span text:style-name="Source_20_Text"><text:span text:style-name="T549"> осторожно, обращается к толкучке в кофейном баре, о, </text:span></text:span><text:span text:style-name="Source_20_Text"><text:span text:style-name="T1026">Боже…</text:span></text:span><text:span text:style-name="Source_20_Text"><text:span text:style-name="T549">), </text:span></text:span><text:span text:style-name="Source_20_Text"><text:span text:style-name="T550">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30">—</text:span></text:span><text:span text:style-name="Source_20_Text"><text:span text:style-name="T550">особенно посреди этого служебного сортира, с лицом Гавина Трефола <text:s/></text:span></text:span><text:span text:style-name="Source_20_Text"><text:span text:style-name="T551">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52">что это всё, </text:span></text:span><text:span text:style-name="Source_20_Text"><text:span text:style-name="T1027">кто все эти люди</text:span></text:span><text:span text:style-name="Source_20_Text"><text:span text:style-name="T552">…. Чёкнутые.</text:span></text:span><text:span text:style-name="Source_20_Text"><text:span text:style-name="T1027">Чёёёёкнутые! </text:span></text:span><text:span text:style-name="Source_20_Text"><text:span text:style-name="T552">Его обложили! </text:span></text:span><text:span text:style-name="Source_20_Text"><text:span text:style-name="T553">они были тут всё эту войну, прослушива</text:span></text:span><text:span text:style-name="Source_20_Text"><text:span text:style-name="T558">ли</text:span></text:span><text:span text:style-name="Source_20_Text"><text:span text:style-name="T553"> его мозг, телепаты, ведьмаки, Сатанинские механики всех мастей, </text:span></text:span><text:span text:style-name="Source_20_Text"><text:span text:style-name="T554">подключаются во </text:span></text:span><text:span text:style-name="Source_20_Text"><text:span text:style-name="T1028">всё</text:span></text:span><text:span text:style-name="Source_20_Text"><text:span text:style-name="T530">—</text:span></text:span><text:span text:style-name="Source_20_Text"><text:span text:style-name="T554">даже когда они с Джессикой в постели </text:span></text:span><text:span text:style-name="Source_20_Text"><text:span text:style-name="T1028">ебуться</text:span></text:span><text:span text:style-name="Source_20_Text"><text:span text:style-name="T530">—</text:span></text:span></text:p>
      <text:p text:style-name="P542"><text:soft-page-break/><text:span text:style-name="Source_20_Text"><text:span text:style-name="T555">Старайся не подавать виду, старина, паникуй, если уж должен, но потом, не здесь…. </text:span></text:span><text:span text:style-name="Source_20_Text"><text:span text:style-name="T556">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7">Чудесное утро, Вторая Мировая Война. </text:span></text:span><text:span text:style-name="Source_20_Text"><text:span text:style-name="T559">Всё, что он может удерживать на поверхности своего сознания, это слова </text:span></text:span><text:span text:style-name="Source_20_Text"><text:span text:style-name="T1029">Мне нужно перевестись</text:span></text:span><text:span text:style-name="Source_20_Text"><text:span text:style-name="T559">, типа, мурлыканье без музыки перед зеркалом, да, сэр, должен подать рапорт немедля. </text:span></text:span><text:span text:style-name="Source_20_Text"><text:span text:style-name="T560">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1030">Нацистов в Новостях, </text:span></text:span><text:span text:style-name="Source_20_Text"><text:span text:style-name="T560">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61">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62">спортивной честности, и прочему такому, а? </text:span></text:span><text:span text:style-name="Source_20_Text"><text:span text:style-name="T563">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4">– </text:span></text:span><text:span text:style-name="Source_20_Text"><text:span text:style-name="T563">Роджер бредёт обратно в свою узкую комнату,</text:span></text:span><text:span text:style-name="Source_20_Text"><text:span text:style-name="T514">–«</text:span></text:span><text:span text:style-name="Source_20_Text"><text:span text:style-name="T563">что угодно, </text:span></text:span><text:span text:style-name="Source_20_Text"><text:span text:style-name="T564">только не</text:span></text:span><text:span text:style-name="Source_20_Text"><text:span text:style-name="T563"> это….»</text:span></text:span></text:p>
      <text:p text:style-name="P544"><text:span text:style-name="Source_20_Text"><text:span text:style-name="T56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6">Его повело тогда, на полминуты, дрожащего и зевающего, в длинном нижнем белье, мягком, почти невидимом в </text:span></text:span><text:span text:style-name="Source_20_Text"><text:span text:style-name="T567">ограждении декабрьского рассвета, среди множества острых краёв книг, рулонов, калек, схем и карт </text:span></text:span><text:span text:style-name="Source_20_Text"><text:span text:style-name="T568">(и главная, красные оспины на чистой белой коже леди Лондон, смотрящая на всё… </text:span></text:span><text:span text:style-name="Source_20_Text"><text:span text:style-name="T1031">погоди</text:span></text:span><text:span text:style-name="Source_20_Text"><text:span text:style-name="T568">… болезнь кожи… </text:span></text:span><text:span text:style-name="Source_20_Text"><text:span text:style-name="T1032">может</text:span></text:span><text:span text:style-name="Source_20_Text"><text:span text:style-name="T569"> она носит роковую инфекцию внутри себя? </text:span></text:span><text:span text:style-name="Source_20_Text"><text:span text:style-name="T570">Возможно, места предопределены и полёт ракеты, фактически, следует из фатального нарыва </text:span></text:span><text:span text:style-name="Source_20_Text"><text:span text:style-name="T1033">в скрытом состоянии среди города…</text:span></text:span><text:span text:style-name="Source_20_Text"><text:span text:style-name="T570"> </text:span></text:span><text:span text:style-name="Source_20_Text"><text:span text:style-name="T571">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72">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73">хоть как-то цепляться <text:s/>за</text:span></text:span><text:span text:style-name="Source_20_Text"><text:span text:style-name="T572"> воспоминания)…</text:span></text:span></text:p>
      <text:p text:style-name="P546"><text:span text:style-name="Source_20_Text"><text:span text:style-name="T574">Его жизнь была увязана с прошлым. Он видел себя точкой в бегущей волне, движимым по стерильной истории</text:span></text:span><text:span text:style-name="Source_20_Text"><text:span text:style-name="T572">—</text:span></text:span><text:span text:style-name="Source_20_Text"><text:span text:style-name="T574">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5">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6">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6"/></text:span></text:p>
      <text:p text:style-name="P547"><text:span text:style-name="Source_20_Text"><text:span text:style-name="T577">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81">шуточки</text:span></text:span><text:span text:style-name="Source_20_Text"><text:span text:style-name="T577"> войны сходят за </text:span></text:span><text:span text:style-name="Source_20_Text"><text:span text:style-name="T578">взаимопонимание. </text:span></text:span><text:span text:style-name="Source_20_Text"><text:span text:style-name="T579">В эту ночь она будет с Джереми, её лейтенантом, но она хочет быть с Роджером. Хотя на самом деле не хочет. Или хочет? </text:span></text:span><text:span text:style-name="Source_20_Text"><text:span text:style-name="T580">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72">—</text:span></text:span><text:span text:style-name="Source_20_Text"><text:span text:style-name="T580">на </text:span></text:span><text:span text:style-name="Source_20_Text"><text:span text:style-name="T1034">любом</text:span></text:span><text:span text:style-name="Source_20_Text"><text:span text:style-name="T580">, </text:span></text:span><text:span text:style-name="Source_20_Text"><text:span text:style-name="T581">Джек</text:span></text:span><text:span text:style-name="Source_20_Text"><text:span text:style-name="T572">—</text:span></text:span><text:span text:style-name="Source_20_Text"><text:span text:style-name="T581">она обнаруживает, что он её гнетёт и даже пугает. Верхом на нём, в </text:span></text:span><text:span text:style-name="Source_20_Text"><text:span text:style-name="T605">бешеные</text:span></text:span><text:span text:style-name="Source_20_Text"><text:span text:style-name="T581"> ночи скачки вверх-вниз по его хую </text:span></text:span><text:soft-page-break/><text:span text:style-name="Source_20_Text"><text:span text:style-name="T581">своею осью, </text:span></text:span><text:span text:style-name="Source_20_Text"><text:span text:style-name="T582">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1035">Роджер, Роджер, о, любимый</text:span></text:span><text:span text:style-name="Source_20_Text"><text:span text:style-name="T582"> до скончания дыхания. </text:span></text:span><text:span text:style-name="Source_20_Text"><text:span text:style-name="T583">Но вне постели, в хождении-говорении, его горечь, непроглядность, ранят глубже, чем Война, чем зима: </text:span></text:span><text:span text:style-name="Source_20_Text"><text:span text:style-name="T584">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5">Она не позволяет себе слишком часто задаваться этим вопросом, но он есть. </text:span></text:span><text:span text:style-name="Source_20_Text"><text:span text:style-name="T586">Три года с Джереми. Считай, почти что женаты. Три года что-то да значат. </text:span></text:span><text:span text:style-name="Source_20_Text"><text:span text:style-name="T587">Ежедневные маленькие стежки и разглаживанья. </text:span></text:span><text:span text:style-name="Source_20_Text"><text:span text:style-name="T588">Она одевала старые банные халаты Бобра, заваривала ему чай и кофе, </text:span></text:span><text:span text:style-name="Source_20_Text"><text:span text:style-name="T589">искала его взгляд на стоянках грузовиков, </text:span></text:span><text:span text:style-name="Source_20_Text"><text:span text:style-name="T590">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91">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1036">мальчишки</text:span></text:span><text:span text:style-name="Source_20_Text"><text:span text:style-name="T591">, честное слово. Охренеть, да ему же должно быть за тридцать, он на несколько лет старше неё. </text:span></text:span><text:span text:style-name="Source_20_Text"><text:span text:style-name="T592">Должен же был чему-то научиться, правда ведь? Мужчина с опытом?</text:span></text:span></text:p>
      <text:p text:style-name="P548"><text:span text:style-name="Source_20_Text"><text:span text:style-name="T593">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4">нездоровая тормознутость на том кто что кому сказал весной</text:span></text:span><text:span text:style-name="Source_20_Text"><text:span text:style-name="T1037"> 1942</text:span></text:span><text:span text:style-name="Source_20_Text"><text:span text:style-name="T59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4">– Девушка в горе, Джесс?– Мэгги Дакёрк, проходя мимо разглаживает свои перчатки. </text:span></text:span><text:span text:style-name="Source_20_Text"><text:span text:style-name="T595">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4">– </text:span></text:span><text:span text:style-name="Source_20_Text"><text:span text:style-name="T596">Сигарета найдётся, Мэг?</text:span></text:span><text:span text:style-name="Source_20_Text"><text:span text:style-name="T594">– </text:span></text:span><text:span text:style-name="Source_20_Text"><text:span text:style-name="T596">уже автоматически, те так ли. Джес?</text:span></text:span></text:p>
      <text:p text:style-name="P550"><text:span text:style-name="Source_20_Text"><text:span text:style-name="T596">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6">О, <text:s/>да проваливай уже: </text:span></text:span><text:span text:style-name="Source_20_Text"><text:span text:style-name="T594">– «</text:span></text:span><text:span text:style-name="Source_20_Text"><text:span text:style-name="T596">Думала про свой рождественский шопинг».</text:span></text:span></text:p>
      <text:p text:style-name="P551"><text:span text:style-name="Source_20_Text"><text:span text:style-name="T594">– </text:span></text:span><text:span text:style-name="Source_20_Text"><text:span text:style-name="T597">Что возьмёшь Бобру?</text:span></text:span></text:p>
      <text:p text:style-name="P552"><text:span text:style-name="Source_20_Text"><text:span text:style-name="T598">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9">взблескивают</text:span></text:span><text:span text:style-name="Source_20_Text"><text:span text:style-name="T598"> серебром под или позади </text:span></text:span><text:span text:style-name="Source_20_Text"><text:span text:style-name="T599">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4">– «</text:span></text:span><text:span text:style-name="Source_20_Text"><text:span text:style-name="T599">О. Мм. Трубку, наверное...»</text:span></text:span></text:p>
      <text:p text:style-name="P552"><text:span text:style-name="Source_20_Text"><text:span text:style-name="T599"/></text:span></text:p>
      <text:p text:style-name="P553"><text:span text:style-name="Source_20_Text"><text:span text:style-name="T600">Однажды ночью недалеко от её батареи, </text:span></text:span><text:span text:style-name="Source_20_Text"><text:span text:style-name="T601">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602">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603">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603">Роджер свернул и они смотрели на </text:span></text:span><text:span text:style-name="Source_20_Text"><text:span text:style-name="T604">поношенную замызганную униформу сходившихся к вечерне. Ветер пах свежим снегом.</text:span></text:span></text:p>
      <text:p text:style-name="P555"><text:span text:style-name="Source_20_Text"><text:span text:style-name="T602">– </text:span></text:span><text:span text:style-name="Source_20_Text"><text:span text:style-name="T604">Нам надо домой,</text:span></text:span><text:span text:style-name="Source_20_Text"><text:span text:style-name="T602">– </text:span></text:span><text:span text:style-name="Source_20_Text"><text:span text:style-name="T604">сказала она,</text:span></text:span><text:span text:style-name="Source_20_Text"><text:span text:style-name="T602">– </text:span></text:span><text:span text:style-name="Source_20_Text"><text:span text:style-name="T604">поздно уже.</text:span></text:span></text:p>
      <text:p text:style-name="P555"><text:soft-page-break/><text:span text:style-name="Source_20_Text"><text:span text:style-name="T602">– </text:span></text:span><text:span text:style-name="Source_20_Text"><text:span text:style-name="T604">Можно просто зайти на минутку.</text:span></text:span></text:p>
      <text:p text:style-name="P556"><text:span text:style-name="Source_20_Text"><text:span text:style-name="T604">Ну, уж </text:span></text:span><text:span text:style-name="Source_20_Text"><text:span text:style-name="T1038">это</text:span></text:span><text:span text:style-name="Source_20_Text"><text:span text:style-name="T604"> её удивило, </text:span></text:span><text:span text:style-name="Source_20_Text"><text:span text:style-name="T605">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6">и нарекания его росли с приближением дней рождественского шопинга. </text:span></text:span><text:span text:style-name="Source_20_Text"><text:span text:style-name="T602">–«</text:span></text:span><text:span text:style-name="Source_20_Text"><text:span text:style-name="T607">Это как бы не в твоём стиле»,</text:span></text:span><text:span text:style-name="Source_20_Text"><text:span text:style-name="T602">– </text:span></text:span><text:span text:style-name="Source_20_Text"><text:span text:style-name="T607">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8">а</text:span></text:span><text:span text:style-name="Source_20_Text"><text:span text:style-name="T607">ми, </text:span></text:span><text:span text:style-name="Source_20_Text"><text:span text:style-name="T608">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9">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602">–«</text:span></text:span><text:span text:style-name="Source_20_Text"><text:span text:style-name="T609">Послушать музыку»,</text:span></text:span><text:span text:style-name="Source_20_Text"><text:span text:style-name="T602">– </text:span></text:span><text:span text:style-name="Source_20_Text"><text:span text:style-name="T609">пояснил он.</text:span></text:span></text:p>
      <text:p text:style-name="P558"><text:span text:style-name="Source_20_Text"><text:span text:style-name="T610">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11">ы</text:span></text:span><text:span text:style-name="Source_20_Text"><text:span text:style-name="T610"> сквозь сумерки, бездушные, </text:span></text:span><text:span text:style-name="Source_20_Text"><text:span text:style-name="T611">сквозь заштрихованные стенки, превращая их в марлю, по которой барабанит дождь. </text:span></text:span><text:span text:style-name="Source_20_Text"><text:span text:style-name="T612">Правда, было одно чёрное лицо, высокий альт, капрал с Ямайки, привезённый с его тёплого острова на этот</text:span></text:span><text:span text:style-name="Source_20_Text"><text:span text:style-name="T608">—</text:span></text:span><text:span text:style-name="Source_20_Text"><text:span text:style-name="T612">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13">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4">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5">а девушки перешёптываются и смеются… каждое утро он пересчитывал полкармана монеток всех наций. </text:span></text:span><text:span text:style-name="Source_20_Text"><text:span text:style-name="T616">Из Кингстона с его пальмами, сложные потребности Англо-Американской Империи (1939-1945) </text:span></text:span><text:span text:style-name="Source_20_Text"><text:span text:style-name="T617">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4"><text:s/></text:span></text:span><text:span text:style-name="Source_20_Text"><text:span text:style-name="T617">Хайрику Сусщ:</text:span></text:span></text:p>
      <text:p text:style-name="P558"><text:span text:style-name="Source_20_Text"><text:span text:style-name="T617"/></text:span></text:p>
      <text:p text:style-name="P558"><text:span text:style-name="Source_20_Text"><text:span text:style-name="T1039">In dulci jubilo</text:span></text:span></text:p>
      <text:p text:style-name="P558"><text:span text:style-name="Source_20_Text"><text:span text:style-name="T1039">Nun singet und seid froh!</text:span></text:span></text:p>
      <text:p text:style-name="P558"><text:span text:style-name="Source_20_Text"><text:span text:style-name="T1039">Unsers Herzens Wonne</text:span></text:span></text:p>
      <text:p text:style-name="P558"><text:span text:style-name="Source_20_Text"><text:span text:style-name="T1039">Leit in praesipio,</text:span></text:span></text:p>
      <text:p text:style-name="P558"><text:span text:style-name="Source_20_Text"><text:span text:style-name="T1039">Leuchtet vor die Sonne</text:span></text:span></text:p>
      <text:p text:style-name="P558"><text:span text:style-name="Source_20_Text"><text:span text:style-name="T1039">Matris in gremio.</text:span></text:span></text:p>
      <text:p text:style-name="P558"><text:span text:style-name="Source_20_Text"><text:span text:style-name="T1039">Alpha es et O.</text:span></text:span></text:p>
      <text:p text:style-name="P558"><text:span text:style-name="Source_20_Text"><text:span text:style-name="T1039"/></text:span></text:p>
      <text:p text:style-name="P559"><text:span text:style-name="Source_20_Text"><text:span text:style-name="T618">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9">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1040">немецкий</text:span></text:span><text:span text:style-name="Source_20_Text"><text:span text:style-name="T619">? в английской церкви? </text:span></text:span><text:soft-page-break/><text:span text:style-name="Source_20_Text"><text:span text:style-name="T620">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9">—</text:span></text:span><text:span text:style-name="Source_20_Text"><text:span text:style-name="T620">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21">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22">отвергающим, нет и намёка даже на дешёвый пофигизм. </text:span></text:span><text:span text:style-name="Source_20_Text"><text:span text:style-name="T623">Он бы…</text:span></text:span></text:p>
      <text:p text:style-name="P560"><text:span text:style-name="Source_20_Text"><text:span text:style-name="T62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5">к</text:span></text:span><text:span text:style-name="Source_20_Text"><text:span text:style-name="T624">ак и ночь снаружи. </text:span></text:span><text:span text:style-name="Source_20_Text"><text:span text:style-name="T625">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6">.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7">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8">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9">хмурых</text:span></text:span><text:span text:style-name="Source_20_Text"><text:span text:style-name="T628"> людских утр сделаны терпимыми, </text:span></text:span><text:span text:style-name="Source_20_Text"><text:span text:style-name="T629">превращены в мятный дух и мрачную песню, что оставила белые брызги на ртути зеркал от Харроу до Грейвсенда, </text:span></text:span><text:span text:style-name="Source_20_Text"><text:span text:style-name="T630">тысяч детишек, взбивавших пену в ступках своих ртов, и потеряли в тысячу раз больше слов в меловых пузырях—</text:span></text:span><text:span text:style-name="Source_20_Text"><text:span text:style-name="T631">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30">—</text:span></text:span><text:span text:style-name="Source_20_Text"><text:span text:style-name="T632">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33">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4">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5">умножаясь в море, пока эти тюбики пасты один за другим опорожня</text:span></text:span><text:span text:style-name="Source_20_Text"><text:span text:style-name="T636">ются</text:span></text:span><text:span text:style-name="Source_20_Text"><text:span text:style-name="T635"> и </text:span></text:span><text:span text:style-name="Source_20_Text"><text:span text:style-name="T636">отдаются обратно</text:span></text:span><text:span text:style-name="Source_20_Text"><text:span text:style-name="T635"> Войне, </text:span></text:span><text:span text:style-name="Source_20_Text"><text:span text:style-name="T636">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7">исписанные несхожими почерками, каракули против каракулей, теперь дожидаются</text:span></text:span><text:span text:style-name="Source_20_Text"><text:span text:style-name="T630">—</text:span></text:span><text:span text:style-name="Source_20_Text"><text:span text:style-name="T637">это истинное возвращение</text:span></text:span><text:span text:style-name="Source_20_Text"><text:span text:style-name="T630">—</text:span></text:span><text:span text:style-name="Source_20_Text"><text:span text:style-name="T638">чтобы быть расплавленными для припоя, лужения, пойти добавкой в отливку, в подшипники, </text:span></text:span><text:span text:style-name="Source_20_Text"><text:span text:style-name="T639">уплотнители, </text:span></text:span><text:span text:style-name="Source_20_Text"><text:span text:style-name="T640">скрытая дымовздыбленная реинкарнация, которую дети иного, домашнего воплощения никогда не увидят. </text:span></text:span><text:span text:style-name="Source_20_Text"><text:span text:style-name="T641">Однако продолжаемость, плоти в единокровные металлы, дома в безграничное море, сохранена. </text:span></text:span><text:span text:style-name="Source_20_Text"><text:span text:style-name="T642">И вовсе не смерть разделяет эти инкарнации, а бумага: </text:span></text:span><text:span text:style-name="Source_20_Text"><text:span text:style-name="T643">назначение бумаг, бумажные рутины. </text:span></text:span><text:span text:style-name="Source_20_Text"><text:span text:style-name="T644">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1041">ein Volk ein Führer</text:span></text:span><text:span text:style-name="Source_20_Text"><text:span text:style-name="T644">—</text:span></text:span><text:span text:style-name="Source_20_Text"><text:span text:style-name="T645">ей нужна машина из множества разных частей, не монолитность, но усложнённость… Хотя кто отважится утверждать </text:span></text:span><text:span text:style-name="Source_20_Text"><text:span text:style-name="T1042">что</text:span></text:span><text:span text:style-name="Source_20_Text"><text:span text:style-name="T645"> нужно </text:span></text:span><text:soft-page-break/><text:span text:style-name="Source_20_Text"><text:span text:style-name="T645">Войне, настолько она обширна, </text:span></text:span><text:span text:style-name="Source_20_Text"><text:span text:style-name="T646">настолько вознесена… такая </text:span></text:span><text:span text:style-name="Source_20_Text"><text:span text:style-name="T1043">заочная</text:span></text:span><text:span text:style-name="Source_20_Text"><text:span text:style-name="T646">.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7">В «Белом Посещении» есть застарелый шизик, знаете ли, который считает </text:span></text:span><text:span text:style-name="Source_20_Text"><text:span text:style-name="T1044">себя</text:span></text:span><text:span text:style-name="Source_20_Text"><text:span text:style-name="T647"> Второй Мировой Войной. </text:span></text:span><text:span text:style-name="Source_20_Text"><text:span text:style-name="T648">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9">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50">Правда, контр-наступление Рундштедта его взбодрило, дало ему новый импульс к жизни</text:span></text:span><text:span text:style-name="Source_20_Text"><text:span text:style-name="T644">—«</text:span></text:span><text:span text:style-name="Source_20_Text"><text:span text:style-name="T650">Прекрасный Рождественский подарок»,– признался он </text:span></text:span><text:span text:style-name="Source_20_Text"><text:span text:style-name="T654">другому </text:span></text:span><text:span text:style-name="Source_20_Text"><text:span text:style-name="T650">жильцу в его палате». Когда ракеты падают</text:span></text:span><text:span text:style-name="Source_20_Text"><text:span text:style-name="T644">—</text:span></text:span><text:span text:style-name="Source_20_Text"><text:span text:style-name="T650">из тех, чьи взрывы не слышны</text:span></text:span><text:span text:style-name="Source_20_Text"><text:span text:style-name="T644">—</text:span></text:span><text:span text:style-name="Source_20_Text"><text:span text:style-name="T650">он улыбается, слёзы вот-вот брызнут из уголков его весёлых глаз, охваченный </text:span></text:span><text:span text:style-name="Source_20_Text"><text:span text:style-name="T651">румяной взвинченностью, которая не может не подбодрить таких же пациентов. </text:span></text:span><text:span text:style-name="Source_20_Text"><text:span text:style-name="T652">Его дни сочтены. Он умрёт на День Победы. </text:span></text:span><text:span text:style-name="Source_20_Text"><text:span text:style-name="T653">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4">Истинный </text:span></text:span><text:span text:style-name="Source_20_Text"><text:span text:style-name="T655">царь</text:span></text:span><text:span text:style-name="Source_20_Text"><text:span text:style-name="T654">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5">царь</text:span></text:span><text:span text:style-name="Source_20_Text"><text:span text:style-name="T654">, старый лисий ублюдок, продолжает своё. </text:span></text:span><text:span text:style-name="Source_20_Text"><text:span text:style-name="T655">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6">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61">распространяясь</text:span></text:span><text:span text:style-name="Source_20_Text"><text:span text:style-name="T656"> сверху, тянется предложить свой дар, </text:span></text:span><text:span text:style-name="Source_20_Text"><text:span text:style-name="T657">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1"><text:span text:style-name="Source_20_Text"><text:span text:style-name="T658">Приближение дует с моря, которое сегодня на закате сияло зеленью и гладью, как стекло насыщенное железом: </text:span></text:span><text:span text:style-name="Source_20_Text"><text:span text:style-name="T659">дует каждый день на нас всё небо вверху брюхатится святыми и тонкими трубами герольдов. </text:span></text:span><text:span text:style-name="Source_20_Text"><text:span text:style-name="T660">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61">и только чуть всколыхиваются, когда проходишь мимо, зритель… гость </text:span></text:span><text:span text:style-name="Source_20_Text"><text:span text:style-name="T662">всех тупиков города…. </text:span></text:span><text:span text:style-name="Source_20_Text"><text:span text:style-name="T663">Уловив в платьях собственное отраженье пару раз, на полпути из тени, лишь смазано яркие цвета по </text:span></text:span><text:span text:style-name="Source_20_Text"><text:span text:style-name="T1045"><text:s/>peau de soie, </text:span></text:span><text:span text:style-name="Source_20_Text"><text:span text:style-name="T663">тянешься туда, где услышишь первый жуткий </text:span></text:span><text:span text:style-name="Source_20_Text"><text:span text:style-name="T664">запашок</text:span></text:span><text:span text:style-name="Source_20_Text"><text:span text:style-name="T663"> плесени, но так и было задумано, впрочем—прикрыть малейший след её собственного запаха, </text:span></text:span><text:span text:style-name="Source_20_Text"><text:span text:style-name="T665">вспотелость брачующейся из среднего класса, благовоспитанное мыло с пудрой. </text:span></text:span><text:span text:style-name="Source_20_Text"><text:span text:style-name="T666">Но девственна в своём сердце, в своих надеждах. </text:span></text:span><text:span text:style-name="Source_20_Text"><text:span text:style-name="T667">Никакого тебе тут ярко-швейцарского или кристаллинового сезона, </text:span></text:span><text:span text:style-name="Source_20_Text"><text:span text:style-name="T668">но тёмно затянутый тучами день </text:span></text:span><text:span text:style-name="Source_20_Text"><text:span text:style-name="T669">и снег валит халатами загородом, халаты зимы, мягкие ночью, почти безветренное дыхание вокруг тебя. </text:span></text:span><text:span text:style-name="Source_20_Text"><text:span text:style-name="T670">На станциях города пленные вернулись из Индо-Китая </text:span></text:span><text:span text:style-name="Source_20_Text"><text:span text:style-name="T671">прогуливают свои несчастные выступающие кости, лёгкие как тот соня, или сони на лике луны, </text:span></text:span><text:span text:style-name="Source_20_Text"><text:span text:style-name="T672">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73">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4">смотрят на женщин на упрямства их сотни—</text:span></text:span><text:span text:style-name="Source_20_Text"><text:span text:style-name="T675">глаза из посиневших орбит, сквоз</text:span></text:span><text:span text:style-name="Source_20_Text"><text:span text:style-name="T679">ь</text:span></text:span><text:span text:style-name="Source_20_Text"><text:span text:style-name="T675"> головную боль, которую не может снять никакой Алазилс. </text:span></text:span><text:span text:style-name="Source_20_Text"><text:span text:style-name="T676">Итальянцы военнопленные ругаются под мешками с почтой, </text:span></text:span><text:span text:style-name="Source_20_Text"><text:span text:style-name="T677">что пухнут, ежечасно прибывая с гулким эхом, в сезонной толщине, </text:span></text:span><text:span text:style-name="Source_20_Text"><text:span text:style-name="T678">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80">Если кто из итальяшек иногда и запоёт, то, уж конечно, не фашистский гимн </text:span></text:span><text:span text:style-name="Source_20_Text"><text:span text:style-name="T1046">Giovinezza</text:span></text:span><text:span text:style-name="Source_20_Text"><text:span text:style-name="T680">, а что-нибудь, наверное, из </text:span></text:span><text:span text:style-name="Source_20_Text"><text:span text:style-name="T1046">Rigoletto</text:span></text:span><text:span text:style-name="Source_20_Text"><text:span text:style-name="T680"> или </text:span></text:span><text:span text:style-name="Source_20_Text"><text:span text:style-name="T1046">La Bohème</text:span></text:span><text:span text:style-name="Source_20_Text"><text:span text:style-name="T680">—Почтовое </text:span></text:span><text:soft-page-break/><text:span text:style-name="Source_20_Text"><text:span text:style-name="T680">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81">Их жизнерадостность и любовь к песням, среди этих, </text:span></text:span><text:span text:style-name="Source_20_Text"><text:span text:style-name="T682">довольно искренни</text:span></text:span><text:span text:style-name="Source_20_Text"><text:span text:style-name="T680">—</text:span></text:span><text:span text:style-name="Source_20_Text"><text:span text:style-name="T683">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4">и сдержанности можно не ждать до следующего за рождеством <text:s/>дня, они решили, за себя, </text:span></text:span><text:span text:style-name="Source_20_Text"><text:span text:style-name="T685">держаться</text:span></text:span><text:span text:style-name="Source_20_Text"><text:span text:style-name="T684"> профессионально</text:span></text:span><text:span text:style-name="Source_20_Text"><text:span text:style-name="T685">го</text:span></text:span><text:span text:style-name="Source_20_Text"><text:span text:style-name="T684"> итальянс</text:span></text:span><text:span text:style-name="Source_20_Text"><text:span text:style-name="T685">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1047">cioé</text:span></text:span><text:span text:style-name="Source_20_Text"><text:span text:style-name="T685">, </text:span></text:span><text:span text:style-name="Source_20_Text"><text:span text:style-name="T686">то есть, условно живой</text:span></text:span><text:span text:style-name="Source_20_Text"><text:span text:style-name="T685">—</text:span></text:span><text:span text:style-name="Source_20_Text"><text:span text:style-name="T686">где толпа густеет женщинами, бесцельно… ну, что посдобнее. </text:span></text:span><text:span text:style-name="Source_20_Text"><text:span text:style-name="T687">Жизнь должна продолжаться. Пленные обоих видов признают это, но для англичан вернувшихся из КБИ <text:s/>никакой </text:span></text:span><text:span text:style-name="Source_20_Text"><text:span text:style-name="T1048">mano morta,</text:span></text:span><text:span text:style-name="Source_20_Text"><text:span text:style-name="T687"> никакого прыжка из мёртвой в ожившую </text:span></text:span><text:span text:style-name="Source_20_Text"><text:span text:style-name="T688">по лёгкому позволению подходящего бедра или ляжки—никаких </text:span></text:span><text:span text:style-name="Source_20_Text"><text:span text:style-name="T1049">игрищ</text:span></text:span><text:span text:style-name="Source_20_Text"><text:span text:style-name="T688">, Бога ради, на тему жизнь-и-смерть! </text:span></text:span><text:span text:style-name="Source_20_Text"><text:span text:style-name="T689">Хватит с них приключений: </text:span></text:span><text:span text:style-name="Source_20_Text"><text:span text:style-name="T690">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91">полуотдельной воскресной сонливости опавших листьев усохшего сада. </text:span></text:span><text:span text:style-name="Source_20_Text"><text:span text:style-name="T692">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93">Но они хотят почти послевоейнной роскоши на этой неделе, купить </text:span></text:span><text:span text:style-name="Source_20_Text"><text:span text:style-name="T694">набор </text:span></text:span><text:span text:style-name="Source_20_Text"><text:span text:style-name="T693">электрическ</text:span></text:span><text:span text:style-name="Source_20_Text"><text:span text:style-name="T694">ого</text:span></text:span><text:span text:style-name="Source_20_Text"><text:span text:style-name="T693"> поезда для ребёнка, </text:span></text:span><text:span text:style-name="Source_20_Text"><text:span text:style-name="T695">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6">безрассудно</text:span></text:span><text:span text:style-name="Source_20_Text"><text:span text:style-name="T695"> губительные знаки любви. </text:span></text:span><text:span text:style-name="Source_20_Text"><text:span text:style-name="T697">Дети развернули прошлогодние <text:s/>игрушки и нашли реинкарнации </text:span></text:span><text:span text:style-name="Source_20_Text"><text:span text:style-name="T698">жестянок от мясного пирога</text:span></text:span><text:span text:style-name="Source_20_Text"><text:span text:style-name="T697">, они уясняют, что это другая и, кто знает, </text:span></text:span><text:span text:style-name="Source_20_Text"><text:span text:style-name="T698">наверное,</text:span></text:span><text:span text:style-name="Source_20_Text"><text:span text:style-name="T697"> неизбежная сторона игры в Рождество. </text:span></text:span><text:span text:style-name="Source_20_Text"><text:span text:style-name="T699">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700">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701">Что Такое </text:span></text:span><text:span text:style-name="Source_20_Text"><text:span text:style-name="T707">Геморрой</text:span></text:span><text:span text:style-name="Source_20_Text"><text:span text:style-name="T701">?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1050">вот</text:span></text:span><text:span text:style-name="Source_20_Text"><text:span text:style-name="T701"> склон, небо </text:span></text:span><text:span text:style-name="Source_20_Text"><text:span text:style-name="T1050">может</text:span></text:span><text:span text:style-name="Source_20_Text"><text:span text:style-name="T701"> показаться светлее—</text:span></text:span><text:span text:style-name="Source_20_Text"><text:span text:style-name="T707">словно</text:span></text:span><text:span text:style-name="Source_20_Text"><text:span text:style-name="T702"> трепет, </text:span></text:span><text:span text:style-name="Source_20_Text"><text:span text:style-name="T707">как</text:span></text:span><text:span text:style-name="Source_20_Text"><text:span text:style-name="T702"> хороший момент, которого тебе так хотелось, не совсем полный облом, но всё же далеко не чудо… </text:span></text:span><text:span text:style-name="Source_20_Text"><text:span text:style-name="T703">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4">Совсем уже нагишом, блестящие костюмы и наряды шатания по </text:span></text:span><text:span text:style-name="Source_20_Text"><text:span text:style-name="T729">паб</text:span></text:span><text:span text:style-name="Source_20_Text"><text:span text:style-name="T704">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5">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6">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8">Меридиана. </text:span></text:span><text:span text:style-name="Source_20_Text"><text:span text:style-name="T709">Ночью, в самых глубоких бетонных колодцах ночи, </text:span></text:span><text:span text:style-name="Source_20_Text"><text:span text:style-name="T710">турбины засекреченного местонахождения крутятся быстрее </text:span></text:span><text:span text:style-name="Source_20_Text"><text:span text:style-name="T711">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12">Веселье под тенями минутных стрелок. </text:span></text:span><text:soft-page-break/><text:span text:style-name="Source_20_Text"><text:span text:style-name="T713">Истерика на бледных лицах </text:span></text:span><text:span text:style-name="Source_20_Text"><text:span text:style-name="T714">циферблатов. </text:span></text:span><text:span text:style-name="Source_20_Text"><text:span text:style-name="T715">Электрокомпании говорят о нагрузках, </text:span></text:span><text:span text:style-name="Source_20_Text"><text:span text:style-name="T716">военные потребности столь велики, что часы снова замедлятся, </text:span></text:span><text:span text:style-name="Source_20_Text"><text:span text:style-name="T717">если только этот ночной марш не украден, </text:span></text:span><text:span text:style-name="Source_20_Text"><text:span text:style-name="T718">но предположенные нагрузки не случаются каждый день и Сеть </text:span></text:span><text:span text:style-name="Source_20_Text"><text:span text:style-name="T719">понемногу набирает обороты, и старые лица оборачиваются к циферблатам и думают </text:span></text:span><text:span text:style-name="Source_20_Text"><text:span text:style-name="T1051">сговор</text:span></text:span><text:span text:style-name="Source_20_Text"><text:span text:style-name="T719">, </text:span></text:span><text:span text:style-name="Source_20_Text"><text:span text:style-name="T720">а</text:span></text:span><text:span text:style-name="Source_20_Text"><text:span text:style-name="T719"> цифры вертятся к </text:span></text:span><text:span text:style-name="Source_20_Text"><text:span text:style-name="T721">Рождению, потугам, </text:span></text:span><text:span text:style-name="Source_20_Text"><text:span text:style-name="T722">к воссиянию новой звезды сердца, </text:span></text:span><text:span text:style-name="Source_20_Text"><text:span text:style-name="T723">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4">всё ещё тихо раскрывшийся жемчуг. </text:span></text:span><text:span text:style-name="Source_20_Text"><text:span text:style-name="T725">В центре города дуговые лампы трещат, взъерепенясь, в укутанном сиянии над центральными линиями улиц, </text:span></text:span><text:span text:style-name="Source_20_Text"><text:span text:style-name="T726">слишком льдистого цвета для свечек, </text:span></text:span><text:span text:style-name="Source_20_Text"><text:span text:style-name="T727">в </text:span></text:span><text:span text:style-name="Source_20_Text"><text:span text:style-name="T726">слишком </text:span></text:span><text:span text:style-name="Source_20_Text"><text:span text:style-name="T727">густой измороси для жертвоприношения… </text:span></text:span><text:span text:style-name="Source_20_Text"><text:span text:style-name="T728">высокие красные автобусы шатаются, со всех фар маскировка снята по недавнему распоряжению </text:span></text:span><text:span text:style-name="Source_20_Text"><text:span text:style-name="T730">теперь уворачивайся, пересекай ослеплённый, </text:span></text:span><text:span text:style-name="Source_20_Text"><text:span text:style-name="T731">громадные выдранные в кулаки клочья сырости дуют мимо, </text:span></text:span><text:span text:style-name="Source_20_Text"><text:span text:style-name="T732">одинокие как пляжи под </text:span></text:span><text:span text:style-name="Source_20_Text"><text:span text:style-name="T733">перламутровым </text:span></text:span><text:span text:style-name="Source_20_Text"><text:span text:style-name="T732">туманом, </text:span></text:span><text:span text:style-name="Source_20_Text"><text:span text:style-name="T734">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5">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6">празднуя прощание с прежним миром, вином, оливковой рощицей трубочным дымко</text:span></text:span><text:span text:style-name="Source_20_Text"><text:span text:style-name="T737">й</text:span></text:span><text:span text:style-name="Source_20_Text"><text:span text:style-name="T736"> вечеров, прощаясь до другого края Войны, </text:span></text:span><text:span text:style-name="Source_20_Text"><text:span text:style-name="T738">теперь обнажён </text:span></text:span><text:span text:style-name="Source_20_Text"><text:span text:style-name="T739">до</text:span></text:span><text:span text:style-name="Source_20_Text"><text:span text:style-name="T738"> ржавы</text:span></text:span><text:span text:style-name="Source_20_Text"><text:span text:style-name="T739">х стоек</text:span></text:span><text:span text:style-name="Source_20_Text"><text:span text:style-name="T738"> и распор</text:span></text:span><text:span text:style-name="Source_20_Text"><text:span text:style-name="T739">ок </text:span></text:span><text:span text:style-name="Source_20_Text"><text:span text:style-name="T740">пахнущих такой же морской горечью как и этот пляж, по которому тебе даже ходить нельзя потому что Война. </text:span></text:span><text:span text:style-name="Source_20_Text"><text:span text:style-name="T741">На возвышенности, </text:span></text:span><text:span text:style-name="Source_20_Text"><text:span text:style-name="T742">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43">безгласные на вопрошанье хора: где радости? </text:span></text:span><text:span text:style-name="Source_20_Text"><text:span text:style-name="T744">Где же ещё как не там, где Ангелы поют новые песни и разливаются колокола при дворе Царя. </text:span></text:span><text:span text:style-name="Source_20_Text"><text:span text:style-name="T1052">Eia</text:span></text:span><text:span text:style-name="Source_20_Text"><text:span text:style-name="T744">—</text:span></text:span><text:span text:style-name="Source_20_Text"><text:span text:style-name="T745">странный вздох, тысячелетний—</text:span></text:span><text:span text:style-name="Source_20_Text"><text:span text:style-name="T1053">eia, wärn wir da!</text:span></text:span><text:span text:style-name="Source_20_Text"><text:span text:style-name="T745"> нам бы туда…. </text:span></text:span><text:span text:style-name="Source_20_Text"><text:span text:style-name="T746">Усталые люди и их чёрный вожак <text:s/>с бубенцом </text:span></text:span><text:span text:style-name="Source_20_Text"><text:span text:style-name="T747">от</text:span></text:span><text:span text:style-name="Source_20_Text"><text:span text:style-name="T748">даляющиеся</text:span></text:span><text:span text:style-name="Source_20_Text"><text:span text:style-name="T747"> насколько смогут, </text:span></text:span><text:span text:style-name="Source_20_Text"><text:span text:style-name="T748">так далеко от своих овечьих одёжек, насколько год дозволит им отбрести. </text:span></text:span><text:span text:style-name="Source_20_Text"><text:span text:style-name="T749">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50">поражения, вашим изнеможением от неё. </text:span></text:span><text:span text:style-name="Source_20_Text"><text:span text:style-name="T751">Она была с вами весь день, убеждая, прибалтывая, </text:span></text:span><text:span text:style-name="Source_20_Text"><text:span text:style-name="T752">требуя верить во столько всего что неправд</text:span></text:span><text:span text:style-name="Source_20_Text"><text:span text:style-name="T753">а</text:span></text:span><text:span text:style-name="Source_20_Text"><text:span text:style-name="T752">. </text:span></text:span><text:span text:style-name="Source_20_Text"><text:span text:style-name="T754">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981">—</text:span></text:span><text:span text:style-name="Source_20_Text"><text:span text:style-name="T755">или может осталась с твоей душенькой, у Служебного Входа Столовой, </text:span></text:span><text:span text:style-name="Source_20_Text"><text:span text:style-name="T756">где они пересчитывают ночной приход, девушки из УФАА, </text:span></text:span><text:span text:style-name="Source_20_Text"><text:span text:style-name="T757">девушки по имени Айлин, </text:span></text:span><text:span text:style-name="Source_20_Text"><text:span text:style-name="T758">аккуратно сортирующие по морозным отделениям резиново </text:span></text:span><text:span text:style-name="Source_20_Text"><text:span text:style-name="T759">буро-малиновые</text:span></text:span><text:span text:style-name="Source_20_Text"><text:span text:style-name="T758"> органы с их желтоватой приправой жира—</text:span></text:span><text:span text:style-name="Source_20_Text"><text:span text:style-name="T760">о, Линда, иди сюда пощупай-</text:span></text:span><text:span text:style-name="Source_20_Text"><text:span text:style-name="T761">ка</text:span></text:span><text:span text:style-name="Source_20_Text"><text:span text:style-name="T760"> этот, засунь палец <text:s/>в этот желудочек, обалдеть, всё ещё </text:span></text:span><text:span text:style-name="Source_20_Text"><text:span text:style-name="T1054">дёргается</text:span></text:span><text:span text:style-name="Source_20_Text"><text:span text:style-name="T760">….</text:span></text:span><text:span text:style-name="Source_20_Text"><text:span text:style-name="T762">Каждый, на кого ты и не подумал бы, все замешаны, каждый, кроме тебя: </text:span></text:span><text:span text:style-name="Source_20_Text"><text:span text:style-name="T763">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4">и не забудем м-ра Ноэла Трусса такого стильного и умного на тему смерти и последующей жизни, </text:span></text:span><text:span text:style-name="Source_20_Text"><text:span text:style-name="T765">штампует напропалую четвёртый год подряд, </text:span></text:span><text:span text:style-name="Source_20_Text"><text:span text:style-name="T766">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7">Детишки не здесь, спят, но у Империи нет места для снов </text:span></text:span><text:span text:style-name="Source_20_Text"><text:span text:style-name="T768">и сегодня тут вечер Только Для Взрослый, в этом убежище </text:span></text:span><text:span text:style-name="Source_20_Text"><text:span text:style-name="T769">с лампами в глубоком горении в до-Кэмбрийском выдохе, </text:span></text:span><text:span text:style-name="Source_20_Text"><text:span text:style-name="T770">душистом как готовящийся обед, тяжёлом, как сажа. </text:span></text:span><text:span text:style-name="Source_20_Text"><text:span text:style-name="T771">А выше на 60 миль ракеты зависли на неизмеримый миг над чёрным Северным морем</text:span></text:span><text:span text:style-name="Source_20_Text"><text:span text:style-name="T766">, </text:span></text:span><text:span text:style-name="Source_20_Text"><text:span text:style-name="T771">прежде, чем упасть, всё ускоряясь, до оранжевого жара, Рождественская звезда, в неудержимом рывке к Земле. </text:span></text:span><text:span text:style-name="Source_20_Text"><text:span text:style-name="T772">В небе пониже ещё и летающие бомбы, ревут как Вражина, </text:span></text:span><text:span text:style-name="Source_20_Text"><text:span text:style-name="T773">выискивают кого им сожрать. </text:span></text:span><text:span text:style-name="Source_20_Text"><text:span text:style-name="T774">Сегодня путь домой неблизок. </text:span></text:span><text:span text:style-name="Source_20_Text"><text:span text:style-name="T775">Слушай пение этих </text:span></text:span><text:soft-page-break/><text:span text:style-name="Source_20_Text"><text:span text:style-name="T775">поддельных ангелов, </text:span></text:span><text:span text:style-name="Source_20_Text"><text:span text:style-name="T776">причащайся хотя бы слухом, </text:span></text:span><text:span text:style-name="Source_20_Text"><text:span text:style-name="T777">пусть даже они не выскажут твои надежды в точности, <text:s/>в точности не передадут твой тёмный ужас, слушай. </text:span></text:span><text:span text:style-name="Source_20_Text"><text:span text:style-name="T778">Здесь должно было быть песнопение задолго до вести про Христа. </text:span></text:span><text:span text:style-name="Source_20_Text"><text:span text:style-name="T779">Наверняка, если только были такие же плохие ночи как эта—</text:span></text:span><text:span text:style-name="Source_20_Text"><text:span text:style-name="T780">хоть что-то чтобы повысить возможность другой ночи что могла бы действительно, </text:span></text:span><text:span text:style-name="Source_20_Text"><text:span text:style-name="T781">любовью и рассветом, осветить путь домой, изгнать Вражину, разрушить границы между нашими странами, </text:span></text:span><text:span text:style-name="Source_20_Text"><text:span text:style-name="T782">нашими телами, нашими историями, всё брехня, о том кто мы такие: на одну ночь, оставляя лишь ясный путь домой и </text:span></text:span><text:span text:style-name="Source_20_Text"><text:span text:style-name="T783">память</text:span></text:span><text:span text:style-name="Source_20_Text"><text:span text:style-name="T782"> о младенце, которого ты видел, </text:span></text:span><text:span text:style-name="Source_20_Text"><text:span text:style-name="T784">почти слишком хрупк</text:span></text:span><text:span text:style-name="Source_20_Text"><text:span text:style-name="T787">ого</text:span></text:span><text:span text:style-name="Source_20_Text"><text:span text:style-name="T784">, </text:span></text:span><text:span text:style-name="Source_20_Text"><text:span text:style-name="T785">слишком много дерьма на этих улицах, </text:span></text:span><text:span text:style-name="Source_20_Text"><text:span text:style-name="T786">верблюды и прочая скотина <text:s/>тяжело ворочаются снаружи, </text:span></text:span><text:span text:style-name="Source_20_Text"><text:span text:style-name="T787">каждое копыто шанс растоптать его</text:span></text:span><text:span text:style-name="Source_20_Text"><text:span text:style-name="T659">, </text:span></text:span><text:span text:style-name="Source_20_Text"><text:span text:style-name="T788">сделать из него всего лишь другого Мессию, и наверняка кто-то уже делает ставки на это, </text:span></text:span><text:span text:style-name="Source_20_Text"><text:span text:style-name="T789">пока тут в этом городе еврейские колабрационисты <text:s/>продают ценную информацию Имперской Разведслужбе, </text:span></text:span><text:span text:style-name="Source_20_Text"><text:span text:style-name="T790">а местные проститутки ублаготворяют необрезанных интервентов, заламывая цену на сколько выгорит, </text:span></text:span><text:span text:style-name="Source_20_Text"><text:span text:style-name="T791">в точности как держатели гостиниц, </text:span></text:span><text:span text:style-name="Source_20_Text"><text:span text:style-name="T792">которые естественно в восторге от постановления про регистрацию, </text:span></text:span><text:span text:style-name="Source_20_Text"><text:span text:style-name="T793">а в столице уже задумываются не пора ли, возможно, дать каждому </text:span></text:span><text:span text:style-name="Source_20_Text"><text:span text:style-name="T1055">номер</text:span></text:span><text:span text:style-name="Source_20_Text"><text:span text:style-name="T793">, </text:span></text:span><text:span text:style-name="Source_20_Text"><text:span text:style-name="T794">да, пронумеровать</text:span></text:span><text:span text:style-name="Source_20_Text"><text:span text:style-name="T867">, что поспособствует</text:span></text:span><text:span text:style-name="Source_20_Text"><text:span text:style-name="T794"> <text:s/>SPQR держать </text:span></text:span><text:span text:style-name="Source_20_Text"><text:span text:style-name="T795">У</text:span></text:span><text:span text:style-name="Source_20_Text"><text:span text:style-name="T794">чёт… </text:span></text:span><text:span text:style-name="Source_20_Text"><text:span text:style-name="T796">И Ирод или Гитлер, </text:span></text:span><text:span text:style-name="Source_20_Text"><text:span text:style-name="T797">парни (полевые священники тута в Балгии мужиковатые, обтрёпанные и крепко пьющие), что это за мир («</text:span></text:span><text:span text:style-name="Source_20_Text"><text:span text:style-name="T798">Забыли Рузвельта, падре»,– </text:span></text:span><text:span text:style-name="Source_20_Text"><text:span text:style-name="T799">доносятся голоса сзади, святой отец не может их увидеть, </text:span></text:span><text:span text:style-name="Source_20_Text"><text:span text:style-name="T801">эти искусители</text:span></text:span><text:span text:style-name="Source_20_Text"><text:span text:style-name="T799"> преследуют его даже в его снах: </text:span></text:span><text:span text:style-name="Source_20_Text"><text:span text:style-name="T798">–«</text:span></text:span><text:span text:style-name="Source_20_Text"><text:span text:style-name="T800">Вендель Вилки!», «Как насчёт Черчиля?», «Арри Полит!») </text:span></text:span><text:span text:style-name="Source_20_Text"><text:span text:style-name="T802">для младенца, чтобы явиться, показ</text:span></text:span><text:span text:style-name="Source_20_Text"><text:span text:style-name="T803">ать</text:span></text:span><text:span text:style-name="Source_20_Text"><text:span text:style-name="T802"> 7 фунтов 8 унций на весах Толедо и думать будто он тут всё искупит, блин, ему надо провериться в порядке ли мозги….</text:span></text:span></text:p>
      <text:p text:style-name="P562"><text:span text:style-name="Source_20_Text"><text:span text:style-name="T804">Но по пути домой в эту ночь, </text:span></text:span><text:span text:style-name="Source_20_Text"><text:span text:style-name="T805">тебе хочется поднять его, подержать чуть-чуть. </text:span></text:span><text:span text:style-name="Source_20_Text"><text:span text:style-name="T806">Просто подержать его, близко к своему сердцу, </text:span></text:span><text:span text:style-name="Source_20_Text"><text:span text:style-name="T807">его щеку у впадины твоей ключицы, спящего. </text:span></text:span><text:span text:style-name="Source_20_Text"><text:span text:style-name="T808">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62"><text:span text:style-name="Source_20_Text"><text:span text:style-name="T808"/></text:span></text:p>
      <text:p text:style-name="P562"><text:span text:style-name="Source_20_Text"><text:span text:style-name="T1056">O Jesu parvule,</text:span></text:span></text:p>
      <text:p text:style-name="P562"><text:span text:style-name="Source_20_Text"><text:span text:style-name="T1056">Nach dir ist mir so weh .</text:span></text:span><text:span text:style-name="Source_20_Text"><text:span text:style-name="T808"> . .</text:span></text:span></text:p>
      <text:p text:style-name="P562"><text:span text:style-name="Source_20_Text"><text:span text:style-name="T808"/></text:span></text:p>
      <text:p text:style-name="P563"><text:span text:style-name="Source_20_Text"><text:span text:style-name="T809">Итак эта </text:span></text:span><text:span text:style-name="Source_20_Text"><text:span text:style-name="T814">случайная</text:span></text:span><text:span text:style-name="Source_20_Text"><text:span text:style-name="T809">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10">и оттого мучаются газами, грубые, сопленосые, красноглазые, больногорлые, мочевспухшие мужчины </text:span></text:span><text:span text:style-name="Source_20_Text"><text:span text:style-name="T811">страдающие болью в крестце, от непробудного похмелья, желающие смерти офицерам, которых они искренне ненавидят, </text:span></text:span><text:span text:style-name="Source_20_Text"><text:span text:style-name="T812">мужчины которых ты видел </text:span></text:span><text:span text:style-name="Source_20_Text"><text:span text:style-name="T813">неулыбчиво шагающими</text:span></text:span><text:span text:style-name="Source_20_Text"><text:span text:style-name="T812"> в городах, но </text:span></text:span><text:span text:style-name="Source_20_Text"><text:span text:style-name="T813">забыл, мужчины, которые тоже тебя не помнят, </text:span></text:span><text:span text:style-name="Source_20_Text"><text:span text:style-name="T815">знающие что им бы поспать, а не тут выступать <text:s/>перед чужаками, выдают тебе это вечернее песнопение, достигающ</text:span></text:span><text:span text:style-name="Source_20_Text"><text:span text:style-name="T816">и</text:span></text:span><text:span text:style-name="Source_20_Text"><text:span text:style-name="T815">е сейчас </text:span></text:span><text:span text:style-name="Source_20_Text"><text:span text:style-name="T817">вершины </text:span></text:span><text:span text:style-name="Source_20_Text"><text:span text:style-name="T815"><text:s/>сво</text:span></text:span><text:span text:style-name="Source_20_Text"><text:span text:style-name="T816">им</text:span></text:span><text:span text:style-name="Source_20_Text"><text:span text:style-name="T815"> высок</text:span></text:span><text:span text:style-name="Source_20_Text"><text:span text:style-name="T816">им</text:span></text:span><text:span text:style-name="Source_20_Text"><text:span text:style-name="T815"> фрагмент</text:span></text:span><text:span text:style-name="Source_20_Text"><text:span text:style-name="T816">ом какой-то древней гаммы, </text:span></text:span><text:span text:style-name="Source_20_Text"><text:span text:style-name="T817">голоса накладываются втрое, вчетверо, вверх, эхом наполняя всю пустоту церкви—</text:span></text:span><text:span text:style-name="Source_20_Text"><text:span text:style-name="T818">никакого поддельного младенца, никакого оглашения Царства, </text:span></text:span><text:span text:style-name="Source_20_Text"><text:span text:style-name="T819">нет даже попытки согреть или осветить эту жуткую ночь, </text:span></text:span><text:span text:style-name="Source_20_Text"><text:span text:style-name="T820">а только, будь мы прокляты, наш непременный шелудивый скулёж, </text:span></text:span><text:span text:style-name="Source_20_Text"><text:span text:style-name="T821">предел выразимого нами—</text:span></text:span><text:span text:style-name="Source_20_Text"><text:span text:style-name="T1057">слава Богу!</text:span></text:span><text:span text:style-name="Source_20_Text"><text:span text:style-name="T821">—</text:span></text:span><text:span text:style-name="Source_20_Text"><text:span text:style-name="T822">чтоб тебе было с чем вернуться к своему военному адресу, к своей военной личине, </text:span></text:span><text:span text:style-name="Source_20_Text"><text:span text:style-name="T823">через следы в снегу и отпечатки шин, </text:span></text:span><text:span text:style-name="Source_20_Text"><text:span text:style-name="T824">наконец к пути, который ты должен создать сам, один в темноте. </text:span></text:span><text:span text:style-name="Source_20_Text"><text:span text:style-name="T825">Хочешь ли ты этого или нет, и какие бы моря ты не пересёк, путь домой….</text:span></text:span></text:p>
      <text:p text:style-name="P563"><text:span text:style-name="Source_20_Text"><text:span text:style-name="T825"/></text:span></text:p>
      <text:p text:style-name="P564"><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6">Парадоксальная фаза, когда слабые стимулы вызывают сильную реакцию.… </text:span></text:span><text:span text:style-name="Source_20_Text"><text:span text:style-name="T827">Когда это было? </text:span></text:span><text:span text:style-name="Source_20_Text"><text:span text:style-name="T828">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text:span></text:span><text:span text:style-name="Source_20_Text"><text:span text:style-name="T829">целый час, пара разреженных зимних облаков плыли под стальными заклёпками брюха ночи, вибрируя </text:span></text:span><text:soft-page-break/><text:span text:style-name="Source_20_Text"><text:span text:style-name="T829">постоянством, ужасом, от такой армады бомбардировщиков улетающих на задание. </text:span></text:span><text:span text:style-name="Source_20_Text"><text:span text:style-name="T830">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1058">привычно пустой…</text:span></text:span><text:span text:style-name="Source_20_Text"><text:span text:style-name="T830">. </text:span></text:span><text:span text:style-name="Source_20_Text"><text:span text:style-name="T831">Твои ступни направлены к высокой прорези окна в дальнем конце комнаты. </text:span></text:span><text:span text:style-name="Source_20_Text"><text:span text:style-name="T832">Свет звёзд, непрестанный звук отлёта бомбардировщиков, </text:span></text:span><text:span text:style-name="Source_20_Text"><text:span text:style-name="T833">вкрадывающийся ледяной воздух. </text:span></text:span><text:span text:style-name="Source_20_Text"><text:span text:style-name="T834">Стол завален книгами в истрёпанных обложках, набрски колонок озаглавленных </text:span></text:span><text:span text:style-name="Source_20_Text"><text:span text:style-name="T1059">Время / Стимул / Секреция (30) / Замечания, ч</text:span></text:span><text:span text:style-name="Source_20_Text"><text:span text:style-name="T83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text:span></text:span><text:span text:style-name="Source_20_Text"><text:span text:style-name="T835">Тут, неожиданно, он снова появляется, курс у него линейный как всегда, справа налево. </text:span></text:span><text:span text:style-name="Source_20_Text"><text:span text:style-name="T836">На этот раз он не постоянный—он светится уже сверкая яркими вспышками или сполохами. </text:span></text:span><text:span text:style-name="Source_20_Text"><text:span text:style-name="T837">Явление, на этот раз, воспринято присутствующими как предупреждение—что-то не так, что-то совсем не так на сегодня… </text:span></text:span><text:span text:style-name="Source_20_Text"><text:span text:style-name="T838">Никто не знал что означает круг света. </text:span></text:span><text:span text:style-name="Source_20_Text"><text:span text:style-name="T839">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text:span></text:span><text:span text:style-name="Source_20_Text"><text:span text:style-name="T840">Ты выходишь и тебя окружает вечер. Это улица перед домом твоего детства: каменистая, в колдобинах и трещинах. </text:span></text:span><text:span text:style-name="Source_20_Text"><text:span text:style-name="T841">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text:span></text:span><text:span text:style-name="Source_20_Text"><text:span text:style-name="T842">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text:span></text:span><text:span text:style-name="Source_20_Text"><text:span text:style-name="T843">Иногда ты летаешь. Но никогда не можешь подняться больше определённой высоты. Чувствуешь как тебя замедляет, до неумолимого стопа: </text:span></text:span><text:span text:style-name="Source_20_Text"><text:span text:style-name="T844">не то, чтобы острый ужас падения, а только запрет, и просить бесполезно… и ландшафт начинает расплываться... </text:span></text:span><text:span text:style-name="Source_20_Text"><text:span text:style-name="T1060">ты знаешь… что…</text:span></text:span><text:span text:style-name="Source_20_Text"><text:span text:style-name="T84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text:span></text:span><text:span text:style-name="Source_20_Text"><text:span text:style-name="T845">о</text:span></text:span><text:span text:style-name="Source_20_Text"><text:span text:style-name="T844"> лет. </text:span></text:span><text:span text:style-name="Source_20_Text"><text:span text:style-name="T845">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text:span></text:span><text:span text:style-name="Source_20_Text"><text:span text:style-name="T846">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text:span></text:span><text:span text:style-name="Source_20_Text"><text:span text:style-name="T847">света </text:span></text:span><text:span text:style-name="Source_20_Text"><text:span text:style-name="T846">по двери.</text:span></text:span></text:p>
      <text:p text:style-name="P565"><text:span text:style-name="Source_20_Text"><text:span text:style-name="T84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text:span></text:span><text:span text:style-name="Source_20_Text"><text:span text:style-name="T848">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65"><text:span text:style-name="Source_20_Text"><text:span text:style-name="T848"/></text:span></text:p>
      <text:p text:style-name="P566"><text:span text:style-name="Source_20_Text"><text:span text:style-name="T849">И призраки толпятся под карнизами. </text:span></text:span><text:span text:style-name="Source_20_Text"><text:span text:style-name="T851">Растягиваются</text:span></text:span><text:span text:style-name="Source_20_Text"><text:span text:style-name="T849"> среди заснеженных закопчённых печных труб, </text:span></text:span><text:span text:style-name="Source_20_Text"><text:span text:style-name="T850">подвывают в воздушные шахты, сами слишком разрежены, чтоб производить звуки, теперь навсегда сухие в эт</text:span></text:span><text:span text:style-name="Source_20_Text"><text:span text:style-name="T851">их</text:span></text:span><text:span text:style-name="Source_20_Text"><text:span text:style-name="T850"> мокр</text:span></text:span><text:span text:style-name="Source_20_Text"><text:span text:style-name="T851">ых вихрях</text:span></text:span><text:span text:style-name="Source_20_Text"><text:span text:style-name="T850">, растянут</text:span></text:span><text:span text:style-name="Source_20_Text"><text:span text:style-name="T851">ы, но никогда не перервутся, </text:span></text:span><text:span text:style-name="Source_20_Text"><text:span text:style-name="T852">подхлёстнутые </text:span></text:span><text:soft-page-break/><text:span text:style-name="Source_20_Text"><text:span text:style-name="T852">стеклянистой гонкой с французистыми завитками над верхушкам крыш</text:span></text:span><text:span text:style-name="Source_20_Text"><text:span text:style-name="T853">, вдоль посеребрённых низин, проскальзывают где море замерзая бьётся о берега. </text:span></text:span><text:span text:style-name="Source_20_Text"><text:span text:style-name="T854">Они собираются, плотнее день ото дня, </text:span></text:span><text:span text:style-name="Source_20_Text"><text:span text:style-name="T855">английские призраки, </text:span></text:span><text:span text:style-name="Source_20_Text"><text:span text:style-name="T856">такое столпотворение по ночам, воспоминания рассеивающиеся в зиме, семена, что никогда не прорастут, </text:span></text:span><text:span text:style-name="Source_20_Text"><text:span text:style-name="T857">такие потерянные, нынче самое часто слово, </text:span></text:span><text:span text:style-name="Source_20_Text"><text:span text:style-name="T858">намёк живущим —«Лис</text:span></text:span><text:span text:style-name="Source_20_Text"><text:span text:style-name="T862">ы</text:span></text:span><text:span text:style-name="Source_20_Text"><text:span text:style-name="T858">», </text:span></text:span><text:span text:style-name="Source_20_Text"><text:span text:style-name="T862">взывает</text:span></text:span><text:span text:style-name="Source_20_Text"><text:span text:style-name="T858"> Спектро</text:span></text:span><text:span text:style-name="Source_20_Text"><text:span text:style-name="T1596">Е</text:span></text:span><text:span text:style-name="Source_20_Text"><text:span text:style-name="T858"> </text:span></text:span><text:span text:style-name="Source_20_Text"><text:span text:style-name="T859">через астральные пространства, </text:span></text:span><text:span text:style-name="Source_20_Text"><text:span text:style-name="T860">это слово адресовано м-ру Пойнсмену, который тут не присутствует, которому не передадут, </text:span></text:span><text:span text:style-name="Source_20_Text"><text:span text:style-name="T861">потому что пара-другая из Секции Пси способные расслышать получают загадочный хлам такого сорта на каждом сеансе—</text:span></text:span><text:span text:style-name="Source_20_Text"><text:span text:style-name="T862">если вообще замечено, оно попадёт в проект Мильтона Гломинга с </text:span></text:span><text:span text:style-name="Source_20_Text"><text:span text:style-name="T863">его </text:span></text:span><text:span text:style-name="Source_20_Text"><text:span text:style-name="T862">подсчётом слов—«</text:span></text:span><text:span text:style-name="Source_20_Text"><text:span text:style-name="T863">Лисы», зудящее эхо </text:span></text:span><text:span text:style-name="Source_20_Text"><text:span text:style-name="T864">в этот день, Кэрол Эвентир, медиум живущий в «Белом Посещении», </text:span></text:span><text:span text:style-name="Source_20_Text"><text:span text:style-name="T865">завитки плотно приглажены поперёк его го</text:span></text:span><text:span text:style-name="Source_20_Text"><text:span text:style-name="T866">л</text:span></text:span><text:span text:style-name="Source_20_Text"><text:span text:style-name="T865">овы, </text:span></text:span><text:span text:style-name="Source_20_Text"><text:span text:style-name="T866">выговаривает слово «Лисы» своими очень красными, тонкими губами… </text:span></text:span><text:span text:style-name="Source_20_Text"><text:span text:style-name="T868">у половина госпиталя Св. Вероники этим утром разнесло крышу, оставив лишь стены как в древнем аббатстве Ик Регис, <text:s text:c="2"/>в </text:span></text:span><text:span text:style-name="Source_20_Text"><text:span text:style-name="T869">мелкий </text:span></text:span><text:span text:style-name="Source_20_Text"><text:span text:style-name="T868">прах, </text:span></text:span><text:span text:style-name="Source_20_Text"><text:span text:style-name="T869">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text:span></text:span><text:span text:style-name="Source_20_Text"><text:span text:style-name="T870">только что </text:span></text:span><text:span text:style-name="Source_20_Text"><text:span text:style-name="T869">произведённые ею. </text:span></text:span><text:span text:style-name="Source_20_Text"><text:span text:style-name="T871">Потом тишина. Ещё один «случай» для Роджера Мехико, воткнуть </text:span></text:span><text:span text:style-name="Source_20_Text"><text:span text:style-name="T872">круглоголовую кнопку в его карту, </text:span></text:span><text:span text:style-name="Source_20_Text"><text:span text:style-name="T873">квадрат перешёл из двх к трём попаданиям, помогая заполнить три </text:span></text:span><text:span text:style-name="Source_20_Text"><text:span text:style-name="T874">предположения, что как-то отставали в последнее время….</text:span></text:span></text:p>
      <text:p text:style-name="P567"><text:span text:style-name="Source_20_Text"><text:span text:style-name="T875">Кнопка? </text:span></text:span><text:span text:style-name="Source_20_Text"><text:span text:style-name="T876">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text:span></text:span><text:span text:style-name="Source_20_Text"><text:span text:style-name="T877">Пойнтсмен один, беспомощно </text:span></text:span><text:span text:style-name="Source_20_Text"><text:span text:style-name="T878">чхнув</text:span></text:span><text:span text:style-name="Source_20_Text"><text:span text:style-name="T877"> в своём расплывающемся бюро, </text:span></text:span><text:span text:style-name="Source_20_Text"><text:span text:style-name="T878">под</text:span></text:span><text:span text:style-name="Source_20_Text"><text:span text:style-name="T877"> </text:span></text:span><text:span text:style-name="Source_20_Text"><text:span text:style-name="T878">лай из конур приглушённый и расплющенный холодом, покачивает головой </text:span></text:span><text:span text:style-name="Source_20_Text"><text:span text:style-name="T1061">нет…</text:span></text:span><text:span text:style-name="Source_20_Text"><text:span text:style-name="T877"> </text:span></text:span><text:span text:style-name="Source_20_Text"><text:span text:style-name="T879">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text:span></text:span><text:span text:style-name="Source_20_Text"><text:span text:style-name="T880">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text:span></text:span><text:span text:style-name="Source_20_Text"><text:span text:style-name="T881">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68"><text:span text:style-name="Source_20_Text"><text:span text:style-name="T881">– </text:span></text:span><text:span text:style-name="Source_20_Text"><text:span text:style-name="T882">Ах, </text:span></text:span><text:span text:style-name="Source_20_Text"><text:span text:style-name="T883">не иначе</text:span></text:span><text:span text:style-name="Source_20_Text"><text:span text:style-name="T882">. Проклятие мумии, ты идиот. </text:span></text:span><text:span text:style-name="Source_20_Text"><text:span text:style-name="T883">Боже, Боже, я созрел для Крыла Д.</text:span></text:span></text:p>
      <text:p text:style-name="P569"><text:span text:style-name="Source_20_Text"><text:span text:style-name="T884">В общем, Крыло Д это прикрытие «Белого Посещения», всё ещё содержащее пару настоящих пациентов. </text:span></text:span><text:span text:style-name="Source_20_Text"><text:span text:style-name="T885">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text:span></text:span><text:span text:style-name="Source_20_Text"><text:span text:style-name="T886">Точно так же как, в свою очередь, штат ПРПУКа терпит садовое и довоенное сума</text:span></text:span><text:span text:style-name="Source_20_Text"><text:span text:style-name="T887">с</text:span></text:span><text:span text:style-name="Source_20_Text"><text:span text:style-name="T886">шествие Крыла Д, лишь изредка находя возможность обмена информацией о лечении и симптомах. </text:span></text:span><text:span text:style-name="Source_20_Text"><text:span text:style-name="T887">Да, могли бы сотрудничать потеснее. </text:span></text:span><text:span text:style-name="Source_20_Text"><text:span text:style-name="T888">Истерика, в конце концов, разве не истерика. </text:span></text:span><text:span text:style-name="Source_20_Text"><text:span text:style-name="T889">А вот</text:span></text:span><text:span text:style-name="Source_20_Text"><text:span text:style-name="T888">, нет, </text:span></text:span><text:span text:style-name="Source_20_Text"><text:span text:style-name="T889">приходишь к тому, что нет. </text:span></text:span><text:span text:style-name="Source_20_Text"><text:span text:style-name="T890">Как можно долго чувствовать себя таким правым и уверенным относительно перехода? </text:span></text:span><text:span text:style-name="Source_20_Text"><text:span text:style-name="T891">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1062">словах</text:span></text:span><text:span text:style-name="Source_20_Text"><text:span text:style-name="T891">, </text:span></text:span><text:span text:style-name="Source_20_Text"><text:span text:style-name="T892">которые</text:span></text:span><text:span text:style-name="Source_20_Text"><text:span text:style-name="T891"> могут ужаснуть настолько до состояния, </text:span></text:span><text:span text:style-name="Source_20_Text"><text:span text:style-name="T892">что Спектро каждый день встречал в своей палате, уже не существующей… </text:span></text:span><text:span text:style-name="Source_20_Text"><text:span text:style-name="T893">до того, что Пойнтсмен находит в <text:s/>Собаках Пётр, Наташа, Николай, Сергей, Катенька</text:span></text:span><text:span text:style-name="Source_20_Text"><text:span text:style-name="T887">—</text:span></text:span><text:span text:style-name="Source_20_Text"><text:span text:style-name="T893">или Павел Сергеевич, Варвара Николаевна, </text:span></text:span><text:span text:style-name="Source_20_Text"><text:span text:style-name="T894">а</text:span></text:span><text:span text:style-name="Source_20_Text"><text:span text:style-name="T893"> потом их детей, </text:span></text:span><text:span text:style-name="Source_20_Text"><text:span text:style-name="T894">и—Когда это так отчётливо читается в лицах врачей… </text:span></text:span><text:span text:style-name="Source_20_Text"><text:span text:style-name="T895">Гвенхидви под его мохнатой бородой </text:span></text:span><text:span text:style-name="Source_20_Text"><text:span text:style-name="T896">не такой уж непроницаемый, как может ему хотелось бы, Спектро поспешающий со шприцем к своему Лису, </text:span></text:span><text:span text:style-name="Source_20_Text"><text:span text:style-name="T897">когда ничто не может в самом деле остановить Абреакцию Бога Ночи, если не прекратится Блиц, ракеты будут разобраны, и вся плёнка </text:span></text:span><text:span text:style-name="Source_20_Text"><text:span text:style-name="T898">прокручена</text:span></text:span><text:span text:style-name="Source_20_Text"><text:span text:style-name="T897"> сзаду наперёд: </text:span></text:span><text:span text:style-name="Source_20_Text"><text:span text:style-name="T899">зачищенная обшивка обратно в листовое железо обратно в отливки, в белую раскалённость, в руду, в Землю. </text:span></text:span><text:span text:style-name="Source_20_Text"><text:span text:style-name="T900">Но действительность не обратима. Каждый </text:span></text:span><text:soft-page-break/><text:span text:style-name="Source_20_Text"><text:span text:style-name="T900">вспыхивающий цвет огня, за которым следует взрыв потом звук падения просто насмешка (может это быть нечаянным?) обратимости процесса: </text:span></text:span><text:span text:style-name="Source_20_Text"><text:span text:style-name="T901">каждым из них Господь утверждает своё Государство, а мы, кто не может его найти, ни даже увидеть, начинаем думать о смерти не чаще, честное слово, чем раньше… </text:span></text:span><text:span text:style-name="Source_20_Text"><text:span text:style-name="T902">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text:span></text:span><text:span text:style-name="Source_20_Text"><text:span text:style-name="T903">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69"><draw:frame draw:style-name="fr3" draw:name="Object1" text:anchor-type="char" svg:y="0in" svg:width="2.3953in" svg:height="0.4571in" draw:z-index="17"><draw:object xlink:href="./Object 1" xlink:type="simple" xlink:show="embed" xlink:actuate="onLoad"/><draw:image xlink:href="./ObjectReplacements/Object 1" xlink:type="simple" xlink:show="embed" xlink:actuate="onLoad"/></draw:frame></text:p>
      <text:p text:style-name="P588"/>
      <text:p text:style-name="P588"/>
      <text:p text:style-name="P588">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text:span text:style-name="T1597">при </text:span>верховой езд<text:span text:style-name="T1597">е</text:span>, группы крови, радиоактивный распад, количество воен за год….</text:p>
      <text:p text:style-name="P575">Пойнтсмен стоит у окна, <text:span text:style-name="T1597">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span></text:p>
      <text:p text:style-name="P576">Ну… А почему вообще не отказаться от книги Нед, отдать и всё, устаревающие данные, <text:span text:style-name="T1598">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span></text:p>
      <text:p text:style-name="P577">– <text:span text:style-name="T1599">Осёл. Суеверный осёл.</text:span>– <text:span text:style-name="T1599">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text:span>–«<text:span text:style-name="T1600">Неужто во мне»,</text:span>– <text:span text:style-name="T1600">шепчет он стеклу, аспираторные согласные туманят холодную плоскость веерами дыхания, тёплого, безутешного дыхания,</text:span>–«<text:span text:style-name="T1601">столько гордыни?» Невозможно, </text:span><text:span text:style-name="T91">для него</text:span><text:span text:style-name="T1601">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span></text:p>
      <text:p text:style-name="P578">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text:span text:style-name="T1602">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text:span text:style-name="T92">бывает</text:span><text:span text:style-name="T1602">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text:span text:style-name="T92">вправду </text:span><text:span text:style-name="T93">можно</text:span><text:span text:style-name="T92"> развизжались…</text:span><text:span text:style-name="T1602">.</text:span></text:p>
      <text:p text:style-name="P579">Вот пожалуйста, шевельнулась эрекция, сегодня ночью он будет мастурбировать на сон грядущий. Безрадостная постоянная, составная в его жизни. <text:span text:style-name="T1603">Но подстёгивая его к яркому пику, какие образы нахлынут? Конечно же, башенки и синие воды, паруса и церковные шпили </text:span><text:soft-page-break/><text:span text:style-name="T1603">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text:span text:style-name="T94">сплошь</text:span><text:span text:style-name="T1603">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text:span text:style-name="T94">Потом, как станешь старше, поймёшь,</text:span><text:span text:style-name="T1603"> говорили ему. Да, и это ему доходит, каждый год равен дюжине в мирное время, ей-ей, до чего ж они были правы.</text:span></text:p>
      <text:p text:style-name="P570"><text:span text:style-name="Source_20_Text"><text:span text:style-name="T90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text:span></text:span><text:span text:style-name="Source_20_Text"><text:span text:style-name="T905">Тезейских скитаний </text:span></text:span><text:span text:style-name="Source_20_Text"><text:span text:style-name="T906">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71"><text:span text:style-name="Source_20_Text"><text:span text:style-name="T907">Одного за другим их прибирает вокруг него: в небольшом кругу коллег пропорция нарастает до дисбаланса, </text:span></text:span><text:span text:style-name="Source_20_Text"><text:span text:style-name="T908">всё больше призраков, больше с каждой зимой, ме</text:span></text:span><text:span text:style-name="Source_20_Text"><text:span text:style-name="T909">н</text:span></text:span><text:span text:style-name="Source_20_Text"><text:span text:style-name="T908">ьше живых… </text:span></text:span><text:span text:style-name="Source_20_Text"><text:span text:style-name="T909">и после каждого ему кажется словно чувствует как затухают очертания на его коре мозга, отправляя к вечному сну </text:span></text:span><text:span text:style-name="Source_20_Text"><text:span text:style-name="T910">части того кто уж там был, обращаясь в нетронутую химию….</text:span></text:span></text:p>
      <text:p text:style-name="P572"><text:span text:style-name="Source_20_Text"><text:span text:style-name="T911">Кевин Спектро не проводил такого чёткого разграничения как он между Внешним и Внутренним. </text:span></text:span><text:span text:style-name="Source_20_Text"><text:span text:style-name="T912">Он представлял кору как орган-интерфейс, посредник между обоими , но и </text:span></text:span><text:span text:style-name="Source_20_Text"><text:span text:style-name="T1063">часть каждого из них. </text:span></text:span><text:span text:style-name="Source_20_Text"><text:span text:style-name="T912">«Когда ты увидел как оно на самом деле»,– спросил он однажды,– «как можем мы, любой из нас, быть по отдельности». </text:span></text:span><text:span text:style-name="Source_20_Text"><text:span text:style-name="T913">Он мой Пьер Жане, подумал Пойнтсмен….</text:span></text:span></text:p>
      <text:p text:style-name="P573"><text:span text:style-name="Source_20_Text"><text:span text:style-name="T914">Скоро, по диалектике Книги, Пойнтсмен останется один, в тёмном поле, скатываясь в однонаправленность, к нулю, ожидая стать последним уходящим… </text:span></text:span><text:span text:style-name="Source_20_Text"><text:span text:style-name="T915">Хватит ли времени? Он </text:span></text:span><text:span text:style-name="Source_20_Text"><text:span text:style-name="T1064">должен</text:span></text:span><text:span text:style-name="Source_20_Text"><text:span text:style-name="T915"> выжить… </text:span></text:span><text:span text:style-name="Source_20_Text"><text:span text:style-name="T916">попытаться на Премию, не для собственной славы, нет—а сдержать обещание, человеческому полю из семи, которым он когда-то был, перед теми кто не дотянул…. </text:span></text:span><text:span text:style-name="Source_20_Text"><text:span text:style-name="T917">Такой средний кадр, </text:span></text:span><text:span text:style-name="Source_20_Text"><text:span text:style-name="T918">он сам в освещении сзади, один перед высоким окном в Гранд-Отеле, стакан виски поднят к бледному небу суб-Арктики </text:span></text:span><text:span text:style-name="Source_20_Text"><text:span text:style-name="T919">и за вас парни, завтра на сцене будем мы все, просто Неду Пойнтсмену случилось выжить… </text:span></text:span><text:span text:style-name="Source_20_Text"><text:span text:style-name="T920">В СТОКГОЛЬМ его девиз и знамя, а после Стокгольма расплывчатость, долгая золотистая сумеречность…. </text:span></text:span></text:p>
      <text:p text:style-name="P574"><text:span text:style-name="Source_20_Text"><text:span text:style-name="T921">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text:span></text:span><text:span text:style-name="Source_20_Text"><text:span text:style-name="T922">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text:span></text:span><text:span text:style-name="Source_20_Text"><text:span text:style-name="T923">(но на этот раз тут будет бой, кровь Минотавра ёбаного зверя, крики из далей <text:s/></text:span></text:span><text:span text:style-name="Source_20_Text"><text:span text:style-name="T924">внутри н</text:span></text:span><text:span text:style-name="Source_20_Text"><text:span text:style-name="T923">его, </text:span></text:span><text:span text:style-name="Source_20_Text"><text:span text:style-name="T924">их</text:span></text:span><text:span text:style-name="Source_20_Text"><text:span text:style-name="T923"> мужеств</text:span></text:span><text:span text:style-name="Source_20_Text"><text:span text:style-name="T924">енность</text:span></text:span><text:span text:style-name="Source_20_Text"><text:span text:style-name="T923"> и жестокость изумляют его самого)…. </text:span></text:span><text:span text:style-name="Source_20_Text"><text:span text:style-name="T925">Это был сон.</text:span></text:span><text:span text:style-name="Source_20_Text"><text:span text:style-name="T926">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text:span></text:span><text:span text:style-name="Source_20_Text"><text:span text:style-name="T927">свеже-прошлангованная мостовая пестрит жирно-коричневыми, брезенто-верхие оливковые грузовики стоят, каждый со своей тайной, каждый ждёт… </text:span></text:span><text:span text:style-name="Source_20_Text"><text:span text:style-name="T928">но он знает, что внутри одного из них… </text:span></text:span><text:span text:style-name="Source_20_Text"><text:span text:style-name="T929">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1065">он знает</text:span></text:span><text:span text:style-name="Source_20_Text"><text:span text:style-name="T929">, начинает оборачиваться… </text:span></text:span><text:span text:style-name="Source_20_Text"><text:span text:style-name="T930">но основная структура поворот лица, встреча глаз… </text:span></text:span><text:span text:style-name="Source_20_Text"><text:span text:style-name="T931">делающий стойку Райх</text:span></text:span><text:span text:style-name="Source_20_Text"><text:span text:style-name="T934">с</text:span></text:span><text:span text:style-name="Source_20_Text"><text:span text:style-name="T931">зигер фон Танац Альпдрукен, самый неуловимый из нацистских гончих, чемпион Ваймаранер 1941 года, номер родословной книги 416832, </text:span></text:span><text:span text:style-name="Source_20_Text"><text:span text:style-name="T932">вытатуирован внутри его уха через Лондонизированную Германию, его печёночно-серые очертания </text:span></text:span><text:span text:style-name="Source_20_Text"><text:span text:style-name="T933">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text:span></text:span><text:span text:style-name="Source_20_Text"><text:span text:style-name="T934">кожа уха собаки мягко колышется, темя черепа ярко отражает зимние облака, в убежище лежащее под бронёй за мили под городом, опера Балкансой интриги, </text:span></text:span><text:soft-page-break/><text:span text:style-name="Source_20_Text"><text:span text:style-name="T934">в чьей герметичной безопасности, среди синих пучков непериодично подчёркнутого <text:s/>диссонанса которой</text:span></text:span><text:span text:style-name="Source_20_Text"><text:span text:style-name="T933"> </text:span></text:span><text:span text:style-name="Source_20_Text"><text:span text:style-name="T934">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text:span></text:span><text:span text:style-name="Source_20_Text"><text:span text:style-name="T935">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89"><text:span text:style-name="Source_20_Text"><text:span text:style-name="T936">Всякий раз, на всяком повороте, </text:span></text:span><text:span text:style-name="Source_20_Text"><text:span text:style-name="T937">его собственная кровь и вердце приласканы, избиты, </text:span></text:span><text:span text:style-name="Source_20_Text"><text:span text:style-name="T938">приведены в радостный восторг, сброшены к леденящим ноктилукам, в полыханье термитной сварки, </text:span></text:span><text:span text:style-name="Source_20_Text"><text:span text:style-name="T939">пока он начинает расширяться, неудержимый свет, </text:span></text:span><text:span text:style-name="Source_20_Text"><text:span text:style-name="T940">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90"><text:span text:style-name="Source_20_Text"><text:span text:style-name="T941">Много лет назад. Сны, которые он почти забыл. Издавна зачастили посредники между ним его последним зверем. </text:span></text:span><text:span text:style-name="Source_20_Text"><text:span text:style-name="T942">Они не позволят ему даже лёгкой настойчивости быть влюблённым в собственную смерть…</text:span></text:span></text:p>
      <text:p text:style-name="P591"><text:span text:style-name="Source_20_Text"><text:span text:style-name="T94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92"><text:span text:style-name="Source_20_Text"><text:span text:style-name="T944">Слотроп к этому времени должен быть на Ривьере, в тепле, в добре, по уши в ебле. </text:span></text:span><text:span text:style-name="Source_20_Text"><text:span text:style-name="T945">Но здесь, в позднюю английскую зиму, брошенные собаки всё ещё бродят по проулкам и задним дворам, </text:span></text:span><text:span text:style-name="Source_20_Text"><text:span text:style-name="T946">обнюхивают мусорные ящики, </text:span></text:span><text:span text:style-name="Source_20_Text"><text:span text:style-name="T947">оскальзываются на полосах снега, схватываются друг с другом, </text:span></text:span><text:span text:style-name="Source_20_Text"><text:span text:style-name="T948">бросаются наутёк</text:span></text:span><text:span text:style-name="Source_20_Text"><text:span text:style-name="T947">, </text:span></text:span><text:span text:style-name="Source_20_Text"><text:span text:style-name="T948">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93"><text:span text:style-name="Source_20_Text"><text:span text:style-name="T949">Отказался ли от них Пойнтсмен ради одного единственного, непроверенного человеческого субъекта? </text:span></text:span><text:span text:style-name="Source_20_Text"><text:span text:style-name="T950">Не сочтите будто у него нет сомнений хотя бы относительно валидности этого проекта. </text:span></text:span><text:span text:style-name="Source_20_Text"><text:span text:style-name="T951">Пусть викарий Де ла Нут беспокоится о «правильности», он штатный священник. Но… <text:s/></text:span></text:span><text:span text:style-name="Source_20_Text"><text:span text:style-name="T952">как же</text:span></text:span><text:span text:style-name="Source_20_Text"><text:span text:style-name="T951"> с собаками? </text:span></text:span><text:span text:style-name="Source_20_Text"><text:span text:style-name="T952">Пойнтсмем знает их. Мигом подбирает отмычки к </text:span></text:span><text:span text:style-name="Source_20_Text"><text:span text:style-name="T953">их осторожности. У них нет секретов. </text:span></text:span><text:span text:style-name="Source_20_Text"><text:span text:style-name="T954">Он может делать их сумасшедшими, и адекватными дозами бромидов возвращать в норму. Но Слотроп…</text:span></text:span></text:p>
      <text:p text:style-name="P594"><text:span text:style-name="Source_20_Text"><text:span text:style-name="T955">И вот Павловец меряет шагами свой кабинет, чувствуя себя взвинченным и старым. </text:span></text:span><text:span text:style-name="Source_20_Text"><text:span text:style-name="T956">Ему бы поспать, но он не может. </text:span></text:span><text:span text:style-name="Source_20_Text"><text:span text:style-name="T957">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text:span></text:span><text:span text:style-name="Source_20_Text"><text:span text:style-name="T958">Спектро погиб, а Слотроп <text:s/>(</text:span></text:span><text:span text:style-name="Source_20_Text"><text:span text:style-name="T1066">sentiments d’emprise</text:span></text:span><text:span text:style-name="Source_20_Text"><text:span text:style-name="T958">, старина, полегче тут) был со своей Дарлин за пару кварталов от Св. Вероники двумя днями раньше.</text:span></text:span></text:p>
      <text:p text:style-name="P595"><text:span text:style-name="Source_20_Text"><text:span text:style-name="T959">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text:span></text:span><text:span text:style-name="Source_20_Text"><text:span text:style-name="T960">Причинность должна быть установлена, и найдено лечение.</text:span></text:span></text:p>
      <text:p text:style-name="P596"><text:span text:style-name="Source_20_Text"><text:span text:style-name="T960">В этом предприятии, и Пойнтсмену это известно, есть доля соблазна. </text:span></text:span><text:span text:style-name="Source_20_Text"><text:span text:style-name="T961">Из-за симметрии… Он всегда руководствовался, знаете ли, продвигаясь по дорожке сада, симметрией: </text:span></text:span><text:span text:style-name="Source_20_Text"><text:span text:style-name="T962">в некоторых результатах опытов… </text:span></text:span><text:span text:style-name="Source_20_Text"><text:span text:style-name="T963">в предположении, что механизм может опираться на зеркальное отражение—«излучение», например, или «взаимо-индукция»… а кто доказал, что и то и то </text:span></text:span><text:soft-page-break/><text:span text:style-name="Source_20_Text"><text:span text:style-name="T963">существует? Может и в данном случае так тоже получится. </text:span></text:span><text:span text:style-name="Source_20_Text"><text:span text:style-name="T964">Но что преследует его, так это симметрия этих двух видов секретного оружия, </text:span></text:span><text:span text:style-name="Source_20_Text"><text:span text:style-name="T968">Сн</text:span></text:span><text:span text:style-name="Source_20_Text"><text:span text:style-name="T964">аружи, </text:span></text:span><text:span text:style-name="Source_20_Text"><text:span text:style-name="T965">в Блице , звуки <text:s/>V-1 и V-2, каждый обратная направленность другого… </text:span></text:span><text:span text:style-name="Source_20_Text"><text:span text:style-name="T966">Павлов показал какими сбивчивыми могут быть зеркальные образы Внутри. Его идеи противоположностей. </text:span></text:span><text:span text:style-name="Source_20_Text"><text:span text:style-name="T967">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97"><text:span text:style-name="Source_20_Text"><text:span text:style-name="T969">Знак и симптомы. </text:span></text:span><text:span text:style-name="Source_20_Text"><text:span text:style-name="T970">Возможно Спектро прав? Может быть Снаружи и Внутри часть общего поля? Н</text:span></text:span><text:span text:style-name="Source_20_Text"><text:span text:style-name="T971">о</text:span></text:span><text:span text:style-name="Source_20_Text"><text:span text:style-name="T970"> если честно, до конца… </text:span></text:span><text:span text:style-name="Source_20_Text"><text:span text:style-name="T971">Пойнтсмену следовало искать ответы в интерфейсе… </text:span></text:span><text:span text:style-name="Source_20_Text"><text:span text:style-name="T972">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text:span></text:span><text:span text:style-name="Source_20_Text"><text:span text:style-name="T973">Да, Бога ради, каждый день там в Вайтхолле </text:span></text:span><text:span text:style-name="Source_20_Text"><text:span text:style-name="T974">они планируют и идут на риск по сравнению с которым его, в данном случае, почти тривиален. </text:span></text:span><text:span text:style-name="Source_20_Text"><text:span text:style-name="T975">Почти. </text:span></text:span><text:span text:style-name="Source_20_Text"><text:span text:style-name="T976">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text:span></text:span><text:span text:style-name="Source_20_Text"><text:span text:style-name="T977">Он должен поймать сейчас, или остаться обречённым на всё те же каменные прихожие, которые он знает как кончаются. </text:span></text:span><text:span text:style-name="Source_20_Text"><text:span text:style-name="T978">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text:span></text:span><text:span text:style-name="Source_20_Text"><text:span text:style-name="T979">нельзя сомневаться, что он, физиологически, исторически, выродок. </text:span></text:span><text:span text:style-name="Source_20_Text"><text:span text:style-name="T1067">Нам ни в коем случае нельзя потерять контроль</text:span></text:span><text:span text:style-name="Source_20_Text"><text:span text:style-name="T980">. Мысль о нём затерявшемся в мире людей, после войны, наполняет меня глубоким ужасом, от которого я не могу избавиться….»</text:span></text:span></text:p>
      <text:p text:style-name="P597"><draw:frame draw:style-name="fr1" draw:name="Image18" text:anchor-type="paragraph" svg:width="6.9252in" svg:height="0.3661in" draw:z-index="18"><draw:image xlink:href="Pictures/1000000000000B720000009B428C9716555D8079.png" xlink:type="simple" xlink:show="embed" xlink:actuate="onLoad" loext:mime-type="image/png"/></draw:frame><text:span text:style-name="Source_20_Text"><text:span text:style-name="T9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nobord" style:family="graphic" style:parent-style-name="Formula">
      <style:graphic-properties svg:width="2.3953in" svg:height="0.4571in" svg:x="2.2654in" svg:y="0.1717in" fo:margin-left="0.0791in" fo:margin-right="0.0791in" fo:margin-top="0in" fo:margin-bottom="0in" style:vertical-pos="from-top" style:horizontal-pos="from-left" style:horizontal-rel="paragraph" fo:background-color="transparent" draw:fill="none" draw:fill-color="#729fcf" fo:padding="0.0201in"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07T10:24:03.989350257</dc:date>
    <meta:editing-duration>P5DT16H55M28S</meta:editing-duration>
    <meta:editing-cycles>1431</meta:editing-cycles>
    <meta:generator>LibreOffice/6.1.5.2$Linux_X86_64 LibreOffice_project/10$Build-2</meta:generator>
    <meta:document-statistic meta:table-count="0" meta:image-count="18" meta:object-count="1" meta:page-count="98" meta:paragraph-count="876" meta:word-count="53495" meta:character-count="364435" meta:non-whitespace-character-count="31161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sup>
                <mi>m</mi>
                <mrow>
                  <mi>n</mi>
                  <mo stretchy="false">−</mo>
                  <mn>1</mn>
                </mrow>
              </msup>
              <mrow>
                <mrow>
                  <mi>n</mi>
                  <mo stretchy="false">−</mo>
                  <mn>1</mn>
                </mrow>
                <mi>!</mi>
              </mrow>
            </mfrac>
          </mrow>
        </mrow>
        <mo fence="true" stretchy="false">)</mo>
      </mrow>
      <mi>,</mi>
    </mrow>
    <annotation encoding="StarMath 5.0">Ne^{-m}(1  +  m  +  {m^{2}} over {2!}  +  {m^{3}} over {3!}  + ... +  {m^{n-1}} over {n-1!}), </annotation>
  </semantics>
</math>
</file>